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Liberation Sans2" svg:font-family="&quot;Liberation Sans2&quot;"/>
    <style:font-face style:name="Calibri" svg:font-family="Calibri"/>
    <style:font-face style:name="Bitstream Vera Sans" svg:font-family="&quot;Bitstream Vera Sans&quot;"/>
    <style:font-face style:name="Calibri Light" svg:font-family="&quot;Calibri Light&quot;"/>
    <style:font-face style:name="Calibri Light1" svg:font-family="&quot;Calibri Light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5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36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0"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44"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45"/>
    <style:style style:name="ce16" style:family="table-cell" style:parent-style-name="Default" style:data-style-name="N44"/>
    <style:style style:name="ce1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8" style:family="table-cell" style:parent-style-name="Default" style:data-style-name="N4">
      <style:table-cell-properties fo:border="thin solid #000000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9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4">
      <style:text-properties style:font-name="Liberation Sans2" style:font-name-asian="Liberation Sans2" style:font-name-complex="Liberation Sans2"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39"/>
    <style:style style:name="ce22" style:family="table-cell" style:parent-style-name="Default" style:data-style-name="N48"/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4">
      <style:text-properties fo:font-weight="bold" style:font-weight-asian="bold" style:font-weight-complex="bold"/>
    </style:style>
    <style:style style:name="ce2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29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D0D0D" style:text-underline-style="solid" style:text-underline-type="single" fo:font-weight="bold" style:font-weight-asian="bold" style:font-weight-complex="bold"/>
    </style:style>
    <style:style style:name="ce32" style:family="table-cell" style:parent-style-name="Default" style:data-style-name="N45">
      <style:table-cell-properties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45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45"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4">
      <style:table-cell-properties fo:background-color="transparent"/>
    </style:style>
    <style:style style:name="ce37" style:family="table-cell" style:parent-style-name="Default" style:data-style-name="N4">
      <style:text-properties fo:font-style="italic" style:font-style-asian="italic" style:font-style-complex="italic"/>
    </style:style>
    <style:style style:name="ce38" style:family="table-cell" style:parent-style-name="Default" style:data-style-name="N44">
      <style:table-cell-properties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4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40" style:family="table-cell" style:parent-style-name="Default" style:data-style-name="N4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1" style:family="table-cell" style:parent-style-name="Default" style:data-style-name="N4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42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43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5" style:family="table-cell" style:parent-style-name="Default" style:data-style-name="N4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46" style:family="table-cell" style:parent-style-name="Default" style:data-style-name="N4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47" style:family="table-cell" style:parent-style-name="Default" style:data-style-name="N4">
      <style:table-cell-properties fo:border-top="none" fo:border-bottom="none" fo:border-left="thin solid #000000" fo:border-right="none" fo:background-color="transparent"/>
    </style:style>
    <style:style style:name="ce48" style:family="table-cell" style:parent-style-name="Default" style:data-style-name="N4">
      <style:text-properties fo:color="#C9211E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51" style:family="table-cell" style:parent-style-name="Default" style:data-style-name="N4">
      <style:table-cell-properties fo:border-top="none" fo:border-bottom="thin solid #000000" fo:border-left="thin solid #000000" fo:border-right="none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3" style:family="table-cell" style:parent-style-name="Default" style:data-style-name="N4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5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5" style:family="table-cell" style:parent-style-name="Default" style:data-style-name="N47">
      <style:text-properties fo:font-weight="bold" style:font-weight-asian="bold" style:font-weight-complex="bold"/>
    </style:style>
    <style:style style:name="ce56" style:family="table-cell" style:parent-style-name="Default" style:data-style-name="N39">
      <style:text-properties fo:font-weight="bold" style:font-weight-asian="bold" style:font-weight-complex="bold"/>
    </style:style>
    <style:style style:name="ce57" style:family="table-cell" style:parent-style-name="Default" style:data-style-name="N3"/>
    <style:style style:name="ce58" style:family="table-cell" style:parent-style-name="Default" style:data-style-name="N3">
      <style:text-properties fo:font-weight="bold" style:font-weight-asian="bold" style:font-weight-complex="bold"/>
    </style:style>
    <style:style style:name="ce59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60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61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Default" style:data-style-name="N36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64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65" style:family="table-cell" style:parent-style-name="Default" style:data-style-name="N0">
      <style:text-properties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7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40">
      <style:table-cell-properties fo:background-color="transparent"/>
    </style:style>
    <style:style style:name="ce69" style:family="table-cell" style:parent-style-name="Default" style:data-style-name="N40">
      <style:text-properties fo:font-weight="bold" style:font-weight-asian="bold" style:font-weight-complex="bold"/>
    </style:style>
    <style:style style:name="ce70" style:family="table-cell" style:parent-style-name="Default" style:data-style-name="N36">
      <style:table-cell-properties fo:background-color="transparent"/>
    </style:style>
    <style:style style:name="ce71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72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3" style:family="table-cell" style:parent-style-name="Default" style:data-style-name="N40"/>
    <style:style style:name="ce74" style:family="table-cell" style:parent-style-name="Default" style:data-style-name="N36">
      <style:table-cell-properties fo:background-color="#81D41A"/>
    </style:style>
    <style:style style:name="ce75" style:family="table-cell" style:parent-style-name="Default" style:data-style-name="N36">
      <style:table-cell-properties fo:background-color="#D4EA6B"/>
    </style:style>
    <style:style style:name="ce76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0"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 style:font-family-generic="swiss"/>
    </style:style>
    <style:style style:name="ce78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0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84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5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6" style:family="table-cell" style:parent-style-name="Default" style:data-style-name="N4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7" style:family="table-cell" style:parent-style-name="Default" style:data-style-name="N45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9" style:family="table-cell" style:parent-style-name="Default" style:data-style-name="N45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0" style:family="table-cell" style:parent-style-name="Default" style:data-style-name="N0">
      <style:table-cell-properties fo:border-top="none" fo:border-bottom="thin solid #000000" fo:border-left="none" fo:border-right="none"/>
      <style:text-properties style:font-name="Calibri Light1" style:font-name-asian="Calibri Light1" style:font-name-complex="Calibri Light1" fo:font-size="9pt" style:font-size-asian="9pt" style:font-size-complex="9pt"/>
    </style:style>
    <style:style style:name="ce91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36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3" style:family="table-cell" style:parent-style-name="Default" style:data-style-name="N4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4" style:family="table-cell" style:parent-style-name="Default" style:data-style-name="N40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6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7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8" style:family="table-cell" style:parent-style-name="Default" style:data-style-name="N40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9" style:family="table-cell" style:parent-style-name="Default" style:data-style-name="N4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100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1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102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/>
    </style:style>
    <style:style style:name="ce103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/>
    </style:style>
    <style:style style:name="ce104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05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/>
    </style:style>
    <style:style style:name="ce106" style:family="table-cell" style:parent-style-name="Excel_32_Built-in_32_Normal" style:data-style-name="N41">
      <style:table-cell-properties style:vertical-align="middle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07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/>
    </style:style>
    <style:style style:name="ce108" style:family="table-cell" style:parent-style-name="Default" style:data-style-name="N37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09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middle"/>
    </style:style>
    <style:style style:name="ce112" style:family="table-cell" style:parent-style-name="Default" style:data-style-name="N39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13" style:family="table-cell" style:parent-style-name="Default" style:data-style-name="N4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4" style:family="table-cell" style:parent-style-name="Default" style:data-style-name="N42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fo:font-weight="bold" style:font-weight-asian="bold" style:font-weight-complex="bold"/>
    </style:style>
    <style:style style:name="ce116" style:family="table-cell" style:parent-style-name="Default" style:data-style-name="N37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8" style:family="table-cell" style:parent-style-name="Default" style:data-style-name="N40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0" style:family="table-cell" style:parent-style-name="Default" style:data-style-name="N39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21" style:family="table-cell" style:parent-style-name="Default" style:data-style-name="N38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3" style:family="table-cell" style:parent-style-name="Default" style:data-style-name="N42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6" style:family="table-cell" style:parent-style-name="Default" style:data-style-name="N37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28" style:family="table-cell" style:parent-style-name="Default" style:data-style-name="N37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30" style:family="table-cell" style:parent-style-name="Default" style:data-style-name="N43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31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8F2A1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32" style:family="table-cell" style:parent-style-name="Default" style:data-style-name="N40">
      <style:table-cell-properties fo:border-top="none" fo:border-bottom="thin solid #000000" fo:border-left="none" fo:border-right="thin solid #000000" style:vertical-align="middle" fo:background-color="#E8F2A1"/>
      <style:text-properties style:font-name="Abyssinica SIL" style:font-name-asian="Abyssinica SIL" style:font-name-complex="Abyssinica SIL"/>
    </style:style>
    <style:style style:name="ce133" style:family="table-cell" style:parent-style-name="Default" style:data-style-name="N40">
      <style:table-cell-properties fo:border-top="none" fo:border-bottom="thin solid #000000" fo:border-left="none" fo:border-right="none" style:vertical-align="middle" fo:background-color="#D4EA6B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4" style:family="table-cell" style:parent-style-name="Default" style:data-style-name="N42">
      <style:table-cell-properties fo:border-top="none" fo:border-bottom="thin solid #000000" fo:border-left="none" fo:border-right="none" style:vertical-align="middle" fo:background-color="#FFD7D7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35" style:family="table-cell" style:parent-style-name="Default" style:data-style-name="N40">
      <style:table-cell-properties fo:border-top="none" fo:border-bottom="thin solid #000000" fo:border-left="none" fo:border-right="thin solid #000000" style:vertical-align="middle" fo:background-color="#FFD7D7"/>
      <style:text-properties style:font-name="Abyssinica SIL" style:font-name-asian="Abyssinica SIL" style:font-name-complex="Abyssinica SIL"/>
    </style:style>
    <style:style style:name="ce136" style:family="table-cell" style:parent-style-name="Default" style:data-style-name="N40">
      <style:table-cell-properties fo:border-top="none" fo:border-bottom="thin solid #000000" fo:border-left="none" fo:border-right="none" style:vertical-align="middle" fo:background-color="#FFD7D7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38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39" style:family="table-cell" style:parent-style-name="Default" style:data-style-name="N40">
      <style:table-cell-properties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0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/>
    </style:style>
    <style:style style:name="ce141" style:family="table-cell" style:parent-style-name="Default" style:data-style-name="N39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42" style:family="table-cell" style:parent-style-name="Default" style:data-style-name="N4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43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44" style:family="table-cell" style:parent-style-name="Default" style:data-style-name="N38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45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 fo:font-size="7pt" style:font-size-asian="7pt" style:font-size-complex="7pt"/>
    </style:style>
    <style:style style:name="ce1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/>
    </style:style>
    <style:style style:name="ce147" style:family="table-cell" style:parent-style-name="Default" style:data-style-name="N40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8" style:family="table-cell" style:parent-style-name="Default" style:data-style-name="N41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49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50" style:family="table-cell" style:parent-style-name="Default" style:data-style-name="N38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51" style:family="table-cell" style:parent-style-name="Default" style:data-style-name="N39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2" style:family="table-cell" style:parent-style-name="Default" style:data-style-name="N42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53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54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55" style:family="table-cell" style:parent-style-name="Default" style:data-style-name="N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56" style:family="table-cell" style:parent-style-name="Default" style:data-style-name="N39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58" style:family="table-cell" style:parent-style-name="Default" style:data-style-name="N38">
      <style:table-cell-properties fo:border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9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0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1" style:family="table-cell" style:parent-style-name="Default" style:data-style-name="N4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2" style:family="table-cell" style:parent-style-name="Default" style:data-style-name="N38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3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4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5" style:family="table-cell" style:parent-style-name="Default" style:data-style-name="N38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6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7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168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69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70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1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72" style:family="table-cell" style:parent-style-name="Default" style:data-style-name="N43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73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4" style:family="table-cell" style:parent-style-name="Default" style:data-style-name="N37">
      <style:table-cell-properties fo:border-top="2pt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75" style:family="table-cell" style:parent-style-name="Default" style:data-style-name="N41">
      <style:table-cell-properties fo:border-top="2pt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76" style:family="table-cell" style:parent-style-name="Default" style:data-style-name="N36">
      <style:table-cell-properties fo:border-top="2pt solid #000000" fo:border-bottom="thin solid #000000" fo:border-left="none" fo:border-right="2pt solid #000000" style:vertical-align="middle"/>
      <style:text-properties style:font-name="Abyssinica SIL" style:font-name-asian="Abyssinica SIL" style:font-name-complex="Abyssinica SIL"/>
    </style:style>
    <style:style style:name="ce177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/>
    </style:style>
    <style:style style:name="ce179" style:family="table-cell" style:parent-style-name="Default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none" fo:border-bottom="2pt solid #000000" fo:border-left="2pt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1" style:family="table-cell" style:parent-style-name="Default" style:data-style-name="N39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82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83" style:family="table-cell" style:parent-style-name="Default" style:data-style-name="N4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84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5" style:family="table-cell" style:parent-style-name="Default" style:data-style-name="N45">
      <style:table-cell-properties style:vertical-align="middle"/>
      <style:text-properties style:text-underline-style="solid" style:text-underline-type="single" fo:font-weight="bold" style:font-weight-asian="bold" style:font-weight-complex="bold"/>
    </style:style>
    <style:style style:name="ce186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7" style:family="table-cell" style:parent-style-name="Default" style:data-style-name="N4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8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189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19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1" style:family="table-cell" style:parent-style-name="Default" style:data-style-name="N46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2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94" style:family="table-cell" style:parent-style-name="Default" style:data-style-name="N49">
      <style:table-cell-properties style:vertical-align="middle"/>
      <style:text-properties style:font-name="Abyssinica SIL" style:font-name-asian="Abyssinica SIL" style:font-name-complex="Abyssinica SIL"/>
    </style:style>
    <style:style style:name="ce19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6" style:family="table-cell" style:parent-style-name="Default" style:data-style-name="N42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7" style:family="table-cell" style:parent-style-name="Default" style:data-style-name="N4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8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20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1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2" style:family="table-cell" style:parent-style-name="Default" style:data-style-name="N42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03" style:family="table-cell" style:parent-style-name="Default" style:data-style-name="N36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04" style:family="table-cell" style:parent-style-name="Default" style:data-style-name="N4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5" style:family="table-cell" style:parent-style-name="Default" style:data-style-name="N39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0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7" style:family="table-cell" style:parent-style-name="Default" style:data-style-name="N4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8" style:family="table-cell" style:parent-style-name="Default" style:data-style-name="N36">
      <style:table-cell-properties fo:border-top="thin solid #000000" fo:border-bottom="none" fo:border-left="none" fo:border-right="2pt solid #000000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9" style:family="table-cell" style:parent-style-name="Default" style:data-style-name="N0">
      <style:table-cell-properties fo:background-color="transparent"/>
    </style:style>
    <style:style style:name="ce210" style:family="table-cell" style:parent-style-name="Default" style:data-style-name="N36">
      <style:table-cell-properties fo:border-top="none" fo:border-bottom="none" fo:border-left="none" fo:border-right="2pt solid #000000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1" style:family="table-cell" style:parent-style-name="Default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2" style:family="table-cell" style:parent-style-name="Default" style:data-style-name="N4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3" style:family="table-cell" style:parent-style-name="Default" style:data-style-name="N36">
      <style:table-cell-properties fo:border-top="none" fo:border-bottom="2pt solid #000000" fo:border-left="none" fo:border-right="2pt solid #000000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5" style:family="table-cell" style:parent-style-name="Default" style:data-style-name="N43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16" style:family="table-cell" style:parent-style-name="Default" style:data-style-name="N4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17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8" style:family="table-cell" style:parent-style-name="Default" style:data-style-name="N47">
      <style:table-cell-properties style:vertical-align="middle"/>
      <style:text-properties style:font-name="Abyssinica SIL" style:font-name-asian="Abyssinica SIL" style:font-name-complex="Abyssinica SIL"/>
    </style:style>
    <style:style style:name="ce219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220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/>
    </style:style>
    <style:style style:name="ce221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222" style:family="table-cell" style:parent-style-name="Default" style:data-style-name="N38"/>
    <style:style style:name="ce223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24" style:family="table-cell" style:parent-style-name="Excel_32_Built-in_32_Normal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25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26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27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28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29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30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31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32" style:family="table-cell" style:parent-style-name="Excel_32_Built-in_32_Normal" style:data-style-name="N41">
      <style:table-cell-properties style:vertical-align="middle" fo:background-color="transparent"/>
      <style:text-properties style:font-name="Abyssinica SIL" style:font-name-asian="Abyssinica SIL" style:font-name-complex="Abyssinica SIL" fo:font-size="9pt" style:font-size-asian="9pt" style:font-size-complex="9pt"/>
    </style:style>
    <style:style style:name="ce233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34" style:family="table-cell" style:parent-style-name="Default" style:data-style-name="N0">
      <style:text-properties fo:font-size="9pt" style:font-size-asian="9pt" style:font-size-complex="9pt"/>
    </style:style>
    <style:style style:name="ce23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36" style:family="table-cell" style:parent-style-name="Default" style:data-style-name="N37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37" style:family="table-cell" style:parent-style-name="Default" style:data-style-name="N37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38" style:family="table-cell" style:parent-style-name="Default" style:data-style-name="N0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39" style:family="table-cell" style:parent-style-name="Default" style:data-style-name="N0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0" style:family="table-cell" style:parent-style-name="Default" style:data-style-name="N39">
      <style:table-cell-properties fo:border-top="2pt solid #000000" fo:border-bottom="2pt solid #000000" fo:border-left="none" fo:border-right="none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42" style:family="table-cell" style:parent-style-name="Default" style:data-style-name="N0">
      <style:table-cell-properties style:vertical-align="middle"/>
      <style:text-properties fo:font-size="9pt" style:font-size-asian="9pt" style:font-size-complex="9pt" fo:font-weight="bold" style:font-weight-asian="bold" style:font-weight-complex="bold"/>
    </style:style>
    <style:style style:name="ce243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5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6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7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8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50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51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52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53" style:family="table-cell" style:parent-style-name="Default" style:data-style-name="N36">
      <style:table-cell-properties style:vertical-align="middle" fo:background-color="#E8F2A1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54" style:family="table-cell" style:parent-style-name="Default" style:data-style-name="N40">
      <style:table-cell-properties style:vertical-align="middle" fo:background-color="#E8F2A1"/>
      <style:text-properties style:font-name="Abyssinica SIL" style:font-name-asian="Abyssinica SIL" style:font-name-complex="Abyssinica SIL" fo:font-size="9pt" style:font-size-asian="9pt" style:font-size-complex="9pt"/>
    </style:style>
    <style:style style:name="ce255" style:family="table-cell" style:parent-style-name="Default" style:data-style-name="N40">
      <style:table-cell-properties style:vertical-align="middle" fo:background-color="#D4EA6B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56" style:family="table-cell" style:parent-style-name="Default" style:data-style-name="N42">
      <style:table-cell-properties style:vertical-align="middle" fo:background-color="#FFD7D7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57" style:family="table-cell" style:parent-style-name="Default" style:data-style-name="N40">
      <style:table-cell-properties style:vertical-align="middle" fo:background-color="#FFD7D7"/>
      <style:text-properties style:font-name="Abyssinica SIL" style:font-name-asian="Abyssinica SIL" style:font-name-complex="Abyssinica SIL" fo:font-size="9pt" style:font-size-asian="9pt" style:font-size-complex="9pt"/>
    </style:style>
    <style:style style:name="ce258" style:family="table-cell" style:parent-style-name="Default" style:data-style-name="N40">
      <style:table-cell-properties style:vertical-align="middle" fo:background-color="#FFD7D7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59" style:family="table-cell" style:parent-style-name="Default" style:data-style-name="N37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/>
    </style:style>
    <style:style style:name="ce260" style:family="table-cell" style:parent-style-name="Default" style:data-style-name="N39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2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263" style:family="table-cell" style:parent-style-name="Default" style:data-style-name="N39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4" style:family="table-cell" style:parent-style-name="Default" style:data-style-name="N4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5" style:family="table-cell" style:parent-style-name="Default" style:data-style-name="N42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6" style:family="table-cell" style:parent-style-name="Default" style:data-style-name="N40">
      <style:table-cell-properties style:vertical-align="middle" fo:background-color="transparent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7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68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9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70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71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72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73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74" style:family="table-cell" style:parent-style-name="Default" style:data-style-name="N37">
      <style:table-cell-properties style:vertical-align="middle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75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76" style:family="table-cell" style:parent-style-name="Default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77" style:family="table-cell" style:parent-style-name="Default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78" style:family="table-cell" style:parent-style-name="Default" style:data-style-name="N5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7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80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281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82" style:family="table-cell" style:parent-style-name="Default" style:data-style-name="N43">
      <style:table-cell-properties style:vertical-align="middle"/>
      <style:text-properties fo:font-size="9pt" style:font-size-asian="9pt" style:font-size-complex="9pt" fo:font-weight="bold" style:font-weight-asian="bold" style:font-weight-complex="bold"/>
    </style:style>
    <style:style style:name="ce283" style:family="table-cell" style:parent-style-name="Default" style:data-style-name="N43">
      <style:table-cell-properties style:vertical-align="middle"/>
      <style:text-properties fo:font-size="9pt" style:font-size-asian="9pt" style:font-size-complex="9pt"/>
    </style:style>
    <style:style style:name="ce284" style:family="table-cell" style:parent-style-name="Default" style:data-style-name="N43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85" style:family="table-cell" style:parent-style-name="Default" style:data-style-name="N45">
      <style:table-cell-properties style:vertical-align="middle"/>
      <style:text-properties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8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87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88" style:family="table-cell" style:parent-style-name="Default" style:data-style-name="N49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89" style:family="table-cell" style:parent-style-name="Default" style:data-style-name="N43">
      <style:table-cell-properties style:vertical-align="middle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9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91" style:family="table-cell" style:parent-style-name="Default" style:data-style-name="N0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92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93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8pt" style:font-size-asian="8pt" style:font-size-complex="8pt"/>
    </style:style>
    <style:style style:name="ce29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95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96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97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98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99" style:family="table-cell" style:parent-style-name="Default" style:data-style-name="N0">
      <style:text-properties fo:font-size="8pt" style:font-size-asian="8pt" style:font-size-complex="8pt"/>
    </style:style>
    <style:style style:name="ce300" style:family="table-cell" style:parent-style-name="Default" style:data-style-name="N50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301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0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0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Calibri Light" style:font-name-asian="Calibri Light" style:font-name-complex="Calibri Light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6.111875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5.92666666666667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6.53520833333333cm"/>
    </style:style>
    <style:style style:name="co17" style:family="table-column">
      <style:table-column-properties fo:break-before="auto" style:column-width="0.978958333333333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0.291041666666667cm"/>
    </style:style>
    <style:style style:name="co21" style:family="table-column">
      <style:table-column-properties fo:break-before="auto" style:column-width="1.74625cm" style:use-optimal-column-width="true"/>
    </style:style>
    <style:style style:name="co22" style:family="table-column">
      <style:table-column-properties fo:break-before="auto" style:column-width="6.13833333333333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4.39208333333333cm"/>
    </style:style>
    <style:style style:name="co25" style:family="table-column">
      <style:table-column-properties fo:break-before="auto" style:column-width="1.74625cm"/>
    </style:style>
    <style:style style:name="co26" style:family="table-column">
      <style:table-column-properties fo:break-before="auto" style:column-width="5.476875cm"/>
    </style:style>
    <style:style style:name="co27" style:family="table-column">
      <style:table-column-properties fo:break-before="auto" style:column-width="1.56104166666667cm"/>
    </style:style>
    <style:style style:name="co28" style:family="table-column">
      <style:table-column-properties fo:break-before="auto" style:column-width="1.508125cm"/>
    </style:style>
    <style:style style:name="co29" style:family="table-column">
      <style:table-column-properties fo:break-before="auto" style:column-width="2.460625cm"/>
    </style:style>
    <style:style style:name="co30" style:family="table-column">
      <style:table-column-properties fo:break-before="auto" style:column-width="1.79916666666667cm"/>
    </style:style>
    <style:style style:name="co31" style:family="table-column">
      <style:table-column-properties fo:break-before="auto" style:column-width="1.27cm"/>
    </style:style>
    <style:style style:name="co32" style:family="table-column">
      <style:table-column-properties fo:break-before="auto" style:column-width="2.2225cm"/>
    </style:style>
    <style:style style:name="co33" style:family="table-column">
      <style:table-column-properties fo:break-before="auto" style:column-width="3.254375cm"/>
    </style:style>
    <style:style style:name="co34" style:family="table-column">
      <style:table-column-properties fo:break-before="auto" style:column-width="0.926041666666667cm"/>
    </style:style>
    <style:style style:name="co35" style:family="table-column">
      <style:table-column-properties fo:break-before="auto" style:column-width="2.35479166666667cm"/>
    </style:style>
    <style:style style:name="co36" style:family="table-column">
      <style:table-column-properties fo:break-before="auto" style:column-width="0.846666666666667cm"/>
    </style:style>
    <style:style style:name="co37" style:family="table-column">
      <style:table-column-properties fo:break-before="auto" style:column-width="3.86291666666667cm"/>
    </style:style>
    <style:style style:name="co38" style:family="table-column">
      <style:table-column-properties fo:break-before="auto" style:column-width="2.619375cm"/>
    </style:style>
    <style:style style:name="co39" style:family="table-column">
      <style:table-column-properties fo:break-before="auto" style:column-width="1.77270833333333cm"/>
    </style:style>
    <style:style style:name="co40" style:family="table-column">
      <style:table-column-properties fo:break-before="auto" style:column-width="1.29645833333333cm"/>
    </style:style>
    <style:style style:name="co41" style:family="table-column">
      <style:table-column-properties fo:break-before="auto" style:column-width="1.08479166666667cm"/>
    </style:style>
    <style:style style:name="co42" style:family="table-column">
      <style:table-column-properties fo:break-before="auto" style:column-width="1.42875cm"/>
    </style:style>
    <style:style style:name="co43" style:family="table-column">
      <style:table-column-properties fo:break-before="auto" style:column-width="2.19604166666667cm"/>
    </style:style>
    <style:style style:name="co44" style:family="table-column">
      <style:table-column-properties fo:break-before="auto" style:column-width="0.211666666666667cm"/>
    </style:style>
    <style:style style:name="co45" style:family="table-column">
      <style:table-column-properties fo:break-before="auto" style:column-width="2.27541666666667cm"/>
    </style:style>
    <style:style style:name="co46" style:family="table-column">
      <style:table-column-properties fo:break-before="auto" style:column-width="1.48166666666667cm"/>
    </style:style>
    <style:style style:name="co47" style:family="table-column">
      <style:table-column-properties fo:break-before="auto" style:column-width="1.53458333333333cm"/>
    </style:style>
    <style:style style:name="co48" style:family="table-column">
      <style:table-column-properties fo:break-before="auto" style:column-width="1.825625cm"/>
    </style:style>
    <style:style style:name="co49" style:family="table-column">
      <style:table-column-properties fo:break-before="auto" style:column-width="1.031875cm"/>
    </style:style>
    <style:style style:name="co50" style:family="table-column">
      <style:table-column-properties fo:break-before="auto" style:column-width="1.349375cm"/>
    </style:style>
    <style:style style:name="co51" style:family="table-column">
      <style:table-column-properties fo:break-before="auto" style:column-width="2.67229166666667cm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2.936875cm"/>
    </style:style>
    <style:style style:name="co54" style:family="table-column">
      <style:table-column-properties fo:break-before="auto" style:column-width="0.3175cm"/>
    </style:style>
    <style:style style:name="co55" style:family="table-column">
      <style:table-column-properties fo:break-before="auto" style:column-width="1.16416666666667cm"/>
    </style:style>
    <style:style style:name="co56" style:family="table-column">
      <style:table-column-properties fo:break-before="auto" style:column-width="1.05833333333333cm"/>
    </style:style>
    <style:style style:name="co57" style:family="table-column">
      <style:table-column-properties fo:break-before="auto" style:column-width="1.56104166666667cm" style:use-optimal-column-width="true"/>
    </style:style>
    <style:style style:name="co58" style:family="table-column">
      <style:table-column-properties fo:break-before="auto" style:column-width="1.42875cm" style:use-optimal-column-width="true"/>
    </style:style>
    <style:style style:name="co59" style:family="table-column">
      <style:table-column-properties fo:break-before="auto" style:column-width="1.37583333333333cm" style:use-optimal-column-width="true"/>
    </style:style>
    <style:style style:name="co60" style:family="table-column">
      <style:table-column-properties fo:break-before="auto" style:column-width="1.71979166666667cm"/>
    </style:style>
    <style:style style:name="co61" style:family="table-column">
      <style:table-column-properties fo:break-before="auto" style:column-width="1.21708333333333cm"/>
    </style:style>
    <style:style style:name="co62" style:family="table-column">
      <style:table-column-properties fo:break-before="auto" style:column-width="0.8731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1.2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PLM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 office:value-type="date" office:date-value="2023-02-10T00:00:00" table:style-name="ce2">
            <text:p>10.02.2023</text:p>
          </table:table-cell>
          <table:table-cell office:value-type="string" table:style-name="ce3">
            <text:p>tarihine kad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22-23</text:p>
          </table:table-cell>
          <table:table-cell office:value-type="string" table:style-name="ce1">
            <text:p>Kira hesabı</text:p>
          </table:table-cell>
          <table:table-cell table:number-columns-repeated="3" table:style-name="ce1"/>
          <table:table-cell office:value-type="string" table:style-name="ce4">
            <text:p>Alınan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4">
            <text:p>Kira</text:p>
          </table:table-cell>
          <table:table-cell office:value-type="string" table:style-name="ce4">
            <text:p>Ödeme</text:p>
          </table:table-cell>
          <table:table-cell office:value-type="string" table:style-name="ce4">
            <text:p>Kalan</text:p>
          </table:table-cell>
          <table:table-cell office:value-type="string" table:style-name="ce4">
            <text:p>Temin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A 22-23</text:p>
          </table:table-cell>
          <table:table-cell office:value-type="string" table:style-name="ce1">
            <text:p>Yıkamacı</text:p>
          </table:table-cell>
          <table:table-cell office:value-type="float" office:value="42000" table:style-name="ce1">
            <text:p>42000</text:p>
          </table:table-cell>
          <table:table-cell office:value-type="float" office:value="40000" table:style-name="ce1">
            <text:p>40000</text:p>
          </table:table-cell>
          <table:table-cell office:value-type="currency" office:value="2000" table:formula="of:=[.C12]-[.D12]" table:style-name="ce5">
            <text:p>₺2.00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B 22-23</text:p>
          </table:table-cell>
          <table:table-cell office:value-type="string" table:style-name="ce1">
            <text:p>Motorcu</text:p>
          </table:table-cell>
          <table:table-cell office:value-type="float" office:value="84000" table:style-name="ce1">
            <text:p>84000</text:p>
          </table:table-cell>
          <table:table-cell office:value-type="float" office:value="84000" table:style-name="ce1">
            <text:p>84000</text:p>
          </table:table-cell>
          <table:table-cell office:value-type="currency" office:value="0" table:formula="of:=[.C13]-[.D13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CD 22-23</text:p>
          </table:table-cell>
          <table:table-cell office:value-type="string" table:style-name="ce1">
            <text:p>Hurdacı</text:p>
          </table:table-cell>
          <table:table-cell office:value-type="float" office:value="82000" table:style-name="ce1">
            <text:p>82000</text:p>
          </table:table-cell>
          <table:table-cell office:value-type="float" office:value="82000" table:style-name="ce1">
            <text:p>82000</text:p>
          </table:table-cell>
          <table:table-cell office:value-type="currency" office:value="0" table:formula="of:=[.C14]-[.D14]" table:style-name="ce5">
            <text:p>₺0,00</text:p>
          </table:table-cell>
          <table:table-cell office:value-type="currency" office:value="1200" table:style-name="ce5">
            <text:p>₺1.2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E 22-23</text:p>
          </table:table-cell>
          <table:table-cell office:value-type="string" table:style-name="ce1">
            <text:p>Motorcu</text:p>
          </table:table-cell>
          <table:table-cell office:value-type="float" office:value="45000" table:style-name="ce1">
            <text:p>45000</text:p>
          </table:table-cell>
          <table:table-cell office:value-type="float" office:value="45000" table:style-name="ce1">
            <text:p>45000</text:p>
          </table:table-cell>
          <table:table-cell office:value-type="currency" office:value="0" table:formula="of:=[.C15]-[.D15]" table:style-name="ce5">
            <text:p>₺0,00</text:p>
          </table:table-cell>
          <table:table-cell office:value-type="currency" office:value="750" table:style-name="ce5">
            <text:p>₺75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F 22-23</text:p>
          </table:table-cell>
          <table:table-cell office:value-type="string" table:style-name="ce1">
            <text:p>Demirci 9 ay*4000</text:p>
          </table:table-cell>
          <table:table-cell office:value-type="float" office:value="36000" table:style-name="ce1">
            <text:p>36000</text:p>
          </table:table-cell>
          <table:table-cell office:value-type="float" office:value="36000" table:style-name="ce1">
            <text:p>36000</text:p>
          </table:table-cell>
          <table:table-cell office:value-type="currency" office:value="0" table:formula="of:=[.C16]-[.D16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3 ay*6920</text:p>
          </table:table-cell>
          <table:table-cell office:value-type="float" office:value="20760" table:style-name="ce1">
            <text:p>20760</text:p>
          </table:table-cell>
          <table:table-cell office:value-type="float" office:value="6920" table:style-name="ce1">
            <text:p>6920</text:p>
          </table:table-cell>
          <table:table-cell office:value-type="currency" office:value="13840" table:formula="of:=[.C17]-[.D17]" table:style-name="ce5">
            <text:p>₺13.84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diğer hesap</text:p>
          </table:table-cell>
          <table:table-cell office:value-type="float" office:value="2650" table:style-name="ce1">
            <text:p>2650</text:p>
          </table:table-cell>
          <table:table-cell table:style-name="ce1"/>
          <table:table-cell office:value-type="currency" office:value="2650" table:formula="of:=[.C18]-[.D18]" table:style-name="ce5">
            <text:p>₺2.65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Avukat İcra hesabı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1">
          <table:table-cell office:value-type="string" table:style-name="ce1">
            <text:p>SnyG 22-23</text:p>
          </table:table-cell>
          <table:table-cell office:value-type="string" table:style-name="ce1">
            <text:p>Motorcu</text:p>
          </table:table-cell>
          <table:table-cell office:value-type="float" office:value="48000" table:style-name="ce1">
            <text:p>48000</text:p>
          </table:table-cell>
          <table:table-cell office:value-type="float" office:value="44000" table:style-name="ce1">
            <text:p>44000</text:p>
          </table:table-cell>
          <table:table-cell office:value-type="currency" office:value="4000" table:formula="of:=[.C20]-[.D20]" table:style-name="ce5">
            <text:p>₺4.000,00</text:p>
          </table:table-cell>
          <table:table-cell office:value-type="currency" office:value="800" table:style-name="ce5">
            <text:p>₺800,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zg 22-23</text:p>
          </table:table-cell>
          <table:table-cell office:value-type="string" table:style-name="ce1">
            <text:p>Kömürcü</text:p>
          </table:table-cell>
          <table:table-cell office:value-type="float" office:value="19800" table:style-name="ce1">
            <text:p>19800</text:p>
          </table:table-cell>
          <table:table-cell office:value-type="float" office:value="18150" table:style-name="ce1">
            <text:p>18150</text:p>
          </table:table-cell>
          <table:table-cell office:value-type="currency" office:value="1650" table:formula="of:=[.C22]-[.D22]" table:style-name="ce5">
            <text:p>₺1.650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ğuş 22-23</text:p>
          </table:table-cell>
          <table:table-cell office:value-type="string" table:style-name="ce1">
            <text:p>Kumaşçı</text:p>
          </table:table-cell>
          <table:table-cell office:value-type="float" office:value="60000" table:style-name="ce1">
            <text:p>60000</text:p>
          </table:table-cell>
          <table:table-cell office:value-type="float" office:value="21000" table:style-name="ce1">
            <text:p>21000</text:p>
          </table:table-cell>
          <table:table-cell office:value-type="currency" office:value="39000" table:formula="of:=[.C23]-[.D23]" table:style-name="ce5">
            <text:p>₺39.000,00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">
            <text:p>Toplamlar</text:p>
          </table:table-cell>
          <table:table-cell office:value-type="currency" office:value="440210" table:formula="of:=SUM([.C12:.C26])" table:style-name="ce7">
            <text:p>₺440.210,00</text:p>
          </table:table-cell>
          <table:table-cell office:value-type="currency" office:value="377070" table:formula="of:=SUM([.D12:.D26])" table:style-name="ce7">
            <text:p>₺377.070,00</text:p>
          </table:table-cell>
          <table:table-cell office:value-type="currency" office:value="63140" table:formula="of:=SUM([.E12:.E26])" table:style-name="ce7">
            <text:p>₺63.140,00</text:p>
          </table:table-cell>
          <table:table-cell office:value-type="currency" office:value="2750" table:formula="of:=SUM([.F12:.F26])" table:style-name="ce7">
            <text:p>₺2.750,00</text:p>
          </table:table-cell>
          <table:table-cell table:number-columns-repeated="16378"/>
        </table:table-row>
        <table:table-row table:number-rows-repeated="1048549" table:style-name="ro1">
          <table:table-cell table:number-columns-repeated="16384"/>
        </table:table-row>
      </table:table>
      <table:table table:name="SnyA105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nyA105-22</text:p>
          </table:table-cell>
          <table:table-cell office:value-type="string" table:style-name="ce10">
            <text:p>Boya kira</text:p>
          </table:table-cell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Kira Bedeli</text:p>
          </table:table-cell>
          <table:table-cell office:value-type="float" office:value="0" table:formula="of:=SUM([.C84:.C90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Toplam Ödeme</text:p>
          </table:table-cell>
          <table:table-cell office:value-type="float" office:value="84000" table:formula="of:=SUM([.D30:.D45])" table:style-name="ce10">
            <text:p>84.00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Bakiye</text:p>
          </table:table-cell>
          <table:table-cell office:value-type="float" office:value="0" table:formula="of:=[.E45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<text:s/>Masraf</text:p>
          </table:table-cell>
          <table:table-cell office:value-type="float" office:value="0" table:formula="of:=[.D51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2">
            <text:p>Net Kira</text:p>
          </table:table-cell>
          <table:table-cell office:value-type="float" office:value="84000" table:formula="of:=[.C6]-[.C8]" table:style-name="ce10">
            <text:p>84.00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3">
            <text:p>Tarih</text:p>
          </table:table-cell>
          <table:table-cell office:value-type="string" table:style-name="ce13">
            <text:p>Açıklama</text:p>
          </table:table-cell>
          <table:table-cell office:value-type="string" table:style-name="ce12">
            <text:p>Kira bedeli</text:p>
          </table:table-cell>
          <table:table-cell office:value-type="string" table:style-name="ce12">
            <text:p>Ödeme</text:p>
          </table:table-cell>
          <table:table-cell office:value-type="string" table:style-name="ce12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Samed Turgut - Yıkamacı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8-28T00:00:00" table:style-name="ce14">
            <text:p>28.Ağu</text:p>
          </table:table-cell>
          <table:table-cell office:value-type="string" table:style-name="ce1">
            <text:p>Ahmet ilterin devrettiği 3. şahıslardan devralmak için yanıma geldi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Ödeme peşin olursa devralabileceğini söyledim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Ödemeyi 01-09-2023 Cuma günü yapacağını ifade etti. Tamam dedim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01T00:00:00" table:style-name="ce14">
            <text:p>1.Eyl</text:p>
          </table:table-cell>
          <table:table-cell office:value-type="string" table:style-name="ce1">
            <text:p>Ödeme yapılmadı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05T00:00:00" table:style-name="ce14">
            <text:p>5.Eyl</text:p>
          </table:table-cell>
          <table:table-cell office:value-type="string" table:style-name="ce1">
            <text:p>Çağırdım. 3. şahıslarla kavga ettiklerini bana ödeyecekleri kira bedelini onlara, aldıklar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malzeme bedeli olarak ödediklerini, şahin marka arabasını satıp bedeli ödeyeceklerini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ama aracında bir arkadaşı tarafından kaza yapıp pert olduğunu söyledi.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Bunun üzerine 30 Eylül 2023 tarine kadar ödeme için süre verdim.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Ekim ayına geçilirse aylık tüfe farkı ekleme yapacağımı söyledim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Eylülde ödeme yapılmazsa ekim başında ahmet ilterin tahliyesini devreye alacam.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Samedle sözleşme yapmadığım için halen ahmet ilter resmen kiracı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7T00:00:00" table:style-name="ce14">
            <text:p>27.Eyl</text:p>
          </table:table-cell>
          <table:table-cell office:value-type="string" table:style-name="ce1">
            <text:p>Ödeme yapıldı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süreyi eylül sonu olarak başlattım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style-name="ce1"/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8T00:00:00" table:style-name="ce15">
            <text:p>28.09.2023</text:p>
          </table:table-cell>
          <table:table-cell office:value-type="string" table:style-name="ce1">
            <text:p>30-09-2023 – 29-09-2024</text:p>
          </table:table-cell>
          <table:table-cell office:value-type="float" office:value="84000" table:style-name="ce1">
            <text:p>84000</text:p>
          </table:table-cell>
          <table:table-cell table:style-name="ce9"/>
          <table:table-cell office:value-type="float" office:value="84000" table:formula="of:=[.C30]" table:style-name="ce1">
            <text:p>840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7T00:00:00" table:style-name="ce16">
            <text:p>27.Eyl</text:p>
          </table:table-cell>
          <table:table-cell office:value-type="string" table:style-name="ce1">
            <text:p>Nakit</text:p>
          </table:table-cell>
          <table:table-cell table:style-name="ce1"/>
          <table:table-cell office:value-type="float" office:value="74000" table:style-name="ce9">
            <text:p>74.000,00</text:p>
          </table:table-cell>
          <table:table-cell office:value-type="float" office:value="10000" table:formula="of:=[.E30]+[.C31]-[.D31]" table:style-name="ce9">
            <text:p>10.00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7T00:00:00" table:style-name="ce16">
            <text:p>27.Eyl</text:p>
          </table:table-cell>
          <table:table-cell office:value-type="string" table:style-name="ce1">
            <text:p>Bankadan umuta KİRA YAZILMADI</text:p>
          </table:table-cell>
          <table:table-cell table:style-name="ce1"/>
          <table:table-cell office:value-type="float" office:value="10000" table:style-name="ce9">
            <text:p>10.000,00</text:p>
          </table:table-cell>
          <table:table-cell office:value-type="float" office:value="0" table:formula="of:=[.E31]+[.C32]-[.D32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number-rows-repeated="11" table:style-name="ro1">
          <table:table-cell table:number-columns-repeated="3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9"/>
          <table:table-cell table:style-name="ce17"/>
          <table:table-cell table:style-name="ce18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9"/>
          <table:table-cell table:style-name="ce9"/>
          <table:table-cell table:number-columns-repeated="16379" table:style-name="ce1"/>
        </table:table-row>
        <table:table-row table:number-rows-repeated="4"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52:.D68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5"/>
          <table:table-cell table:style-name="ce8"/>
          <table:table-cell table:number-columns-repeated="3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20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5" table:style-name="ro1">
          <table:table-cell table:style-name="ce1"/>
          <table:table-cell table:number-columns-repeated="3" table:style-name="ce9"/>
          <table:table-cell table:style-name="ce8"/>
          <table:table-cell table:style-name="ce21"/>
          <table:table-cell table:style-name="ce10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6" table:style-name="ce9"/>
          <table:table-cell table:number-columns-repeated="16377"/>
        </table:table-row>
        <table:table-row table:number-rows-repeated="14" table:style-name="ro1">
          <table:table-cell/>
          <table:table-cell table:number-columns-repeated="6" table:style-name="ce9"/>
          <table:table-cell table:number-columns-repeated="16377"/>
        </table:table-row>
        <table:table-row table:style-name="ro1">
          <table:table-cell/>
          <table:table-cell office:value-type="string" table:style-name="ce8">
            <text:p>Yıkam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/>
          <table:table-cell office:value-type="string" table:style-name="ce1">
            <text:p>Ahmet İlter</text:p>
          </table:table-cell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0-11-2022 – 19-11-2023 Kira Bedeli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2-11-20T00:00:00" table:style-name="ce15">
            <text:p>20.11.2022</text:p>
          </table:table-cell>
          <table:table-cell office:value-type="string" table:style-name="ce1">
            <text:p>Kira Bedeli 42000</text:p>
          </table:table-cell>
          <table:table-cell table:number-columns-repeated="2" table:style-name="ce9"/>
          <table:table-cell office:value-type="float" office:value="0" table:formula="of:=[.E80]+[.C84]-[.D84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E84]+[.C85]-[.D85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1">
            <text:p>42000 TL OLAN KİRA BEDELİN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1">
            <text:p>2000 TL Sİ ÖDENMEDİĞİ İÇ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İH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1">
            <text:p>30-10-2022 – 29-10-2023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8">
            <text:p>BEDE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1">
            <text:p>42000 T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h 20 gün geri çekildi</text:p>
          </table:table-cell>
          <table:table-cell table:number-columns-repeated="2" table:style-name="ce1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number-columns-repeated="6" table:style-name="ce9"/>
          <table:table-cell table:number-columns-repeated="16377"/>
        </table:table-row>
        <table:table-row table:style-name="ro1">
          <table:table-cell office:value-type="date" office:date-value="2023-07-25T00:00:00" table:style-name="ce15">
            <text:p>25.07.2023</text:p>
          </table:table-cell>
          <table:table-cell office:value-type="string" table:style-name="ce9">
            <text:p>Ahmet ilter ebubekir ve ahmet tolan adında 2 kişiye izinsiz devir yapt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7-30T00:00:00" table:style-name="ce15">
            <text:p>30.07.2023</text:p>
          </table:table-cell>
          <table:table-cell office:value-type="string" table:style-name="ce9">
            <text:p>Tahliye taahütnamesine gerekli eklemeler yapılarak avukata verildi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8-10T00:00:00" table:style-name="ce22">
            <text:p>10.08.2023</text:p>
          </table:table-cell>
          <table:table-cell office:value-type="string" table:style-name="ce9">
            <text:p>Örnek 14 tahliye emri yolland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8-22T00:00:00" table:style-name="ce16">
            <text:p>22.Ağu</text:p>
          </table:table-cell>
          <table:table-cell office:value-type="string" table:style-name="ce9">
            <text:p>10-08 de bilinen adrese yapılan tebligat teslim edilemediğinde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tebligat mernis adresine tebligat kanunu 22/1 maddesine göre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gönderildi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tebligat ilk önce borçlunun bilinen son adresine gönderilir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teslim edilemezse tekrar mernis adresine gönderilir ve muhtara bırakılır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Muhtara teslim tarihi tebliğ tarihidir ve ödeme emrindeki süreler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bu tarihe göre hesaplanır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8-29T00:00:00" table:style-name="ce16">
            <text:p>29.Ağu</text:p>
          </table:table-cell>
          <table:table-cell office:value-type="string" table:style-name="ce9">
            <text:p>İtiraz süresi içerisinde itiraz edilmediği için tahliye kesinleşti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Bu aşamada icra dairesi gerekirse kiracıyı zorla çıkarır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Biz bu yola gitmeye hazırlanırken 3. şahıslar Samed TURGUT a devir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yaptılar</text:p>
          </table:table-cell>
          <table:table-cell table:style-name="ce1"/>
          <table:table-cell table:style-name="ce9"/>
          <table:table-cell table:number-columns-repeated="16380" table:style-name="ce1"/>
        </table:table-row>
        <table:table-row table:style-name="ro1">
          <table:table-cell table:style-name="ce1">
            <draw:frame draw:z-index="1" draw:id="id0" draw:style-name="a0" draw:name="Resim 1" svg:x="0.04567in" svg:y="0.09764in" svg:width="7.20472in" svg:height="8.39331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467" table:style-name="ro1">
          <table:table-cell table:number-columns-repeated="16384"/>
        </table:table-row>
      </table:table>
      <table:table table:name="SnyB202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SnyB203-22<text:s text:c="2"/></text:p>
          </table:table-cell>
          <table:table-cell office:value-type="string" table:style-name="ce24">
            <text:p>200 m2 Karo kira</text:p>
          </table:table-cell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style-name="ce24"/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style-name="ce1"/>
          <table:table-cell table:style-name="ce23"/>
          <table:table-cell table:style-name="ce24"/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Toplamlar</text:p>
          </table:table-cell>
          <table:table-cell table:style-name="ce1"/>
          <table:table-cell table:style-name="ce9"/>
          <table:table-cell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0" table:formula="of:=SUM([.C17:.C25])" table:style-name="ce24">
            <text:p>0,00</text:p>
          </table:table-cell>
          <table:table-cell table:number-columns-repeated="2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D17:.D25])" table:style-name="ce24">
            <text:p>0,00</text:p>
          </table:table-cell>
          <table:table-cell table:number-columns-repeated="2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Bakiye</text:p>
          </table:table-cell>
          <table:table-cell office:value-type="float" office:value="791.33" table:formula="of:=[.E30]" table:style-name="ce24">
            <text:p>791,33</text:p>
          </table:table-cell>
          <table:table-cell table:number-columns-repeated="2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Masraf</text:p>
          </table:table-cell>
          <table:table-cell office:value-type="float" office:value="0" table:formula="of:=[.D40]" table:style-name="ce24">
            <text:p>0,00</text:p>
          </table:table-cell>
          <table:table-cell table:number-columns-repeated="2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5">
            <text:p>Net Kira</text:p>
          </table:table-cell>
          <table:table-cell office:value-type="float" office:value="0" table:formula="of:=[.C10]-[.C12]" table:style-name="ce24">
            <text:p>0,00</text:p>
          </table:table-cell>
          <table:table-cell table:style-name="ce9"/>
          <table:table-cell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23"/>
          <table:table-cell table:number-columns-repeated="3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Salih Ant</text:p>
          </table:table-cell>
          <table:table-cell table:number-columns-repeated="2" table:style-name="ce1"/>
          <table:table-cell office:value-type="float" office:value="0" table:formula="of:=[.C18]-[.D18]+[.E17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9"/>
          <table:table-cell table:number-columns-repeated="2" table:style-name="ce1"/>
          <table:table-cell office:value-type="float" office:value="0" table:formula="of:=[.C19]-[.D19]+[.E18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23">
            <text:p>7-11-22 de anlaşma yapıldı</text:p>
          </table:table-cell>
          <table:table-cell table:style-name="ce9"/>
          <table:table-cell table:style-name="ce19"/>
          <table:table-cell office:value-type="float" office:value="0" table:formula="of:=[.C20]-[.D20]+[.E19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7T00:00:00" table:style-name="ce15">
            <text:p>07.11.2022</text:p>
          </table:table-cell>
          <table:table-cell office:value-type="string" table:style-name="ce23">
            <text:p>1-1-23 <text:s/>- <text:s/>31-12-23 kira bedeli</text:p>
          </table:table-cell>
          <table:table-cell table:number-columns-repeated="2" table:style-name="ce1"/>
          <table:table-cell office:value-type="float" office:value="0" table:formula="of:=[.C21]-[.D21]+[.E20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ödeme nakit</text:p>
          </table:table-cell>
          <table:table-cell table:style-name="ce9"/>
          <table:table-cell table:style-name="ce27"/>
          <table:table-cell office:value-type="float" office:value="0" table:formula="of:=[.C22]-[.D22]+[.E21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C23]-[.D23]+[.E22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C24]-[.D24]+[.E23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C25]-[.D25]+[.E24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ELEKTRİK TEMİNAT BEDELİ</text:p>
          </table:table-cell>
          <table:table-cell office:value-type="float" office:value="1200" table:style-name="ce9">
            <text:p>1.200,00</text:p>
          </table:table-cell>
          <table:table-cell table:style-name="ce9"/>
          <table:table-cell office:value-type="float" office:value="1200" table:formula="of:=[.C26]-[.D26]+[.E25]" table:style-name="ce24">
            <text:p>1.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15">
            <text:p>05.06.2023</text:p>
          </table:table-cell>
          <table:table-cell office:value-type="string" table:style-name="ce1">
            <text:p>2023-05 tmnt</text:p>
          </table:table-cell>
          <table:table-cell table:style-name="ce9"/>
          <table:table-cell office:value-type="float" office:value="100.01" table:style-name="ce9">
            <text:p>100,01</text:p>
          </table:table-cell>
          <table:table-cell office:value-type="float" office:value="1099.99" table:formula="of:=[.C27]-[.D27]+[.E26]" table:style-name="ce24">
            <text:p>1.099,99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06 tmnt</text:p>
          </table:table-cell>
          <table:table-cell table:style-name="ce9"/>
          <table:table-cell office:value-type="float" office:value="100.12" table:style-name="ce9">
            <text:p>100,12</text:p>
          </table:table-cell>
          <table:table-cell office:value-type="float" office:value="999.87" table:formula="of:=[.C28]-[.D28]+[.E27]" table:style-name="ce24">
            <text:p>999,87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07 tmnt</text:p>
          </table:table-cell>
          <table:table-cell table:style-name="ce9"/>
          <table:table-cell office:value-type="float" office:value="101.24" table:style-name="ce9">
            <text:p>101,24</text:p>
          </table:table-cell>
          <table:table-cell office:value-type="float" office:value="898.63" table:formula="of:=[.C29]-[.D29]+[.E28]" table:style-name="ce24">
            <text:p>898,63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08 tmnt</text:p>
          </table:table-cell>
          <table:table-cell table:style-name="ce9"/>
          <table:table-cell office:value-type="float" office:value="107.3" table:style-name="ce9">
            <text:p>107,30</text:p>
          </table:table-cell>
          <table:table-cell office:value-type="float" office:value="791.33" table:formula="of:=[.C30]-[.D30]+[.E29]" table:style-name="ce24">
            <text:p>791,33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09</text:p>
          </table:table-cell>
          <table:table-cell table:style-name="ce9"/>
          <table:table-cell office:value-type="float" office:value="109.73" table:style-name="ce9">
            <text:p>109,73</text:p>
          </table:table-cell>
          <table:table-cell office:value-type="float" office:value="681.6" table:formula="of:=[.C31]-[.D31]+[.E30]" table:style-name="ce24">
            <text:p>681,6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10</text:p>
          </table:table-cell>
          <table:table-cell table:style-name="ce9"/>
          <table:table-cell office:value-type="float" office:value="120.39" table:style-name="ce9">
            <text:p>120,39</text:p>
          </table:table-cell>
          <table:table-cell office:value-type="float" office:value="561.21" table:formula="of:=[.C32]-[.D32]+[.E31]" table:style-name="ce24">
            <text:p>561,21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9"/>
          <table:table-cell office:value-type="float" office:value="561.21" table:formula="of:=[.C33]-[.D33]+[.E32]" table:style-name="ce24">
            <text:p>561,21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9"/>
          <table:table-cell office:value-type="float" office:value="561.21" table:formula="of:=[.C34]-[.D34]+[.E33]" table:style-name="ce24">
            <text:p>561,21</text:p>
          </table:table-cell>
          <table:table-cell table:number-columns-repeated="16379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23">
            <text:p>Masraflar</text:p>
          </table:table-cell>
          <table:table-cell table:style-name="ce1"/>
          <table:table-cell office:value-type="float" office:value="0" table:formula="of:=SUM([.D41:.D57])" table:style-name="ce24">
            <text:p>0,00</text:p>
          </table:table-cell>
          <table:table-cell table:style-name="ce9"/>
          <table:table-cell table:number-columns-repeated="16379" table:style-name="ce1"/>
        </table:table-row>
        <table:table-row table:number-rows-repeated="2"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28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23"/>
          <table:table-cell table:style-name="ce9"/>
          <table:table-cell table:style-name="ce24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23"/>
          <table:table-cell table:style-name="ce21"/>
          <table:table-cell table:style-name="ce24"/>
          <table:table-cell table:number-columns-repeated="16377"/>
        </table:table-row>
        <table:table-row table:number-rows-repeated="3" table:style-name="ro1">
          <table:table-cell/>
          <table:table-cell table:number-columns-repeated="3" table:style-name="ce9"/>
          <table:table-cell table:style-name="ce23"/>
          <table:table-cell table:style-name="ce21"/>
          <table:table-cell table:style-name="ce24"/>
          <table:table-cell table:number-columns-repeated="16377"/>
        </table:table-row>
        <table:table-row table:number-rows-repeated="44" table:style-name="ro1">
          <table:table-cell/>
          <table:table-cell table:number-columns-repeated="6" table:style-name="ce9"/>
          <table:table-cell table:number-columns-repeated="16377"/>
        </table:table-row>
        <table:table-row table:number-rows-repeated="1048481" table:style-name="ro1">
          <table:table-cell table:number-columns-repeated="16384"/>
        </table:table-row>
      </table:table>
      <table:table table:name="SnyC301-22" table:style-name="ta1">
        <table:table-column table:style-name="co3" table:default-cell-style-name="ce1"/>
        <table:table-column table:style-name="co8" table:default-cell-style-name="ce9"/>
        <table:table-column table:style-name="co3" table:default-cell-style-name="ce9"/>
        <table:table-column table:style-name="co9" table:default-cell-style-name="ce9"/>
        <table:table-column table:style-name="co1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Sanayi Vinç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Toplamlar</text:p>
          </table:table-cell>
          <table:table-cell table:number-columns-repeated="2" table:style-name="ce1"/>
          <table:table-cell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Kira Bedeli</text:p>
          </table:table-cell>
          <table:table-cell office:value-type="float" office:value="0" table:formula="of:=SUM([.C13:.C17])" table:style-name="ce24">
            <text:p>0,00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Toplam Ödeme</text:p>
          </table:table-cell>
          <table:table-cell office:value-type="float" office:value="0" table:formula="of:=SUM([.D13:.D19])" table:style-name="ce24">
            <text:p>0,00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18]" table:style-name="ce24">
            <text:p>0,00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Masraf</text:p>
          </table:table-cell>
          <table:table-cell office:value-type="float" office:value="0" table:formula="of:=[.D82]" table:style-name="ce24">
            <text:p>0,00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25">
            <text:p>2019-2020 Net Kira</text:p>
          </table:table-cell>
          <table:table-cell office:value-type="float" office:value="0" table:formula="of:=[.C6]-[.C8]" table:style-name="ce24">
            <text:p>0,00</text:p>
          </table:table-cell>
          <table:table-cell table:style-name="ce1"/>
          <table:table-cell table:style-name="ce24"/>
          <table:table-cell table:number-columns-repeated="16379"/>
        </table:table-row>
        <table:table-row table:style-name="ro1">
          <table:table-cell table:style-name="ce1"/>
          <table:table-cell table:style-name="ce23"/>
          <table:table-cell table:number-columns-repeated="3" table:style-name="ce24"/>
          <table:table-cell table:number-columns-repeated="16379"/>
        </table:table-row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3">
            <text:p>Hurd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li Demirel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9-11-2022 – 30-11-2023 Kira Bedeli</text:p>
          </table:table-cell>
          <table:table-cell table:number-columns-repeated="2" table:style-name="ce9"/>
          <table:table-cell office:value-type="float" office:value="0" table:formula="of:=[.E14]+[.C15]-[.D15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5]+[.C16]-[.D16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6]+[.C17]-[.D17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0" table:formula="of:=[.E17]+[.C18]-[.D1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1-22 kira bedeli 43160 TL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number-columns-repeated="2" table:style-name="ce15"/>
          <table:table-cell table:style-name="ce9"/>
          <table:table-cell table:style-name="ce1"/>
          <table:table-cell office:value-type="float" office:value="0" table:formula="of:=[.E19]+[.C20]-[.D20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Ocak 2021- elektrik teminat için</text:p>
          </table:table-cell>
          <table:table-cell office:value-type="float" office:value="1200" table:style-name="ce9">
            <text:p>1.200,00</text:p>
          </table:table-cell>
          <table:table-cell office:value-type="float" office:value="42.07" table:style-name="ce1">
            <text:p>42,07</text:p>
          </table:table-cell>
          <table:table-cell office:value-type="float" office:value="1157.93" table:formula="of:=[.E20]+[.C21]-[.D21]" table:style-name="ce9">
            <text:p>1.157,9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şubat</text:p>
          </table:table-cell>
          <table:table-cell table:style-name="ce9"/>
          <table:table-cell office:value-type="float" office:value="34.450000000000003" table:style-name="ce1">
            <text:p>34,45</text:p>
          </table:table-cell>
          <table:table-cell office:value-type="float" office:value="1123.48" table:formula="of:=[.E21]+[.C22]-[.D22]" table:style-name="ce9">
            <text:p>1.123,48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art</text:p>
          </table:table-cell>
          <table:table-cell table:style-name="ce9"/>
          <table:table-cell office:value-type="float" office:value="20.05" table:style-name="ce1">
            <text:p>20,05</text:p>
          </table:table-cell>
          <table:table-cell office:value-type="float" office:value="1103.43" table:formula="of:=[.E22]+[.C23]-[.D23]" table:style-name="ce9">
            <text:p>1.103,4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nisan</text:p>
          </table:table-cell>
          <table:table-cell table:style-name="ce9"/>
          <table:table-cell office:value-type="float" office:value="34.700000000000003" table:style-name="ce1">
            <text:p>34,7</text:p>
          </table:table-cell>
          <table:table-cell office:value-type="float" office:value="1068.73" table:formula="of:=[.E23]+[.C24]-[.D24]" table:style-name="ce9">
            <text:p>1.068,7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ayıs</text:p>
          </table:table-cell>
          <table:table-cell table:style-name="ce9"/>
          <table:table-cell office:value-type="float" office:value="34.340000000000003" table:style-name="ce1">
            <text:p>34,34</text:p>
          </table:table-cell>
          <table:table-cell office:value-type="float" office:value="1034.3900000000001" table:formula="of:=[.E24]+[.C25]-[.D25]" table:style-name="ce9">
            <text:p>1.034,3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haziran</text:p>
          </table:table-cell>
          <table:table-cell table:style-name="ce9"/>
          <table:table-cell office:value-type="float" office:value="-65.91" table:style-name="ce1">
            <text:p>-65,91</text:p>
          </table:table-cell>
          <table:table-cell office:value-type="float" office:value="1100.3000000000002" table:formula="of:=[.E25]+[.C26]-[.D26]" table:style-name="ce9">
            <text:p>1.100,3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temmuz</text:p>
          </table:table-cell>
          <table:table-cell table:style-name="ce9"/>
          <table:table-cell office:value-type="float" office:value="31.54" table:style-name="ce1">
            <text:p>31,54</text:p>
          </table:table-cell>
          <table:table-cell office:value-type="float" office:value="1068.7600000000002" table:formula="of:=[.E26]+[.C27]-[.D27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ağustos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1068.7600000000002" table:formula="of:=[.E27]+[.C28]-[.D28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eylül</text:p>
          </table:table-cell>
          <table:table-cell table:style-name="ce9"/>
          <table:table-cell office:value-type="float" office:value="45.99" table:style-name="ce1">
            <text:p>45,99</text:p>
          </table:table-cell>
          <table:table-cell office:value-type="float" office:value="1022.7700000000002" table:formula="of:=[.E28]+[.C29]-[.D29]" table:style-name="ce9">
            <text:p>1.022,77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ekim</text:p>
          </table:table-cell>
          <table:table-cell table:style-name="ce9"/>
          <table:table-cell office:value-type="float" office:value="42.89" table:style-name="ce1">
            <text:p>42,89</text:p>
          </table:table-cell>
          <table:table-cell office:value-type="float" office:value="979.88000000000022" table:formula="of:=[.E29]+[.C30]-[.D30]" table:style-name="ce9">
            <text:p>979,88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kasım</text:p>
          </table:table-cell>
          <table:table-cell table:style-name="ce9"/>
          <table:table-cell office:value-type="float" office:value="34.979999999999997" table:style-name="ce1">
            <text:p>34,98</text:p>
          </table:table-cell>
          <table:table-cell office:value-type="float" office:value="944.9000000000002" table:formula="of:=[.E30]+[.C31]-[.D31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aralık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944.9000000000002" table:formula="of:=[.E31]+[.C32]-[.D32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Ocak 2022- elektrik teminat için</text:p>
          </table:table-cell>
          <table:table-cell table:style-name="ce9"/>
          <table:table-cell office:value-type="float" office:value="30.04" table:style-name="ce1">
            <text:p>30,04</text:p>
          </table:table-cell>
          <table:table-cell office:value-type="float" office:value="914.86000000000024" table:formula="of:=[.E32]+[.C33]-[.D33]" table:style-name="ce9">
            <text:p>914,86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şubat</text:p>
          </table:table-cell>
          <table:table-cell table:style-name="ce9"/>
          <table:table-cell office:value-type="float" office:value="135.32" table:style-name="ce1">
            <text:p>135,32</text:p>
          </table:table-cell>
          <table:table-cell office:value-type="float" office:value="779.54000000000019" table:formula="of:=[.E33]+[.C34]-[.D34]" table:style-name="ce9">
            <text:p>779,54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art</text:p>
          </table:table-cell>
          <table:table-cell table:style-name="ce9"/>
          <table:table-cell office:value-type="float" office:value="98.9" table:style-name="ce1">
            <text:p>98,9</text:p>
          </table:table-cell>
          <table:table-cell office:value-type="float" office:value="680.64000000000021" table:formula="of:=[.E34]+[.C35]-[.D35]" table:style-name="ce9">
            <text:p>680,64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nisan</text:p>
          </table:table-cell>
          <table:table-cell table:style-name="ce9"/>
          <table:table-cell office:value-type="float" office:value="135.6" table:style-name="ce1">
            <text:p>135,6</text:p>
          </table:table-cell>
          <table:table-cell office:value-type="float" office:value="545.04000000000019" table:formula="of:=[.E35]+[.C36]-[.D36]" table:style-name="ce9">
            <text:p>545,04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ayıs <text:s text:c="10"/>50 su</text:p>
          </table:table-cell>
          <table:table-cell table:style-name="ce9"/>
          <table:table-cell office:value-type="float" office:value="214.37" table:style-name="ce1">
            <text:p>214,37</text:p>
          </table:table-cell>
          <table:table-cell office:value-type="float" office:value="330.67000000000019" table:formula="of:=[.E36]+[.C37]-[.D37]" table:style-name="ce9">
            <text:p>330,67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Haziran <text:s text:c="7"/>200 su</text:p>
          </table:table-cell>
          <table:table-cell table:style-name="ce9"/>
          <table:table-cell office:value-type="float" office:value="427.65" table:style-name="ce1">
            <text:p>427,65</text:p>
          </table:table-cell>
          <table:table-cell office:value-type="float" office:value="-96.979999999999791" table:formula="of:=[.E37]+[.C38]-[.D38]" table:style-name="ce9">
            <text:p>-96,98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Temmuz <text:s text:c="6"/>200 su</text:p>
          </table:table-cell>
          <table:table-cell table:style-name="ce9"/>
          <table:table-cell office:value-type="float" office:value="446.55" table:style-name="ce1">
            <text:p>446,55</text:p>
          </table:table-cell>
          <table:table-cell office:value-type="float" office:value="-543.52999999999975" table:formula="of:=[.E38]+[.C39]-[.D39]" table:style-name="ce9">
            <text:p>-543,5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Ağustos <text:s text:c="9"/>50 su</text:p>
          </table:table-cell>
          <table:table-cell table:style-name="ce9"/>
          <table:table-cell office:value-type="float" office:value="333.96" table:style-name="ce1">
            <text:p>333,96</text:p>
          </table:table-cell>
          <table:table-cell office:value-type="float" office:value="-877.48999999999978" table:formula="of:=[.E39]+[.C40]-[.D40]" table:style-name="ce9">
            <text:p>-877,4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Eylül <text:s text:c="14"/>50 su</text:p>
          </table:table-cell>
          <table:table-cell table:style-name="ce9"/>
          <table:table-cell office:value-type="float" office:value="324.51" table:style-name="ce1">
            <text:p>324,51</text:p>
          </table:table-cell>
          <table:table-cell office:value-type="float" office:value="-1201.9999999999998" table:formula="of:=[.E40]+[.C41]-[.D41]" table:style-name="ce9">
            <text:p>-1.202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Ekim <text:s text:c="14"/>50 su</text:p>
          </table:table-cell>
          <table:table-cell table:style-name="ce9"/>
          <table:table-cell office:value-type="float" office:value="331.27" table:style-name="ce1">
            <text:p>331,27</text:p>
          </table:table-cell>
          <table:table-cell office:value-type="float" office:value="-1533.2699999999998" table:formula="of:=[.E41]+[.C42]-[.D42]" table:style-name="ce9">
            <text:p>-1.533,27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su</text:p>
          </table:table-cell>
          <table:table-cell office:value-type="float" office:value="50" table:style-name="ce9">
            <text:p>50,00</text:p>
          </table:table-cell>
          <table:table-cell table:style-name="ce1"/>
          <table:table-cell office:value-type="float" office:value="-1483.2699999999998" table:formula="of:=[.E42]+[.C43]-[.D43]" table:style-name="ce9">
            <text:p>-1.483,27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kasım</text:p>
          </table:table-cell>
          <table:table-cell table:style-name="ce9"/>
          <table:table-cell office:value-type="float" office:value="412.42" table:style-name="ce1">
            <text:p>412,42</text:p>
          </table:table-cell>
          <table:table-cell office:value-type="float" office:value="-1895.6899999999998" table:formula="of:=[.E43]+[.C44]-[.D44]" table:style-name="ce9">
            <text:p>-1.895,6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aralık</text:p>
          </table:table-cell>
          <table:table-cell table:style-name="ce9"/>
          <table:table-cell office:value-type="float" office:value="426.12" table:style-name="ce1">
            <text:p>426,12</text:p>
          </table:table-cell>
          <table:table-cell office:value-type="float" office:value="-2321.81" table:formula="of:=[.E44]+[.C45]-[.D45]" table:style-name="ce9">
            <text:p>-2.321,81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kiradan kalan</text:p>
          </table:table-cell>
          <table:table-cell office:value-type="float" office:value="2000" table:style-name="ce9">
            <text:p>2.000,00</text:p>
          </table:table-cell>
          <table:table-cell table:style-name="ce1"/>
          <table:table-cell office:value-type="float" office:value="-321.80999999999995" table:formula="of:=[.E45]+[.C46]-[.D46]" table:style-name="ce9">
            <text:p>-321,81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otorcu tavanı alçıpan hasarı</text:p>
          </table:table-cell>
          <table:table-cell office:value-type="float" office:value="500" table:style-name="ce9">
            <text:p>500,00</text:p>
          </table:table-cell>
          <table:table-cell table:style-name="ce1"/>
          <table:table-cell office:value-type="float" office:value="178.19000000000005" table:formula="of:=[.E46]+[.C47]-[.D47]" table:style-name="ce9">
            <text:p>178,1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1 tmnt</text:p>
          </table:table-cell>
          <table:table-cell table:style-name="ce9"/>
          <table:table-cell office:value-type="float" office:value="178.19" table:style-name="ce1">
            <text:p>178,19</text:p>
          </table:table-cell>
          <table:table-cell office:value-type="float" office:value="0" table:formula="of:=[.E47]+[.C48]-[.D4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0" table:formula="of:=[.E48]+[.C49]-[.D49]" table:style-name="ce9">
            <text:p>0,00</text:p>
          </table:table-cell>
          <table:table-cell table:number-columns-repeated="16379"/>
        </table:table-row>
        <table:table-row table:style-name="ro1">
          <table:table-cell office:value-type="date" office:date-value="2023-03-10T00:00:00" table:style-name="ce15">
            <text:p>10.03.2023</text:p>
          </table:table-cell>
          <table:table-cell office:value-type="string" table:style-name="ce1">
            <text:p>2023-02 tmnt</text:p>
          </table:table-cell>
          <table:table-cell table:style-name="ce9"/>
          <table:table-cell office:value-type="float" office:value="270.52" table:style-name="ce1">
            <text:p>270,52</text:p>
          </table:table-cell>
          <table:table-cell office:value-type="float" office:value="-270.52" table:formula="of:=[.E49]+[.C50]-[.D50]" table:style-name="ce9">
            <text:p>-270,52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3 tmnt</text:p>
          </table:table-cell>
          <table:table-cell table:style-name="ce9"/>
          <table:table-cell office:value-type="float" office:value="229.48" table:style-name="ce1">
            <text:p>229,48</text:p>
          </table:table-cell>
          <table:table-cell office:value-type="float" office:value="-500" table:formula="of:=[.E50]+[.C51]-[.D51]" table:style-name="ce9">
            <text:p>-50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4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750.02" table:formula="of:=[.E51]+[.C52]-[.D52]" table:style-name="ce9">
            <text:p>-750,02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5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000.04" table:formula="of:=[.E52]+[.C53]-[.D53]" table:style-name="ce9">
            <text:p>-1.000,04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6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250.06" table:formula="of:=[.E53]+[.C54]-[.D54]" table:style-name="ce9">
            <text:p>-1.250,06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7 tmnt</text:p>
          </table:table-cell>
          <table:table-cell table:style-name="ce9"/>
          <table:table-cell office:value-type="float" office:value="258.44" table:style-name="ce1">
            <text:p>258,44</text:p>
          </table:table-cell>
          <table:table-cell office:value-type="float" office:value="-1508.5" table:formula="of:=[.E54]+[.C55]-[.D55]" table:style-name="ce9">
            <text:p>-1.508,5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8 tmnt</text:p>
          </table:table-cell>
          <table:table-cell table:style-name="ce9"/>
          <table:table-cell office:value-type="float" office:value="259.79000000000002" table:style-name="ce1">
            <text:p>259,79</text:p>
          </table:table-cell>
          <table:table-cell office:value-type="float" office:value="-1768.29" table:formula="of:=[.E55]+[.C56]-[.D56]" table:style-name="ce9">
            <text:p>-1.768,2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9</text:p>
          </table:table-cell>
          <table:table-cell table:style-name="ce9"/>
          <table:table-cell office:value-type="float" office:value="254.64" table:style-name="ce1">
            <text:p>254,64</text:p>
          </table:table-cell>
          <table:table-cell office:value-type="float" office:value="-2022.9299999999998" table:formula="of:=[.E56]+[.C57]-[.D57]" table:style-name="ce9">
            <text:p>-2.022,9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10</text:p>
          </table:table-cell>
          <table:table-cell table:style-name="ce9"/>
          <table:table-cell office:value-type="float" office:value="350.79" table:style-name="ce1">
            <text:p>350,79</text:p>
          </table:table-cell>
          <table:table-cell office:value-type="float" office:value="-2373.7199999999998" table:formula="of:=[.E57]+[.C58]-[.D58]" table:style-name="ce9">
            <text:p>-2.373,72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-2373.7199999999998" table:formula="of:=[.E58]+[.C59]-[.D59]" table:style-name="ce9">
            <text:p>-2.373,72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5-05T00:00:00" table:style-name="ce15">
            <text:p>05.05.2021</text:p>
          </table:table-cell>
          <table:table-cell office:value-type="string" table:style-name="ce1">
            <text:p>Büyük- küçük bina çatı trapez saclar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6-20T00:00:00" table:style-name="ce15">
            <text:p>20.06.2021</text:p>
          </table:table-cell>
          <table:table-cell office:value-type="string" table:style-name="ce1">
            <text:p>büyük binanın saçağ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5">
            <text:p>20.09.2021</text:p>
          </table:table-cell>
          <table:table-cell office:value-type="string" table:style-name="ce1">
            <text:p>büyük binanın duvarında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5">
            <text:p>20.09.2021</text:p>
          </table:table-cell>
          <table:table-cell office:value-type="string" table:style-name="ce1">
            <text:p>büyük binanın iç tarafında tuğla ve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8-25T00:00:00" table:style-name="ce15">
            <text:p>25.08.2021</text:p>
          </table:table-cell>
          <table:table-cell office:value-type="string" table:style-name="ce1">
            <text:p>mutfak tezgahı kırık</text:p>
          </table:table-cell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9-10T00:00:00" table:style-name="ce15">
            <text:p>10.09.2021</text:p>
          </table:table-cell>
          <table:table-cell office:value-type="string" table:style-name="ce1">
            <text:p>paletli iş makinesi ile taban betonu hasarı var</text:p>
          </table:table-cell>
          <table:table-cell table:style-name="ce9"/>
          <table:table-cell table:style-name="ce1"/>
          <table:table-cell table:number-columns-repeated="16380"/>
        </table:table-row>
        <table:table-row table:number-rows-repeated="2" table:style-name="ro1">
          <table:table-cell table:style-name="ce15"/>
          <table:table-cell table:style-name="ce1"/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1-05T00:00:00" table:style-name="ce15">
            <text:p>05.01.2021</text:p>
          </table:table-cell>
          <table:table-cell office:value-type="string" table:style-name="ce1">
            <text:p>motorcunun alçıpanında hasar var ÖDENDİ TMNT</text:p>
          </table:table-cell>
          <table:table-cell table:style-name="ce9"/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date" office:date-value="2021-01-05T00:00:00" table:style-name="ce15">
            <text:p>05.01.2021</text:p>
          </table:table-cell>
          <table:table-cell office:value-type="string" table:style-name="ce1">
            <text:p>motorcunun duvarında hasar var</text:p>
          </table:table-cell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2-25T00:00:00" table:style-name="ce15">
            <text:p>25.02.2021</text:p>
          </table:table-cell>
          <table:table-cell office:value-type="string" table:style-name="ce1">
            <text:p>tuvalet için izinsiz kapı açtı</text:p>
          </table:table-cell>
          <table:table-cell table:style-name="ce9"/>
          <table:table-cell office:value-type="string" table:style-name="ce1">
            <text:p>yapıldı</text:p>
          </table:table-cell>
          <table:table-cell table:number-columns-repeated="16380"/>
        </table:table-row>
        <table:table-row table:style-name="ro1">
          <table:table-cell office:value-type="date" office:date-value="2021-03-30T00:00:00" table:style-name="ce15">
            <text:p>30.03.2021</text:p>
          </table:table-cell>
          <table:table-cell office:value-type="string" table:style-name="ce1">
            <text:p>2021 de 2022 için ödemesi gereken kiraları ödemedi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16380"/>
        </table:table-row>
        <table:table-row table:style-name="ro1">
          <table:table-cell office:value-type="date" office:date-value="2021-08-05T00:00:00" table:style-name="ce15">
            <text:p>05.08.2021</text:p>
          </table:table-cell>
          <table:table-cell office:value-type="string" table:style-name="ce1">
            <text:p>arsa önüne malzeme yığıntısı var OKKK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karonun çatısı kameracı tarafından ezilmiş</text:p>
          </table:table-cell>
          <table:table-cell table:style-name="ce1"/>
          <table:table-cell office:value-type="string" table:style-name="ce1">
            <text:p>yapıldı</text:p>
          </table:table-cell>
          <table:table-cell table:number-columns-repeated="16380"/>
        </table:table-row>
        <table:table-row table:number-rows-repeated="6" table:style-name="ro1">
          <table:table-cell table:number-columns-repeated="4" table:style-name="ce1"/>
          <table:table-cell table:number-columns-repeated="16380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Masraflar</text:p>
          </table:table-cell>
          <table:table-cell table:style-name="ce1"/>
          <table:table-cell office:value-type="float" office:value="0" table:formula="of:=SUM([.D84:.D103])" table:style-name="ce24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27"/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9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number-rows-repeated="4" table:style-name="ro1">
          <table:table-cell table:style-name="ce1"/>
          <table:table-cell table:number-columns-repeated="3" table:style-name="ce9"/>
          <table:table-cell table:style-name="ce23"/>
          <table:table-cell table:style-name="ce21"/>
          <table:table-cell table:style-name="ce24"/>
          <table:table-cell table:number-columns-repeated="16377"/>
        </table:table-row>
        <table:table-row table:style-name="ro1">
          <table:table-cell table:number-columns-repeated="4"/>
          <table:table-cell table:style-name="ce23"/>
          <table:table-cell table:style-name="ce21"/>
          <table:table-cell table:style-name="ce24"/>
          <table:table-cell table:number-columns-repeated="16377"/>
        </table:table-row>
        <table:table-row table:number-rows-repeated="1048479" table:style-name="ro1">
          <table:table-cell table:number-columns-repeated="16384"/>
        </table:table-row>
      </table:table>
      <table:table table:name="SnyE502-22" table:style-name="ta1">
        <table:table-column table:style-name="co3" table:default-cell-style-name="ce1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default-cell-style-name="ce9"/>
        <table:table-column table:style-name="co14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1">
          <table:table-cell table:style-name="ce1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23">
            <text:p>SnE este</text:p>
          </table:table-cell>
          <table:table-cell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23">
            <text:p>Toplamlar</text:p>
          </table:table-cell>
          <table:table-cell table:style-name="ce23"/>
          <table:table-cell table:number-columns-repeated="2" table:style-name="ce1"/>
          <table:table-cell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Kira Bedeli</text:p>
          </table:table-cell>
          <table:table-cell office:value-type="float" office:value="96000" table:formula="of:=SUM([.D32:.D41])" table:style-name="ce24">
            <text:p>96.00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me</text:p>
          </table:table-cell>
          <table:table-cell office:value-type="float" office:value="71000" table:formula="of:=SUM([.E32:.E42])" table:style-name="ce24">
            <text:p>71.00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necek</text:p>
          </table:table-cell>
          <table:table-cell office:value-type="float" office:value="25000" table:formula="of:=[.F42]" table:style-name="ce24">
            <text:p>25.00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<text:s/>Masraf</text:p>
          </table:table-cell>
          <table:table-cell office:value-type="float" office:value="0" table:formula="of:=[.E58]" table:style-name="ce24">
            <text:p>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25">
            <text:p><text:s/>Net Kira</text:p>
          </table:table-cell>
          <table:table-cell office:value-type="float" office:value="71000" table:formula="of:=[.D6]-[.D8]" table:style-name="ce24">
            <text:p>71.000,00</text:p>
          </table:table-cell>
          <table:table-cell table:style-name="ce1"/>
          <table:table-cell table:style-name="ce24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23"/>
          <table:table-cell table:number-columns-repeated="3" table:style-name="ce24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table:style-name="ce26"/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number-columns-repeated="16378"/>
        </table:table-row>
        <table:table-row table:style-name="ro1">
          <table:table-cell table:number-columns-repeated="3" table:style-name="ce26"/>
          <table:table-cell table:number-columns-repeated="3" table:style-name="ce25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Motorcu</text:p>
          </table:table-cell>
          <table:table-cell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22-23 kira bedeli 45000 TL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Anlaşma yapıldı</text:p>
          </table:table-cell>
          <table:table-cell table:style-name="ce1"/>
          <table:table-cell table:number-columns-repeated="2" table:style-name="ce9"/>
          <table:table-cell office:value-type="float" office:value="0" table:formula="of:=[.F16]+[.D17]-[.E1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5"/>
          <table:table-cell office:value-type="string" table:style-name="ce1">
            <text:p>Elektrik Teminat Bedeli</text:p>
          </table:table-cell>
          <table:table-cell table:style-name="ce1"/>
          <table:table-cell table:number-columns-repeated="2" table:style-name="ce9"/>
          <table:table-cell office:value-type="float" office:value="0" table:formula="of:=[.F17]+[.D18]-[.E18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30T00:00:00" table:style-name="ce15">
            <text:p>30.08.2022</text:p>
          </table:table-cell>
          <table:table-cell office:value-type="string" table:style-name="ce1">
            <text:p>Kira Başlangıç Tarihi</text:p>
          </table:table-cell>
          <table:table-cell table:style-name="ce1"/>
          <table:table-cell table:number-columns-repeated="2" table:style-name="ce9"/>
          <table:table-cell office:value-type="float" office:value="0" table:formula="of:=[.F18]+[.D19]-[.E19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8-29T00:00:00" table:style-name="ce15">
            <text:p>29.08.2023</text:p>
          </table:table-cell>
          <table:table-cell office:value-type="string" table:style-name="ce1">
            <text:p>Kira Bitiş Tarihi</text:p>
          </table:table-cell>
          <table:table-cell table:style-name="ce1"/>
          <table:table-cell table:style-name="ce9"/>
          <table:table-cell table:style-name="ce1"/>
          <table:table-cell office:value-type="float" office:value="0" table:formula="of:=[.F19]+[.D20]-[.E20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5"/>
          <table:table-cell office:value-type="string" table:style-name="ce1">
            <text:p>Kira gün sayısı (1 ay ek süre verildi)</text:p>
          </table:table-cell>
          <table:table-cell office:value-type="float" office:value="393" table:formula="of:=[.A20]-[.A17]" table:style-name="ce1">
            <text:p>393</text:p>
          </table:table-cell>
          <table:table-cell table:number-columns-repeated="2" table:style-name="ce1"/>
          <table:table-cell office:value-type="float" office:value="0" table:formula="of:=[.F20]+[.D21]-[.E21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5"/>
          <table:table-cell office:value-type="string" table:style-name="ce1">
            <text:p>22-23 günlük kira bedeli TL</text:p>
          </table:table-cell>
          <table:table-cell office:value-type="float" office:value="0" table:formula="of:=[.D17]/[.C21]" table:style-name="ce1">
            <text:p>0</text:p>
          </table:table-cell>
          <table:table-cell table:style-name="ce9"/>
          <table:table-cell table:style-name="ce1"/>
          <table:table-cell office:value-type="float" office:value="0" table:formula="of:=[.F21]+[.D22]-[.E22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2]+[.D23]-[.E23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5T00:00:00" table:style-name="ce15">
            <text:p>05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3]+[.D24]-[.E24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4" table:style-name="ce1"/>
          <table:table-cell office:value-type="float" office:value="0" table:formula="of:=[.F24]+[.D25]-[.E25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7-20T00:00:00" table:style-name="ce15">
            <text:p>20.07.2023</text:p>
          </table:table-cell>
          <table:table-cell office:value-type="string" table:style-name="ce1">
            <text:p>şu an 84000 TL dedim</text:p>
          </table:table-cell>
          <table:table-cell table:number-columns-repeated="3" table:style-name="ce1"/>
          <table:table-cell office:value-type="float" office:value="0" table:formula="of:=[.F25]+[.D26]-[.E26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1-2 güne getir 80 000 olur dedim</text:p>
          </table:table-cell>
          <table:table-cell table:number-columns-repeated="3" table:style-name="ce1"/>
          <table:table-cell office:value-type="float" office:value="0" table:formula="of:=[.F26]+[.D27]-[.E2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8 de değişebilir dedim - temmuz enflasyonu %9,46 oldu</text:p>
          </table:table-cell>
          <table:table-cell table:number-columns-repeated="3" table:style-name="ce1"/>
          <table:table-cell office:value-type="float" office:value="0" table:formula="of:=[.F27]+[.D28]-[.E28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1-8 akşamı ne oldu diye ben aradım- kiranın 96000 olacağını söyledim</text:p>
          </table:table-cell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30-8-2023-29-08-2024 Kira Bedeli</text:p>
          </table:table-cell>
          <table:table-cell table:style-name="ce1"/>
          <table:table-cell office:value-type="float" office:value="96000" table:style-name="ce1">
            <text:p>96000</text:p>
          </table:table-cell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8-30T00:00:00" table:style-name="ce16">
            <text:p>30.Ağu</text:p>
          </table:table-cell>
          <table:table-cell office:value-type="string" table:style-name="ce1">
            <text:p>Peşin alınacak Kira Bedeli</text:p>
          </table:table-cell>
          <table:table-cell table:style-name="ce1"/>
          <table:table-cell office:value-type="float" office:value="65000" table:style-name="ce1">
            <text:p>65000</text:p>
          </table:table-cell>
          <table:table-cell table:style-name="ce1"/>
          <table:table-cell office:value-type="float" office:value="65000" table:formula="of:=[.F28]+[.D32]-[.E32]" table:style-name="ce9">
            <text:p>65.000,00</text:p>
          </table:table-cell>
          <table:table-cell table:number-columns-repeated="16378"/>
        </table:table-row>
        <table:table-row table:style-name="ro1">
          <table:table-cell office:value-type="date" office:date-value="2023-09-02T00:00:00" table:style-name="ce16">
            <text:p>2.Eyl</text:p>
          </table:table-cell>
          <table:table-cell office:value-type="string" table:style-name="ce1">
            <text:p>Nakit elden</text:p>
          </table:table-cell>
          <table:table-cell table:number-columns-repeated="2" table:style-name="ce1"/>
          <table:table-cell office:value-type="float" office:value="65000" table:style-name="ce1">
            <text:p>65000</text:p>
          </table:table-cell>
          <table:table-cell office:value-type="float" office:value="0" table:formula="of:=[.F32]+[.D33]-[.E33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9-30T00:00:00" table:style-name="ce16">
            <text:p>30.Eyl</text:p>
          </table:table-cell>
          <table:table-cell office:value-type="string" table:style-name="ce1">
            <text:p>Kira Bedeli senet 1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6000" table:style-name="ce1">
            <text:p>6000</text:p>
          </table:table-cell>
          <table:table-cell office:value-type="float" office:value="0" table:formula="of:=[.F33]+[.D34]-[.E34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10-30T00:00:00" table:style-name="ce16">
            <text:p>30.Eki</text:p>
          </table:table-cell>
          <table:table-cell office:value-type="string" table:style-name="ce1">
            <text:p>Kira Bedeli senet 2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6000" table:formula="of:=[.F34]+[.D35]-[.E35]" table:style-name="ce9">
            <text:p>6.000,00</text:p>
          </table:table-cell>
          <table:table-cell table:number-columns-repeated="16378"/>
        </table:table-row>
        <table:table-row table:style-name="ro1">
          <table:table-cell office:value-type="date" office:date-value="2023-11-30T00:00:00" table:style-name="ce16">
            <text:p>30.Kas</text:p>
          </table:table-cell>
          <table:table-cell office:value-type="string" table:style-name="ce1">
            <text:p>Kira Bedeli senet 3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12000" table:formula="of:=[.F35]+[.D36]-[.E36]" table:style-name="ce9">
            <text:p>12.000,00</text:p>
          </table:table-cell>
          <table:table-cell table:number-columns-repeated="16378"/>
        </table:table-row>
        <table:table-row table:style-name="ro1">
          <table:table-cell office:value-type="date" office:date-value="2023-12-30T00:00:00" table:style-name="ce16">
            <text:p>30.Ara</text:p>
          </table:table-cell>
          <table:table-cell office:value-type="string" table:style-name="ce1">
            <text:p>Kira Bedeli senet 4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18000" table:formula="of:=[.F36]+[.D37]-[.E37]" table:style-name="ce9">
            <text:p>18.000,00</text:p>
          </table:table-cell>
          <table:table-cell table:number-columns-repeated="16378"/>
        </table:table-row>
        <table:table-row table:style-name="ro1">
          <table:table-cell office:value-type="date" office:date-value="2023-01-30T00:00:00" table:style-name="ce16">
            <text:p>30.Oca</text:p>
          </table:table-cell>
          <table:table-cell office:value-type="string" table:style-name="ce1">
            <text:p>Kira Bedeli senet 5/5</text:p>
          </table:table-cell>
          <table:table-cell table:style-name="ce1"/>
          <table:table-cell office:value-type="float" office:value="7000" table:style-name="ce1">
            <text:p>7000</text:p>
          </table:table-cell>
          <table:table-cell table:style-name="ce1"/>
          <table:table-cell office:value-type="float" office:value="25000" table:formula="of:=[.F37]+[.D38]-[.E38]" table:style-name="ce9">
            <text:p>25.000,00</text:p>
          </table:table-cell>
          <table:table-cell table:number-columns-repeated="16378"/>
        </table:table-row>
        <table:table-row table:style-name="ro1">
          <table:table-cell table:style-name="ce16"/>
          <table:table-cell table:number-columns-repeated="4" table:style-name="ce1"/>
          <table:table-cell office:value-type="float" office:value="25000" table:formula="of:=[.F38]+[.D39]-[.E39]" table:style-name="ce9">
            <text:p>25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25000" table:formula="of:=[.F39]+[.D40]-[.E40]" table:style-name="ce9">
            <text:p>25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25000" table:formula="of:=[.F40]+[.D41]-[.E41]" table:style-name="ce9">
            <text:p>25.0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4">
            <text:p>Kalan Bakiye</text:p>
          </table:table-cell>
          <table:table-cell table:number-columns-repeated="3" table:style-name="ce1"/>
          <table:table-cell office:value-type="float" office:value="25000" table:formula="of:=[.F41]+[.D42]-[.E42]" table:style-name="ce9">
            <text:p>25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23"/>
          <table:table-cell table:number-columns-repeated="2" table:style-name="ce1"/>
          <table:table-cell office:value-type="float" office:value="0" table:formula="of:=[.F28]+[.D44]-[.E44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Elektrik Teminat Bedeli</text:p>
          </table:table-cell>
          <table:table-cell table:style-name="ce23"/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800" table:formula="of:=[.F44]+[.D45]-[.E45]" table:style-name="ce9">
            <text:p>8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32.35" table:style-name="ce1">
            <text:p>32,35</text:p>
          </table:table-cell>
          <table:table-cell office:value-type="float" office:value="767.65" table:formula="of:=[.F45]+[.D46]-[.E46]" table:style-name="ce9">
            <text:p>767,6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909999999999997" table:style-name="ce1">
            <text:p>39,91</text:p>
          </table:table-cell>
          <table:table-cell office:value-type="float" office:value="727.74" table:formula="of:=[.F46]+[.D47]-[.E47]" table:style-name="ce9">
            <text:p>727,7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8.99" table:style-name="ce9">
            <text:p>8,99</text:p>
          </table:table-cell>
          <table:table-cell office:value-type="float" office:value="718.75" table:formula="of:=[.F47]+[.D48]-[.E48]" table:style-name="ce9">
            <text:p>718,7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60.27" table:style-name="ce9">
            <text:p>60,27</text:p>
          </table:table-cell>
          <table:table-cell office:value-type="float" office:value="658.48" table:formula="of:=[.F48]+[.D49]-[.E49]" table:style-name="ce9">
            <text:p>658,48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toyota işçilik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float" office:value="158.48000000000002" table:formula="of:=[.F49]+[.D50]-[.E50]" table:style-name="ce9">
            <text:p>158,48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2022-12 elektrik tmnt</text:p>
          </table:table-cell>
          <table:table-cell table:number-columns-repeated="2" table:style-name="ce1"/>
          <table:table-cell office:value-type="float" office:value="58.48" table:style-name="ce1">
            <text:p>58,48</text:p>
          </table:table-cell>
          <table:table-cell office:value-type="float" office:value="100.00000000000003" table:formula="of:=[.F50]+[.D51]-[.E51]" table:style-name="ce9">
            <text:p>100,00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2023-01 elektrik tmnt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50.000000000000028" table:formula="of:=[.F51]+[.D52]-[.E52]" table:style-name="ce9">
            <text:p>50,00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2023-02 elektrik tmnt</text:p>
          </table:table-cell>
          <table:table-cell table:number-columns-repeated="2" table:style-name="ce1"/>
          <table:table-cell office:value-type="float" office:value="37.76" table:style-name="ce1">
            <text:p>37,76</text:p>
          </table:table-cell>
          <table:table-cell office:value-type="float" office:value="12.24000000000003" table:formula="of:=[.F52]+[.D53]-[.E53]" table:style-name="ce9">
            <text:p>12,24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2023-03 tmnt</text:p>
          </table:table-cell>
          <table:table-cell table:number-columns-repeated="2" table:style-name="ce1"/>
          <table:table-cell office:value-type="float" office:value="12.24" table:style-name="ce1">
            <text:p>12,24</text:p>
          </table:table-cell>
          <table:table-cell office:value-type="float" office:value="3.0198066269804258E-14" table:formula="of:=[.F53]+[.D54]-[.E54]" table:style-name="ce9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9"/>
          <table:table-cell table:style-name="ce9"/>
          <table:table-cell table:number-columns-repeated="16378" table:style-name="ce1"/>
        </table:table-row>
        <table:table-row table:style-name="ro1">
          <table:table-cell table:style-name="ce15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23">
            <text:p>Masraflar</text:p>
          </table:table-cell>
          <table:table-cell table:style-name="ce23"/>
          <table:table-cell table:style-name="ce1"/>
          <table:table-cell office:value-type="float" office:value="0" table:formula="of:=SUM([.E59:.E78])" table:style-name="ce24">
            <text:p>0,00</text:p>
          </table:table-cell>
          <table:table-cell table:style-name="ce9"/>
          <table:table-cell table:number-columns-repeated="16378" table:style-name="ce1"/>
        </table:table-row>
        <table:table-row table:number-rows-repeated="5" table:style-name="ro1">
          <table:table-cell table:style-name="ce15"/>
          <table:table-cell table:number-columns-repeated="2" table:style-name="ce1"/>
          <table:table-cell table:number-columns-repeated="3"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5" table:style-name="ce9"/>
          <table:table-cell table:number-columns-repeated="16378" table:style-name="ce1"/>
        </table:table-row>
        <table:table-row table:number-rows-repeated="5" table:style-name="ro1">
          <table:table-cell table:number-columns-repeated="5"/>
          <table:table-cell table:style-name="ce23"/>
          <table:table-cell table:style-name="ce21"/>
          <table:table-cell table:style-name="ce24"/>
          <table:table-cell table:number-columns-repeated="16376"/>
        </table:table-row>
        <table:table-row table:number-rows-repeated="1048507" table:style-name="ro1">
          <table:table-cell table:number-columns-repeated="16384"/>
        </table:table-row>
      </table:table>
      <table:table table:name="SnyF601-22" table:style-name="ta2">
        <table:table-column table:style-name="co15" table:default-cell-style-name="ce4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default-cell-style-name="ce9"/>
        <table:table-column table:style-name="co20" table:default-cell-style-name="ce9"/>
        <table:table-column table:style-name="co10" table:default-cell-style-name="ce9"/>
        <table:table-column table:style-name="co1" table:number-columns-repeated="2" table:default-cell-style-name="ce1"/>
        <table:table-column table:style-name="co21" table:number-columns-repeated="3" table:default-cell-style-name="ce1"/>
        <table:table-column table:style-name="co1" table:number-columns-repeated="47" table:default-cell-style-name="ce1"/>
        <table:table-column table:style-name="co6" table:number-columns-repeated="16324" table:default-cell-style-name="ce1"/>
        <table:table-row table:style-name="ro1">
          <table:table-cell table:style-name="ce4"/>
          <table:table-cell office:value-type="string" table:style-name="ce23">
            <text:p>Sanayi pano</text:p>
          </table:table-cell>
          <table:table-cell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2">
          <table:table-cell table:style-name="ce4"/>
          <table:table-cell office:value-type="string" table:style-name="ce29">
            <text:p>MERDAL KİPEL 2023</text:p>
          </table:table-cell>
          <table:table-cell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23">
            <text:p>Toplamlar</text:p>
          </table:table-cell>
          <table:table-cell table:style-name="ce23"/>
          <table:table-cell table:number-columns-repeated="2" table:style-name="ce9"/>
          <table:table-cell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Tutar</text:p>
          </table:table-cell>
          <table:table-cell table:style-name="ce6"/>
          <table:table-cell office:value-type="float" office:value="113887.05909485454" table:formula="of:=SUM([.D18:.D47])" table:style-name="ce24">
            <text:p>113.887,06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Toplam Ödeme</text:p>
          </table:table-cell>
          <table:table-cell table:style-name="ce6"/>
          <table:table-cell office:value-type="float" office:value="98000" table:formula="of:=SUM([.E18:.E42])" table:style-name="ce24">
            <text:p>98.00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Toplam Ödenecek</text:p>
          </table:table-cell>
          <table:table-cell table:style-name="ce6"/>
          <table:table-cell office:value-type="float" office:value="15887.059094854543" table:formula="of:=[.D5]-[.D6]" table:style-name="ce24">
            <text:p>15.887,06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Masraf</text:p>
          </table:table-cell>
          <table:table-cell table:style-name="ce6"/>
          <table:table-cell office:value-type="float" office:value="0" table:formula="of:=[.E49]" table:style-name="ce24">
            <text:p>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25">
            <text:p>Net</text:p>
          </table:table-cell>
          <table:table-cell table:style-name="ce25"/>
          <table:table-cell office:value-type="float" office:value="113887.05909485454" table:formula="of:=[.D5]-[.D8]" table:style-name="ce24">
            <text:p>113.887,06</text:p>
          </table:table-cell>
          <table:table-cell table:style-name="ce9"/>
          <table:table-cell table:style-name="ce24"/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30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31">
            <text:p>TUFE</text:p>
          </table:table-cell>
          <table:table-cell office:value-type="string" table:style-name="ce25">
            <text:p>Tutar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31-3 31-12-2022 9 aylık kira bedeli 36000</text:p>
          </table:table-cell>
          <table:table-cell table:style-name="ce1"/>
          <table:table-cell office:value-type="float" office:value="36000" table:style-name="ce9">
            <text:p>36.000,00</text:p>
          </table:table-cell>
          <table:table-cell table:style-name="ce9"/>
          <table:table-cell office:value-type="float" office:value="36000" table:formula="of:=[.D12]-[.E12]" table:style-name="ce9">
            <text:p>36.000,00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peşin 48000 TL konuşuldu ödeme yapılmadı</text:p>
          </table:table-cell>
          <table:table-cell table:style-name="ce1"/>
          <table:table-cell table:style-name="ce9"/>
          <table:table-cell office:value-type="float" office:value="28000" table:style-name="ce24">
            <text:p>28.000,00</text:p>
          </table:table-cell>
          <table:table-cell office:value-type="float" office:value="8000" table:formula="of:=[.F12]+[.D13]-[.E13]" table:style-name="ce9">
            <text:p>8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24">
            <text:p>4.000,00</text:p>
          </table:table-cell>
          <table:table-cell office:value-type="float" office:value="4000" table:formula="of:=[.F13]+[.D14]-[.E14]" table:style-name="ce9">
            <text:p>4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24">
            <text:p>4.000,00</text:p>
          </table:table-cell>
          <table:table-cell office:value-type="float" office:value="0" table:formula="of:=[.F14]+[.D15]-[.E15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table:style-name="ce24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23">
            <text:p>01-01-23 31-12-2023<text:s/></text:p>
          </table:table-cell>
          <table:table-cell table:number-columns-repeated="2" table:style-name="ce9"/>
          <table:table-cell table:style-name="ce24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icra masrafı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table:style-name="ce9"/>
          <table:table-cell office:value-type="float" office:value="1252.54" table:formula="of:=[.D18]-[.E18]" table:style-name="ce9">
            <text:p>1.252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2022 den kalann mermer hesabı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table:style-name="ce9"/>
          <table:table-cell office:value-type="float" office:value="1627.54" table:formula="of:=[.F18]+[.D19]-[.E19]" table:style-name="ce9">
            <text:p>1.627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2022 den 5 boy profil</text:p>
          </table:table-cell>
          <table:table-cell table:style-name="ce1"/>
          <table:table-cell office:value-type="float" office:value="1500" table:style-name="ce9">
            <text:p>1.500,00</text:p>
          </table:table-cell>
          <table:table-cell table:style-name="ce9"/>
          <table:table-cell office:value-type="float" office:value="3127.54" table:formula="of:=[.F19]+[.D20]-[.E20]" table:style-name="ce9">
            <text:p>3.127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2-12-31T00:00:00" table:style-name="ce32">
            <text:p>31.12.2022</text:p>
          </table:table-cell>
          <table:table-cell office:value-type="string" table:style-name="ce1">
            <text:p>2023 Ocak<text:s text:c="27"/></text:p>
          </table:table-cell>
          <table:table-cell office:value-type="float" office:value="6.65" table:style-name="ce1">
            <text:p>6,65</text:p>
          </table:table-cell>
          <table:table-cell office:value-type="float" office:value="6920" table:style-name="ce9">
            <text:p>6.920,00</text:p>
          </table:table-cell>
          <table:table-cell table:style-name="ce9"/>
          <table:table-cell office:value-type="float" office:value="10047.540000000001" table:formula="of:=[.F20]+[.D21]-[.E21]" table:style-name="ce9">
            <text:p>10.047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1-30T00:00:00" table:style-name="ce33">
            <text:p>30.01.2023</text:p>
          </table:table-cell>
          <table:table-cell office:value-type="string" table:style-name="ce1">
            <text:p>Ödeme Bankadan</text:p>
          </table:table-cell>
          <table:table-cell table:style-name="ce23"/>
          <table:table-cell table:style-name="ce24"/>
          <table:table-cell office:value-type="float" office:value="6920" table:style-name="ce24">
            <text:p>6.920,00</text:p>
          </table:table-cell>
          <table:table-cell office:value-type="float" office:value="3127.5400000000009" table:formula="of:=[.F21]+[.D22]-[.E22]" table:style-name="ce9">
            <text:p>3.127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1-30T00:00:00" table:style-name="ce32">
            <text:p>30.01.2023</text:p>
          </table:table-cell>
          <table:table-cell office:value-type="string" table:style-name="ce1">
            <text:p>2023 Şubat</text:p>
          </table:table-cell>
          <table:table-cell office:value-type="float" office:value="3.15" table:style-name="ce1">
            <text:p>3,15</text:p>
          </table:table-cell>
          <table:table-cell office:value-type="float" office:value="7380.18" table:formula="of:=[.D21]+([.D21]*[.C21]/100)" table:style-name="ce9">
            <text:p>7.380,18</text:p>
          </table:table-cell>
          <table:table-cell table:style-name="ce9"/>
          <table:table-cell office:value-type="float" office:value="10507.720000000001" table:formula="of:=[.F22]+[.D23]-[.E23]" table:style-name="ce9">
            <text:p>10.507,72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2-28T00:00:00" table:style-name="ce32">
            <text:p>28.02.2023</text:p>
          </table:table-cell>
          <table:table-cell office:value-type="string" table:style-name="ce1">
            <text:p>2023 Mart<text:s/></text:p>
          </table:table-cell>
          <table:table-cell office:value-type="float" office:value="2.29" table:style-name="ce1">
            <text:p>2,29</text:p>
          </table:table-cell>
          <table:table-cell office:value-type="float" office:value="7612.6556700000001" table:formula="of:=[.D23]+([.D23]*[.C23]/100)" table:style-name="ce9">
            <text:p>7.612,66</text:p>
          </table:table-cell>
          <table:table-cell table:style-name="ce9"/>
          <table:table-cell office:value-type="float" office:value="18120.375670000001" table:formula="of:=[.F23]+[.D24]-[.E24]" table:style-name="ce9">
            <text:p>18.120,38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3-31T00:00:00" table:style-name="ce32">
            <text:p>31.03.2023</text:p>
          </table:table-cell>
          <table:table-cell office:value-type="string" table:style-name="ce1">
            <text:p>2023 Nisan<text:s text:c="35"/></text:p>
          </table:table-cell>
          <table:table-cell office:value-type="float" office:value="2.39" table:style-name="ce1">
            <text:p>2,39</text:p>
          </table:table-cell>
          <table:table-cell office:value-type="float" office:value="7786.9854848430004" table:formula="of:=[.D24]+([.D24]*[.C24]/100)" table:style-name="ce9">
            <text:p>7.786,99</text:p>
          </table:table-cell>
          <table:table-cell table:style-name="ce9"/>
          <table:table-cell office:value-type="float" office:value="25907.361154843002" table:formula="of:=[.F24]+[.D25]-[.E25]" table:style-name="ce9">
            <text:p>25.907,36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3-30T00:00:00" table:style-name="ce32">
            <text:p>30.03.2023</text:p>
          </table:table-cell>
          <table:table-cell office:value-type="string" table:style-name="ce1">
            <text:p>2023 Mart ayı elektrik bedeli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table:style-name="ce9"/>
          <table:table-cell office:value-type="float" office:value="27354.361154843002" table:formula="of:=[.F25]+[.D26]-[.E26]" table:style-name="ce9">
            <text:p>27.354,36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4-13T00:00:00" table:style-name="ce33">
            <text:p>13.04.2023</text:p>
          </table:table-cell>
          <table:table-cell office:value-type="string" table:style-name="ce1">
            <text:p>avukattan</text:p>
          </table:table-cell>
          <table:table-cell table:style-name="ce23"/>
          <table:table-cell table:style-name="ce9"/>
          <table:table-cell office:value-type="float" office:value="13000" table:style-name="ce24">
            <text:p>13.000,00</text:p>
          </table:table-cell>
          <table:table-cell office:value-type="float" office:value="14354.361154843002" table:formula="of:=[.F26]+[.D27]-[.E27]" table:style-name="ce9">
            <text:p>14.354,36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4-19T00:00:00" table:style-name="ce34">
            <text:p>19.04.2023</text:p>
          </table:table-cell>
          <table:table-cell office:value-type="string" table:style-name="ce1">
            <text:p>Bankadan 28080</text:p>
          </table:table-cell>
          <table:table-cell table:style-name="ce23"/>
          <table:table-cell table:style-name="ce1"/>
          <table:table-cell office:value-type="float" office:value="28080" table:style-name="ce24">
            <text:p>28.080,00</text:p>
          </table:table-cell>
          <table:table-cell office:value-type="float" office:value="-13725.638845156998" table:formula="of:=[.F27]+[.D28]-[.E28]" table:style-name="ce9">
            <text:p>-13.725,6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string" table:style-name="ce32">
            <text:p>31.04.2023</text:p>
          </table:table-cell>
          <table:table-cell office:value-type="string" table:style-name="ce1">
            <text:p>2023-24 Mayıs<text:s text:c="30"/></text:p>
          </table:table-cell>
          <table:table-cell office:value-type="float" office:value="5.32" table:style-name="ce1">
            <text:p>5,32</text:p>
          </table:table-cell>
          <table:table-cell office:value-type="float" office:value="7973.0944379307484" table:formula="of:=[.D25]+([.D25]*[.C25]/100)" table:style-name="ce9">
            <text:p>7.973,09</text:p>
          </table:table-cell>
          <table:table-cell table:style-name="ce9"/>
          <table:table-cell office:value-type="float" office:value="-5752.5444072262499" table:formula="of:=[.F28]+[.D29]-[.E29]" table:style-name="ce9">
            <text:p>-5.752,54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5-30T00:00:00" table:style-name="ce32">
            <text:p>30.05.2023</text:p>
          </table:table-cell>
          <table:table-cell office:value-type="string" table:style-name="ce1">
            <text:p>2023-24 Haziran<text:s text:c="26"/></text:p>
          </table:table-cell>
          <table:table-cell office:value-type="float" office:value="3.92" table:style-name="ce1">
            <text:p>3,92</text:p>
          </table:table-cell>
          <table:table-cell office:value-type="float" office:value="8397.2630620286636" table:formula="of:=[.D29]+([.D29]*[.C29]/100)" table:style-name="ce9">
            <text:p>8.397,26</text:p>
          </table:table-cell>
          <table:table-cell table:style-name="ce9"/>
          <table:table-cell office:value-type="float" office:value="2644.7186548024138" table:formula="of:=[.F29]+[.D30]-[.E30]" table:style-name="ce9">
            <text:p>2.644,72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6-30T00:00:00" table:style-name="ce32">
            <text:p>30.06.2023</text:p>
          </table:table-cell>
          <table:table-cell office:value-type="string" table:style-name="ce1">
            <text:p>2023-24 Temmuz<text:s/></text:p>
          </table:table-cell>
          <table:table-cell office:value-type="float" office:value="9.49" table:style-name="ce1">
            <text:p>9,49</text:p>
          </table:table-cell>
          <table:table-cell office:value-type="float" office:value="8726.4357740601881" table:formula="of:=[.D30]+([.D30]*[.C30]/100)" table:style-name="ce9">
            <text:p>8.726,44</text:p>
          </table:table-cell>
          <table:table-cell table:style-name="ce9"/>
          <table:table-cell office:value-type="float" office:value="11371.154428862603" table:formula="of:=[.F30]+[.D31]-[.E31]" table:style-name="ce9">
            <text:p>11.371,15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7-30T00:00:00" table:style-name="ce32">
            <text:p>30.07.2023</text:p>
          </table:table-cell>
          <table:table-cell office:value-type="string" table:style-name="ce1">
            <text:p>2023-24 Ağustos<text:s/></text:p>
          </table:table-cell>
          <table:table-cell office:value-type="float" office:value="9.09" table:style-name="ce1">
            <text:p>9,09</text:p>
          </table:table-cell>
          <table:table-cell office:value-type="float" office:value="9554.5745290185005" table:formula="of:=[.D31]+([.D31]*[.C31]/100)" table:style-name="ce9">
            <text:p>9.554,57</text:p>
          </table:table-cell>
          <table:table-cell table:style-name="ce9"/>
          <table:table-cell office:value-type="float" office:value="20925.728957881103" table:formula="of:=[.F31]+[.D32]-[.E32]" table:style-name="ce9">
            <text:p>20.925,73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7-15T00:00:00" table:style-name="ce32">
            <text:p>15.07.2023</text:p>
          </table:table-cell>
          <table:table-cell office:value-type="string" table:style-name="ce35">
            <text:p>Çek ödendi Ziraat banktan</text:p>
          </table:table-cell>
          <table:table-cell table:style-name="ce1"/>
          <table:table-cell table:style-name="ce9"/>
          <table:table-cell office:value-type="float" office:value="50000" table:style-name="ce24">
            <text:p>50.000,00</text:p>
          </table:table-cell>
          <table:table-cell office:value-type="float" office:value="-29074.271042118897" table:formula="of:=[.F32]+[.D33]-[.E33]" table:style-name="ce9">
            <text:p>-29.074,27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8-30T00:00:00" table:style-name="ce32">
            <text:p>30.08.2023</text:p>
          </table:table-cell>
          <table:table-cell office:value-type="string" table:style-name="ce1">
            <text:p>2023-24 Eylül</text:p>
          </table:table-cell>
          <table:table-cell office:value-type="float" office:value="5.37" table:style-name="ce1">
            <text:p>5,37</text:p>
          </table:table-cell>
          <table:table-cell office:value-type="float" office:value="10423.085353706283" table:formula="of:=[.D32]+([.D32]*[.C32]/100)" table:style-name="ce9">
            <text:p>10.423,09</text:p>
          </table:table-cell>
          <table:table-cell table:style-name="ce9"/>
          <table:table-cell office:value-type="float" office:value="-18651.185688412614" table:formula="of:=[.F33]+[.D34]-[.E34]" table:style-name="ce9">
            <text:p>-18.651,19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9-30T00:00:00" table:style-name="ce32">
            <text:p>30.09.2023</text:p>
          </table:table-cell>
          <table:table-cell office:value-type="string" table:style-name="ce1">
            <text:p>2023-24 Ekim</text:p>
          </table:table-cell>
          <table:table-cell office:value-type="float" office:value="4.75" table:style-name="ce1">
            <text:p>4,75</text:p>
          </table:table-cell>
          <table:table-cell office:value-type="float" office:value="10982.805037200311" table:formula="of:=[.D34]+([.D34]*[.C34]/100)" table:style-name="ce9">
            <text:p>10.982,81</text:p>
          </table:table-cell>
          <table:table-cell table:style-name="ce9"/>
          <table:table-cell office:value-type="float" office:value="-7668.3806512123028" table:formula="of:=[.F34]+[.D35]-[.E35]" table:style-name="ce9">
            <text:p>-7.668,38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10-30T00:00:00" table:style-name="ce32">
            <text:p>30.10.2023</text:p>
          </table:table-cell>
          <table:table-cell office:value-type="string" table:style-name="ce1">
            <text:p>2023-24 Kasım</text:p>
          </table:table-cell>
          <table:table-cell office:value-type="float" office:value="4.75" table:style-name="ce1">
            <text:p>4,75</text:p>
          </table:table-cell>
          <table:table-cell office:value-type="float" office:value="11504.488276467326" table:formula="of:=[.D35]+([.D35]*[.C35]/100)" table:style-name="ce9">
            <text:p>11.504,49</text:p>
          </table:table-cell>
          <table:table-cell table:style-name="ce9"/>
          <table:table-cell office:value-type="float" office:value="3836.1076252550229" table:formula="of:=[.F35]+[.D36]-[.E36]" table:style-name="ce9">
            <text:p>3.836,11</text:p>
          </table:table-cell>
          <table:table-cell table:style-name="ce36"/>
          <table:table-cell table:style-name="ce9"/>
          <table:table-cell table:style-name="ce35"/>
          <table:table-cell table:style-name="ce9"/>
          <table:table-cell table:number-columns-repeated="16374" table:style-name="ce35"/>
        </table:table-row>
        <table:table-row table:style-name="ro1">
          <table:table-cell office:value-type="date" office:date-value="2023-11-30T00:00:00" table:style-name="ce32">
            <text:p>30.11.2023</text:p>
          </table:table-cell>
          <table:table-cell office:value-type="string" table:style-name="ce1">
            <text:p>2023-24 Aralık</text:p>
          </table:table-cell>
          <table:table-cell table:style-name="ce1"/>
          <table:table-cell office:value-type="float" office:value="12050.951469599524" table:formula="of:=[.D36]+([.D36]*[.C36]/100)" table:style-name="ce9">
            <text:p>12.050,95</text:p>
          </table:table-cell>
          <table:table-cell table:style-name="ce9"/>
          <table:table-cell office:value-type="float" office:value="15887.059094854547" table:formula="of:=[.F36]+[.D37]-[.E37]" table:style-name="ce9">
            <text:p>15.887,06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number-rows-repeated="2" table:style-name="ro1">
          <table:table-cell table:style-name="ce32"/>
          <table:table-cell table:number-columns-repeated="2" table:style-name="ce1"/>
          <table:table-cell table:style-name="ce37"/>
          <table:table-cell table:number-columns-repeated="4" table:style-name="ce9"/>
          <table:table-cell table:number-columns-repeated="16376" table:style-name="ce1"/>
        </table:table-row>
        <table:table-row table:style-name="ro1">
          <table:table-cell table:style-name="ce32"/>
          <table:table-cell table:style-name="ce23"/>
          <table:table-cell table:style-name="ce1"/>
          <table:table-cell table:style-name="ce37"/>
          <table:table-cell table:number-columns-repeated="4" table:style-name="ce9"/>
          <table:table-cell table:number-columns-repeated="16376" table:style-name="ce1"/>
        </table:table-row>
        <table:table-row table:number-rows-repeated="2" table:style-name="ro1">
          <table:table-cell table:style-name="ce32"/>
          <table:table-cell table:number-columns-repeated="2" table:style-name="ce1"/>
          <table:table-cell table:style-name="ce37"/>
          <table:table-cell table:number-columns-repeated="4" table:style-name="ce9"/>
          <table:table-cell table:number-columns-repeated="16376" table:style-name="ce1"/>
        </table:table-row>
        <table:table-row table:number-rows-repeated="3" table:style-name="ro1">
          <table:table-cell table:style-name="ce38"/>
          <table:table-cell table:number-columns-repeated="2" table:style-name="ce1"/>
          <table:table-cell table:style-name="ce37"/>
          <table:table-cell table:number-columns-repeated="4" table:style-name="ce9"/>
          <table:table-cell table:number-columns-repeated="16376" table:style-name="ce1"/>
        </table:table-row>
        <table:table-row table:number-rows-repeated="3" table:style-name="ro1">
          <table:table-cell table:style-name="ce4"/>
          <table:table-cell table:number-columns-repeated="3" table:style-name="ce1"/>
          <table:table-cell table:number-columns-repeated="4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Masraf</text:p>
          </table:table-cell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number-rows-repeated="11" table:style-name="ro1">
          <table:table-cell table:style-name="ce4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32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9">
            <text:p>Elektrik Teminat</text:p>
          </table:table-cell>
          <table:table-cell table:style-name="ce9"/>
          <table:table-cell office:value-type="float" office:value="2200" table:style-name="ce9">
            <text:p>2.200,00</text:p>
          </table:table-cell>
          <table:table-cell table:style-name="ce9"/>
          <table:table-cell office:value-type="float" office:value="2200" table:formula="of:=[.F61]+[.D62]-[.E62]" table:style-name="ce9">
            <text:p>2.200,00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4 elektrik tmnt</text:p>
          </table:table-cell>
          <table:table-cell table:style-name="ce1"/>
          <table:table-cell table:style-name="ce9"/>
          <table:table-cell office:value-type="float" office:value="20.95" table:style-name="ce9">
            <text:p>20,95</text:p>
          </table:table-cell>
          <table:table-cell office:value-type="float" office:value="2179.0500000000002" table:formula="of:=[.F62]+[.D63]-[.E63]" table:style-name="ce9">
            <text:p>2.179,05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5 elektrik tmnt</text:p>
          </table:table-cell>
          <table:table-cell table:style-name="ce1"/>
          <table:table-cell table:style-name="ce9"/>
          <table:table-cell office:value-type="float" office:value="11.93" table:style-name="ce9">
            <text:p>11,93</text:p>
          </table:table-cell>
          <table:table-cell office:value-type="float" office:value="2167.1200000000003" table:formula="of:=[.F63]+[.D64]-[.E64]" table:style-name="ce9">
            <text:p>2.167,12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6 elektrik tmnt</text:p>
          </table:table-cell>
          <table:table-cell table:style-name="ce1"/>
          <table:table-cell table:style-name="ce9"/>
          <table:table-cell office:value-type="float" office:value="0" table:style-name="ce9">
            <text:p>0,00</text:p>
          </table:table-cell>
          <table:table-cell office:value-type="float" office:value="2167.1200000000003" table:formula="of:=[.F64]+[.D65]-[.E65]" table:style-name="ce9">
            <text:p>2.167,12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7 elektrik tmnt</text:p>
          </table:table-cell>
          <table:table-cell table:style-name="ce1"/>
          <table:table-cell table:style-name="ce9"/>
          <table:table-cell office:value-type="float" office:value="23.25" table:style-name="ce9">
            <text:p>23,25</text:p>
          </table:table-cell>
          <table:table-cell office:value-type="float" office:value="2143.8700000000003" table:formula="of:=[.F65]+[.D66]-[.E66]" table:style-name="ce9">
            <text:p>2.143,87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42.14" table:style-name="ce9">
            <text:p>42,14</text:p>
          </table:table-cell>
          <table:table-cell office:value-type="float" office:value="2101.7300000000005" table:formula="of:=[.F66]+[.D67]-[.E67]" table:style-name="ce9">
            <text:p>2.101,73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369999999999997" table:style-name="ce9">
            <text:p>39,37</text:p>
          </table:table-cell>
          <table:table-cell office:value-type="float" office:value="2062.3600000000006" table:formula="of:=[.F67]+[.D68]-[.E68]" table:style-name="ce9">
            <text:p>2.062,36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150.16" table:style-name="ce9">
            <text:p>150,16</text:p>
          </table:table-cell>
          <table:table-cell office:value-type="float" office:value="1912.2000000000005" table:formula="of:=[.F68]+[.D69]-[.E69]" table:style-name="ce9">
            <text:p>1.912,20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216.76" table:style-name="ce9">
            <text:p>216,76</text:p>
          </table:table-cell>
          <table:table-cell office:value-type="float" office:value="1695.4400000000005" table:formula="of:=[.F69]+[.D70]-[.E70]" table:style-name="ce9">
            <text:p>1.695,44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12 elkrrik tmnt</text:p>
          </table:table-cell>
          <table:table-cell table:style-name="ce1"/>
          <table:table-cell table:style-name="ce9"/>
          <table:table-cell office:value-type="float" office:value="132.72" table:style-name="ce9">
            <text:p>132,72</text:p>
          </table:table-cell>
          <table:table-cell office:value-type="float" office:value="1562.7200000000005" table:formula="of:=[.F70]+[.D71]-[.E71]" table:style-name="ce9">
            <text:p>1.562,72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3-01 tmnt</text:p>
          </table:table-cell>
          <table:table-cell table:style-name="ce1"/>
          <table:table-cell table:style-name="ce9"/>
          <table:table-cell office:value-type="float" office:value="142.47999999999999" table:style-name="ce9">
            <text:p>142,48</text:p>
          </table:table-cell>
          <table:table-cell office:value-type="float" office:value="1420.2400000000005" table:formula="of:=[.F71]+[.D72]-[.E72]" table:style-name="ce9">
            <text:p>1.420,24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23">
            <text:p>Duvar Sıva-alçıpan tamiri cihan</text:p>
          </table:table-cell>
          <table:table-cell table:style-name="ce23"/>
          <table:table-cell office:value-type="float" office:value="404.76" table:style-name="ce9">
            <text:p>404,76</text:p>
          </table:table-cell>
          <table:table-cell table:style-name="ce9"/>
          <table:table-cell office:value-type="float" office:value="1825.0000000000005" table:formula="of:=[.F72]+[.D73]-[.E73]" table:style-name="ce9">
            <text:p>1.825,00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23">
            <text:p>23-02 tmnt</text:p>
          </table:table-cell>
          <table:table-cell table:style-name="ce23"/>
          <table:table-cell table:style-name="ce9"/>
          <table:table-cell office:value-type="float" office:value="100.78" table:style-name="ce9">
            <text:p>100,78</text:p>
          </table:table-cell>
          <table:table-cell office:value-type="float" office:value="1724.2200000000005" table:formula="of:=[.F73]+[.D74]-[.E74]" table:style-name="ce9">
            <text:p>1.724,22</text:p>
          </table:table-cell>
          <table:table-cell table:number-columns-repeated="16378"/>
        </table:table-row>
        <table:table-row table:style-name="ro1">
          <table:table-cell office:value-type="date" office:date-value="2023-04-04T00:00:00" table:style-name="ce32">
            <text:p>04.04.2023</text:p>
          </table:table-cell>
          <table:table-cell office:value-type="string" table:style-name="ce23">
            <text:p>23-03 tmnt</text:p>
          </table:table-cell>
          <table:table-cell table:style-name="ce23"/>
          <table:table-cell table:style-name="ce9"/>
          <table:table-cell office:value-type="float" office:value="124.22" table:style-name="ce9">
            <text:p>124,22</text:p>
          </table:table-cell>
          <table:table-cell office:value-type="float" office:value="1600.0000000000005" table:formula="of:=[.F74]+[.D75]-[.E75]" table:style-name="ce36">
            <text:p>1.600,00</text:p>
          </table:table-cell>
          <table:table-cell table:number-columns-repeated="16378"/>
        </table:table-row>
        <table:table-row table:style-name="ro1">
          <table:table-cell office:value-type="date" office:date-value="2023-05-04T00:00:00" table:style-name="ce32">
            <text:p>04.05.2023</text:p>
          </table:table-cell>
          <table:table-cell office:value-type="string" table:style-name="ce23">
            <text:p>23-04 tmnt</text:p>
          </table:table-cell>
          <table:table-cell table:style-name="ce23"/>
          <table:table-cell table:style-name="ce9"/>
          <table:table-cell office:value-type="float" office:value="250.01" table:style-name="ce9">
            <text:p>250,01</text:p>
          </table:table-cell>
          <table:table-cell office:value-type="float" office:value="1349.9900000000005" table:formula="of:=[.F75]+[.D76]-[.E76]" table:style-name="ce36">
            <text:p>1.349,99</text:p>
          </table:table-cell>
          <table:table-cell table:number-columns-repeated="16378"/>
        </table:table-row>
        <table:table-row table:style-name="ro1">
          <table:table-cell office:value-type="date" office:date-value="2023-06-02T00:00:00" table:style-name="ce32">
            <text:p>02.06.2023</text:p>
          </table:table-cell>
          <table:table-cell office:value-type="string" table:style-name="ce23">
            <text:p>23-05 tmnt</text:p>
          </table:table-cell>
          <table:table-cell table:style-name="ce23"/>
          <table:table-cell table:style-name="ce9"/>
          <table:table-cell office:value-type="float" office:value="250.87" table:style-name="ce9">
            <text:p>250,87</text:p>
          </table:table-cell>
          <table:table-cell office:value-type="float" office:value="1099.1200000000003" table:formula="of:=[.F76]+[.D77]-[.E77]" table:style-name="ce36">
            <text:p>1.099,12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23">
            <text:p>23-06 tmnt</text:p>
          </table:table-cell>
          <table:table-cell table:style-name="ce23"/>
          <table:table-cell table:style-name="ce9"/>
          <table:table-cell office:value-type="float" office:value="250.3" table:style-name="ce9">
            <text:p>250,30</text:p>
          </table:table-cell>
          <table:table-cell office:value-type="float" office:value="848.82000000000039" table:formula="of:=[.F77]+[.D78]-[.E78]" table:style-name="ce36">
            <text:p>848,82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2023-07 tmnt</text:p>
          </table:table-cell>
          <table:table-cell table:style-name="ce23"/>
          <table:table-cell table:style-name="ce9"/>
          <table:table-cell office:value-type="float" office:value="253.91" table:style-name="ce9">
            <text:p>253,91</text:p>
          </table:table-cell>
          <table:table-cell office:value-type="float" office:value="594.91000000000042" table:formula="of:=[.F78]+[.D79]-[.E79]" table:style-name="ce36">
            <text:p>594,91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2023-08 tmnt</text:p>
          </table:table-cell>
          <table:table-cell table:style-name="ce23"/>
          <table:table-cell table:style-name="ce9"/>
          <table:table-cell office:value-type="float" office:value="194.91" table:style-name="ce9">
            <text:p>194,91</text:p>
          </table:table-cell>
          <table:table-cell office:value-type="float" office:value="400.00000000000045" table:formula="of:=[.F79]+[.D80]-[.E80]" table:style-name="ce36">
            <text:p>400,00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23">
            <text:p>2023-09</text:p>
          </table:table-cell>
          <table:table-cell table:style-name="ce23"/>
          <table:table-cell table:style-name="ce9"/>
          <table:table-cell office:value-type="float" office:value="221.71" table:style-name="ce9">
            <text:p>221,71</text:p>
          </table:table-cell>
          <table:table-cell office:value-type="float" office:value="178.29000000000045" table:formula="of:=[.F80]+[.D81]-[.E81]" table:style-name="ce36">
            <text:p>178,29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23">
            <text:p>2023-10</text:p>
          </table:table-cell>
          <table:table-cell table:style-name="ce23"/>
          <table:table-cell table:style-name="ce9"/>
          <table:table-cell office:value-type="float" office:value="200.67" table:style-name="ce24">
            <text:p>200,67</text:p>
          </table:table-cell>
          <table:table-cell office:value-type="float" office:value="-22.379999999999541" table:formula="of:=[.F81]+[.D82]-[.E82]" table:style-name="ce36">
            <text:p>-22,38</text:p>
          </table:table-cell>
          <table:table-cell table:number-columns-repeated="16378" table:style-name="ce1"/>
        </table:table-row>
        <table:table-row table:style-name="ro1">
          <table:table-cell table:style-name="ce4"/>
          <table:table-cell table:number-columns-repeated="3" table:style-name="ce9"/>
          <table:table-cell table:style-name="ce27"/>
          <table:table-cell table:style-name="ce9"/>
          <table:table-cell table:number-columns-repeated="16378" table:style-name="ce1"/>
        </table:table-row>
        <table:table-row table:number-rows-repeated="2" table:style-name="ro1">
          <table:table-cell table:style-name="ce32"/>
          <table:table-cell table:number-columns-repeated="5" table:style-name="ce9"/>
          <table:table-cell table:number-columns-repeated="16378" table:style-name="ce1"/>
        </table:table-row>
        <table:table-row table:style-name="ro1">
          <table:table-cell table:style-name="ce32"/>
          <table:table-cell table:number-columns-repeated="6" table:style-name="ce9"/>
          <table:table-cell table:number-columns-repeated="2" table:style-name="ce5"/>
          <table:table-cell table:number-columns-repeated="16375"/>
        </table:table-row>
        <table:table-row table:style-name="ro1">
          <table:table-cell table:style-name="ce32"/>
          <table:table-cell table:style-name="ce1"/>
          <table:table-cell table:number-columns-repeated="2" table:style-name="ce9"/>
          <table:table-cell table:style-name="ce24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resmi işlem</text:p>
          </table:table-cell>
          <table:table-cell table:style-name="ce1"/>
          <table:table-cell table:style-name="ce9"/>
          <table:table-cell table:style-name="ce24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39">
            <text:p>2022-23 Kira Bedeli</text:p>
          </table:table-cell>
          <table:table-cell table:style-name="ce1"/>
          <table:table-cell office:value-type="float" office:value="48000" table:style-name="ce40">
            <text:p>48.000,00</text:p>
          </table:table-cell>
          <table:table-cell office:value-type="float" office:value="48000" table:formula="of:=[.D89]" table:style-name="ce41">
            <text:p>48.00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2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89]-[.D90]" table:style-name="ce43">
            <text:p>41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4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90]-[.D91]" table:style-name="ce43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5">
            <text:p>2022-23 Kira Bedelinden kalan</text:p>
          </table:table-cell>
          <table:table-cell table:number-columns-repeated="2" table:style-name="ce1"/>
          <table:table-cell office:value-type="float" office:value="28080" table:formula="of:=[.E91]-[.D92]" table:style-name="ce46">
            <text:p>28.08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2">
            <text:p>TR <text:s/>3100 0640 0000 1580 0126 8616</text:p>
          </table:table-cell>
          <table:table-cell table:number-columns-repeated="2" table:style-name="ce1"/>
          <table:table-cell office:value-type="float" office:value="28080" table:formula="of:=[.E92]-[.D93]" table:style-name="ce46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2">
            <text:p>Ali Umut BALCI İşbank hesabına yollanacak</text:p>
          </table:table-cell>
          <table:table-cell table:number-columns-repeated="2" table:style-name="ce1"/>
          <table:table-cell office:value-type="float" office:value="28080" table:formula="of:=[.E93]-[.D94]" table:style-name="ce46">
            <text:p>28.080,00</text:p>
          </table:table-cell>
          <table:table-cell table:style-name="ce24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47">
            <text:p>Açıklamaya “<text:span text:style-name="T2">2022-23 kira bedeli kalanı</text:span>”</text:p>
          </table:table-cell>
          <table:table-cell table:number-columns-repeated="2" table:style-name="ce1"/>
          <table:table-cell office:value-type="float" office:value="28080" table:formula="of:=[.E94]-[.D95]" table:style-name="ce46">
            <text:p>28.080,00</text:p>
          </table:table-cell>
          <table:table-cell table:style-name="ce24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42">
            <text:p>yazılacak</text:p>
          </table:table-cell>
          <table:table-cell table:number-columns-repeated="2" table:style-name="ce1"/>
          <table:table-cell office:value-type="float" office:value="28080" table:formula="of:=[.E95]-[.D96]" table:style-name="ce46">
            <text:p>28.080,00</text:p>
          </table:table-cell>
          <table:table-cell table:style-name="ce24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/>
          <table:table-cell office:value-type="string" table:style-name="ce42">
            <text:p>19-4-23 banka havalesi</text:p>
          </table:table-cell>
          <table:table-cell table:style-name="ce1"/>
          <table:table-cell office:value-type="float" office:value="28080" table:style-name="ce1">
            <text:p>28080</text:p>
          </table:table-cell>
          <table:table-cell office:value-type="float" office:value="0" table:formula="of:=[.E96]-[.D97]" table:style-name="ce46">
            <text:p>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/>
          <table:table-cell table:style-name="ce42"/>
          <table:table-cell table:number-columns-repeated="2" table:style-name="ce1"/>
          <table:table-cell table:style-name="ce46"/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5">
            <text:p>Diğer Hesap</text:p>
          </table:table-cell>
          <table:table-cell table:number-columns-repeated="2" table:style-name="ce1"/>
          <table:table-cell table:style-name="ce46"/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2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01]+[.D102]" table:style-name="ce43">
            <text:p>375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2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02]+[.D103]" table:style-name="ce43">
            <text:p>1.627,54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4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03]+[.D104]" table:style-name="ce43">
            <text:p>3.074,54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4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04]+[.D105]" table:style-name="ce43">
            <text:p>4.474,54</text:p>
          </table:table-cell>
          <table:table-cell table:style-name="ce48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style-name="ce42"/>
          <table:table-cell table:number-columns-repeated="2" table:style-name="ce1"/>
          <table:table-cell table:style-name="ce46"/>
          <table:table-cell table:style-name="ce48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9">
            <text:p>2023-24 Kira Bedeli</text:p>
          </table:table-cell>
          <table:table-cell table:style-name="ce1"/>
          <table:table-cell office:value-type="float" office:value="83000" table:style-name="ce24">
            <text:p>83.000,00</text:p>
          </table:table-cell>
          <table:table-cell office:value-type="float" office:value="83000" table:style-name="ce46">
            <text:p>83.000,00</text:p>
          </table:table-cell>
          <table:table-cell table:style-name="ce9"/>
          <table:table-cell table:style-name="ce1"/>
          <table:table-cell table:number-columns-repeated="16377"/>
        </table:table-row>
        <table:table-row table:style-name="ro1">
          <table:table-cell/>
          <table:table-cell office:value-type="string" table:style-name="ce42">
            <text:p>TR <text:s/>3100 0640 0000 1580 0126 8616</text:p>
          </table:table-cell>
          <table:table-cell table:number-columns-repeated="2" table:style-name="ce1"/>
          <table:table-cell office:value-type="float" office:value="83000" table:formula="of:=[.E107]-[.D108]" table:style-name="ce46">
            <text:p>83.000,0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2">
            <text:p>Ali Umut BALCI İşbank hesabına yollanacak</text:p>
          </table:table-cell>
          <table:table-cell table:number-columns-repeated="2" table:style-name="ce1"/>
          <table:table-cell office:value-type="float" office:value="83000" table:formula="of:=[.E108]-[.D109]" table:style-name="ce46">
            <text:p>83.00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Açıklamaya “<text:span text:style-name="T2">2023-24 kira bedeli kalanı</text:span>”</text:p>
          </table:table-cell>
          <table:table-cell table:number-columns-repeated="2" table:style-name="ce1"/>
          <table:table-cell office:value-type="float" office:value="83000" table:formula="of:=[.E109]-[.D110]" table:style-name="ce46">
            <text:p>83.00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yazılacak</text:p>
          </table:table-cell>
          <table:table-cell table:number-columns-repeated="2" table:style-name="ce1"/>
          <table:table-cell office:value-type="float" office:value="83000" table:formula="of:=[.E110]-[.D111]" table:style-name="ce46">
            <text:p>83.00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style-name="ce50"/>
          <table:table-cell table:style-name="ce1"/>
          <table:table-cell table:style-name="ce9"/>
          <table:table-cell office:value-type="float" office:value="83000" table:formula="of:=[.E111]-[.D112]" table:style-name="ce46">
            <text:p>83.00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/>
          <table:table-cell table:style-name="ce50"/>
          <table:table-cell table:number-columns-repeated="2" table:style-name="ce1"/>
          <table:table-cell table:style-name="ce46"/>
          <table:table-cell table:style-name="ce24"/>
          <table:table-cell table:number-columns-repeated="16378"/>
        </table:table-row>
        <table:table-row table:style-name="ro1">
          <table:table-cell/>
          <table:table-cell table:style-name="ce51"/>
          <table:table-cell table:style-name="ce1"/>
          <table:table-cell table:style-name="ce52"/>
          <table:table-cell table:style-name="ce53"/>
          <table:table-cell table:style-name="ce24"/>
          <table:table-cell table:number-columns-repeated="16378"/>
        </table:table-row>
        <table:table-row table:style-name="ro1">
          <table:table-cell/>
          <table:table-cell table:number-columns-repeated="3" table:style-name="ce1"/>
          <table:table-cell table:style-name="ce9"/>
          <table:table-cell table:style-name="ce24"/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1">
            <text:p>Aşağıdaki bilgiler mesaj olarak yollandı</text:p>
          </table:table-cell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office:value-type="string" table:style-name="ce39">
            <text:p>2022-23 Kira Bedeli</text:p>
          </table:table-cell>
          <table:table-cell table:style-name="ce1"/>
          <table:table-cell office:value-type="float" office:value="48000" table:style-name="ce40">
            <text:p>48.000,00</text:p>
          </table:table-cell>
          <table:table-cell office:value-type="float" office:value="48000" table:formula="of:=[.D119]" table:style-name="ce41">
            <text:p>48.0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2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119]-[.D120]" table:style-name="ce43">
            <text:p>41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4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120]-[.D121]" table:style-name="ce43">
            <text:p>28.080,00</text:p>
          </table:table-cell>
          <table:table-cell table:style-name="ce24"/>
          <table:table-cell table:number-columns-repeated="16378"/>
        </table:table-row>
        <table:table-row table:style-name="ro1">
          <table:table-cell/>
          <table:table-cell office:value-type="string" table:style-name="ce45">
            <text:p>2022-23 Kira Bedelinden kalan</text:p>
          </table:table-cell>
          <table:table-cell table:number-columns-repeated="2" table:style-name="ce1"/>
          <table:table-cell office:value-type="float" office:value="28080" table:formula="of:=[.E121]-[.D122]" table:style-name="ce46">
            <text:p>28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2">
            <text:p>TR <text:s/>3100 0640 0000 1580 0126 8616</text:p>
          </table:table-cell>
          <table:table-cell table:number-columns-repeated="2" table:style-name="ce1"/>
          <table:table-cell table:style-name="ce46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table:style-name="ce42">
            <text:p>Ali Umut BALCI İşbank hesabına yollanacak</text:p>
          </table:table-cell>
          <table:table-cell table:number-columns-repeated="2" table:style-name="ce1"/>
          <table:table-cell table:style-name="ce46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7">
            <text:p>Açıklamaya “<text:span text:style-name="T2">2022-23 kira bedeli kalanı</text:span>”</text:p>
          </table:table-cell>
          <table:table-cell table:number-columns-repeated="2" table:style-name="ce1"/>
          <table:table-cell table:style-name="ce46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2">
            <text:p>yazılacak</text:p>
          </table:table-cell>
          <table:table-cell table:number-columns-repeated="2" table:style-name="ce1"/>
          <table:table-cell table:style-name="ce46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table:style-name="ce42"/>
          <table:table-cell table:number-columns-repeated="2" table:style-name="ce1"/>
          <table:table-cell table:style-name="ce46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5">
            <text:p>Diğer Hesap</text:p>
          </table:table-cell>
          <table:table-cell table:number-columns-repeated="2" table:style-name="ce1"/>
          <table:table-cell table:style-name="ce46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42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28]+[.D129]" table:style-name="ce43">
            <text:p>375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2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29]+[.D130]" table:style-name="ce43">
            <text:p>1.627,5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4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30]+[.D131]" table:style-name="ce43">
            <text:p>3.074,5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4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31]+[.D132]" table:style-name="ce43">
            <text:p>4.474,54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42"/>
          <table:table-cell table:number-columns-repeated="2" table:style-name="ce1"/>
          <table:table-cell table:style-name="ce46"/>
          <table:table-cell table:number-columns-repeated="16379"/>
        </table:table-row>
        <table:table-row table:style-name="ro1">
          <table:table-cell table:style-name="ce1"/>
          <table:table-cell office:value-type="string" table:style-name="ce49">
            <text:p>2023-24 Kira Bedeli</text:p>
          </table:table-cell>
          <table:table-cell table:style-name="ce1"/>
          <table:table-cell office:value-type="float" office:value="83000" table:style-name="ce24">
            <text:p>83.000,00</text:p>
          </table:table-cell>
          <table:table-cell office:value-type="float" office:value="83000" table:style-name="ce46">
            <text:p>83.0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2">
            <text:p>TR <text:s/>3100 0640 0000 1580 0126 8616</text:p>
          </table:table-cell>
          <table:table-cell table:number-columns-repeated="2" table:style-name="ce1"/>
          <table:table-cell table:style-name="ce46"/>
          <table:table-cell table:number-columns-repeated="16379"/>
        </table:table-row>
        <table:table-row table:style-name="ro1">
          <table:table-cell table:style-name="ce1"/>
          <table:table-cell office:value-type="string" table:style-name="ce42">
            <text:p>Ali Umut BALCI İşbank hesabına yollanacak</text:p>
          </table:table-cell>
          <table:table-cell table:number-columns-repeated="2" table:style-name="ce1"/>
          <table:table-cell table:style-name="ce46"/>
          <table:table-cell table:number-columns-repeated="16379"/>
        </table:table-row>
        <table:table-row table:style-name="ro1">
          <table:table-cell table:style-name="ce1"/>
          <table:table-cell office:value-type="string" table:style-name="ce50">
            <text:p>Açıklamaya “<text:span text:style-name="T2">2023-24 kira bedeli kalanı</text:span>”</text:p>
          </table:table-cell>
          <table:table-cell table:number-columns-repeated="2" table:style-name="ce1"/>
          <table:table-cell table:style-name="ce46"/>
          <table:table-cell table:number-columns-repeated="16379"/>
        </table:table-row>
        <table:table-row table:style-name="ro1">
          <table:table-cell table:style-name="ce1"/>
          <table:table-cell office:value-type="string" table:style-name="ce51">
            <text:p>yazılacak</text:p>
          </table:table-cell>
          <table:table-cell table:style-name="ce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 table:style-name="ce32"/>
          <table:table-cell table:number-columns-repeated="3" table:style-name="ce1"/>
          <table:table-cell table:style-name="ce24"/>
          <table:table-cell table:number-columns-repeated="16379"/>
        </table:table-row>
        <table:table-row table:number-rows-repeated="2" table:style-name="ro1">
          <table:table-cell table:style-name="ce32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number-rows-repeated="6" table:style-name="ro1">
          <table:table-cell table:number-columns-repeated="5" table:style-name="ce9"/>
          <table:table-cell table:number-columns-repeated="16379" table:style-name="ce1"/>
        </table:table-row>
        <table:table-row table:number-rows-repeated="1048428" table:style-name="ro1">
          <table:table-cell table:number-columns-repeated="16384"/>
        </table:table-row>
      </table:table>
      <table:table table:name="SnyG702-22" table:style-name="ta1">
        <table:table-column table:style-name="co1" table:default-cell-style-name="ce1"/>
        <table:table-column table:style-name="co22" table:default-cell-style-name="ce1"/>
        <table:table-column table:style-name="co1" table:number-columns-repeated="4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SnyG702-22</text:p>
          </table:table-cell>
          <table:table-cell office:value-type="string" table:style-name="ce23">
            <text:p>Sanayi pano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54">
            <text:p>30 Eylül 2022 – 29 Eylül 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Metin Çelik 2022-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Toplamlar</text:p>
          </table:table-cell>
          <table:table-cell table:number-columns-repeated="2" table:style-name="ce1"/>
          <table:table-cell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96000" table:formula="of:=SUM([.C12:.C19])" table:style-name="ce24">
            <text:p>96.000,00</text:p>
          </table:table-cell>
          <table:table-cell table:number-columns-repeated="2"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Toplam Ödeme</text:p>
          </table:table-cell>
          <table:table-cell office:value-type="float" office:value="86000" table:formula="of:=SUM([.D12:.D20])" table:style-name="ce24">
            <text:p>86.000,00</text:p>
          </table:table-cell>
          <table:table-cell table:number-columns-repeated="2"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10000" table:formula="of:=[.E20]" table:style-name="ce24">
            <text:p>10.000,00</text:p>
          </table:table-cell>
          <table:table-cell table:number-columns-repeated="2"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23]" table:style-name="ce24">
            <text:p>0,00</text:p>
          </table:table-cell>
          <table:table-cell table:number-columns-repeated="2"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5">
            <text:p>Net Kira</text:p>
          </table:table-cell>
          <table:table-cell office:value-type="float" office:value="86000" table:formula="of:=[.C6]-[.C8]" table:style-name="ce24">
            <text:p>86.000,00</text:p>
          </table:table-cell>
          <table:table-cell table:style-name="ce1"/>
          <table:table-cell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table:style-name="ce23"/>
          <table:table-cell table:number-columns-repeated="4" table:style-name="ce9"/>
          <table:table-cell table:number-columns-repeated="16378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09-2023 – 29-09-2024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1200 TL Elektrik Teminat Bedeli alındı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kira bedeli 96000</text:p>
          </table:table-cell>
          <table:table-cell office:value-type="float" office:value="96000" table:style-name="ce9">
            <text:p>96.000,00</text:p>
          </table:table-cell>
          <table:table-cell table:style-name="ce9"/>
          <table:table-cell office:value-type="float" office:value="96000" table:formula="of:=[.E12]+[.C14]-[.D14]" table:style-name="ce9">
            <text:p>96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9-25T00:00:00" table:style-name="ce15">
            <text:p>25.09.2023</text:p>
          </table:table-cell>
          <table:table-cell table:style-name="ce1"/>
          <table:table-cell table:style-name="ce9"/>
          <table:table-cell office:value-type="float" office:value="83000" table:style-name="ce1">
            <text:p>83000</text:p>
          </table:table-cell>
          <table:table-cell office:value-type="float" office:value="13000" table:formula="of:=[.E14]+[.C15]-[.D15]" table:style-name="ce9">
            <text:p>13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9-26T00:00:00" table:style-name="ce15">
            <text:p>26.09.2023</text:p>
          </table:table-cell>
          <table:table-cell table:style-name="ce1"/>
          <table:table-cell table:style-name="ce9"/>
          <table:table-cell office:value-type="float" office:value="3000" table:style-name="ce1">
            <text:p>3000</text:p>
          </table:table-cell>
          <table:table-cell office:value-type="float" office:value="10000" table:formula="of:=[.E15]+[.C16]-[.D16]" table:style-name="ce9">
            <text:p>10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10-30T00:00:00" table:style-name="ce15">
            <text:p>30.10.2023</text:p>
          </table:table-cell>
          <table:table-cell office:value-type="string" table:style-name="ce1">
            <text:p>10000 bankadan</text:p>
          </table:table-cell>
          <table:table-cell table:style-name="ce9"/>
          <table:table-cell table:style-name="ce1"/>
          <table:table-cell office:value-type="float" office:value="10000" table:formula="of:=[.E16]+[.C17]-[.D17]" table:style-name="ce9">
            <text:p>10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10000" table:formula="of:=[.E17]+[.C18]-[.D18]" table:style-name="ce9">
            <text:p>10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10000" table:formula="of:=[.E18]+[.C19]-[.D19]" table:style-name="ce9">
            <text:p>10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5"/>
          <table:table-cell table:number-columns-repeated="3" table:style-name="ce1"/>
          <table:table-cell office:value-type="float" office:value="10000" table:formula="of:=[.E19]+[.C20]-[.D20]" table:style-name="ce24">
            <text:p>10.000,00</text:p>
          </table:table-cell>
          <table:table-cell table:style-name="ce9"/>
          <table:table-cell table:number-columns-repeated="16378"/>
        </table:table-row>
        <table:table-row table:number-rows-repeated="2" table:style-name="ro1">
          <table:table-cell table:style-name="ce1"/>
          <table:table-cell table:style-name="ce23"/>
          <table:table-cell table:number-columns-repeated="2" table:style-name="ce1"/>
          <table:table-cell table:number-columns-repeated="2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Masraflar</text:p>
          </table:table-cell>
          <table:table-cell table:style-name="ce1"/>
          <table:table-cell office:value-type="float" office:value="0" table:formula="of:=SUM([.D25:.D44])" table:style-name="ce24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27"/>
          <table:table-cell table:style-name="ce9"/>
          <table:table-cell table:number-columns-repeated="16379" table:style-name="ce1"/>
        </table:table-row>
        <table:table-row table:style-name="ro1">
          <table:table-cell table:style-name="ce15"/>
          <table:table-cell table:number-columns-repeated="2" table:style-name="ce9"/>
          <table:table-cell table:style-name="ce27"/>
          <table:table-cell table:style-name="ce9"/>
          <table:table-cell table:number-columns-repeated="16379" table:style-name="ce1"/>
        </table:table-row>
        <table:table-row table:style-name="ro1">
          <table:table-cell table:style-name="ce15"/>
          <table:table-cell table:number-columns-repeated="2" table:style-name="ce9"/>
          <table:table-cell table:style-name="ce19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5"/>
          <table:table-cell table:number-columns-repeated="4" table:style-name="ce9"/>
          <table:table-cell table:number-columns-repeated="16379" table:style-name="ce1"/>
        </table:table-row>
        <table:table-row table:number-rows-repeated="3" table:style-name="ro1">
          <table:table-cell table:style-name="ce15"/>
          <table:table-cell table:number-columns-repeated="3" table:style-name="ce9"/>
          <table:table-cell table:style-name="ce23"/>
          <table:table-cell table:style-name="ce21"/>
          <table:table-cell table:number-columns-repeated="16378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23"/>
          <table:table-cell table:style-name="ce21"/>
          <table:table-cell table:number-columns-repeated="16378"/>
        </table:table-row>
        <table:table-row table:number-rows-repeated="3" table:style-name="ro1">
          <table:table-cell table:style-name="ce1"/>
          <table:table-cell table:number-columns-repeated="5" table:style-name="ce9"/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30-09-2022 – 29-09-2023</text:p>
          </table:table-cell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bedeli 48000 den kalan 4000</text:p>
          </table:table-cell>
          <table:table-cell table:number-columns-repeated="2" table:style-name="ce9"/>
          <table:table-cell office:value-type="float" office:value="0" table:formula="of:=[.E45]+[.C46]-[.D46]" table:style-name="ce9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0" table:formula="of:=[.E46]+[.C47]-[.D47]" table:style-name="ce9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30T00:00:00" table:style-name="ce15">
            <text:p>30.01.2023</text:p>
          </table:table-cell>
          <table:table-cell office:value-type="string" table:style-name="ce1">
            <text:p><text:s/>2022 kiradan kalan 1000 5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1000" table:formula="of:=[.E47]+[.C48]-[.D48]" table:style-name="ce9">
            <text:p>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8T00:00:00" table:style-name="ce15">
            <text:p>28.02.2023</text:p>
          </table:table-cell>
          <table:table-cell office:value-type="string" table:style-name="ce1">
            <text:p><text:s/>2022 kiradan kalan 1000 6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2000" table:formula="of:=[.E48]+[.C49]-[.D49]" table:style-name="ce9">
            <text:p>2.000,00</text:p>
          </table:table-cell>
          <table:table-cell table:number-columns-repeated="16379"/>
        </table:table-row>
        <table:table-row table:style-name="ro1">
          <table:table-cell office:value-type="date" office:date-value="2023-03-30T00:00:00" table:style-name="ce15">
            <text:p>30.03.2023</text:p>
          </table:table-cell>
          <table:table-cell office:value-type="string" table:style-name="ce1">
            <text:p><text:s/>2022 kiradan kalan 1000 7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3000" table:formula="of:=[.E49]+[.C50]-[.D50]" table:style-name="ce9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04-30T00:00:00" table:style-name="ce15">
            <text:p>30.04.2023</text:p>
          </table:table-cell>
          <table:table-cell office:value-type="string" table:style-name="ce1">
            <text:p><text:s/>2022 kiradan kalan 1000 8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4000" table:formula="of:=[.E50]+[.C51]-[.D51]" table:style-name="ce9">
            <text:p>4.000,00</text:p>
          </table:table-cell>
          <table:table-cell table:number-columns-repeated="16379"/>
        </table:table-row>
        <table:table-row table:style-name="ro1">
          <table:table-cell table:style-name="ce15"/>
          <table:table-cell table:number-columns-repeated="3" table:style-name="ce1"/>
          <table:table-cell office:value-type="float" office:value="4000" table:formula="of:=[.E51]+[.C52]-[.D52]" table:style-name="ce9">
            <text:p>4.00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23">
            <text:p>1200 TL Elektrik Teminat Bedelinden kalan</text:p>
          </table:table-cell>
          <table:table-cell office:value-type="float" office:value="400" table:style-name="ce9">
            <text:p>400,00</text:p>
          </table:table-cell>
          <table:table-cell table:style-name="ce1"/>
          <table:table-cell office:value-type="float" office:value="4400" table:formula="of:=[.E52]+[.C53]-[.D53]" table:style-name="ce9">
            <text:p>4.40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1 elektrik tmnt 200 5/6</text:p>
          </table:table-cell>
          <table:table-cell table:number-columns-repeated="2" table:style-name="ce9"/>
          <table:table-cell office:value-type="float" office:value="4400" table:formula="of:=[.E53]+[.C54]-[.D54]" table:style-name="ce9">
            <text:p>4.40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2 elektrik tmnt 200 6/6</text:p>
          </table:table-cell>
          <table:table-cell table:number-columns-repeated="2" table:style-name="ce9"/>
          <table:table-cell office:value-type="float" office:value="4400" table:formula="of:=[.E54]+[.C55]-[.D55]" table:style-name="ce9">
            <text:p>4.400,00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4400" table:formula="of:=[.E55]+[.C56]-[.D56]" table:style-name="ce9">
            <text:p>4.400,00</text:p>
          </table:table-cell>
          <table:table-cell table:number-columns-repeated="16379"/>
        </table:table-row>
        <table:table-row table:style-name="ro1">
          <table:table-cell office:value-type="date" office:date-value="2023-03-13T00:00:00" table:style-name="ce15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9"/>
          <table:table-cell office:value-type="float" office:value="2400" table:style-name="ce1">
            <text:p>2400</text:p>
          </table:table-cell>
          <table:table-cell office:value-type="float" office:value="2000" table:formula="of:=[.E56]+[.C57]-[.D57]" table:style-name="ce9">
            <text:p>2.000,00</text:p>
          </table:table-cell>
          <table:table-cell table:number-columns-repeated="16379"/>
        </table:table-row>
        <table:table-row table:style-name="ro1">
          <table:table-cell office:value-type="date" office:date-value="2023-03-13T00:00:00" table:style-name="ce15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-400" table:formula="of:=[.E57]+[.C58]-[.D58]" table:style-name="ce9">
            <text:p>-4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3">
            <text:p>2023 şubat elektrik</text:p>
          </table:table-cell>
          <table:table-cell table:style-name="ce1"/>
          <table:table-cell office:value-type="float" office:value="-342.4" table:style-name="ce1">
            <text:p>-342,4</text:p>
          </table:table-cell>
          <table:table-cell office:value-type="float" office:value="-57.600000000000023" table:formula="of:=[.E58]+[.C59]-[.D59]" table:style-name="ce9">
            <text:p>-57,6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3">
            <text:p>elden nakit iade</text:p>
          </table:table-cell>
          <table:table-cell table:style-name="ce1"/>
          <table:table-cell office:value-type="float" office:value="-57.6" table:style-name="ce1">
            <text:p>-57,6</text:p>
          </table:table-cell>
          <table:table-cell office:value-type="float" office:value="0" table:formula="of:=[.E59]+[.C60]-[.D60]" table:style-name="ce9">
            <text:p>0,00</text:p>
          </table:table-cell>
          <table:table-cell table:number-columns-repeated="16379"/>
        </table:table-row>
        <table:table-row table:number-rows-repeated="1048516" table:style-name="ro1">
          <table:table-cell table:number-columns-repeated="16384"/>
        </table:table-row>
      </table:table>
      <table:table table:name="SnH_yazıhane" table:style-name="ta1">
        <table:table-column table:style-name="co23" table:default-cell-style-name="ce1"/>
        <table:table-column table:style-name="co24" table:default-cell-style-name="ce1"/>
        <table:table-column table:style-name="co4" table:default-cell-style-name="ce9"/>
        <table:table-column table:style-name="co5" table:default-cell-style-name="ce9"/>
        <table:table-column table:style-name="co25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Sanayi 1 Yazıhane</text:p>
          </table:table-cell>
          <table:table-cell table:style-name="ce9"/>
          <table:table-cell office:value-type="string" table:style-name="ce9">
            <text:p>300 m2</text:p>
          </table:table-cell>
          <table:table-cell table:style-name="ce9"/>
          <table:table-cell office:value-type="float" office:value="594.05999999999995" table:formula="of:=SUM([.F6:.F55])" table:style-name="ce24">
            <text:p>594,06</text:p>
          </table:table-cell>
          <table:table-cell office:value-type="float" office:value="-594.05999999999995" table:formula="of:=[.G21]" table:style-name="ce24">
            <text:p>-594,0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office:value-type="string" table:style-name="ce25">
            <text:p>Masraf</text:p>
          </table:table-cell>
          <table:table-cell office:value-type="string" table:style-name="ce25">
            <text:p>Bakiye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9"/>
          <table:table-cell table:style-name="ce27"/>
          <table:table-cell table:style-name="ce24"/>
          <table:table-cell table:number-columns-repeated="16377"/>
        </table:table-row>
        <table:table-row table:style-name="ro1">
          <table:table-cell office:value-type="date" office:date-value="2023-01-30T00:00:00" table:style-name="ce15">
            <text:p>30.01.2023</text:p>
          </table:table-cell>
          <table:table-cell office:value-type="string" table:style-name="ce1">
            <text:p>Elektrik 1-2022</text:p>
          </table:table-cell>
          <table:table-cell table:number-columns-repeated="2" table:style-name="ce1"/>
          <table:table-cell table:style-name="ce9"/>
          <table:table-cell office:value-type="float" office:value="183.26" table:style-name="ce9">
            <text:p>183,26</text:p>
          </table:table-cell>
          <table:table-cell office:value-type="float" office:value="-183.26" table:formula="of:=[.G5]+[.E6]-[.F6]" table:style-name="ce9">
            <text:p>-183,26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5">
            <text:p>28.02.2023</text:p>
          </table:table-cell>
          <table:table-cell office:value-type="string" table:style-name="ce1">
            <text:p>Elektrik 2-2022</text:p>
          </table:table-cell>
          <table:table-cell table:number-columns-repeated="2" table:style-name="ce1"/>
          <table:table-cell table:style-name="ce9"/>
          <table:table-cell office:value-type="float" office:value="87.69" table:style-name="ce9">
            <text:p>87,69</text:p>
          </table:table-cell>
          <table:table-cell office:value-type="float" office:value="-270.95" table:formula="of:=[.G6]+[.E7]-[.F7]" table:style-name="ce9">
            <text:p>-270,9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5">
            <text:p>30.03.2023</text:p>
          </table:table-cell>
          <table:table-cell office:value-type="string" table:style-name="ce1">
            <text:p>Elektrik 3-2022</text:p>
          </table:table-cell>
          <table:table-cell table:number-columns-repeated="2" table:style-name="ce1"/>
          <table:table-cell table:style-name="ce9"/>
          <table:table-cell office:value-type="float" office:value="64.930000000000007" table:style-name="ce9">
            <text:p>64,93</text:p>
          </table:table-cell>
          <table:table-cell office:value-type="float" office:value="-335.88" table:formula="of:=[.G7]+[.E8]-[.F8]" table:style-name="ce9">
            <text:p>-335,88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5">
            <text:p>30.04.2023</text:p>
          </table:table-cell>
          <table:table-cell office:value-type="string" table:style-name="ce1">
            <text:p>Elektrik 4-2022</text:p>
          </table:table-cell>
          <table:table-cell table:number-columns-repeated="2" table:style-name="ce1"/>
          <table:table-cell table:style-name="ce9"/>
          <table:table-cell office:value-type="float" office:value="107.14" table:style-name="ce9">
            <text:p>107,14</text:p>
          </table:table-cell>
          <table:table-cell office:value-type="float" office:value="-443.02" table:formula="of:=[.G8]+[.E9]-[.F9]" table:style-name="ce9">
            <text:p>-443,02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5">
            <text:p>30.05.2023</text:p>
          </table:table-cell>
          <table:table-cell office:value-type="string" table:style-name="ce1">
            <text:p>Elektrik 5-2022</text:p>
          </table:table-cell>
          <table:table-cell table:number-columns-repeated="2" table:style-name="ce1"/>
          <table:table-cell table:style-name="ce9"/>
          <table:table-cell office:value-type="float" office:value="109.31" table:style-name="ce9">
            <text:p>109,31</text:p>
          </table:table-cell>
          <table:table-cell office:value-type="float" office:value="-552.32999999999993" table:formula="of:=[.G9]+[.E10]-[.F10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34">
            <text:p>14.05.2023</text:p>
          </table:table-cell>
          <table:table-cell office:value-type="string" table:style-name="ce23">
            <text:p>Bina Vergisi 1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2.32999999999993" table:formula="of:=[.G10]+[.E11]-[.F11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34">
            <text:p>14.05.2023</text:p>
          </table:table-cell>
          <table:table-cell office:value-type="string" table:style-name="ce23">
            <text:p>Kültür Vergisi 1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1]+[.E12]-[.F12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5">
            <text:p>30.05.2023</text:p>
          </table:table-cell>
          <table:table-cell office:value-type="string" table:style-name="ce1">
            <text:p>Elektrik 6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2]+[.E13]-[.F13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5">
            <text:p>30.06.2023</text:p>
          </table:table-cell>
          <table:table-cell office:value-type="string" table:style-name="ce1">
            <text:p>Elektrik 7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3]+[.E14]-[.F14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5">
            <text:p>30.07.2023</text:p>
          </table:table-cell>
          <table:table-cell office:value-type="string" table:style-name="ce1">
            <text:p>Elektrik 8-2022</text:p>
          </table:table-cell>
          <table:table-cell table:number-columns-repeated="2" table:style-name="ce1"/>
          <table:table-cell table:style-name="ce9"/>
          <table:table-cell office:value-type="float" office:value="41.73" table:style-name="ce9">
            <text:p>41,73</text:p>
          </table:table-cell>
          <table:table-cell office:value-type="float" office:value="-594.05999999999995" table:formula="of:=[.G14]+[.E15]-[.F15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08-30T00:00:00" table:style-name="ce15">
            <text:p>30.08.2023</text:p>
          </table:table-cell>
          <table:table-cell office:value-type="string" table:style-name="ce1">
            <text:p>Elektrik 9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5]+[.E16]-[.F16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15">
            <text:p>30.09.2023</text:p>
          </table:table-cell>
          <table:table-cell office:value-type="string" table:style-name="ce1">
            <text:p>Elektrik 10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6]+[.E17]-[.F17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15">
            <text:p>30.10.2023</text:p>
          </table:table-cell>
          <table:table-cell office:value-type="string" table:style-name="ce1">
            <text:p>Elektrik 11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7]+[.E18]-[.F18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34">
            <text:p>14.10.2023</text:p>
          </table:table-cell>
          <table:table-cell office:value-type="string" table:style-name="ce23">
            <text:p>Bina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94.05999999999995" table:formula="of:=[.G18]+[.E19]-[.F19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34">
            <text:p>14.10.2023</text:p>
          </table:table-cell>
          <table:table-cell office:value-type="string" table:style-name="ce23">
            <text:p>Kültür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94.05999999999995" table:formula="of:=[.G19]+[.E20]-[.F20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15">
            <text:p>30.12.2023</text:p>
          </table:table-cell>
          <table:table-cell office:value-type="string" table:style-name="ce1">
            <text:p>Elektrik 12-2022</text:p>
          </table:table-cell>
          <table:table-cell table:style-name="ce1"/>
          <table:table-cell table:number-columns-repeated="3" table:style-name="ce9"/>
          <table:table-cell office:value-type="float" office:value="-594.05999999999995" table:formula="of:=[.G20]+[.E21]-[.F21]" table:style-name="ce9">
            <text:p>-594,06</text:p>
          </table:table-cell>
          <table:table-cell table:number-columns-repeated="16377"/>
        </table:table-row>
        <table:table-row table:number-rows-repeated="2" table:style-name="ro1">
          <table:table-cell table:number-columns-repeated="6" table:style-name="ce1"/>
          <table:table-cell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style-name="ce15"/>
          <table:table-cell table:number-columns-repeated="2"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number-columns-repeated="2" table:style-name="ce1"/>
          <table:table-cell table:number-columns-repeated="2" table:style-name="ce9"/>
          <table:table-cell table:style-name="ce23"/>
          <table:table-cell table:number-columns-repeated="2" table:style-name="ce9"/>
          <table:table-cell table:number-columns-repeated="16377"/>
        </table:table-row>
        <table:table-row table:number-rows-repeated="2" table:style-name="ro1">
          <table:table-cell table:style-name="ce15"/>
          <table:table-cell table:style-name="ce1"/>
          <table:table-cell table:number-columns-repeated="2" table:style-name="ce9"/>
          <table:table-cell table:style-name="ce23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2" table:style-name="ce9"/>
          <table:table-cell table:style-name="ce23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table:style-name="ce23"/>
          <table:table-cell table:number-columns-repeated="2" table:style-name="ce9"/>
          <table:table-cell table:number-columns-repeated="16377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number-columns-repeated="4" table:style-name="ce9"/>
          <table:table-cell table:style-name="ce24"/>
          <table:table-cell table:number-columns-repeated="16377"/>
        </table:table-row>
        <table:table-row table:number-rows-repeated="1048529" table:style-name="ro1">
          <table:table-cell table:number-columns-repeated="16384"/>
        </table:table-row>
      </table:table>
      <table:table table:name="02-10-TPLM" table:style-name="ta1">
        <table:table-column table:style-name="co26" table:default-cell-style-name="ce1"/>
        <table:table-column table:style-name="co25" table:number-columns-repeated="2" table:default-cell-style-name="ce1"/>
        <table:table-column table:style-name="co4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6" table:default-cell-style-name="ce1"/>
        <table:table-column table:style-name="co5" table:default-cell-style-name="ce1"/>
        <table:table-column table:style-name="co25" table:default-cell-style-name="ce1"/>
        <table:table-column table:style-name="co30" table:default-cell-style-name="ce1"/>
        <table:table-column table:style-name="co6" table:number-columns-repeated="16373" table:default-cell-style-name="ce1"/>
        <table:table-row table:style-name="ro1">
          <table:table-cell table:number-columns-repeated="3" table:style-name="ce23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23">
            <text:p>Sanayi 1200 m2 kira</text:p>
          </table:table-cell>
          <table:table-cell table:number-columns-repeated="2" table:style-name="ce23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26">
            <text:p>Açıklama</text:p>
          </table:table-cell>
          <table:table-cell office:value-type="string" table:style-name="ce26">
            <text:p>Başl.</text:p>
          </table:table-cell>
          <table:table-cell office:value-type="string" table:style-name="ce26">
            <text:p>bitiş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office:value-type="string" table:style-name="ce25">
            <text:p>Masraf</text:p>
          </table:table-cell>
          <table:table-cell office:value-type="string" table:style-name="ce25">
            <text:p>Net Kira</text:p>
          </table:table-cell>
          <table:table-cell table:number-columns-repeated="2" table:style-name="ce1"/>
          <table:table-cell table:style-name="ce9"/>
          <table:table-cell table:style-name="ce19"/>
          <table:table-cell table:number-columns-repeated="16372"/>
        </table:table-row>
        <table:table-row table:style-name="ro1">
          <table:table-cell office:value-type="string" table:style-name="ce23">
            <text:p>2022 Kira</text:p>
          </table:table-cell>
          <table:table-cell table:number-columns-repeated="2" table:style-name="ce23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table:style-name="ce23"/>
          <table:table-cell table:number-columns-repeated="2" table:style-name="ce55"/>
          <table:table-cell table:number-columns-repeated="5" table:style-name="ce9"/>
          <table:table-cell table:number-columns-repeated="2" table:style-name="ce56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23">
            <text:p>SnA_Boya</text:p>
          </table:table-cell>
          <table:table-cell office:value-type="date" office:date-value="2023-09-30T00:00:00" table:style-name="ce55">
            <text:p>30.9.23</text:p>
          </table:table-cell>
          <table:table-cell office:value-type="date" office:date-value="2023-09-29T00:00:00" table:style-name="ce55">
            <text:p>29.9.23</text:p>
          </table:table-cell>
          <table:table-cell office:value-type="float" office:value="0" table:formula="of:=['SnyA105-22'.C5]" table:style-name="ce57">
            <text:p>0</text:p>
          </table:table-cell>
          <table:table-cell office:value-type="float" office:value="84000" table:formula="of:=['SnyA105-22'.C6]" table:style-name="ce57">
            <text:p>84.000</text:p>
          </table:table-cell>
          <table:table-cell office:value-type="float" office:value="0" table:formula="of:=['SnyA105-22'.C7]" table:style-name="ce57">
            <text:p>0</text:p>
          </table:table-cell>
          <table:table-cell office:value-type="float" office:value="0" table:formula="of:=['SnyA105-22'.C8]" table:style-name="ce57">
            <text:p>0</text:p>
          </table:table-cell>
          <table:table-cell office:value-type="float" office:value="84000" table:formula="of:=[.E6]-[.G6]" table:style-name="ce57">
            <text:p>84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B_Karo</text:p>
          </table:table-cell>
          <table:table-cell office:value-type="date" office:date-value="2024-01-01T00:00:00" table:style-name="ce55">
            <text:p>1.1.24</text:p>
          </table:table-cell>
          <table:table-cell office:value-type="date" office:date-value="2024-12-31T00:00:00" table:style-name="ce55">
            <text:p>31.12.24</text:p>
          </table:table-cell>
          <table:table-cell office:value-type="float" office:value="0" table:formula="of:=['SnyB202-22'.C9]" table:style-name="ce57">
            <text:p>0</text:p>
          </table:table-cell>
          <table:table-cell office:value-type="float" office:value="0" table:formula="of:=['SnyB202-22'.C10]" table:style-name="ce57">
            <text:p>0</text:p>
          </table:table-cell>
          <table:table-cell office:value-type="float" office:value="791.33" table:formula="of:=['SnyB202-22'.C11]" table:style-name="ce57">
            <text:p>791</text:p>
          </table:table-cell>
          <table:table-cell office:value-type="float" office:value="0" table:formula="of:=['SnyB202-22'.C12]" table:style-name="ce57">
            <text:p>0</text:p>
          </table:table-cell>
          <table:table-cell office:value-type="float" office:value="0" table:formula="of:=[.E7]-[.G7]" table:style-name="ce57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CD_Vinç</text:p>
          </table:table-cell>
          <table:table-cell office:value-type="date" office:date-value="2023-11-30T00:00:00" table:style-name="ce55">
            <text:p>30.11.23</text:p>
          </table:table-cell>
          <table:table-cell office:value-type="date" office:date-value="2024-11-29T00:00:00" table:style-name="ce55">
            <text:p>29.11.24</text:p>
          </table:table-cell>
          <table:table-cell office:value-type="float" office:value="0" table:formula="of:=['SnyC301-22'.C5]" table:style-name="ce57">
            <text:p>0</text:p>
          </table:table-cell>
          <table:table-cell office:value-type="float" office:value="0" table:formula="of:=['SnyC301-22'.C6]" table:style-name="ce57">
            <text:p>0</text:p>
          </table:table-cell>
          <table:table-cell office:value-type="float" office:value="0" table:formula="of:=['SnyC301-22'.C7]" table:style-name="ce57">
            <text:p>0</text:p>
          </table:table-cell>
          <table:table-cell office:value-type="float" office:value="0" table:formula="of:=['SnyC301-22'.C8]" table:style-name="ce57">
            <text:p>0</text:p>
          </table:table-cell>
          <table:table-cell office:value-type="float" office:value="0" table:formula="of:=[.E8]-[.G8]" table:style-name="ce57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E_Este</text:p>
          </table:table-cell>
          <table:table-cell office:value-type="date" office:date-value="2023-08-30T00:00:00" table:style-name="ce55">
            <text:p>30.8.23</text:p>
          </table:table-cell>
          <table:table-cell office:value-type="date" office:date-value="2024-08-29T00:00:00" table:style-name="ce55">
            <text:p>29.8.24</text:p>
          </table:table-cell>
          <table:table-cell office:value-type="float" office:value="96000" table:formula="of:=['SnyE502-22'.D5]" table:style-name="ce57">
            <text:p>96.000</text:p>
          </table:table-cell>
          <table:table-cell office:value-type="float" office:value="71000" table:formula="of:=['SnyE502-22'.D6]" table:style-name="ce57">
            <text:p>71.000</text:p>
          </table:table-cell>
          <table:table-cell office:value-type="float" office:value="25000" table:formula="of:=['SnyE502-22'.D7]" table:style-name="ce57">
            <text:p>25.000</text:p>
          </table:table-cell>
          <table:table-cell office:value-type="float" office:value="0" table:formula="of:=['SnyE502-22'.D8]" table:style-name="ce57">
            <text:p>0</text:p>
          </table:table-cell>
          <table:table-cell office:value-type="float" office:value="71000" table:formula="of:=[.E9]-[.G9]" table:style-name="ce57">
            <text:p>71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F_Pano</text:p>
          </table:table-cell>
          <table:table-cell office:value-type="date" office:date-value="2023-03-31T00:00:00" table:style-name="ce55">
            <text:p>31.3.23</text:p>
          </table:table-cell>
          <table:table-cell office:value-type="date" office:date-value="2024-03-30T00:00:00" table:style-name="ce55">
            <text:p>30.3.24</text:p>
          </table:table-cell>
          <table:table-cell office:value-type="float" office:value="113887.05909485454" table:formula="of:=['SnyF601-22'.D5]" table:style-name="ce57">
            <text:p>113.887</text:p>
          </table:table-cell>
          <table:table-cell office:value-type="float" office:value="98000" table:formula="of:=['SnyF601-22'.D6]" table:style-name="ce57">
            <text:p>98.000</text:p>
          </table:table-cell>
          <table:table-cell office:value-type="float" office:value="15887.059094854543" table:formula="of:=['SnyF601-22'.D7]" table:style-name="ce57">
            <text:p>15.887</text:p>
          </table:table-cell>
          <table:table-cell office:value-type="float" office:value="0" table:formula="of:=['SnyF601-22'.D8]" table:style-name="ce57">
            <text:p>0</text:p>
          </table:table-cell>
          <table:table-cell office:value-type="float" office:value="98000" table:formula="of:=[.E10]-[.G10]" table:style-name="ce57">
            <text:p>98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G_Silim</text:p>
          </table:table-cell>
          <table:table-cell office:value-type="date" office:date-value="2023-09-30T00:00:00" table:style-name="ce55">
            <text:p>30.9.23</text:p>
          </table:table-cell>
          <table:table-cell office:value-type="date" office:date-value="2024-09-29T00:00:00" table:style-name="ce55">
            <text:p>29.9.24</text:p>
          </table:table-cell>
          <table:table-cell office:value-type="float" office:value="96000" table:formula="of:=['SnyG702-22'.C5]" table:style-name="ce57">
            <text:p>96.000</text:p>
          </table:table-cell>
          <table:table-cell office:value-type="float" office:value="86000" table:formula="of:=['SnyG702-22'.C6]" table:style-name="ce57">
            <text:p>86.000</text:p>
          </table:table-cell>
          <table:table-cell office:value-type="float" office:value="10000" table:formula="of:=['SnyG702-22'.C7]" table:style-name="ce57">
            <text:p>10.000</text:p>
          </table:table-cell>
          <table:table-cell office:value-type="float" office:value="0" table:formula="of:=['SnyG702-22'.C8]" table:style-name="ce57">
            <text:p>0</text:p>
          </table:table-cell>
          <table:table-cell office:value-type="float" office:value="86000" table:formula="of:=[.E11]-[.G11]" table:style-name="ce57">
            <text:p>86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style-name="ce23"/>
          <table:table-cell table:number-columns-repeated="2" table:style-name="ce55"/>
          <table:table-cell table:number-columns-repeated="5" table:style-name="ce57"/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H_Yazıhane</text:p>
          </table:table-cell>
          <table:table-cell table:number-columns-repeated="2" table:style-name="ce55"/>
          <table:table-cell table:style-name="ce57"/>
          <table:table-cell office:value-type="float" office:value="0" table:style-name="ce57">
            <text:p>0</text:p>
          </table:table-cell>
          <table:table-cell table:style-name="ce57"/>
          <table:table-cell office:value-type="float" office:value="-594.05999999999995" table:formula="of:=[SnH_yazıhane.F2]*-1" table:style-name="ce57">
            <text:p>-594</text:p>
          </table:table-cell>
          <table:table-cell office:value-type="float" office:value="594.05999999999995" table:formula="of:=[.E13]-[.G13]" table:style-name="ce57">
            <text:p>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1"/>
          <table:table-cell table:number-columns-repeated="5" table:style-name="ce57"/>
          <table:table-cell table:number-columns-repeated="3" table:style-name="ce9"/>
          <table:table-cell table:style-name="ce27"/>
          <table:table-cell table:number-columns-repeated="16372"/>
        </table:table-row>
        <table:table-row table:style-name="ro1">
          <table:table-cell office:value-type="string" table:style-name="ce23">
            <text:p>Toplamlar</text:p>
          </table:table-cell>
          <table:table-cell table:number-columns-repeated="2" table:style-name="ce23"/>
          <table:table-cell office:value-type="float" office:value="305887.05909485451" table:formula="of:=SUM([.D4:.D14])" table:style-name="ce58">
            <text:p>305.887</text:p>
          </table:table-cell>
          <table:table-cell office:value-type="float" office:value="339000" table:formula="of:=SUM([.E4:.E14])" table:style-name="ce58">
            <text:p>339.000</text:p>
          </table:table-cell>
          <table:table-cell office:value-type="float" office:value="51678.389094854545" table:formula="of:=SUM([.F4:.F14])" table:style-name="ce59">
            <text:p>51.678</text:p>
          </table:table-cell>
          <table:table-cell office:value-type="float" office:value="-594.05999999999995" table:formula="of:=SUM([.G4:.G14])" table:style-name="ce58">
            <text:p>-594</text:p>
          </table:table-cell>
          <table:table-cell office:value-type="float" office:value="339594.06" table:formula="of:=SUM([.H4:.H14])" table:style-name="ce58">
            <text:p>339.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23"/>
          <table:table-cell table:number-columns-repeated="2" table:style-name="ce58"/>
          <table:table-cell table:style-name="ce60"/>
          <table:table-cell table:number-columns-repeated="2" table:style-name="ce58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57"/>
          <table:table-cell office:value-type="string" table:style-name="ce61">
            <text:p>Sanayi 2022 Toplam Kira Geliri</text:p>
          </table:table-cell>
          <table:table-cell office:value-type="float" office:value="339594.06" table:formula="of:=[.H15]" table:style-name="ce58">
            <text:p>339.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57"/>
          <table:table-cell table:style-name="ce61"/>
          <table:table-cell table:style-name="ce58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57"/>
          <table:table-cell table:style-name="ce56"/>
          <table:table-cell table:style-name="ce57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57"/>
          <table:table-cell table:style-name="ce21"/>
          <table:table-cell table:style-name="ce57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2" table:style-name="ce1"/>
          <table:table-cell table:number-columns-repeated="7" table:style-name="ce9"/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  <table:table table:name="02-11-GLR" table:style-name="ta1">
        <table:table-column table:style-name="co31" table:default-cell-style-name="ce1"/>
        <table:table-column table:style-name="co32" table:default-cell-style-name="ce1"/>
        <table:table-column table:style-name="co10" table:default-cell-style-name="ce1"/>
        <table:table-column table:style-name="co33" table:default-cell-style-name="ce1"/>
        <table:table-column table:style-name="co34" table:default-cell-style-name="ce1"/>
        <table:table-column table:style-name="co32" table:default-cell-style-name="ce5"/>
        <table:table-column table:style-name="co35" table:default-cell-style-name="ce5"/>
        <table:table-column table:style-name="co5" table:default-cell-style-name="ce1"/>
        <table:table-column table:style-name="co36" table:default-cell-style-name="ce1"/>
        <table:table-column table:style-name="co18" table:default-cell-style-name="ce9"/>
        <table:table-column table:style-name="co30" table:default-cell-style-name="ce1"/>
        <table:table-column table:style-name="co13" table:default-cell-style-name="ce9"/>
        <table:table-column table:style-name="co1" table:default-cell-style-name="ce1"/>
        <table:table-column table:style-name="co6" table:number-columns-repeated="16371" table:default-cell-style-name="ce1"/>
        <table:table-row table:style-name="ro3">
          <table:table-cell/>
          <table:table-cell table:number-columns-repeated="4" table:style-name="ce1"/>
          <table:table-cell office:value-type="string" table:style-name="ce62">
            <text:p>kira bedeli</text:p>
          </table:table-cell>
          <table:table-cell office:value-type="string" table:style-name="ce62">
            <text:p>tahsilat</text:p>
          </table:table-cell>
          <table:table-cell office:value-type="string" table:style-name="ce63">
            <text:p>alacak bakiye</text:p>
          </table:table-cell>
          <table:table-cell table:style-name="ce6"/>
          <table:table-cell table:style-name="ce64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8" table:style-name="ce65">
            <text:p>2018</text:p>
          </table:table-cell>
          <table:table-cell table:number-columns-repeated="2" table:style-name="ce1"/>
          <table:table-cell office:value-type="string" table:style-name="ce66">
            <text:p>TL</text:p>
          </table:table-cell>
          <table:table-cell office:value-type="string" table:style-name="ce66">
            <text:p>TL</text:p>
          </table:table-cell>
          <table:table-cell office:value-type="string" table:style-name="ce6">
            <text:p>TL</text:p>
          </table:table-cell>
          <table:table-cell office:value-type="string" table:style-name="ce6">
            <text:p>$-TL</text:p>
          </table:table-cell>
          <table:table-cell table:style-name="ce67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5">
            <text:p>30.10.2018</text:p>
          </table:table-cell>
          <table:table-cell office:value-type="string" table:style-name="ce1">
            <text:p>Dursun Durmuş 18-19 Kira Bedeli</text:p>
          </table:table-cell>
          <table:table-cell table:style-name="ce1"/>
          <table:table-cell office:value-type="currency" office:value="25000" table:style-name="ce5">
            <text:p>₺25.000,00</text:p>
          </table:table-cell>
          <table:table-cell table:style-name="ce5"/>
          <table:table-cell office:value-type="float" office:value="25000" table:formula="of:=[.F3]-[.G3]" table:style-name="ce9">
            <text:p>25.000,00</text:p>
          </table:table-cell>
          <table:table-cell table:style-name="ce1"/>
          <table:table-cell table:style-name="ce3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5">
            <text:p>30.10.2018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7500" table:style-name="ce5">
            <text:p>₺7.500,00</text:p>
          </table:table-cell>
          <table:table-cell office:value-type="float" office:value="17500" table:formula="of:=[.H3]+[.F4]-[.G4]" table:style-name="ce9">
            <text:p>17.500,00</text:p>
          </table:table-cell>
          <table:table-cell office:value-type="float" office:value="5.52" table:style-name="ce1">
            <text:p>5,52</text:p>
          </table:table-cell>
          <table:table-cell office:value-type="currency" office:value="1358.6956521739132" table:formula="of:=[.G4]/[.I4]" table:style-name="ce68">
            <text:p>$1.358,7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2-27T00:00:00" table:style-name="ce15">
            <text:p>27.12.2018</text:p>
          </table:table-cell>
          <table:table-cell office:value-type="string" table:style-name="ce1">
            <text:p>ödeme 18</text:p>
          </table:table-cell>
          <table:table-cell table:style-name="ce1"/>
          <table:table-cell table:style-name="ce5"/>
          <table:table-cell office:value-type="currency" office:value="13500" table:style-name="ce5">
            <text:p>₺13.500,00</text:p>
          </table:table-cell>
          <table:table-cell office:value-type="float" office:value="4000" table:formula="of:=[.H4]+[.F5]-[.G5]" table:style-name="ce9">
            <text:p>4.000,00</text:p>
          </table:table-cell>
          <table:table-cell office:value-type="float" office:value="5.28" table:style-name="ce1">
            <text:p>5,28</text:p>
          </table:table-cell>
          <table:table-cell office:value-type="currency" office:value="2556.8181818181815" table:formula="of:=[.G5]/[.I5]" table:style-name="ce68">
            <text:p>$2.556,82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office:value-type="string" table:style-name="ce27">
            <text:p>TOPLAM</text:p>
          </table:table-cell>
          <table:table-cell table:style-name="ce1"/>
          <table:table-cell office:value-type="currency" office:value="25000" table:formula="of:=SUM([.F3:.F5])" table:style-name="ce7">
            <text:p>₺25.000,00</text:p>
          </table:table-cell>
          <table:table-cell office:value-type="currency" office:value="21000" table:formula="of:=SUM([.G4:.G5])" table:style-name="ce7">
            <text:p>₺21.000,00</text:p>
          </table:table-cell>
          <table:table-cell table:style-name="ce24"/>
          <table:table-cell table:style-name="ce23"/>
          <table:table-cell office:value-type="currency" office:value="3915.513833992095" table:formula="of:=SUM([.J4:.J5])" table:style-name="ce69">
            <text:p>$3.915,5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table:style-name="ce27"/>
          <table:table-cell table:style-name="ce1"/>
          <table:table-cell table:number-columns-repeated="2" table:style-name="ce7"/>
          <table:table-cell table:style-name="ce24"/>
          <table:table-cell table:style-name="ce23"/>
          <table:table-cell table:style-name="ce69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9" table:style-name="ce65">
            <text:p>2019</text:p>
          </table:table-cell>
          <table:table-cell table:number-columns-repeated="2" table:style-name="ce1"/>
          <table:table-cell table:number-columns-repeated="2" table:style-name="ce5"/>
          <table:table-cell table:style-name="ce9"/>
          <table:table-cell table:style-name="ce1"/>
          <table:table-cell table:style-name="ce68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9-05-10T00:00:00" table:style-name="ce15">
            <text:p>10.05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2000" table:formula="of:=[.H5]+[.F9]-[.G9]" table:style-name="ce9">
            <text:p>2.000,00</text:p>
          </table:table-cell>
          <table:table-cell office:value-type="float" office:value="6.11" table:style-name="ce1">
            <text:p>6,11</text:p>
          </table:table-cell>
          <table:table-cell office:value-type="currency" office:value="327.3322422258592" table:formula="of:=[.G9]/[.I9]" table:style-name="ce68">
            <text:p>$327,3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5">
            <text:p>SnyG701-18</text:p>
          </table:table-cell>
          <table:table-cell office:value-type="date" office:date-value="2019-09-10T00:00:00" table:style-name="ce15">
            <text:p>10.09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0" table:formula="of:=[.H9]+[.F10]-[.G10]" table:style-name="ce9">
            <text:p>0,00</text:p>
          </table:table-cell>
          <table:table-cell office:value-type="float" office:value="5.82" table:style-name="ce1">
            <text:p>5,82</text:p>
          </table:table-cell>
          <table:table-cell office:value-type="currency" office:value="343.64261168384877" table:formula="of:=[.G10]/[.I10]" table:style-name="ce68">
            <text:p>$343,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5">
            <text:p>SnyG701-19</text:p>
          </table:table-cell>
          <table:table-cell office:value-type="date" office:date-value="2019-10-30T00:00:00" table:style-name="ce15">
            <text:p>30.10.2019</text:p>
          </table:table-cell>
          <table:table-cell office:value-type="string" table:style-name="ce1">
            <text:p><text:s/>Dursun Durmuş 2019-20 Kira</text:p>
          </table:table-cell>
          <table:table-cell table:style-name="ce1"/>
          <table:table-cell office:value-type="currency" office:value="30645" table:style-name="ce70">
            <text:p>₺30.645,00</text:p>
          </table:table-cell>
          <table:table-cell table:style-name="ce70"/>
          <table:table-cell office:value-type="float" office:value="30645" table:formula="of:=[.H10]+[.F11]-[.G11]" table:style-name="ce9">
            <text:p>30.645,00</text:p>
          </table:table-cell>
          <table:table-cell table:style-name="ce1"/>
          <table:table-cell table:style-name="ce68"/>
          <table:table-cell table:number-columns-repeated="16374"/>
        </table:table-row>
        <table:table-row table:style-name="ro1">
          <table:table-cell/>
          <table:table-cell office:value-type="string" table:style-name="ce35">
            <text:p>SnyA101-19</text:p>
          </table:table-cell>
          <table:table-cell office:value-type="date" office:date-value="2019-11-30T00:00:00" table:style-name="ce15">
            <text:p>30.11.2019</text:p>
          </table:table-cell>
          <table:table-cell office:value-type="string" table:style-name="ce1">
            <text:p><text:s/>Fatih Uzun Parçacı</text:p>
          </table:table-cell>
          <table:table-cell office:value-type="string" table:style-name="ce9">
            <text:p>4ay</text:p>
          </table:table-cell>
          <table:table-cell office:value-type="currency" office:value="4000" table:style-name="ce70">
            <text:p>₺4.000,00</text:p>
          </table:table-cell>
          <table:table-cell table:style-name="ce70"/>
          <table:table-cell office:value-type="float" office:value="34645" table:formula="of:=[.H11]+[.F12]-[.G12]" table:style-name="ce9">
            <text:p>34.645,00</text:p>
          </table:table-cell>
          <table:table-cell table:style-name="ce1"/>
          <table:table-cell table:style-name="ce68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1-19</text:p>
          </table:table-cell>
          <table:table-cell office:value-type="date" office:date-value="2019-11-30T00:00:00" table:style-name="ce15">
            <text:p>30.11.2019</text:p>
          </table:table-cell>
          <table:table-cell office:value-type="string" table:style-name="ce1">
            <text:p><text:s/>ödeme 19</text:p>
          </table:table-cell>
          <table:table-cell table:style-name="ce9"/>
          <table:table-cell table:style-name="ce70"/>
          <table:table-cell office:value-type="currency" office:value="4000" table:style-name="ce70">
            <text:p>₺4.000,00</text:p>
          </table:table-cell>
          <table:table-cell office:value-type="float" office:value="30645" table:formula="of:=[.H12]+[.F13]-[.G13]" table:style-name="ce9">
            <text:p>30.645,00</text:p>
          </table:table-cell>
          <table:table-cell office:value-type="float" office:value="5.73" table:style-name="ce1">
            <text:p>5,73</text:p>
          </table:table-cell>
          <table:table-cell office:value-type="currency" office:value="698.08027923211159" table:formula="of:=[.G13]/[.I13]" table:style-name="ce68">
            <text:p>$698,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9</text:p>
          </table:table-cell>
          <table:table-cell office:value-type="date" office:date-value="2019-11-12T00:00:00" table:style-name="ce15">
            <text:p>12.11.2019</text:p>
          </table:table-cell>
          <table:table-cell office:value-type="string" table:style-name="ce1">
            <text:p><text:s/>ödeme birkan postane</text:p>
          </table:table-cell>
          <table:table-cell office:value-type="string" table:style-name="ce1">
            <text:p>ödeme</text:p>
          </table:table-cell>
          <table:table-cell table:style-name="ce70"/>
          <table:table-cell office:value-type="currency" office:value="18500" table:style-name="ce70">
            <text:p>₺18.500,00</text:p>
          </table:table-cell>
          <table:table-cell office:value-type="float" office:value="12145" table:formula="of:=[.H13]+[.F14]-[.G14]" table:style-name="ce9">
            <text:p>12.145,00</text:p>
          </table:table-cell>
          <table:table-cell office:value-type="float" office:value="5.79" table:style-name="ce1">
            <text:p>5,79</text:p>
          </table:table-cell>
          <table:table-cell office:value-type="currency" office:value="3195.1640759930915" table:formula="of:=[.G14]/[.I14]" table:style-name="ce68">
            <text:p>$3.195,16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office:value-type="string" table:style-name="ce27">
            <text:p>TOPLAM</text:p>
          </table:table-cell>
          <table:table-cell table:style-name="ce1"/>
          <table:table-cell office:value-type="currency" office:value="34645" table:formula="of:=SUM([.F9:.F14])" table:style-name="ce71">
            <text:p>₺34.645,00</text:p>
          </table:table-cell>
          <table:table-cell office:value-type="currency" office:value="26500" table:formula="of:=SUM([.G9:.G14])" table:style-name="ce71">
            <text:p>₺26.500,00</text:p>
          </table:table-cell>
          <table:table-cell table:style-name="ce24"/>
          <table:table-cell table:style-name="ce23"/>
          <table:table-cell office:value-type="currency" office:value="4564.2192091349116" table:formula="of:=SUM([.J9:.J14])" table:style-name="ce69">
            <text:p>$4.564,22</text:p>
          </table:table-cell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0" table:style-name="ce65">
            <text:p>2020</text:p>
          </table:table-cell>
          <table:table-cell table:style-name="ce9"/>
          <table:table-cell table:style-name="ce27"/>
          <table:table-cell table:style-name="ce72"/>
          <table:table-cell table:style-name="ce70"/>
          <table:table-cell table:style-name="ce9"/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office:value-type="string" table:style-name="ce9">
            <text:p>2019 dan devreden alacak</text:p>
          </table:table-cell>
          <table:table-cell table:style-name="ce27"/>
          <table:table-cell table:style-name="ce72"/>
          <table:table-cell table:style-name="ce70"/>
          <table:table-cell office:value-type="float" office:value="12145" table:formula="of:=[.H14]+[.F17]-[.G17]" table:style-name="ce9">
            <text:p>12.145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5">
            <text:p>30.03.2020</text:p>
          </table:table-cell>
          <table:table-cell office:value-type="string" table:style-name="ce1">
            <text:p>Sefa Kani Narlıgöl Yıkama</text:p>
          </table:table-cell>
          <table:table-cell office:value-type="string" table:style-name="ce1">
            <text:p>7 ay</text:p>
          </table:table-cell>
          <table:table-cell office:value-type="currency" office:value="6200" table:style-name="ce70">
            <text:p>₺6.200,00</text:p>
          </table:table-cell>
          <table:table-cell table:style-name="ce70"/>
          <table:table-cell office:value-type="float" office:value="18345" table:formula="of:=[.H17]+[.F18]-[.G18]" table:style-name="ce9">
            <text:p>18.345,00</text:p>
          </table:table-cell>
          <table:table-cell table:style-name="ce1"/>
          <table:table-cell table:style-name="ce68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5">
            <text:p>30.03.2020</text:p>
          </table:table-cell>
          <table:table-cell office:value-type="string" table:style-name="ce1">
            <text:p>Sefa Kani Narlıgöl Yıkama</text:p>
          </table:table-cell>
          <table:table-cell table:style-name="ce1"/>
          <table:table-cell table:style-name="ce70"/>
          <table:table-cell office:value-type="currency" office:value="6200" table:style-name="ce70">
            <text:p>₺6.200,00</text:p>
          </table:table-cell>
          <table:table-cell office:value-type="float" office:value="12145" table:formula="of:=[.H18]+[.F19]-[.G19]" table:style-name="ce9">
            <text:p>12.145,00</text:p>
          </table:table-cell>
          <table:table-cell office:value-type="float" office:value="6.43" table:style-name="ce1">
            <text:p>6,43</text:p>
          </table:table-cell>
          <table:table-cell office:value-type="currency" office:value="964.23017107309488" table:formula="of:=[.G19]/[.I19]" table:style-name="ce68">
            <text:p>$964,2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04-01T00:00:00" table:style-name="ce15">
            <text:p>01.04.2020</text:p>
          </table:table-cell>
          <table:table-cell office:value-type="string" table:style-name="ce1">
            <text:p><text:s/>ödeme birkan postane</text:p>
          </table:table-cell>
          <table:table-cell table:style-name="ce1"/>
          <table:table-cell table:style-name="ce70"/>
          <table:table-cell office:value-type="currency" office:value="5000" table:style-name="ce70">
            <text:p>₺5.000,00</text:p>
          </table:table-cell>
          <table:table-cell office:value-type="float" office:value="7145" table:formula="of:=[.H19]+[.F20]-[.G20]" table:style-name="ce36">
            <text:p>7.145,00</text:p>
          </table:table-cell>
          <table:table-cell office:value-type="float" office:value="6.64" table:style-name="ce1">
            <text:p>6,64</text:p>
          </table:table-cell>
          <table:table-cell office:value-type="currency" office:value="753.01204819277109" table:formula="of:=[.G20]/[.I20]" table:style-name="ce68">
            <text:p>$753,0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30T00:00:00" table:style-name="ce15">
            <text:p>30.08.2020</text:p>
          </table:table-cell>
          <table:table-cell office:value-type="string" table:style-name="ce1">
            <text:p><text:s/>Fatih Arslantaş 20-21 KB</text:p>
          </table:table-cell>
          <table:table-cell table:style-name="ce1"/>
          <table:table-cell office:value-type="currency" office:value="30000" table:style-name="ce70">
            <text:p>₺30.000,00</text:p>
          </table:table-cell>
          <table:table-cell table:style-name="ce70"/>
          <table:table-cell office:value-type="float" office:value="37145" table:formula="of:=[.H20]+[.F21]-[.G21]" table:style-name="ce9">
            <text:p>37.145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20T00:00:00" table:style-name="ce15">
            <text:p>20.08.2020</text:p>
          </table:table-cell>
          <table:table-cell office:value-type="string" table:style-name="ce1">
            <text:p>nakit ödeme 20-3-7/12</text:p>
          </table:table-cell>
          <table:table-cell table:style-name="ce9"/>
          <table:table-cell table:style-name="ce70"/>
          <table:table-cell office:value-type="currency" office:value="15000" table:style-name="ce70">
            <text:p>₺15.000,00</text:p>
          </table:table-cell>
          <table:table-cell office:value-type="float" office:value="22145" table:formula="of:=[.H21]+[.F22]-[.G22]" table:style-name="ce9">
            <text:p>22.145,00</text:p>
          </table:table-cell>
          <table:table-cell office:value-type="float" office:value="7.34" table:style-name="ce1">
            <text:p>7,34</text:p>
          </table:table-cell>
          <table:table-cell office:value-type="currency" office:value="2043.5967302452316" table:formula="of:=[.G22]/[.I22]" table:style-name="ce68">
            <text:p>$2.043,6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9-30T00:00:00" table:style-name="ce15">
            <text:p>30.09.2020</text:p>
          </table:table-cell>
          <table:table-cell office:value-type="string" table:style-name="ce1">
            <text:p>Kira Ödemesii 20-8/12</text:p>
          </table:table-cell>
          <table:table-cell table:style-name="ce9"/>
          <table:table-cell table:style-name="ce70"/>
          <table:table-cell office:value-type="currency" office:value="3000" table:style-name="ce70">
            <text:p>₺3.000,00</text:p>
          </table:table-cell>
          <table:table-cell office:value-type="float" office:value="19145" table:formula="of:=[.H22]+[.F23]-[.G23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384.61538461538464" table:formula="of:=[.G23]/[.I23]" table:style-name="ce68">
            <text:p>$384,6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5">
            <text:p>30.10.2020</text:p>
          </table:table-cell>
          <table:table-cell office:value-type="string" table:style-name="ce1">
            <text:p>Kemal Kükrer Yıkama</text:p>
          </table:table-cell>
          <table:table-cell office:value-type="string" table:style-name="ce1">
            <text:p>6 ay</text:p>
          </table:table-cell>
          <table:table-cell office:value-type="currency" office:value="7800" table:style-name="ce70">
            <text:p>₺7.800,00</text:p>
          </table:table-cell>
          <table:table-cell table:style-name="ce70"/>
          <table:table-cell office:value-type="float" office:value="26945" table:formula="of:=[.H23]+[.F24]-[.G24]" table:style-name="ce9">
            <text:p>26.945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5">
            <text:p>30.10.2020</text:p>
          </table:table-cell>
          <table:table-cell office:value-type="string" table:style-name="ce1">
            <text:p>Kemal Kükrer Yıkama</text:p>
          </table:table-cell>
          <table:table-cell table:style-name="ce1"/>
          <table:table-cell table:style-name="ce70"/>
          <table:table-cell office:value-type="currency" office:value="7800" table:style-name="ce70">
            <text:p>₺7.800,00</text:p>
          </table:table-cell>
          <table:table-cell office:value-type="float" office:value="19145" table:formula="of:=[.H24]+[.F25]-[.G25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1000" table:formula="of:=[.G25]/[.I25]" table:style-name="ce68">
            <text:p>$1.0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0-30T00:00:00" table:style-name="ce15">
            <text:p>30.10.2020</text:p>
          </table:table-cell>
          <table:table-cell office:value-type="string" table:style-name="ce1">
            <text:p>Kasım 2020 kira bedeli</text:p>
          </table:table-cell>
          <table:table-cell table:style-name="ce1"/>
          <table:table-cell office:value-type="currency" office:value="3014" table:style-name="ce70">
            <text:p>₺3.014,00</text:p>
          </table:table-cell>
          <table:table-cell table:style-name="ce70"/>
          <table:table-cell office:value-type="float" office:value="22159" table:formula="of:=[.H25]+[.F26]-[.G26]" table:style-name="ce9">
            <text:p>22.15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1-16T00:00:00" table:style-name="ce15">
            <text:p>16.11.2020</text:p>
          </table:table-cell>
          <table:table-cell office:value-type="string" table:style-name="ce1">
            <text:p><text:s/>işyeri boşaltıldı 16 günlük kira</text:p>
          </table:table-cell>
          <table:table-cell table:style-name="ce1"/>
          <table:table-cell office:value-type="currency" office:value="1610" table:style-name="ce70">
            <text:p>₺1.610,00</text:p>
          </table:table-cell>
          <table:table-cell table:style-name="ce70"/>
          <table:table-cell office:value-type="float" office:value="23769" table:formula="of:=[.H26]+[.F27]-[.G27]" table:style-name="ce9">
            <text:p>23.7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5">
            <text:p>20.10.2020</text:p>
          </table:table-cell>
          <table:table-cell office:value-type="string" table:style-name="ce1">
            <text:p><text:s/>Ali Demirel Hurdacı 20-21 KB</text:p>
          </table:table-cell>
          <table:table-cell table:style-name="ce1"/>
          <table:table-cell office:value-type="currency" office:value="35000" table:style-name="ce70">
            <text:p>₺35.000,00</text:p>
          </table:table-cell>
          <table:table-cell table:style-name="ce70"/>
          <table:table-cell office:value-type="float" office:value="58769" table:formula="of:=[.H27]+[.F28]-[.G28]" table:style-name="ce9">
            <text:p>58.7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5">
            <text:p>20.10.2020</text:p>
          </table:table-cell>
          <table:table-cell office:value-type="string" table:style-name="ce1">
            <text:p>20-21 Kira Bedeli 20-1-7/12</text:p>
          </table:table-cell>
          <table:table-cell table:style-name="ce1"/>
          <table:table-cell table:style-name="ce70"/>
          <table:table-cell office:value-type="currency" office:value="20000" table:style-name="ce70">
            <text:p>₺20.000,00</text:p>
          </table:table-cell>
          <table:table-cell office:value-type="float" office:value="38769" table:formula="of:=[.H28]+[.F29]-[.G29]" table:style-name="ce9">
            <text:p>38.769,00</text:p>
          </table:table-cell>
          <table:table-cell office:value-type="float" office:value="7.87" table:style-name="ce1">
            <text:p>7,87</text:p>
          </table:table-cell>
          <table:table-cell office:value-type="currency" office:value="2541.2960609911056" table:formula="of:=[.G29]/[.I29]" table:style-name="ce68">
            <text:p>$2.541,3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1-30T00:00:00" table:style-name="ce15">
            <text:p>30.11.2020</text:p>
          </table:table-cell>
          <table:table-cell office:value-type="string" table:style-name="ce1">
            <text:p>20-21 Kira Bedeli 20-8/12</text:p>
          </table:table-cell>
          <table:table-cell table:style-name="ce1"/>
          <table:table-cell table:style-name="ce70"/>
          <table:table-cell office:value-type="currency" office:value="3000" table:style-name="ce70">
            <text:p>₺3.000,00</text:p>
          </table:table-cell>
          <table:table-cell office:value-type="float" office:value="35769" table:formula="of:=[.H29]+[.F30]-[.G30]" table:style-name="ce9">
            <text:p>35.769,00</text:p>
          </table:table-cell>
          <table:table-cell office:value-type="float" office:value="7.79" table:style-name="ce1">
            <text:p>7,79</text:p>
          </table:table-cell>
          <table:table-cell office:value-type="currency" office:value="385.10911424903725" table:formula="of:=[.G30]/[.I30]" table:style-name="ce68">
            <text:p>$385,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1-12T00:00:00" table:style-name="ce15">
            <text:p>12.11.2020</text:p>
          </table:table-cell>
          <table:table-cell office:value-type="string" table:style-name="ce1">
            <text:p>Kira Ödemesi 20-9/12</text:p>
          </table:table-cell>
          <table:table-cell table:style-name="ce9"/>
          <table:table-cell table:style-name="ce70"/>
          <table:table-cell office:value-type="currency" office:value="3000" table:style-name="ce70">
            <text:p>₺3.000,00</text:p>
          </table:table-cell>
          <table:table-cell office:value-type="float" office:value="32769" table:formula="of:=[.H30]+[.F31]-[.G31]" table:style-name="ce9">
            <text:p>32.769,00</text:p>
          </table:table-cell>
          <table:table-cell office:value-type="float" office:value="8" table:style-name="ce1">
            <text:p>8</text:p>
          </table:table-cell>
          <table:table-cell office:value-type="currency" office:value="375" table:formula="of:=[.G31]/[.I31]" table:style-name="ce68">
            <text:p>$375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2-12T00:00:00" table:style-name="ce15">
            <text:p>12.12.2020</text:p>
          </table:table-cell>
          <table:table-cell office:value-type="string" table:style-name="ce1">
            <text:p>Kira Ödemesi 20-10/12</text:p>
          </table:table-cell>
          <table:table-cell table:style-name="ce9"/>
          <table:table-cell table:style-name="ce70"/>
          <table:table-cell office:value-type="currency" office:value="1500" table:style-name="ce70">
            <text:p>₺1.500,00</text:p>
          </table:table-cell>
          <table:table-cell office:value-type="float" office:value="31269" table:formula="of:=[.H31]+[.F32]-[.G32]" table:style-name="ce9">
            <text:p>31.269,00</text:p>
          </table:table-cell>
          <table:table-cell office:value-type="float" office:value="8" table:style-name="ce1">
            <text:p>8</text:p>
          </table:table-cell>
          <table:table-cell office:value-type="currency" office:value="187.5" table:formula="of:=[.G32]/[.I32]" table:style-name="ce68">
            <text:p>$187,5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27">
            <text:p>TOPLAM</text:p>
          </table:table-cell>
          <table:table-cell table:style-name="ce1"/>
          <table:table-cell office:value-type="currency" office:value="83624" table:formula="of:=SUM([.F18:.F32])" table:style-name="ce71">
            <text:p>₺83.624,00</text:p>
          </table:table-cell>
          <table:table-cell office:value-type="currency" office:value="64500" table:formula="of:=SUM([.G18:.G32])" table:style-name="ce71">
            <text:p>₺64.500,00</text:p>
          </table:table-cell>
          <table:table-cell table:style-name="ce9"/>
          <table:table-cell table:style-name="ce1"/>
          <table:table-cell office:value-type="currency" office:value="8634.3595093666245" table:formula="of:=SUM([.J17:.J32])" table:style-name="ce69">
            <text:p>$8.634,3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"/>
          <table:table-cell table:style-name="ce9"/>
          <table:table-cell table:style-name="ce27"/>
          <table:table-cell table:style-name="ce24"/>
          <table:table-cell table:number-columns-repeated="2" table:style-name="ce70"/>
          <table:table-cell table:style-name="ce1"/>
          <table:table-cell table:style-name="ce36"/>
          <table:table-cell table:style-name="ce73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2021" table:style-name="ce65">
            <text:p>2021</text:p>
          </table:table-cell>
          <table:table-cell table:number-columns-repeated="2" table:style-name="ce1"/>
          <table:table-cell table:number-columns-repeated="2" table:style-name="ce70"/>
          <table:table-cell table:style-name="ce9"/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1-30T00:00:00" table:style-name="ce15">
            <text:p>30.01.2021</text:p>
          </table:table-cell>
          <table:table-cell office:value-type="string" table:style-name="ce1">
            <text:p>2020-21 Kira Bedeli 9-10/12 senetli</text:p>
          </table:table-cell>
          <table:table-cell table:style-name="ce1"/>
          <table:table-cell table:style-name="ce70"/>
          <table:table-cell office:value-type="currency" office:value="6000" table:style-name="ce70">
            <text:p>₺6.000,00</text:p>
          </table:table-cell>
          <table:table-cell office:value-type="float" office:value="25269" table:formula="of:=[.H32]+[.F36]-[.G36]" table:style-name="ce9">
            <text:p>25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6]/[.I36]" table:style-name="ce68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3-30T00:00:00" table:style-name="ce15">
            <text:p>30.03.2021</text:p>
          </table:table-cell>
          <table:table-cell office:value-type="string" table:style-name="ce1">
            <text:p>2020-21 Kira Bedeli 11-12/12 senetli</text:p>
          </table:table-cell>
          <table:table-cell table:style-name="ce1"/>
          <table:table-cell table:style-name="ce70"/>
          <table:table-cell office:value-type="currency" office:value="6000" table:style-name="ce70">
            <text:p>₺6.000,00</text:p>
          </table:table-cell>
          <table:table-cell office:value-type="float" office:value="19269" table:formula="of:=[.H36]+[.F37]-[.G37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7]/[.I37]" table:style-name="ce68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5">
            <text:p>30.04.2021</text:p>
          </table:table-cell>
          <table:table-cell office:value-type="string" table:style-name="ce1">
            <text:p>Saliha Şahin (Ali) Yıkama</text:p>
          </table:table-cell>
          <table:table-cell office:value-type="string" table:style-name="ce1">
            <text:p>4ay22gun</text:p>
          </table:table-cell>
          <table:table-cell office:value-type="currency" office:value="6800" table:style-name="ce70">
            <text:p>₺6.800,00</text:p>
          </table:table-cell>
          <table:table-cell table:style-name="ce70"/>
          <table:table-cell office:value-type="float" office:value="26069" table:formula="of:=[.H37]+[.F38]-[.G38]" table:style-name="ce9">
            <text:p>26.0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5">
            <text:p>30.04.2021</text:p>
          </table:table-cell>
          <table:table-cell office:value-type="string" table:style-name="ce1">
            <text:p>Saliha Şahin (Ali) Yıkama</text:p>
          </table:table-cell>
          <table:table-cell table:style-name="ce1"/>
          <table:table-cell table:style-name="ce70"/>
          <table:table-cell office:value-type="currency" office:value="6800" table:style-name="ce70">
            <text:p>₺6.800,00</text:p>
          </table:table-cell>
          <table:table-cell office:value-type="float" office:value="19269" table:formula="of:=[.H38]+[.F39]-[.G39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800" table:formula="of:=[.G39]/[.I39]" table:style-name="ce68">
            <text:p>$8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5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office:value-type="currency" office:value="24000" table:style-name="ce70">
            <text:p>₺24.000,00</text:p>
          </table:table-cell>
          <table:table-cell table:style-name="ce70"/>
          <table:table-cell office:value-type="float" office:value="43269" table:formula="of:=[.H39]+[.F40]-[.G40]" table:style-name="ce9">
            <text:p>43.2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5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table:style-name="ce70"/>
          <table:table-cell office:value-type="currency" office:value="24000" table:style-name="ce70">
            <text:p>₺24.000,00</text:p>
          </table:table-cell>
          <table:table-cell office:value-type="float" office:value="19269" table:formula="of:=[.H40]+[.F41]-[.G41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2823.5294117647059" table:formula="of:=[.G41]/[.I41]" table:style-name="ce68">
            <text:p>$2.8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1-03-12T00:00:00" table:style-name="ce15">
            <text:p>12.03.2021</text:p>
          </table:table-cell>
          <table:table-cell office:value-type="string" table:style-name="ce1">
            <text:p>Fatih forklift</text:p>
          </table:table-cell>
          <table:table-cell table:style-name="ce1"/>
          <table:table-cell table:style-name="ce70"/>
          <table:table-cell office:value-type="currency" office:value="1750" table:style-name="ce70">
            <text:p>₺1.750,00</text:p>
          </table:table-cell>
          <table:table-cell office:value-type="float" office:value="17519" table:formula="of:=[.H41]+[.F42]-[.G42]" table:style-name="ce9">
            <text:p>17.519,00</text:p>
          </table:table-cell>
          <table:table-cell office:value-type="float" office:value="8.5" table:style-name="ce1">
            <text:p>8,5</text:p>
          </table:table-cell>
          <table:table-cell office:value-type="currency" office:value="205.88235294117646" table:formula="of:=[.G42]/[.I42]" table:style-name="ce68">
            <text:p>$2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4-21T00:00:00" table:style-name="ce15">
            <text:p>21.04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70"/>
          <table:table-cell office:value-type="currency" office:value="3000" table:style-name="ce70">
            <text:p>₺3.000,00</text:p>
          </table:table-cell>
          <table:table-cell office:value-type="float" office:value="14519" table:formula="of:=[.H42]+[.F43]-[.G43]" table:style-name="ce9">
            <text:p>14.519,00</text:p>
          </table:table-cell>
          <table:table-cell office:value-type="float" office:value="8.5" table:style-name="ce1">
            <text:p>8,5</text:p>
          </table:table-cell>
          <table:table-cell office:value-type="currency" office:value="352.94117647058823" table:formula="of:=[.G43]/[.I43]" table:style-name="ce68">
            <text:p>$352,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6-05T00:00:00" table:style-name="ce15">
            <text:p>05.06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70"/>
          <table:table-cell office:value-type="currency" office:value="2750" table:style-name="ce70">
            <text:p>₺2.750,00</text:p>
          </table:table-cell>
          <table:table-cell office:value-type="float" office:value="11769" table:formula="of:=[.H43]+[.F44]-[.G44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23.52941176470586" table:formula="of:=[.G44]/[.I44]" table:style-name="ce68">
            <text:p>$3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5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office:value-type="currency" office:value="28800" table:style-name="ce70">
            <text:p>₺28.800,00</text:p>
          </table:table-cell>
          <table:table-cell table:style-name="ce70"/>
          <table:table-cell office:value-type="float" office:value="40569" table:formula="of:=[.H44]+[.F45]-[.G45]" table:style-name="ce9">
            <text:p>40.5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5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table:style-name="ce70"/>
          <table:table-cell office:value-type="currency" office:value="28800" table:style-name="ce70">
            <text:p>₺28.800,00</text:p>
          </table:table-cell>
          <table:table-cell office:value-type="float" office:value="11769" table:formula="of:=[.H45]+[.F46]-[.G46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388.2352941176468" table:formula="of:=[.G46]/[.I46]" table:style-name="ce68">
            <text:p>$3.388,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5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office:value-type="currency" office:value="43160" table:style-name="ce70">
            <text:p>₺43.160,00</text:p>
          </table:table-cell>
          <table:table-cell table:style-name="ce70"/>
          <table:table-cell office:value-type="float" office:value="54929" table:formula="of:=[.H46]+[.F47]-[.G47]" table:style-name="ce9">
            <text:p>54.92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5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table:style-name="ce70"/>
          <table:table-cell office:value-type="currency" office:value="43160" table:style-name="ce70">
            <text:p>₺43.160,00</text:p>
          </table:table-cell>
          <table:table-cell office:value-type="float" office:value="11769" table:formula="of:=[.H47]+[.F48]-[.G48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5077.6470588235297" table:formula="of:=[.G48]/[.I48]" table:style-name="ce68">
            <text:p>$5.077,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5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office:value-type="currency" office:value="30000" table:style-name="ce70">
            <text:p>₺30.000,00</text:p>
          </table:table-cell>
          <table:table-cell table:style-name="ce70"/>
          <table:table-cell office:value-type="float" office:value="41769" table:formula="of:=[.H48]+[.F49]-[.G49]" table:style-name="ce9">
            <text:p>41.7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5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table:style-name="ce70"/>
          <table:table-cell office:value-type="currency" office:value="30000" table:style-name="ce70">
            <text:p>₺30.000,00</text:p>
          </table:table-cell>
          <table:table-cell office:value-type="float" office:value="11769" table:formula="of:=[.H49]+[.F50]-[.G50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529.4117647058824" table:formula="of:=[.G50]/[.I50]" table:style-name="ce68">
            <text:p>$3.529,4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table:number-columns-repeated="2" table:style-name="ce1"/>
          <table:table-cell table:number-columns-repeated="2" table:style-name="ce70"/>
          <table:table-cell table:style-name="ce9"/>
          <table:table-cell table:style-name="ce1"/>
          <table:table-cell table:style-name="ce68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27">
            <text:p>2021 YIL KİRA TUTARI</text:p>
          </table:table-cell>
          <table:table-cell table:style-name="ce1"/>
          <table:table-cell office:value-type="currency" office:value="132760" table:formula="of:=SUM([.F36:.F50])" table:style-name="ce71">
            <text:p>₺132.760,00</text:p>
          </table:table-cell>
          <table:table-cell table:style-name="ce70"/>
          <table:table-cell table:style-name="ce9"/>
          <table:table-cell table:style-name="ce1"/>
          <table:table-cell office:value-type="currency" office:value="17912.941176470587" table:formula="of:=SUM([.J36:.J51])" table:style-name="ce69">
            <text:p>$17.912,9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27">
            <text:p>2021 YILI TOPLAM GELİR</text:p>
          </table:table-cell>
          <table:table-cell table:style-name="ce1"/>
          <table:table-cell table:style-name="ce70"/>
          <table:table-cell office:value-type="currency" office:value="152260" table:formula="of:=SUM([.G36:.G50])" table:style-name="ce71">
            <text:p>₺152.260,00</text:p>
          </table:table-cell>
          <table:table-cell table:number-columns-repeated="2" table:style-name="ce1"/>
          <table:table-cell table:style-name="ce73"/>
          <table:table-cell table:number-columns-repeated="16374"/>
        </table:table-row>
        <table:table-row table:number-rows-repeated="5" table:style-name="ro1">
          <table:table-cell/>
          <table:table-cell table:number-columns-repeated="4" table:style-name="ce1"/>
          <table:table-cell table:number-columns-repeated="2" table:style-name="ce70"/>
          <table:table-cell table:number-columns-repeated="2" table:style-name="ce1"/>
          <table:table-cell table:style-name="ce73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2" table:style-name="ce65">
            <text:p>2022</text:p>
          </table:table-cell>
          <table:table-cell table:number-columns-repeated="2" table:style-name="ce1"/>
          <table:table-cell table:number-columns-repeated="2" table:style-name="ce70"/>
          <table:table-cell table:number-columns-repeated="2"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5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office:value-type="currency" office:value="36000" table:style-name="ce74">
            <text:p>₺36.000,00</text:p>
          </table:table-cell>
          <table:table-cell table:style-name="ce70"/>
          <table:table-cell office:value-type="float" office:value="47769" table:formula="of:=[.H50]+[.F60]-[.G60]" table:style-name="ce9">
            <text:p>47.7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5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70"/>
          <table:table-cell office:value-type="currency" office:value="28000" table:style-name="ce74">
            <text:p>₺28.000,00</text:p>
          </table:table-cell>
          <table:table-cell office:value-type="float" office:value="19769" table:formula="of:=[.H60]+[.F61]-[.G61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513.5135135135135" table:formula="of:=[.G61]/[.I61]" table:style-name="ce68">
            <text:p>$1.513,5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4-30T00:00:00" table:style-name="ce15">
            <text:p>30.04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70"/>
          <table:table-cell office:value-type="currency" office:value="4000" table:style-name="ce74">
            <text:p>₺4.000,00</text:p>
          </table:table-cell>
          <table:table-cell office:value-type="float" office:value="15769" table:formula="of:=[.H61]+[.F62]-[.G62]" table:style-name="ce9">
            <text:p>15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2]/[.I62]" table:style-name="ce68">
            <text:p>$216,2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5-30T00:00:00" table:style-name="ce15">
            <text:p>30.05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70"/>
          <table:table-cell office:value-type="currency" office:value="4000" table:style-name="ce74">
            <text:p>₺4.000,00</text:p>
          </table:table-cell>
          <table:table-cell office:value-type="float" office:value="11769" table:formula="of:=[.H62]+[.F63]-[.G63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3]/[.I63]" table:style-name="ce68">
            <text:p>$216,2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office:value-type="currency" office:value="45000" table:style-name="ce70">
            <text:p>₺45.000,00</text:p>
          </table:table-cell>
          <table:table-cell table:style-name="ce70"/>
          <table:table-cell office:value-type="float" office:value="56769" table:formula="of:=[.H63]+[.F64]-[.G64]" table:style-name="ce9">
            <text:p>56.7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70"/>
          <table:table-cell office:value-type="currency" office:value="20000" table:style-name="ce70">
            <text:p>₺20.000,00</text:p>
          </table:table-cell>
          <table:table-cell office:value-type="float" office:value="36769" table:formula="of:=[.H64]+[.F65]-[.G65]" table:style-name="ce9">
            <text:p>3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1.081081081081" table:formula="of:=[.G65]/[.I65]" table:style-name="ce68">
            <text:p>$1.081,08</text:p>
          </table:table-cell>
          <table:table-cell table:style-name="ce1"/>
          <table:table-cell table:style-name="ce9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5T00:00:00" table:style-name="ce15">
            <text:p>05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70"/>
          <table:table-cell office:value-type="currency" office:value="25000" table:style-name="ce70">
            <text:p>₺25.000,00</text:p>
          </table:table-cell>
          <table:table-cell office:value-type="float" office:value="11769" table:formula="of:=[.H65]+[.F66]-[.G66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351.3513513513512" table:formula="of:=[.G66]/[.I66]" table:style-name="ce68">
            <text:p>$1.351,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5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office:value-type="currency" office:value="48000" table:style-name="ce75">
            <text:p>₺48.000,00</text:p>
          </table:table-cell>
          <table:table-cell table:style-name="ce70"/>
          <table:table-cell office:value-type="float" office:value="59769" table:formula="of:=[.H66]+[.F67]-[.G67]" table:style-name="ce9">
            <text:p>59.769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5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0"/>
          <table:table-cell office:value-type="currency" office:value="40000" table:style-name="ce75">
            <text:p>₺40.000,00</text:p>
          </table:table-cell>
          <table:table-cell office:value-type="float" office:value="19769" table:formula="of:=[.H67]+[.F68]-[.G68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68]/[.I68]" table:style-name="ce68">
            <text:p>$2.162,16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9-30T00:00:00" table:style-name="ce15">
            <text:p>30.09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0"/>
          <table:table-cell office:value-type="currency" office:value="1000" table:style-name="ce75">
            <text:p>₺1.000,00</text:p>
          </table:table-cell>
          <table:table-cell office:value-type="float" office:value="18769" table:formula="of:=[.H68]+[.F69]-[.G69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69]/[.I69]" table:style-name="ce68">
            <text:p>$54,05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0-30T00:00:00" table:style-name="ce15">
            <text:p>30.10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0"/>
          <table:table-cell office:value-type="currency" office:value="1000" table:style-name="ce75">
            <text:p>₺1.000,00</text:p>
          </table:table-cell>
          <table:table-cell office:value-type="float" office:value="17769" table:formula="of:=[.H69]+[.F70]-[.G70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0]/[.I70]" table:style-name="ce68">
            <text:p>$54,05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5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office:value-type="currency" office:value="40000" table:style-name="ce70">
            <text:p>₺40.000,00</text:p>
          </table:table-cell>
          <table:table-cell table:style-name="ce70"/>
          <table:table-cell office:value-type="float" office:value="57769" table:formula="of:=[.H70]+[.F71]-[.G71]" table:style-name="ce9">
            <text:p>57.769,00</text:p>
          </table:table-cell>
          <table:table-cell table:style-name="ce1"/>
          <table:table-cell table:style-name="ce73"/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5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table:style-name="ce70"/>
          <table:table-cell office:value-type="currency" office:value="40000" table:style-name="ce70">
            <text:p>₺40.000,00</text:p>
          </table:table-cell>
          <table:table-cell office:value-type="float" office:value="17769" table:formula="of:=[.H71]+[.F72]-[.G72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72]/[.I72]" table:style-name="ce68">
            <text:p>$2.162,16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0"/>
          <table:table-cell office:value-type="currency" office:value="1000" table:style-name="ce75">
            <text:p>₺1.000,00</text:p>
          </table:table-cell>
          <table:table-cell office:value-type="float" office:value="16769" table:formula="of:=[.H72]+[.F73]-[.G73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3]/[.I73]" table:style-name="ce68">
            <text:p>$54,05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Ali Demirel 22-23 kira bedeli</text:p>
          </table:table-cell>
          <table:table-cell table:style-name="ce1"/>
          <table:table-cell office:value-type="currency" office:value="82000" table:style-name="ce5">
            <text:p>₺82.000,00</text:p>
          </table:table-cell>
          <table:table-cell table:style-name="ce5"/>
          <table:table-cell office:value-type="float" office:value="98769" table:formula="of:=[.H73]+[.F74]-[.G74]" table:style-name="ce9">
            <text:p>98.769,00</text:p>
          </table:table-cell>
          <table:table-cell table:style-name="ce1"/>
          <table:table-cell table:style-name="ce73"/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Ali Demirel 22-23 kira ödemesi</text:p>
          </table:table-cell>
          <table:table-cell table:style-name="ce1"/>
          <table:table-cell table:style-name="ce5"/>
          <table:table-cell office:value-type="currency" office:value="80000" table:style-name="ce5">
            <text:p>₺80.000,00</text:p>
          </table:table-cell>
          <table:table-cell office:value-type="float" office:value="18769" table:formula="of:=[.H74]+[.F75]-[.G75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324.3243243243242" table:formula="of:=[.G75]/[.I75]" table:style-name="ce68">
            <text:p>$4.324,3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Ali Demirel 22-23 TEMİNATTAN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16769" table:formula="of:=[.H75]+[.F76]-[.G76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.10810810810811" table:formula="of:=[.G76]/[.I76]" table:style-name="ce68">
            <text:p>$108,1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Salih Ant 22-23 kira bedeli</text:p>
          </table:table-cell>
          <table:table-cell table:style-name="ce1"/>
          <table:table-cell office:value-type="currency" office:value="84000" table:style-name="ce5">
            <text:p>₺84.000,00</text:p>
          </table:table-cell>
          <table:table-cell table:style-name="ce5"/>
          <table:table-cell office:value-type="float" office:value="100769" table:formula="of:=[.H76]+[.F77]-[.G77]" table:style-name="ce9">
            <text:p>100.769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Salih Ant 22-23 kira ödemesi</text:p>
          </table:table-cell>
          <table:table-cell table:style-name="ce1"/>
          <table:table-cell table:style-name="ce5"/>
          <table:table-cell office:value-type="currency" office:value="84000" table:style-name="ce5">
            <text:p>₺84.000,00</text:p>
          </table:table-cell>
          <table:table-cell office:value-type="float" office:value="16769" table:formula="of:=[.H77]+[.F78]-[.G78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540.5405405405409" table:formula="of:=[.G78]/[.I78]" table:style-name="ce68">
            <text:p>$4.540,5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2-30T00:00:00" table:style-name="ce15">
            <text:p>30.12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5"/>
          <table:table-cell office:value-type="currency" office:value="1000" table:style-name="ce5">
            <text:p>₺1.000,00</text:p>
          </table:table-cell>
          <table:table-cell office:value-type="float" office:value="15769" table:formula="of:=[.H78]+[.F79]-[.G79]" table:style-name="ce9">
            <text:p>15.769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office:value-type="float" office:value="15769" table:formula="of:=[.H79]+[.F80]-[.G80]" table:style-name="ce9">
            <text:p>15.769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5">
            <text:p>21.07.2022</text:p>
          </table:table-cell>
          <table:table-cell office:value-type="string" table:style-name="ce1">
            <text:p>2018 den kalan hesap</text:p>
          </table:table-cell>
          <table:table-cell table:style-name="ce1"/>
          <table:table-cell table:style-name="ce5"/>
          <table:table-cell office:value-type="currency" office:value="11769" table:style-name="ce5">
            <text:p>₺11.769,00</text:p>
          </table:table-cell>
          <table:table-cell office:value-type="float" office:value="4000" table:formula="of:=[.H80]+[.F81]-[.G81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36.16216216216219" table:formula="of:=[.G81]/[.I81]" table:style-name="ce68">
            <text:p>$636,1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5">
            <text:p>21.07.2022</text:p>
          </table:table-cell>
          <table:table-cell office:value-type="string" table:style-name="ce1">
            <text:p>2018 hesap güncel kira farkı</text:p>
          </table:table-cell>
          <table:table-cell table:style-name="ce1"/>
          <table:table-cell office:value-type="currency" office:value="3892.36" table:style-name="ce5">
            <text:p>₺3.892,36</text:p>
          </table:table-cell>
          <table:table-cell table:style-name="ce5"/>
          <table:table-cell office:value-type="float" office:value="7892.3600000000006" table:formula="of:=[.H81]+[.F82]-[.G82]" table:style-name="ce9">
            <text:p>7.892,36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5">
            <text:p>21.07.2022</text:p>
          </table:table-cell>
          <table:table-cell office:value-type="string" table:style-name="ce1">
            <text:p>2018 hesabın icra ile tahsili</text:p>
          </table:table-cell>
          <table:table-cell table:style-name="ce1"/>
          <table:table-cell table:style-name="ce5"/>
          <table:table-cell office:value-type="currency" office:value="3892.36" table:style-name="ce5">
            <text:p>₺3.892,36</text:p>
          </table:table-cell>
          <table:table-cell office:value-type="float" office:value="4000.0000000000005" table:formula="of:=[.H82]+[.F83]-[.G83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210.39783783783784" table:formula="of:=[.G83]/[.I83]" table:style-name="ce68">
            <text:p>$210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office:value-type="currency" office:value="11181.35" table:style-name="ce5">
            <text:p>₺11.181,35</text:p>
          </table:table-cell>
          <table:table-cell table:style-name="ce5"/>
          <table:table-cell office:value-type="float" office:value="15181.35" table:formula="of:=[.H83]+[.F84]-[.G84]" table:style-name="ce9">
            <text:p>15.181,35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table:style-name="ce5"/>
          <table:table-cell office:value-type="currency" office:value="11181.35" table:style-name="ce5">
            <text:p>₺11.181,35</text:p>
          </table:table-cell>
          <table:table-cell office:value-type="float" office:value="4000" table:formula="of:=[.H84]+[.F85]-[.G85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04.39729729729731" table:formula="of:=[.G85]/[.I85]" table:style-name="ce68">
            <text:p>$604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4000" table:formula="of:=[.H85]+[.F86]-[.G86]" table:style-name="ce9">
            <text:p>4.000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">
            <text:p>metin Çelik 2023 4 ay *1000</text:p>
          </table:table-cell>
          <table:table-cell table:style-name="ce1"/>
          <table:table-cell table:style-name="ce5"/>
          <table:table-cell office:value-type="currency" office:value="4000" table:style-name="ce5">
            <text:p>₺4.000,00</text:p>
          </table:table-cell>
          <table:table-cell office:value-type="float" office:value="0" table:formula="of:=[.H86]+[.F87]-[.G87]" table:style-name="ce9">
            <text:p>0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0" table:formula="of:=[.H87]+[.F88]-[.G88]" table:style-name="ce9">
            <text:p>0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27">
            <text:p>2022 YIL KİRA TUTARI</text:p>
          </table:table-cell>
          <table:table-cell table:style-name="ce1"/>
          <table:table-cell office:value-type="currency" office:value="350073.70999999996" table:formula="of:=SUM([.F60:.F89])" table:style-name="ce7">
            <text:p>₺350.073,71</text:p>
          </table:table-cell>
          <table:table-cell table:style-name="ce5"/>
          <table:table-cell table:style-name="ce9"/>
          <table:table-cell table:style-name="ce1"/>
          <table:table-cell office:value-type="currency" office:value="19288.795135135137" table:formula="of:=SUM([.J60:.J89])" table:style-name="ce69">
            <text:p>$19.288,8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27">
            <text:p>2022 YILI TOPLAM GELİR</text:p>
          </table:table-cell>
          <table:table-cell table:style-name="ce1"/>
          <table:table-cell table:style-name="ce5"/>
          <table:table-cell office:value-type="currency" office:value="361842.70999999996" table:formula="of:=SUM([.G60:.G89])" table:style-name="ce7">
            <text:p>₺361.842,71</text:p>
          </table:table-cell>
          <table:table-cell table:number-columns-repeated="2"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27">
            <text:p>2022 YILI KALAN BAKİYE</text:p>
          </table:table-cell>
          <table:table-cell table:style-name="ce1"/>
          <table:table-cell table:number-columns-repeated="2" table:style-name="ce5"/>
          <table:table-cell office:value-type="currency" office:value="0" table:formula="of:=[.H88]" table:style-name="ce7">
            <text:p>₺0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73"/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6">
            <text:p>2018-2022 GENEL TOPLAM</text:p>
          </table:table-cell>
          <table:table-cell table:style-name="ce1"/>
          <table:table-cell office:value-type="currency" office:value="626102.71" table:formula="of:=[.F90]+[.F52]+[.F33]+[.F15]+[.F6]" table:style-name="ce7">
            <text:p>₺626.102,71</text:p>
          </table:table-cell>
          <table:table-cell table:style-name="ce5"/>
          <table:table-cell table:number-columns-repeated="2" table:style-name="ce1"/>
          <table:table-cell office:value-type="currency" office:value="54315.828864099356" table:formula="of:=[.J90]+[.J52]+[.J33]+[.J15]+[.J6]" table:style-name="ce69">
            <text:p>$54.315,83</text:p>
          </table:table-cell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73"/>
          <table:table-cell table:number-columns-repeated="16374"/>
        </table:table-row>
        <table:table-row table:number-rows-repeated="12" table:style-name="ro1">
          <table:table-cell table:number-columns-repeated="9"/>
          <table:table-cell table:style-name="ce73"/>
          <table:table-cell table:number-columns-repeated="16374"/>
        </table:table-row>
        <table:table-row table:number-rows-repeated="1048468" table:style-name="ro1">
          <table:table-cell table:number-columns-repeated="16384"/>
        </table:table-row>
      </table:table>
      <table:table table:name="02-12-GDR" table:style-name="ta1">
        <table:table-column table:style-name="co10" table:default-cell-style-name="ce80"/>
        <table:table-column table:style-name="co1" table:default-cell-style-name="ce80"/>
        <table:table-column table:style-name="co5" table:default-cell-style-name="ce80"/>
        <table:table-column table:style-name="co35" table:default-cell-style-name="ce83"/>
        <table:table-column table:style-name="co37" table:default-cell-style-name="ce80"/>
        <table:table-column table:style-name="co38" table:default-cell-style-name="ce84"/>
        <table:table-column table:style-name="co39" table:default-cell-style-name="ce85"/>
        <table:table-column table:style-name="co13" table:default-cell-style-name="ce85"/>
        <table:table-column table:style-name="co35" table:number-columns-repeated="1015" table:default-cell-style-name="ce80"/>
        <table:table-column table:style-name="co6" table:default-cell-style-name="ce80"/>
        <table:table-column table:style-name="co6" table:number-columns-repeated="15360" table:default-cell-style-name="ce1"/>
        <table:table-row table:style-name="ro5">
          <table:table-cell table:number-columns-repeated="2" table:style-name="ce76"/>
          <table:table-cell office:value-type="string" table:style-name="ce76">
            <text:p>MASRAF LİSTESİ</text:p>
          </table:table-cell>
          <table:table-cell table:style-name="ce77"/>
          <table:table-cell office:value-type="string" table:style-name="ce76">
            <text:p>2014-2022</text:p>
          </table:table-cell>
          <table:table-cell table:style-name="ce78"/>
          <table:table-cell table:number-columns-repeated="2" table:style-name="ce79"/>
          <table:table-cell table:number-columns-repeated="16376"/>
        </table:table-row>
        <table:table-row table:style-name="ro5">
          <table:table-cell table:number-columns-repeated="3" table:style-name="ce76"/>
          <table:table-cell table:style-name="ce77"/>
          <table:table-cell table:style-name="ce76"/>
          <table:table-cell office:value-type="string" table:style-name="ce81">
            <text:p>TL</text:p>
          </table:table-cell>
          <table:table-cell office:value-type="string" table:style-name="ce82">
            <text:p>USDTRY</text:p>
          </table:table-cell>
          <table:table-cell office:value-type="string" table:style-name="ce82">
            <text:p>USD</text:p>
          </table:table-cell>
          <table:table-cell table:number-columns-repeated="16376"/>
        </table:table-row>
        <table:table-row table:style-name="ro5">
          <table:table-cell office:value-type="float" office:value="2014" table:style-name="ce76">
            <text:p>2014</text:p>
          </table:table-cell>
          <table:table-cell office:value-type="string" table:style-name="ce80">
            <text:p>SnyH000-14</text:p>
          </table:table-cell>
          <table:table-cell table:style-name="ce80"/>
          <table:table-cell office:value-type="string" table:style-name="ce83">
            <text:p>Bina Vergisi 1</text:p>
          </table:table-cell>
          <table:table-cell office:value-type="string" table:style-name="ce80">
            <text:p>2014-1</text:p>
          </table:table-cell>
          <table:table-cell office:value-type="currency" office:value="-16.91" table:style-name="ce84">
            <text:p>-₺16,91</text:p>
          </table:table-cell>
          <table:table-cell office:value-type="float" office:value="2.19" table:style-name="ce85">
            <text:p>2,19</text:p>
          </table:table-cell>
          <table:table-cell office:value-type="currency" office:value="-7.7214611872146124" table:formula="of:=[.F3]/[.G3]" table:style-name="ce86">
            <text:p>-$7,72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4</text:p>
          </table:table-cell>
          <table:table-cell table:style-name="ce80"/>
          <table:table-cell office:value-type="string" table:style-name="ce83">
            <text:p>Bina Vergisi 2</text:p>
          </table:table-cell>
          <table:table-cell office:value-type="string" table:style-name="ce80">
            <text:p>2014-2</text:p>
          </table:table-cell>
          <table:table-cell office:value-type="currency" office:value="-3.31" table:style-name="ce84">
            <text:p>-₺3,31</text:p>
          </table:table-cell>
          <table:table-cell office:value-type="float" office:value="2.19" table:style-name="ce85">
            <text:p>2,19</text:p>
          </table:table-cell>
          <table:table-cell office:value-type="currency" office:value="-1.5114155251141552" table:formula="of:=[.F4]/[.G4]" table:style-name="ce86">
            <text:p>-$1,51</text:p>
          </table:table-cell>
          <table:table-cell table:number-columns-repeated="16376"/>
        </table:table-row>
        <table:table-row table:style-name="ro5">
          <table:table-cell table:number-columns-repeated="2" table:style-name="ce80"/>
          <table:table-cell table:style-name="ce1"/>
          <table:table-cell table:style-name="ce83"/>
          <table:table-cell table:style-name="ce80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office:value-type="float" office:value="2018" table:style-name="ce76">
            <text:p>2018</text:p>
          </table:table-cell>
          <table:table-cell office:value-type="string" table:style-name="ce80">
            <text:p>SnyH000-18</text:p>
          </table:table-cell>
          <table:table-cell office:value-type="float" office:value="2018" table:style-name="ce80">
            <text:p>2018</text:p>
          </table:table-cell>
          <table:table-cell office:value-type="string" table:style-name="ce83">
            <text:p>Emlak Vergisi</text:p>
          </table:table-cell>
          <table:table-cell office:value-type="string" table:style-name="ce80">
            <text:p>2018-1</text:p>
          </table:table-cell>
          <table:table-cell office:value-type="currency" office:value="-257.25" table:style-name="ce84">
            <text:p>-₺257,25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53.482328482328484" table:formula="of:=[.F6]/[.G6]" table:style-name="ce86">
            <text:p>-$53,48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8</text:p>
          </table:table-cell>
          <table:table-cell office:value-type="float" office:value="2018" table:style-name="ce80">
            <text:p>2018</text:p>
          </table:table-cell>
          <table:table-cell office:value-type="string" table:style-name="ce83">
            <text:p>Emlak Vergisi Ypl</text:p>
          </table:table-cell>
          <table:table-cell office:value-type="string" table:style-name="ce87">
            <text:p><text:s/>1 / 6</text:p>
          </table:table-cell>
          <table:table-cell office:value-type="currency" office:value="-142.18" table:style-name="ce84">
            <text:p>-₺142,18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29.559251559251564" table:formula="of:=[.F7]/[.G7]" table:style-name="ce86">
            <text:p>-$29,56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8</text:p>
          </table:table-cell>
          <table:table-cell office:value-type="float" office:value="2018" table:style-name="ce80">
            <text:p>2018</text:p>
          </table:table-cell>
          <table:table-cell office:value-type="string" table:style-name="ce83">
            <text:p>Emlak Vergisi Ypl</text:p>
          </table:table-cell>
          <table:table-cell office:value-type="string" table:style-name="ce87">
            <text:p><text:s/>2 / 6</text:p>
          </table:table-cell>
          <table:table-cell office:value-type="currency" office:value="-142.18" table:style-name="ce84">
            <text:p>-₺142,18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29.559251559251564" table:formula="of:=[.F8]/[.G8]" table:style-name="ce86">
            <text:p>-$29,56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8</text:p>
          </table:table-cell>
          <table:table-cell office:value-type="float" office:value="2018" table:style-name="ce80">
            <text:p>2018</text:p>
          </table:table-cell>
          <table:table-cell office:value-type="string" table:style-name="ce83">
            <text:p>Emlak Vergisi</text:p>
          </table:table-cell>
          <table:table-cell office:value-type="string" table:style-name="ce85">
            <text:p>2018-2</text:p>
          </table:table-cell>
          <table:table-cell office:value-type="currency" office:value="-250.8" table:style-name="ce84">
            <text:p>-₺250,80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52.141372141372145" table:formula="of:=[.F9]/[.G9]" table:style-name="ce86">
            <text:p>-$52,14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8</text:p>
          </table:table-cell>
          <table:table-cell office:value-type="float" office:value="2018" table:style-name="ce80">
            <text:p>2018</text:p>
          </table:table-cell>
          <table:table-cell office:value-type="string" table:style-name="ce83">
            <text:p>Su</text:p>
          </table:table-cell>
          <table:table-cell office:value-type="string" table:style-name="ce85">
            <text:p>2017-18</text:p>
          </table:table-cell>
          <table:table-cell office:value-type="currency" office:value="-197.61" table:style-name="ce84">
            <text:p>-₺197,61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41.083160083160088" table:formula="of:=[.F10]/[.G10]" table:style-name="ce86">
            <text:p>-$41,08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8</text:p>
          </table:table-cell>
          <table:table-cell office:value-type="float" office:value="2018" table:style-name="ce80">
            <text:p>2018</text:p>
          </table:table-cell>
          <table:table-cell office:value-type="string" table:style-name="ce83">
            <text:p>Elektrik</text:p>
          </table:table-cell>
          <table:table-cell table:style-name="ce85"/>
          <table:table-cell office:value-type="currency" office:value="-265" table:style-name="ce84">
            <text:p>-₺265,00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55.093555093555096" table:formula="of:=[.F11]/[.G11]" table:style-name="ce86">
            <text:p>-$55,09</text:p>
          </table:table-cell>
          <table:table-cell table:number-columns-repeated="16376"/>
        </table:table-row>
        <table:table-row table:style-name="ro5">
          <table:table-cell table:number-columns-repeated="3" table:style-name="ce80"/>
          <table:table-cell office:value-type="string" table:style-name="ce83">
            <text:p>Elektrik 1-2018</text:p>
          </table:table-cell>
          <table:table-cell table:style-name="ce85"/>
          <table:table-cell office:value-type="currency" office:value="-95.3" table:style-name="ce84">
            <text:p>-₺95,3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table:number-columns-repeated="3" table:style-name="ce80"/>
          <table:table-cell office:value-type="string" table:style-name="ce83">
            <text:p>Elektrik 2-2018</text:p>
          </table:table-cell>
          <table:table-cell table:style-name="ce85"/>
          <table:table-cell office:value-type="currency" office:value="-128.88" table:style-name="ce84">
            <text:p>-₺128,88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8</text:p>
          </table:table-cell>
          <table:table-cell office:value-type="float" office:value="2018" table:style-name="ce80">
            <text:p>2018</text:p>
          </table:table-cell>
          <table:table-cell office:value-type="string" table:style-name="ce83">
            <text:p>Çedaş Teminat</text:p>
          </table:table-cell>
          <table:table-cell table:style-name="ce85"/>
          <table:table-cell office:value-type="currency" office:value="-900" table:style-name="ce84">
            <text:p>-₺900,00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187.11018711018713" table:formula="of:=[.F14]/[.G14]" table:style-name="ce86">
            <text:p>-$187,11</text:p>
          </table:table-cell>
          <table:table-cell table:number-columns-repeated="16376"/>
        </table:table-row>
        <table:table-row table:style-name="ro5">
          <table:table-cell table:number-columns-repeated="3" table:style-name="ce80"/>
          <table:table-cell office:value-type="string" table:style-name="ce83">
            <text:p>karo tadilat (memer alçıpan)</text:p>
          </table:table-cell>
          <table:table-cell table:style-name="ce85"/>
          <table:table-cell office:value-type="currency" office:value="-20000" table:style-name="ce84">
            <text:p>-₺20.000,00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4158.0041580041579" table:formula="of:=[.F15]/[.G15]" table:style-name="ce86">
            <text:p>-$4.158,00</text:p>
          </table:table-cell>
          <table:table-cell table:number-columns-repeated="16376"/>
        </table:table-row>
        <table:table-row table:style-name="ro5">
          <table:table-cell table:style-name="ce80"/>
          <table:table-cell table:style-name="ce88"/>
          <table:table-cell table:style-name="ce89"/>
          <table:table-cell table:style-name="ce90"/>
          <table:table-cell office:value-type="string" table:style-name="ce91">
            <text:p>2014-18 Toplam</text:p>
          </table:table-cell>
          <table:table-cell office:value-type="currency" office:value="-22399.42" table:formula="of:=SUM([.F3:.F15])" table:style-name="ce92">
            <text:p>-₺22.399,42</text:p>
          </table:table-cell>
          <table:table-cell table:style-name="ce93"/>
          <table:table-cell office:value-type="currency" office:value="-4615.2661407455926" table:formula="of:=SUM([.H3:.H15])" table:style-name="ce94">
            <text:p>-$4.615,27</text:p>
          </table:table-cell>
          <table:table-cell table:number-columns-repeated="16376"/>
        </table:table-row>
        <table:table-row table:style-name="ro5">
          <table:table-cell table:number-columns-repeated="3" table:style-name="ce80"/>
          <table:table-cell table:style-name="ce83"/>
          <table:table-cell office:value-type="string" table:style-name="ce95">
            <text:p>Genel Toplam</text:p>
          </table:table-cell>
          <table:table-cell office:value-type="currency" office:value="-22399.42" table:formula="of:=[.F16]" table:style-name="ce96">
            <text:p>-₺22.399,42</text:p>
          </table:table-cell>
          <table:table-cell table:style-name="ce97"/>
          <table:table-cell office:value-type="currency" office:value="-4615.2661407455926" table:formula="of:=[.H16]" table:style-name="ce98">
            <text:p>-$4.615,27</text:p>
          </table:table-cell>
          <table:table-cell table:number-columns-repeated="16376"/>
        </table:table-row>
        <table:table-row table:style-name="ro5">
          <table:table-cell table:number-columns-repeated="2" table:style-name="ce80"/>
          <table:table-cell table:style-name="ce1"/>
          <table:table-cell table:style-name="ce83"/>
          <table:table-cell table:style-name="ce85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office:value-type="float" office:value="2019" table:style-name="ce76">
            <text:p>2019</text:p>
          </table:table-cell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99">
            <text:p><text:span text:style-name="T4">Elektrik 1</text:span>-2019</text:p>
          </table:table-cell>
          <table:table-cell table:style-name="ce85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99">
            <text:p><text:span text:style-name="T4">Elektrik<text:s/></text:span>2-2019</text:p>
          </table:table-cell>
          <table:table-cell table:style-name="ce80"/>
          <table:table-cell office:value-type="currency" office:value="-179.2" table:style-name="ce84">
            <text:p>-₺179,20</text:p>
          </table:table-cell>
          <table:table-cell office:value-type="float" office:value="5.67" table:style-name="ce85">
            <text:p>5,67</text:p>
          </table:table-cell>
          <table:table-cell office:value-type="currency" office:value="-31.604938271604937" table:formula="of:=[.F20]/[.G20]" table:style-name="ce86">
            <text:p>-$31,60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99">
            <text:p><text:span text:style-name="T4">Elektrik<text:s/></text:span>3-2019</text:p>
          </table:table-cell>
          <table:table-cell table:style-name="ce80"/>
          <table:table-cell office:value-type="currency" office:value="-55.9" table:style-name="ce84">
            <text:p>-₺55,90</text:p>
          </table:table-cell>
          <table:table-cell office:value-type="float" office:value="5.67" table:style-name="ce85">
            <text:p>5,67</text:p>
          </table:table-cell>
          <table:table-cell office:value-type="currency" office:value="-9.8589065255731914" table:formula="of:=[.F21]/[.G21]" table:style-name="ce86">
            <text:p>-$9,86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83">
            <text:p>Emlak Vergisi Ypl</text:p>
          </table:table-cell>
          <table:table-cell office:value-type="string" table:style-name="ce87">
            <text:p><text:s/>3 / 6</text:p>
          </table:table-cell>
          <table:table-cell office:value-type="currency" office:value="-142.13" table:style-name="ce84">
            <text:p>-₺142,13</text:p>
          </table:table-cell>
          <table:table-cell office:value-type="float" office:value="5.67" table:style-name="ce85">
            <text:p>5,67</text:p>
          </table:table-cell>
          <table:table-cell office:value-type="currency" office:value="-25.067019400352734" table:formula="of:=[.F22]/[.G22]" table:style-name="ce86">
            <text:p>-$25,07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83">
            <text:p>Emlak Vergisi Ypl</text:p>
          </table:table-cell>
          <table:table-cell office:value-type="string" table:style-name="ce87">
            <text:p><text:s/>4-5-6 / 6</text:p>
          </table:table-cell>
          <table:table-cell office:value-type="currency" office:value="-429.54" table:style-name="ce84">
            <text:p>-₺429,54</text:p>
          </table:table-cell>
          <table:table-cell office:value-type="float" office:value="5.67" table:style-name="ce85">
            <text:p>5,67</text:p>
          </table:table-cell>
          <table:table-cell office:value-type="currency" office:value="-75.75661375661376" table:formula="of:=[.F23]/[.G23]" table:style-name="ce86">
            <text:p>-$75,76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99">
            <text:p><text:span text:style-name="T4">Elektrik<text:s/></text:span>4-2019</text:p>
          </table:table-cell>
          <table:table-cell table:style-name="ce80"/>
          <table:table-cell office:value-type="currency" office:value="-65.8" table:style-name="ce84">
            <text:p>-₺65,80</text:p>
          </table:table-cell>
          <table:table-cell office:value-type="float" office:value="5.67" table:style-name="ce85">
            <text:p>5,67</text:p>
          </table:table-cell>
          <table:table-cell office:value-type="currency" office:value="-11.604938271604938" table:formula="of:=[.F24]/[.G24]" table:style-name="ce86">
            <text:p>-$11,60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99">
            <text:p><text:span text:style-name="T4">Elektrik<text:s/></text:span>5-2019</text:p>
          </table:table-cell>
          <table:table-cell table:style-name="ce80"/>
          <table:table-cell office:value-type="currency" office:value="-82.94" table:style-name="ce84">
            <text:p>-₺82,94</text:p>
          </table:table-cell>
          <table:table-cell office:value-type="float" office:value="5.67" table:style-name="ce85">
            <text:p>5,67</text:p>
          </table:table-cell>
          <table:table-cell office:value-type="currency" office:value="-14.627865961199294" table:formula="of:=[.F25]/[.G25]" table:style-name="ce86">
            <text:p>-$14,63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99">
            <text:p><text:span text:style-name="T4">Elektrik<text:s/></text:span>6-2019</text:p>
          </table:table-cell>
          <table:table-cell table:style-name="ce80"/>
          <table:table-cell office:value-type="currency" office:value="-78.790000000000006" table:style-name="ce84">
            <text:p>-₺78,79</text:p>
          </table:table-cell>
          <table:table-cell office:value-type="float" office:value="5.67" table:style-name="ce85">
            <text:p>5,67</text:p>
          </table:table-cell>
          <table:table-cell office:value-type="currency" office:value="-13.895943562610231" table:formula="of:=[.F26]/[.G26]" table:style-name="ce86">
            <text:p>-$13,90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99">
            <text:p><text:span text:style-name="T4">Elektrik<text:s/></text:span>9-2019</text:p>
          </table:table-cell>
          <table:table-cell table:style-name="ce80"/>
          <table:table-cell office:value-type="currency" office:value="-39.35" table:style-name="ce84">
            <text:p>-₺39,35</text:p>
          </table:table-cell>
          <table:table-cell office:value-type="float" office:value="5.67" table:style-name="ce85">
            <text:p>5,67</text:p>
          </table:table-cell>
          <table:table-cell office:value-type="currency" office:value="-6.9400352733686068" table:formula="of:=[.F27]/[.G27]" table:style-name="ce86">
            <text:p>-$6,94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83">
            <text:p>Emlak Vergisi</text:p>
          </table:table-cell>
          <table:table-cell office:value-type="string" table:style-name="ce85">
            <text:p>2019/ 1-2</text:p>
          </table:table-cell>
          <table:table-cell office:value-type="currency" office:value="-598.75" table:style-name="ce84">
            <text:p>-₺598,75</text:p>
          </table:table-cell>
          <table:table-cell office:value-type="float" office:value="5.67" table:style-name="ce85">
            <text:p>5,67</text:p>
          </table:table-cell>
          <table:table-cell office:value-type="currency" office:value="-105.59964726631394" table:formula="of:=[.F28]/[.G28]" table:style-name="ce86">
            <text:p>-$105,60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99">
            <text:p><text:span text:style-name="T4">Elektrik<text:s/></text:span>11/2019</text:p>
          </table:table-cell>
          <table:table-cell table:style-name="ce80"/>
          <table:table-cell office:value-type="currency" office:value="-100.02" table:style-name="ce84">
            <text:p>-₺100,02</text:p>
          </table:table-cell>
          <table:table-cell office:value-type="float" office:value="5.67" table:style-name="ce85">
            <text:p>5,67</text:p>
          </table:table-cell>
          <table:table-cell office:value-type="currency" office:value="-17.640211640211639" table:formula="of:=[.F29]/[.G29]" table:style-name="ce86">
            <text:p>-$17,64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99">
            <text:p><text:span text:style-name="T4">Elektrik<text:s/></text:span>12/2019</text:p>
          </table:table-cell>
          <table:table-cell table:style-name="ce80"/>
          <table:table-cell office:value-type="currency" office:value="-232.4" table:style-name="ce84">
            <text:p>-₺232,40</text:p>
          </table:table-cell>
          <table:table-cell office:value-type="float" office:value="5.67" table:style-name="ce85">
            <text:p>5,67</text:p>
          </table:table-cell>
          <table:table-cell office:value-type="currency" office:value="-40.987654320987659" table:formula="of:=[.F30]/[.G30]" table:style-name="ce86">
            <text:p>-$40,99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83">
            <text:p>Çedaş Teminat</text:p>
          </table:table-cell>
          <table:table-cell table:style-name="ce85"/>
          <table:table-cell office:value-type="currency" office:value="-1100" table:style-name="ce84">
            <text:p>-₺1.100,00</text:p>
          </table:table-cell>
          <table:table-cell office:value-type="float" office:value="5.67" table:style-name="ce85">
            <text:p>5,67</text:p>
          </table:table-cell>
          <table:table-cell office:value-type="currency" office:value="-194.00352733686069" table:formula="of:=[.F31]/[.G31]" table:style-name="ce86">
            <text:p>-$194,00</text:p>
          </table:table-cell>
          <table:table-cell table:number-columns-repeated="16376"/>
        </table:table-row>
        <table:table-row table:style-name="ro5">
          <table:table-cell table:style-name="ce80"/>
          <table:table-cell table:style-name="ce88"/>
          <table:table-cell table:style-name="ce89"/>
          <table:table-cell table:style-name="ce90"/>
          <table:table-cell office:value-type="string" table:style-name="ce91">
            <text:p>2019 Toplam</text:p>
          </table:table-cell>
          <table:table-cell office:value-type="currency" office:value="-3104.8199999999997" table:formula="of:=SUM([.F19:.F31])" table:style-name="ce92">
            <text:p>-₺3.104,82</text:p>
          </table:table-cell>
          <table:table-cell table:style-name="ce93"/>
          <table:table-cell office:value-type="currency" office:value="-547.58730158730157" table:formula="of:=SUM([.H19:.H31])" table:style-name="ce94">
            <text:p>-$547,59</text:p>
          </table:table-cell>
          <table:table-cell table:number-columns-repeated="16376"/>
        </table:table-row>
        <table:table-row table:style-name="ro5">
          <table:table-cell table:number-columns-repeated="3" table:style-name="ce80"/>
          <table:table-cell table:style-name="ce83"/>
          <table:table-cell office:value-type="string" table:style-name="ce95">
            <text:p>Genel Toplam</text:p>
          </table:table-cell>
          <table:table-cell office:value-type="currency" office:value="-25504.239999999998" table:formula="of:=[.F32]+[.F16]" table:style-name="ce96">
            <text:p>-₺25.504,24</text:p>
          </table:table-cell>
          <table:table-cell table:style-name="ce97"/>
          <table:table-cell office:value-type="currency" office:value="-5162.8534423328938" table:formula="of:=[.H32]+[.H16]" table:style-name="ce98">
            <text:p>-$5.162,85</text:p>
          </table:table-cell>
          <table:table-cell table:number-columns-repeated="16376"/>
        </table:table-row>
        <table:table-row table:style-name="ro5">
          <table:table-cell table:number-columns-repeated="3" table:style-name="ce80"/>
          <table:table-cell table:style-name="ce83"/>
          <table:table-cell table:style-name="ce85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office:value-type="float" office:value="2020" table:style-name="ce76">
            <text:p>2020</text:p>
          </table:table-cell>
          <table:table-cell office:value-type="string" table:style-name="ce80">
            <text:p>SnyH000-20</text:p>
          </table:table-cell>
          <table:table-cell office:value-type="date" office:date-value="2020-10-06T00:00:00" table:style-name="ce87">
            <text:p>06.10.2020</text:p>
          </table:table-cell>
          <table:table-cell office:value-type="string" table:style-name="ce83">
            <text:p>Belediye Emlak Vergisi 2020</text:p>
          </table:table-cell>
          <table:table-cell table:style-name="ce85"/>
          <table:table-cell office:value-type="currency" office:value="-645.85" table:style-name="ce84">
            <text:p>-₺645,85</text:p>
          </table:table-cell>
          <table:table-cell office:value-type="float" office:value="7.01" table:style-name="ce85">
            <text:p>7,01</text:p>
          </table:table-cell>
          <table:table-cell office:value-type="currency" office:value="-92.132667617689023" table:formula="of:=[.F35]/[.G35]" table:style-name="ce86">
            <text:p>-$92,13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office:value-type="date" office:date-value="2020-11-25T00:00:00" table:style-name="ce87">
            <text:p>25.11.2020</text:p>
          </table:table-cell>
          <table:table-cell office:value-type="string" table:style-name="ce99">
            <text:p>tuğla sıva işçilik pire memet</text:p>
          </table:table-cell>
          <table:table-cell table:style-name="ce85"/>
          <table:table-cell office:value-type="currency" office:value="-1050" table:style-name="ce84">
            <text:p>-₺1.05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49.78601997146933" table:formula="of:=[.F36]/[.G36]" table:style-name="ce86">
            <text:p>-$149,79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office:value-type="date" office:date-value="2020-11-25T00:00:00" table:style-name="ce87">
            <text:p>25.11.2020</text:p>
          </table:table-cell>
          <table:table-cell office:value-type="string" table:style-name="ce99">
            <text:p>tuğla sıva işçilik muhammed</text:p>
          </table:table-cell>
          <table:table-cell table:style-name="ce85"/>
          <table:table-cell office:value-type="currency" office:value="-600" table:style-name="ce84">
            <text:p>-₺6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85.592011412268192" table:formula="of:=[.F37]/[.G37]" table:style-name="ce86">
            <text:p>-$85,59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3">
            <text:p>kum</text:p>
          </table:table-cell>
          <table:table-cell table:style-name="ce85"/>
          <table:table-cell office:value-type="currency" office:value="-200" table:style-name="ce84">
            <text:p>-₺2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28.530670470756064" table:formula="of:=[.F38]/[.G38]" table:style-name="ce86">
            <text:p>-$28,53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3">
            <text:p>8,5 tuğla 145 ad</text:p>
          </table:table-cell>
          <table:table-cell table:style-name="ce85"/>
          <table:table-cell office:value-type="currency" office:value="-90" table:style-name="ce84">
            <text:p>-₺9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2.838801711840228" table:formula="of:=[.F39]/[.G39]" table:style-name="ce86">
            <text:p>-$12,84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3">
            <text:p>yığma tuğla 720 ad * 0,90 tl</text:p>
          </table:table-cell>
          <table:table-cell table:style-name="ce85"/>
          <table:table-cell office:value-type="currency" office:value="-648" table:style-name="ce84">
            <text:p>-₺648,00</text:p>
          </table:table-cell>
          <table:table-cell office:value-type="float" office:value="7.01" table:style-name="ce85">
            <text:p>7,01</text:p>
          </table:table-cell>
          <table:table-cell office:value-type="currency" office:value="-92.43937232524965" table:formula="of:=[.F40]/[.G40]" table:style-name="ce86">
            <text:p>-$92,44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3">
            <text:p>20 tr çimento</text:p>
          </table:table-cell>
          <table:table-cell table:style-name="ce85"/>
          <table:table-cell office:value-type="currency" office:value="-300" table:style-name="ce84">
            <text:p>-₺3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42.796005706134096" table:formula="of:=[.F41]/[.G41]" table:style-name="ce86">
            <text:p>-$42,80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3">
            <text:p>15 tr kireç</text:p>
          </table:table-cell>
          <table:table-cell table:style-name="ce85"/>
          <table:table-cell office:value-type="currency" office:value="-90" table:style-name="ce84">
            <text:p>-₺9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2.838801711840228" table:formula="of:=[.F42]/[.G42]" table:style-name="ce86">
            <text:p>-$12,84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3">
            <text:p>kesme taşı – menteşe – elektrot</text:p>
          </table:table-cell>
          <table:table-cell table:style-name="ce85"/>
          <table:table-cell office:value-type="currency" office:value="-68" table:style-name="ce84">
            <text:p>-₺68,00</text:p>
          </table:table-cell>
          <table:table-cell office:value-type="float" office:value="7.01" table:style-name="ce85">
            <text:p>7,01</text:p>
          </table:table-cell>
          <table:table-cell office:value-type="currency" office:value="-9.7004279600570609" table:formula="of:=[.F43]/[.G43]" table:style-name="ce86">
            <text:p>-$9,70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office:value-type="date" office:date-value="2020-04-20T00:00:00" table:style-name="ce87">
            <text:p>20.04.2020</text:p>
          </table:table-cell>
          <table:table-cell office:value-type="string" table:style-name="ce83">
            <text:p>Elektrik 04-2020</text:p>
          </table:table-cell>
          <table:table-cell table:style-name="ce85"/>
          <table:table-cell office:value-type="currency" office:value="-44.1" table:style-name="ce84">
            <text:p>-₺44,10</text:p>
          </table:table-cell>
          <table:table-cell office:value-type="float" office:value="7.01" table:style-name="ce85">
            <text:p>7,01</text:p>
          </table:table-cell>
          <table:table-cell office:value-type="currency" office:value="-6.2910128388017119" table:formula="of:=[.F44]/[.G44]" table:style-name="ce86">
            <text:p>-$6,29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99">
            <text:p><text:span text:style-name="T4">Elektrik<text:s/></text:span>05-2020</text:p>
          </table:table-cell>
          <table:table-cell table:style-name="ce80"/>
          <table:table-cell office:value-type="currency" office:value="-9.9" table:style-name="ce84">
            <text:p>-₺9,90</text:p>
          </table:table-cell>
          <table:table-cell office:value-type="float" office:value="7.01" table:style-name="ce85">
            <text:p>7,01</text:p>
          </table:table-cell>
          <table:table-cell office:value-type="currency" office:value="-1.4122681883024253" table:formula="of:=[.F45]/[.G45]" table:style-name="ce86">
            <text:p>-$1,41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99">
            <text:p><text:span text:style-name="T4">Elektrik<text:s/></text:span>06-2020</text:p>
          </table:table-cell>
          <table:table-cell table:style-name="ce80"/>
          <table:table-cell office:value-type="currency" office:value="-5.46" table:style-name="ce84">
            <text:p>-₺5,46</text:p>
          </table:table-cell>
          <table:table-cell office:value-type="float" office:value="7.01" table:style-name="ce85">
            <text:p>7,01</text:p>
          </table:table-cell>
          <table:table-cell office:value-type="currency" office:value="-0.77888730385164051" table:formula="of:=[.F46]/[.G46]" table:style-name="ce86">
            <text:p>-$0,78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99">
            <text:p><text:span text:style-name="T4">Elektrik<text:s/></text:span>07-2020</text:p>
          </table:table-cell>
          <table:table-cell table:style-name="ce80"/>
          <table:table-cell office:value-type="currency" office:value="-13.65" table:style-name="ce84">
            <text:p>-₺13,65</text:p>
          </table:table-cell>
          <table:table-cell office:value-type="float" office:value="7.01" table:style-name="ce85">
            <text:p>7,01</text:p>
          </table:table-cell>
          <table:table-cell office:value-type="currency" office:value="-1.9472182596291014" table:formula="of:=[.F47]/[.G47]" table:style-name="ce86">
            <text:p>-$1,95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99">
            <text:p><text:span text:style-name="T4">Elektrik<text:s/></text:span>10-2020</text:p>
          </table:table-cell>
          <table:table-cell table:style-name="ce80"/>
          <table:table-cell office:value-type="currency" office:value="-13" table:style-name="ce84">
            <text:p>-₺13,00</text:p>
          </table:table-cell>
          <table:table-cell office:value-type="float" office:value="7.01" table:style-name="ce85">
            <text:p>7,01</text:p>
          </table:table-cell>
          <table:table-cell office:value-type="currency" office:value="-1.854493580599144" table:formula="of:=[.F48]/[.G48]" table:style-name="ce86">
            <text:p>-$1,8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0</text:p>
          </table:table-cell>
          <table:table-cell office:value-type="date" office:date-value="2020-11-30T00:00:00" table:style-name="ce87">
            <text:p>30.11.2020</text:p>
          </table:table-cell>
          <table:table-cell office:value-type="string" table:style-name="ce99">
            <text:p><text:span text:style-name="T4">Elektrik<text:s/></text:span>11-2020</text:p>
          </table:table-cell>
          <table:table-cell table:style-name="ce80"/>
          <table:table-cell office:value-type="currency" office:value="-170" table:style-name="ce84">
            <text:p>-₺170,00</text:p>
          </table:table-cell>
          <table:table-cell office:value-type="float" office:value="7.01" table:style-name="ce85">
            <text:p>7,01</text:p>
          </table:table-cell>
          <table:table-cell office:value-type="currency" office:value="-24.251069900142653" table:formula="of:=[.F49]/[.G49]" table:style-name="ce86">
            <text:p>-$24,2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0</text:p>
          </table:table-cell>
          <table:table-cell table:style-name="ce87"/>
          <table:table-cell office:value-type="string" table:style-name="ce99">
            <text:p><text:span text:style-name="T4">Elektrik<text:s/></text:span>12-2020</text:p>
          </table:table-cell>
          <table:table-cell table:style-name="ce80"/>
          <table:table-cell office:value-type="currency" office:value="-226.11" table:style-name="ce84">
            <text:p>-₺226,11</text:p>
          </table:table-cell>
          <table:table-cell office:value-type="float" office:value="7.01" table:style-name="ce85">
            <text:p>7,01</text:p>
          </table:table-cell>
          <table:table-cell office:value-type="currency" office:value="-32.255349500713272" table:formula="of:=[.F50]/[.G50]" table:style-name="ce86">
            <text:p>-$32,26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0</text:p>
          </table:table-cell>
          <table:table-cell office:value-type="date" office:date-value="2020-11-30T00:00:00" table:style-name="ce87">
            <text:p>30.11.2020</text:p>
          </table:table-cell>
          <table:table-cell office:value-type="string" table:style-name="ce83">
            <text:p>su</text:p>
          </table:table-cell>
          <table:table-cell table:style-name="ce85"/>
          <table:table-cell office:value-type="currency" office:value="-100" table:style-name="ce84">
            <text:p>-₺1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4.265335235378032" table:formula="of:=[.F51]/[.G51]" table:style-name="ce86">
            <text:p>-$14,27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3">
            <text:p>Yazıhane önü kırma işçiliği</text:p>
          </table:table-cell>
          <table:table-cell table:style-name="ce85"/>
          <table:table-cell office:value-type="currency" office:value="-500" table:style-name="ce84">
            <text:p>-₺5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71.32667617689016" table:formula="of:=[.F52]/[.G52]" table:style-name="ce86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0</text:p>
          </table:table-cell>
          <table:table-cell office:value-type="date" office:date-value="2020-12-09T00:00:00" table:style-name="ce87">
            <text:p>09.12.2020</text:p>
          </table:table-cell>
          <table:table-cell office:value-type="string" table:style-name="ce83">
            <text:p>Alçıpan vida</text:p>
          </table:table-cell>
          <table:table-cell table:style-name="ce85"/>
          <table:table-cell office:value-type="currency" office:value="-323" table:style-name="ce84">
            <text:p>-₺323,00</text:p>
          </table:table-cell>
          <table:table-cell office:value-type="float" office:value="7.01" table:style-name="ce85">
            <text:p>7,01</text:p>
          </table:table-cell>
          <table:table-cell office:value-type="currency" office:value="-46.077032810271042" table:formula="of:=[.F53]/[.G53]" table:style-name="ce86">
            <text:p>-$46,0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8">
            <text:p>SnyH000-20</text:p>
          </table:table-cell>
          <table:table-cell table:style-name="ce89"/>
          <table:table-cell table:style-name="ce90"/>
          <table:table-cell table:style-name="ce93"/>
          <table:table-cell office:value-type="currency" office:value="-5097.07" table:formula="of:=SUM([.F35:.F53])" table:style-name="ce92">
            <text:p>-₺5.097,07</text:p>
          </table:table-cell>
          <table:table-cell table:style-name="ce93"/>
          <table:table-cell office:value-type="currency" office:value="-727.11412268188315" table:formula="of:=SUM([.H35:.H53])" table:style-name="ce94">
            <text:p>-$727,1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A000-20</text:p>
          </table:table-cell>
          <table:table-cell table:style-name="ce80"/>
          <table:table-cell office:value-type="string" table:style-name="ce83">
            <text:p>Boya-Çatı- Kapı</text:p>
          </table:table-cell>
          <table:table-cell table:style-name="ce85"/>
          <table:table-cell office:value-type="currency" office:value="-1500" table:style-name="ce84">
            <text:p>-₺1.5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213.98002853067047" table:formula="of:=[.F55]/[.G55]" table:style-name="ce86">
            <text:p>-$213,9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A000-20</text:p>
          </table:table-cell>
          <table:table-cell table:style-name="ce80"/>
          <table:table-cell office:value-type="string" table:style-name="ce83">
            <text:p>yıkama hela yapımı</text:p>
          </table:table-cell>
          <table:table-cell table:style-name="ce85"/>
          <table:table-cell office:value-type="currency" office:value="-500" table:style-name="ce84">
            <text:p>-₺5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71.32667617689016" table:formula="of:=[.F56]/[.G56]" table:style-name="ce86">
            <text:p>-$71,33</text:p>
          </table:table-cell>
          <table:table-cell table:number-columns-repeated="16376"/>
        </table:table-row>
        <table:table-row table:style-name="ro5">
          <table:table-cell/>
          <table:table-cell table:style-name="ce88"/>
          <table:table-cell table:style-name="ce89"/>
          <table:table-cell table:style-name="ce90"/>
          <table:table-cell table:style-name="ce93"/>
          <table:table-cell office:value-type="currency" office:value="-2000" table:formula="of:=SUM([.F55:.F56])" table:style-name="ce92">
            <text:p>-₺2.000,00</text:p>
          </table:table-cell>
          <table:table-cell table:style-name="ce93"/>
          <table:table-cell office:value-type="currency" office:value="-285.30670470756064" table:formula="of:=SUM([.H55:.H56])" table:style-name="ce94">
            <text:p>-$285,3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B000-20</text:p>
          </table:table-cell>
          <table:table-cell office:value-type="date" office:date-value="2020-08-20T00:00:00" table:style-name="ce87">
            <text:p>20.08.2020</text:p>
          </table:table-cell>
          <table:table-cell office:value-type="string" table:style-name="ce83">
            <text:p>motorcu boya</text:p>
          </table:table-cell>
          <table:table-cell table:style-name="ce85"/>
          <table:table-cell office:value-type="currency" office:value="-500" table:style-name="ce84">
            <text:p>-₺5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71.32667617689016" table:formula="of:=[.F58]/[.G58]" table:style-name="ce86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B000-20</text:p>
          </table:table-cell>
          <table:table-cell office:value-type="date" office:date-value="2020-08-22T00:00:00" table:style-name="ce87">
            <text:p>22.08.2020</text:p>
          </table:table-cell>
          <table:table-cell office:value-type="string" table:style-name="ce83">
            <text:p>motorcu hela</text:p>
          </table:table-cell>
          <table:table-cell table:style-name="ce85"/>
          <table:table-cell office:value-type="currency" office:value="-500" table:style-name="ce84">
            <text:p>-₺5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71.32667617689016" table:formula="of:=[.F59]/[.G59]" table:style-name="ce86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B000-20</text:p>
          </table:table-cell>
          <table:table-cell office:value-type="date" office:date-value="2020-08-24T00:00:00" table:style-name="ce87">
            <text:p>24.08.2020</text:p>
          </table:table-cell>
          <table:table-cell office:value-type="string" table:style-name="ce83">
            <text:p>motorcu kapı</text:p>
          </table:table-cell>
          <table:table-cell table:style-name="ce85"/>
          <table:table-cell office:value-type="currency" office:value="-2000" table:style-name="ce84">
            <text:p>-₺2.0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285.30670470756064" table:formula="of:=[.F60]/[.G60]" table:style-name="ce86">
            <text:p>-$285,3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B000-20</text:p>
          </table:table-cell>
          <table:table-cell office:value-type="date" office:date-value="2020-09-02T00:00:00" table:style-name="ce87">
            <text:p>02.09.2020</text:p>
          </table:table-cell>
          <table:table-cell office:value-type="string" table:style-name="ce83">
            <text:p>Alçıpan demir işleri</text:p>
          </table:table-cell>
          <table:table-cell table:style-name="ce85"/>
          <table:table-cell office:value-type="currency" office:value="-500" table:style-name="ce84">
            <text:p>-₺5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71.32667617689016" table:formula="of:=[.F61]/[.G61]" table:style-name="ce86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B000-20</text:p>
          </table:table-cell>
          <table:table-cell office:value-type="date" office:date-value="2020-09-02T00:00:00" table:style-name="ce87">
            <text:p>02.09.2020</text:p>
          </table:table-cell>
          <table:table-cell office:value-type="string" table:style-name="ce83">
            <text:p>camcı</text:p>
          </table:table-cell>
          <table:table-cell table:style-name="ce85"/>
          <table:table-cell office:value-type="currency" office:value="-750" table:style-name="ce84">
            <text:p>-₺75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06.99001426533523" table:formula="of:=[.F62]/[.G62]" table:style-name="ce86">
            <text:p>-$106,9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B000-20</text:p>
          </table:table-cell>
          <table:table-cell office:value-type="date" office:date-value="2020-09-02T00:00:00" table:style-name="ce87">
            <text:p>02.09.2020</text:p>
          </table:table-cell>
          <table:table-cell office:value-type="string" table:style-name="ce83">
            <text:p>motorcu arka duvar</text:p>
          </table:table-cell>
          <table:table-cell table:style-name="ce85"/>
          <table:table-cell office:value-type="currency" office:value="-500" table:style-name="ce84">
            <text:p>-₺5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71.32667617689016" table:formula="of:=[.F63]/[.G63]" table:style-name="ce86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B000-20</text:p>
          </table:table-cell>
          <table:table-cell office:value-type="date" office:date-value="2020-09-02T00:00:00" table:style-name="ce87">
            <text:p>02.09.2020</text:p>
          </table:table-cell>
          <table:table-cell office:value-type="string" table:style-name="ce83">
            <text:p>motorcu elektrik</text:p>
          </table:table-cell>
          <table:table-cell table:style-name="ce85"/>
          <table:table-cell office:value-type="currency" office:value="-750" table:style-name="ce84">
            <text:p>-₺75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06.99001426533523" table:formula="of:=[.F64]/[.G64]" table:style-name="ce86">
            <text:p>-$106,99</text:p>
          </table:table-cell>
          <table:table-cell table:number-columns-repeated="16376"/>
        </table:table-row>
        <table:table-row table:style-name="ro5">
          <table:table-cell/>
          <table:table-cell table:style-name="ce88"/>
          <table:table-cell table:style-name="ce89"/>
          <table:table-cell table:style-name="ce90"/>
          <table:table-cell table:style-name="ce93"/>
          <table:table-cell office:value-type="currency" office:value="-5500" table:formula="of:=SUM([.F58:.F64])" table:style-name="ce92">
            <text:p>-₺5.500,00</text:p>
          </table:table-cell>
          <table:table-cell table:style-name="ce93"/>
          <table:table-cell office:value-type="currency" office:value="-784.59343794579183" table:formula="of:=SUM([.H58:.H64])" table:style-name="ce94">
            <text:p>-$784,5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office:value-type="string" table:style-name="ce80">
            <text:p>ağustos</text:p>
          </table:table-cell>
          <table:table-cell office:value-type="string" table:style-name="ce83">
            <text:p>Toz Dolgu</text:p>
          </table:table-cell>
          <table:table-cell table:style-name="ce85"/>
          <table:table-cell office:value-type="currency" office:value="-250" table:style-name="ce84">
            <text:p>-₺250,00</text:p>
          </table:table-cell>
          <table:table-cell office:value-type="float" office:value="7.01" table:style-name="ce85">
            <text:p>7,01</text:p>
          </table:table-cell>
          <table:table-cell office:value-type="currency" office:value="-35.66333808844508" table:formula="of:=[.F66]/[.G66]" table:style-name="ce86">
            <text:p>-$35,66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83">
            <text:p>vinç nakliye</text:p>
          </table:table-cell>
          <table:table-cell table:style-name="ce85"/>
          <table:table-cell office:value-type="currency" office:value="-600" table:style-name="ce84">
            <text:p>-₺6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85.592011412268192" table:formula="of:=[.F67]/[.G67]" table:style-name="ce86">
            <text:p>-$85,59</text:p>
          </table:table-cell>
          <table:table-cell table:number-columns-repeated="16376"/>
        </table:table-row>
        <table:table-row table:number-rows-repeated="3" table:style-name="ro5">
          <table:table-cell/>
          <table:table-cell table:number-columns-repeated="2" table:style-name="ce80"/>
          <table:table-cell table:style-name="ce83"/>
          <table:table-cell table:style-name="ce85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83">
            <text:p>vinç demontaj özer vinç</text:p>
          </table:table-cell>
          <table:table-cell table:style-name="ce85"/>
          <table:table-cell office:value-type="currency" office:value="-1300" table:style-name="ce84">
            <text:p>-₺1.3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85.4493580599144" table:formula="of:=[.F71]/[.G71]" table:style-name="ce86">
            <text:p>-$185,4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83">
            <text:p>hela altyapı</text:p>
          </table:table-cell>
          <table:table-cell table:style-name="ce85"/>
          <table:table-cell office:value-type="currency" office:value="-1000" table:style-name="ce84">
            <text:p>-₺1.0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42.65335235378032" table:formula="of:=[.F72]/[.G72]" table:style-name="ce86">
            <text:p>-$142,6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83">
            <text:p>vinç ayakları kırım <text:s/>kepçeci</text:p>
          </table:table-cell>
          <table:table-cell table:style-name="ce85"/>
          <table:table-cell office:value-type="currency" office:value="-4100" table:style-name="ce84">
            <text:p>-₺4.1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584.87874465049936" table:formula="of:=[.F73]/[.G73]" table:style-name="ce86">
            <text:p>-$584,8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83">
            <text:p>vinç demontaj işçilik</text:p>
          </table:table-cell>
          <table:table-cell table:style-name="ce85"/>
          <table:table-cell office:value-type="currency" office:value="-750" table:style-name="ce84">
            <text:p>-₺75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06.99001426533523" table:formula="of:=[.F74]/[.G74]" table:style-name="ce86">
            <text:p>-$106,9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83">
            <text:p>yemek</text:p>
          </table:table-cell>
          <table:table-cell table:style-name="ce85"/>
          <table:table-cell office:value-type="currency" office:value="-300" table:style-name="ce84">
            <text:p>-₺3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42.796005706134096" table:formula="of:=[.F75]/[.G75]" table:style-name="ce86">
            <text:p>-$42,80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99">
            <text:p>helikopter beton işçiliği 6*300</text:p>
          </table:table-cell>
          <table:table-cell table:style-name="ce85"/>
          <table:table-cell office:value-type="currency" office:value="-1800" table:style-name="ce84">
            <text:p>-₺1.8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256.77603423680455" table:formula="of:=[.F76]/[.G76]" table:style-name="ce86">
            <text:p>-$256,7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99">
            <text:p>beton santralı 36 m3*170</text:p>
          </table:table-cell>
          <table:table-cell table:style-name="ce85"/>
          <table:table-cell office:value-type="currency" office:value="-6120" table:style-name="ce84">
            <text:p>-₺6.120,00</text:p>
          </table:table-cell>
          <table:table-cell office:value-type="float" office:value="7.01" table:style-name="ce85">
            <text:p>7,01</text:p>
          </table:table-cell>
          <table:table-cell office:value-type="currency" office:value="-873.03851640513551" table:formula="of:=[.F77]/[.G77]" table:style-name="ce86">
            <text:p>-$873,04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99">
            <text:p>ön beton (işçilik + beton)</text:p>
          </table:table-cell>
          <table:table-cell table:style-name="ce85"/>
          <table:table-cell office:value-type="currency" office:value="-5000" table:style-name="ce84">
            <text:p>-₺5.0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713.26676176890157" table:formula="of:=[.F78]/[.G78]" table:style-name="ce86">
            <text:p>-$713,27</text:p>
          </table:table-cell>
          <table:table-cell table:number-columns-repeated="16376"/>
        </table:table-row>
        <table:table-row table:style-name="ro5">
          <table:table-cell/>
          <table:table-cell table:style-name="ce88"/>
          <table:table-cell table:style-name="ce89"/>
          <table:table-cell table:style-name="ce90"/>
          <table:table-cell table:style-name="ce93"/>
          <table:table-cell office:value-type="currency" office:value="-21220" table:formula="of:=SUM([.F66:.F78])" table:style-name="ce92">
            <text:p>-₺21.220,00</text:p>
          </table:table-cell>
          <table:table-cell table:style-name="ce93"/>
          <table:table-cell office:value-type="currency" office:value="-3027.1041369472182" table:formula="of:=SUM([.H66:.H78])" table:style-name="ce94">
            <text:p>-$3.027,10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G000-20</text:p>
          </table:table-cell>
          <table:table-cell table:style-name="ce80"/>
          <table:table-cell office:value-type="string" table:style-name="ce83">
            <text:p>600 m2 Taban kırım beton</text:p>
          </table:table-cell>
          <table:table-cell table:style-name="ce80"/>
          <table:table-cell office:value-type="currency" office:value="-35000" table:style-name="ce84">
            <text:p>-₺35.0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4992.8673323823114" table:formula="of:=[.F80]/[.G80]" table:style-name="ce86">
            <text:p>-$4.992,87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G000-20</text:p>
          </table:table-cell>
          <table:table-cell table:style-name="ce80"/>
          <table:table-cell office:value-type="string" table:style-name="ce83">
            <text:p>İcra</text:p>
          </table:table-cell>
          <table:table-cell office:value-type="string" table:style-name="ce80">
            <text:p>dursun durmş</text:p>
          </table:table-cell>
          <table:table-cell office:value-type="currency" office:value="-3885" table:style-name="ce84">
            <text:p>-₺3.885,00</text:p>
          </table:table-cell>
          <table:table-cell office:value-type="float" office:value="7.01" table:style-name="ce85">
            <text:p>7,01</text:p>
          </table:table-cell>
          <table:table-cell office:value-type="currency" office:value="-554.2082738944365" table:formula="of:=[.F81]/[.G81]" table:style-name="ce86">
            <text:p>-$554,21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G000-20</text:p>
          </table:table-cell>
          <table:table-cell table:style-name="ce80"/>
          <table:table-cell office:value-type="string" table:style-name="ce83">
            <text:p>tedaş<text:s text:c="4"/></text:p>
          </table:table-cell>
          <table:table-cell office:value-type="string" table:style-name="ce80">
            <text:p>dursun durmş</text:p>
          </table:table-cell>
          <table:table-cell office:value-type="currency" office:value="-4194.2240000000002" table:style-name="ce84">
            <text:p>-₺4.194,22</text:p>
          </table:table-cell>
          <table:table-cell office:value-type="float" office:value="7.01" table:style-name="ce85">
            <text:p>7,01</text:p>
          </table:table-cell>
          <table:table-cell office:value-type="currency" office:value="-598.32011412268196" table:formula="of:=[.F82]/[.G82]" table:style-name="ce86">
            <text:p>-$598,32</text:p>
          </table:table-cell>
          <table:table-cell table:number-columns-repeated="16376"/>
        </table:table-row>
        <table:table-row table:style-name="ro5">
          <table:table-cell table:style-name="ce80"/>
          <table:table-cell table:style-name="ce88"/>
          <table:table-cell table:style-name="ce89"/>
          <table:table-cell table:style-name="ce90"/>
          <table:table-cell table:style-name="ce93"/>
          <table:table-cell office:value-type="currency" office:value="-43079.224000000002" table:formula="of:=SUM([.F80:.F82])" table:style-name="ce92">
            <text:p>-₺43.079,22</text:p>
          </table:table-cell>
          <table:table-cell table:style-name="ce93"/>
          <table:table-cell office:value-type="currency" office:value="-6145.3957203994296" table:formula="of:=SUM([.H80:.H82])" table:style-name="ce94">
            <text:p>-$6.145,40</text:p>
          </table:table-cell>
          <table:table-cell table:number-columns-repeated="16376"/>
        </table:table-row>
        <table:table-row table:style-name="ro5">
          <table:table-cell table:style-name="ce80"/>
          <table:table-cell table:style-name="ce88"/>
          <table:table-cell table:style-name="ce89"/>
          <table:table-cell table:style-name="ce90"/>
          <table:table-cell office:value-type="string" table:style-name="ce91">
            <text:p>2020 TOPLAM</text:p>
          </table:table-cell>
          <table:table-cell office:value-type="currency" office:value="-76896.293999999994" table:formula="of:=[.F83]+[.F79]+[.F65]+[.F57]+[.F54]" table:style-name="ce92">
            <text:p>-₺76.896,29</text:p>
          </table:table-cell>
          <table:table-cell table:style-name="ce93"/>
          <table:table-cell office:value-type="currency" office:value="-10242.4" table:formula="of:=[.H83]+[.H79]+[.H65]+[.H57]" table:style-name="ce94">
            <text:p>-$10.242,40</text:p>
          </table:table-cell>
          <table:table-cell table:number-columns-repeated="16376"/>
        </table:table-row>
        <table:table-row table:style-name="ro5">
          <table:table-cell table:number-columns-repeated="3" table:style-name="ce80"/>
          <table:table-cell table:style-name="ce83"/>
          <table:table-cell office:value-type="string" table:style-name="ce95">
            <text:p>Genel Toplam</text:p>
          </table:table-cell>
          <table:table-cell office:value-type="currency" office:value="-102400.53399999999" table:formula="of:=[.F84]+[.F33]" table:style-name="ce96">
            <text:p>-₺102.400,53</text:p>
          </table:table-cell>
          <table:table-cell table:style-name="ce97"/>
          <table:table-cell office:value-type="currency" office:value="-15405.253442332894" table:formula="of:=[.H84]+[.H33]" table:style-name="ce98">
            <text:p>-$15.405,25</text:p>
          </table:table-cell>
          <table:table-cell table:number-columns-repeated="16376"/>
        </table:table-row>
        <table:table-row table:style-name="ro5">
          <table:table-cell table:number-columns-repeated="3" table:style-name="ce80"/>
          <table:table-cell table:style-name="ce83"/>
          <table:table-cell table:style-name="ce80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office:value-type="float" office:value="2021" table:style-name="ce76">
            <text:p>2021</text:p>
          </table:table-cell>
          <table:table-cell office:value-type="string" table:style-name="ce80">
            <text:p>snyH000-21</text:p>
          </table:table-cell>
          <table:table-cell office:value-type="date" office:date-value="2021-01-30T00:00:00" table:style-name="ce87">
            <text:p>30.01.2021</text:p>
          </table:table-cell>
          <table:table-cell office:value-type="string" table:style-name="ce83">
            <text:p>Elektrik 1-2021</text:p>
          </table:table-cell>
          <table:table-cell table:style-name="ce80"/>
          <table:table-cell office:value-type="currency" office:value="-143.08000000000001" table:style-name="ce84">
            <text:p>-₺143,08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02-28T00:00:00" table:style-name="ce87">
            <text:p>28.02.2021</text:p>
          </table:table-cell>
          <table:table-cell office:value-type="string" table:style-name="ce83">
            <text:p>Elektrik 2-2021</text:p>
          </table:table-cell>
          <table:table-cell table:style-name="ce80"/>
          <table:table-cell office:value-type="currency" office:value="-69" table:style-name="ce84">
            <text:p>-₺69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03-30T00:00:00" table:style-name="ce87">
            <text:p>30.03.2021</text:p>
          </table:table-cell>
          <table:table-cell office:value-type="string" table:style-name="ce83">
            <text:p>Elektrik 4-2021</text:p>
          </table:table-cell>
          <table:table-cell table:style-name="ce80"/>
          <table:table-cell office:value-type="currency" office:value="-15.52" table:style-name="ce84">
            <text:p>-₺15,52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04-30T00:00:00" table:style-name="ce87">
            <text:p>30.04.2021</text:p>
          </table:table-cell>
          <table:table-cell office:value-type="string" table:style-name="ce83">
            <text:p>Elektrik 5-2021</text:p>
          </table:table-cell>
          <table:table-cell table:style-name="ce80"/>
          <table:table-cell office:value-type="currency" office:value="-43.51" table:style-name="ce84">
            <text:p>-₺43,51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05-30T00:00:00" table:style-name="ce87">
            <text:p>30.05.2021</text:p>
          </table:table-cell>
          <table:table-cell office:value-type="string" table:style-name="ce83">
            <text:p>Elektrik 6–2021</text:p>
          </table:table-cell>
          <table:table-cell table:style-name="ce85"/>
          <table:table-cell office:value-type="currency" office:value="-8.5500000000000007" table:style-name="ce84">
            <text:p>-₺8,55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10-14T00:00:00" table:style-name="ce87">
            <text:p>14.10.2021</text:p>
          </table:table-cell>
          <table:table-cell office:value-type="string" table:style-name="ce83">
            <text:p>Bina Vergisi 1</text:p>
          </table:table-cell>
          <table:table-cell table:style-name="ce85"/>
          <table:table-cell office:value-type="currency" office:value="-297" table:style-name="ce84">
            <text:p>-₺297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10-14T00:00:00" table:style-name="ce87">
            <text:p>14.10.2021</text:p>
          </table:table-cell>
          <table:table-cell office:value-type="string" table:style-name="ce83">
            <text:p>Kültür Vergisi 1</text:p>
          </table:table-cell>
          <table:table-cell table:style-name="ce80"/>
          <table:table-cell office:value-type="currency" office:value="-29.7" table:style-name="ce84">
            <text:p>-₺29,7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06-30T00:00:00" table:style-name="ce87">
            <text:p>30.06.2021</text:p>
          </table:table-cell>
          <table:table-cell office:value-type="string" table:style-name="ce83">
            <text:p>Elektrik 7–2021</text:p>
          </table:table-cell>
          <table:table-cell table:style-name="ce87"/>
          <table:table-cell office:value-type="currency" office:value="-21.85" table:style-name="ce84">
            <text:p>-₺21,85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07-30T00:00:00" table:style-name="ce87">
            <text:p>30.07.2021</text:p>
          </table:table-cell>
          <table:table-cell office:value-type="string" table:style-name="ce83">
            <text:p>Elektrik 8-2021</text:p>
          </table:table-cell>
          <table:table-cell table:style-name="ce87"/>
          <table:table-cell office:value-type="currency" office:value="-5" table:style-name="ce84">
            <text:p>-₺5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08-30T00:00:00" table:style-name="ce87">
            <text:p>30.08.2021</text:p>
          </table:table-cell>
          <table:table-cell office:value-type="string" table:style-name="ce83">
            <text:p>Elektrik 9-2021</text:p>
          </table:table-cell>
          <table:table-cell table:style-name="ce85"/>
          <table:table-cell office:value-type="currency" office:value="-8" table:style-name="ce84">
            <text:p>-₺8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1</text:p>
          </table:table-cell>
          <table:table-cell office:value-type="date" office:date-value="2021-09-30T00:00:00" table:style-name="ce87">
            <text:p>30.09.2021</text:p>
          </table:table-cell>
          <table:table-cell office:value-type="string" table:style-name="ce83">
            <text:p>Elektrik 10-2021</text:p>
          </table:table-cell>
          <table:table-cell table:style-name="ce85"/>
          <table:table-cell office:value-type="currency" office:value="-20" table:style-name="ce84">
            <text:p>-₺20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1</text:p>
          </table:table-cell>
          <table:table-cell office:value-type="date" office:date-value="2021-10-30T00:00:00" table:style-name="ce87">
            <text:p>30.10.2021</text:p>
          </table:table-cell>
          <table:table-cell office:value-type="string" table:style-name="ce83">
            <text:p>Elektrik 11-2021</text:p>
          </table:table-cell>
          <table:table-cell table:style-name="ce85"/>
          <table:table-cell office:value-type="currency" office:value="-26" table:style-name="ce84">
            <text:p>-₺26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1</text:p>
          </table:table-cell>
          <table:table-cell office:value-type="date" office:date-value="2021-10-14T00:00:00" table:style-name="ce87">
            <text:p>14.10.2021</text:p>
          </table:table-cell>
          <table:table-cell office:value-type="string" table:style-name="ce83">
            <text:p>vergi fark</text:p>
          </table:table-cell>
          <table:table-cell table:style-name="ce85"/>
          <table:table-cell office:value-type="currency" office:value="-23.4" table:style-name="ce84">
            <text:p>-₺23,4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1</text:p>
          </table:table-cell>
          <table:table-cell office:value-type="date" office:date-value="2021-10-14T00:00:00" table:style-name="ce87">
            <text:p>14.10.2021</text:p>
          </table:table-cell>
          <table:table-cell office:value-type="string" table:style-name="ce83">
            <text:p>Bina Vergisi 2</text:p>
          </table:table-cell>
          <table:table-cell table:style-name="ce80"/>
          <table:table-cell office:value-type="currency" office:value="-297" table:style-name="ce84">
            <text:p>-₺297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1</text:p>
          </table:table-cell>
          <table:table-cell office:value-type="date" office:date-value="2021-10-14T00:00:00" table:style-name="ce87">
            <text:p>14.10.2021</text:p>
          </table:table-cell>
          <table:table-cell office:value-type="string" table:style-name="ce83">
            <text:p>Kültür Vergisi 2</text:p>
          </table:table-cell>
          <table:table-cell table:style-name="ce80"/>
          <table:table-cell office:value-type="currency" office:value="-29.7" table:style-name="ce84">
            <text:p>-₺29,7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1</text:p>
          </table:table-cell>
          <table:table-cell office:value-type="date" office:date-value="2021-12-30T00:00:00" table:style-name="ce87">
            <text:p>30.12.2021</text:p>
          </table:table-cell>
          <table:table-cell office:value-type="string" table:style-name="ce83">
            <text:p>Elektrik 12-2021</text:p>
          </table:table-cell>
          <table:table-cell table:style-name="ce85"/>
          <table:table-cell office:value-type="currency" office:value="-142" table:style-name="ce84">
            <text:p>-₺142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1</text:p>
          </table:table-cell>
          <table:table-cell table:style-name="ce87"/>
          <table:table-cell office:value-type="string" table:style-name="ce83">
            <text:p>yıkama elektrik abone bedeli</text:p>
          </table:table-cell>
          <table:table-cell table:style-name="ce85"/>
          <table:table-cell office:value-type="currency" office:value="-3000" table:style-name="ce84">
            <text:p>-₺3.000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/>
          <table:table-cell table:style-name="ce88"/>
          <table:table-cell table:style-name="ce89"/>
          <table:table-cell table:style-name="ce90"/>
          <table:table-cell table:style-name="ce93"/>
          <table:table-cell office:value-type="currency" office:value="-4179.3100000000004" table:formula="of:=SUM([.F87:.F103])" table:style-name="ce92">
            <text:p>-₺4.179,31</text:p>
          </table:table-cell>
          <table:table-cell office:value-type="float" office:value="8.5" table:style-name="ce93">
            <text:p>8,50</text:p>
          </table:table-cell>
          <table:table-cell office:value-type="currency" office:value="-491.68352941176477" table:formula="of:=[.F104]/[.G104]" table:style-name="ce94">
            <text:p>-$491,6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office:value-type="date" office:date-value="2021-08-15T00:00:00" table:style-name="ce87">
            <text:p>15.08.2021</text:p>
          </table:table-cell>
          <table:table-cell office:value-type="string" table:style-name="ce99">
            <text:p>Alçıpan 26*2,5=65 m2 * 35 TL işçilik</text:p>
          </table:table-cell>
          <table:table-cell table:style-name="ce85"/>
          <table:table-cell office:value-type="currency" office:value="-2275" table:style-name="ce100">
            <text:p>-₺2.275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0"/>
          <table:table-cell office:value-type="string" table:style-name="ce99">
            <text:p>Alçıpan 22 ad*29 tl</text:p>
          </table:table-cell>
          <table:table-cell table:style-name="ce85"/>
          <table:table-cell office:value-type="currency" office:value="-638" table:style-name="ce100">
            <text:p>-₺638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7"/>
          <table:table-cell office:value-type="string" table:style-name="ce83">
            <text:p>vida</text:p>
          </table:table-cell>
          <table:table-cell table:style-name="ce85"/>
          <table:table-cell office:value-type="currency" office:value="-50" table:style-name="ce84">
            <text:p>-₺5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7"/>
          <table:table-cell office:value-type="string" table:style-name="ce83">
            <text:p>Cam 6 mm 10 m2*360 tl</text:p>
          </table:table-cell>
          <table:table-cell table:style-name="ce85"/>
          <table:table-cell office:value-type="currency" office:value="-3600" table:style-name="ce84">
            <text:p>-₺3.6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7"/>
          <table:table-cell office:value-type="string" table:style-name="ce83">
            <text:p>cam işçiliği silikon</text:p>
          </table:table-cell>
          <table:table-cell table:style-name="ce85"/>
          <table:table-cell office:value-type="currency" office:value="-400" table:style-name="ce84">
            <text:p>-₺4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7"/>
          <table:table-cell office:value-type="string" table:style-name="ce83">
            <text:p>tuğla işçilik 24m * 2,25 =54 m2 * 15 tl</text:p>
          </table:table-cell>
          <table:table-cell table:style-name="ce85"/>
          <table:table-cell office:value-type="currency" office:value="-810" table:style-name="ce84">
            <text:p>-₺81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7"/>
          <table:table-cell office:value-type="string" table:style-name="ce83">
            <text:p>tuğla</text:p>
          </table:table-cell>
          <table:table-cell table:style-name="ce85"/>
          <table:table-cell office:value-type="currency" office:value="-1512" table:style-name="ce84">
            <text:p>-₺1.512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7"/>
          <table:table-cell office:value-type="string" table:style-name="ce83">
            <text:p>sıva işçilik</text:p>
          </table:table-cell>
          <table:table-cell table:style-name="ce85"/>
          <table:table-cell office:value-type="currency" office:value="-900" table:style-name="ce84">
            <text:p>-₺9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0"/>
          <table:table-cell office:value-type="string" table:style-name="ce99">
            <text:p>kum çimento kireç</text:p>
          </table:table-cell>
          <table:table-cell table:style-name="ce85"/>
          <table:table-cell office:value-type="currency" office:value="-900" table:style-name="ce84">
            <text:p>-₺9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0"/>
          <table:table-cell office:value-type="string" table:style-name="ce99">
            <text:p>kapı demir malzeme</text:p>
          </table:table-cell>
          <table:table-cell table:style-name="ce85"/>
          <table:table-cell office:value-type="currency" office:value="-3000" table:style-name="ce84">
            <text:p>-₺3.0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0"/>
          <table:table-cell office:value-type="string" table:style-name="ce99">
            <text:p>kapı işçilik</text:p>
          </table:table-cell>
          <table:table-cell table:style-name="ce85"/>
          <table:table-cell office:value-type="currency" office:value="-1500" table:style-name="ce84">
            <text:p>-₺1.5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table:style-name="ce88"/>
          <table:table-cell table:style-name="ce89"/>
          <table:table-cell table:style-name="ce90"/>
          <table:table-cell table:style-name="ce93"/>
          <table:table-cell office:value-type="currency" office:value="-15585" table:formula="of:=SUM([.F105:.F115])" table:style-name="ce92">
            <text:p>-₺15.585,00</text:p>
          </table:table-cell>
          <table:table-cell office:value-type="float" office:value="8.5" table:style-name="ce93">
            <text:p>8,50</text:p>
          </table:table-cell>
          <table:table-cell office:value-type="currency" office:value="-1833.5294117647059" table:formula="of:=[.F116]/[.G116]" table:style-name="ce94">
            <text:p>-$1.833,5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office:value-type="date" office:date-value="2021-08-15T00:00:00" table:style-name="ce87">
            <text:p>15.08.2021</text:p>
          </table:table-cell>
          <table:table-cell office:value-type="string" table:style-name="ce99">
            <text:p>Alçıpan 26*2,5=65 m2 * 35 TL işçilik</text:p>
          </table:table-cell>
          <table:table-cell table:style-name="ce85"/>
          <table:table-cell office:value-type="currency" office:value="-2275" table:style-name="ce100">
            <text:p>-₺2.275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0"/>
          <table:table-cell office:value-type="string" table:style-name="ce99">
            <text:p>Alçıpan 22 ad*29 tl</text:p>
          </table:table-cell>
          <table:table-cell table:style-name="ce85"/>
          <table:table-cell office:value-type="currency" office:value="-638" table:style-name="ce100">
            <text:p>-₺638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7"/>
          <table:table-cell office:value-type="string" table:style-name="ce83">
            <text:p>vida</text:p>
          </table:table-cell>
          <table:table-cell table:style-name="ce85"/>
          <table:table-cell office:value-type="currency" office:value="-50" table:style-name="ce84">
            <text:p>-₺5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7"/>
          <table:table-cell office:value-type="string" table:style-name="ce83">
            <text:p>Cam 6 mm 12 m2*360 tl</text:p>
          </table:table-cell>
          <table:table-cell table:style-name="ce85"/>
          <table:table-cell office:value-type="currency" office:value="-4320" table:style-name="ce84">
            <text:p>-₺4.32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7"/>
          <table:table-cell office:value-type="string" table:style-name="ce83">
            <text:p>cam işçiliği silikon</text:p>
          </table:table-cell>
          <table:table-cell table:style-name="ce85"/>
          <table:table-cell office:value-type="currency" office:value="-400" table:style-name="ce84">
            <text:p>-₺4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7"/>
          <table:table-cell office:value-type="string" table:style-name="ce83">
            <text:p>tuğla işçilik 24m * 2,25 =54 m2 * 15 tl</text:p>
          </table:table-cell>
          <table:table-cell table:style-name="ce85"/>
          <table:table-cell office:value-type="currency" office:value="-810" table:style-name="ce84">
            <text:p>-₺81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7"/>
          <table:table-cell office:value-type="string" table:style-name="ce83">
            <text:p>tuğla</text:p>
          </table:table-cell>
          <table:table-cell table:style-name="ce85"/>
          <table:table-cell office:value-type="currency" office:value="-1512" table:style-name="ce84">
            <text:p>-₺1.512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7"/>
          <table:table-cell office:value-type="string" table:style-name="ce83">
            <text:p>sıva işçilik</text:p>
          </table:table-cell>
          <table:table-cell table:style-name="ce85"/>
          <table:table-cell office:value-type="currency" office:value="-900" table:style-name="ce84">
            <text:p>-₺9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0"/>
          <table:table-cell office:value-type="string" table:style-name="ce99">
            <text:p>kum çimento kireç</text:p>
          </table:table-cell>
          <table:table-cell table:style-name="ce85"/>
          <table:table-cell office:value-type="currency" office:value="-900" table:style-name="ce84">
            <text:p>-₺9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0"/>
          <table:table-cell office:value-type="string" table:style-name="ce99">
            <text:p>kapı işçilik</text:p>
          </table:table-cell>
          <table:table-cell table:style-name="ce85"/>
          <table:table-cell office:value-type="currency" office:value="-500" table:style-name="ce84">
            <text:p>-₺5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table:style-name="ce88"/>
          <table:table-cell table:style-name="ce89"/>
          <table:table-cell table:style-name="ce90"/>
          <table:table-cell table:style-name="ce93"/>
          <table:table-cell office:value-type="currency" office:value="-12305" table:formula="of:=SUM([.F117:.F126])" table:style-name="ce92">
            <text:p>-₺12.305,00</text:p>
          </table:table-cell>
          <table:table-cell office:value-type="float" office:value="8.5" table:style-name="ce93">
            <text:p>8,50</text:p>
          </table:table-cell>
          <table:table-cell office:value-type="currency" office:value="-1447.6470588235295" table:formula="of:=[.F127]/[.G127]" table:style-name="ce94">
            <text:p>-$1.447,65</text:p>
          </table:table-cell>
          <table:table-cell table:number-columns-repeated="16376"/>
        </table:table-row>
        <table:table-row table:style-name="ro5">
          <table:table-cell/>
          <table:table-cell table:style-name="ce88"/>
          <table:table-cell table:style-name="ce89"/>
          <table:table-cell table:style-name="ce90"/>
          <table:table-cell office:value-type="string" table:style-name="ce91">
            <text:p>2021 TOPLAM</text:p>
          </table:table-cell>
          <table:table-cell office:value-type="currency" office:value="-32069.31" table:formula="of:=[.F127]+[.F116]+[.F104]" table:style-name="ce92">
            <text:p>-₺32.069,31</text:p>
          </table:table-cell>
          <table:table-cell table:style-name="ce93"/>
          <table:table-cell office:value-type="currency" office:value="-3772.8599999999997" table:formula="of:=[.H127]+[.H116]+[.H104]" table:style-name="ce94">
            <text:p>-$3.772,86</text:p>
          </table:table-cell>
          <table:table-cell table:number-columns-repeated="16376"/>
        </table:table-row>
        <table:table-row table:style-name="ro5">
          <table:table-cell table:number-columns-repeated="3" table:style-name="ce80"/>
          <table:table-cell table:style-name="ce83"/>
          <table:table-cell office:value-type="string" table:style-name="ce95">
            <text:p>Genel Toplam</text:p>
          </table:table-cell>
          <table:table-cell office:value-type="currency" office:value="-134469.84399999998" table:formula="of:=[.F128]+[.F85]" table:style-name="ce96">
            <text:p>-₺134.469,84</text:p>
          </table:table-cell>
          <table:table-cell table:style-name="ce97"/>
          <table:table-cell office:value-type="currency" office:value="-19178.113442332895" table:formula="of:=[.H128]+[.H85]" table:style-name="ce98">
            <text:p>-$19.178,11</text:p>
          </table:table-cell>
          <table:table-cell table:number-columns-repeated="16376"/>
        </table:table-row>
        <table:table-row table:style-name="ro5">
          <table:table-cell table:number-columns-repeated="3" table:style-name="ce80"/>
          <table:table-cell table:style-name="ce83"/>
          <table:table-cell table:style-name="ce80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office:value-type="float" office:value="2022" table:style-name="ce76">
            <text:p>2022</text:p>
          </table:table-cell>
          <table:table-cell office:value-type="string" table:style-name="ce80">
            <text:p>snyH000-22</text:p>
          </table:table-cell>
          <table:table-cell office:value-type="date" office:date-value="2022-12-31T00:00:00" table:style-name="ce87">
            <text:p>31.12.2022</text:p>
          </table:table-cell>
          <table:table-cell office:value-type="string" table:style-name="ce83">
            <text:p>Genel Masraf</text:p>
          </table:table-cell>
          <table:table-cell table:style-name="ce80"/>
          <table:table-cell office:value-type="currency" office:value="-594.05999999999995" table:formula="of:=[SnH_yazıhane.G2]" table:style-name="ce84">
            <text:p>-₺594,06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G701-22</text:p>
          </table:table-cell>
          <table:table-cell office:value-type="date" office:date-value="2022-10-30T00:00:00" table:style-name="ce87">
            <text:p>30.10.2022</text:p>
          </table:table-cell>
          <table:table-cell office:value-type="string" table:style-name="ce83">
            <text:p>Duvar-hela elektrik</text:p>
          </table:table-cell>
          <table:table-cell table:style-name="ce80"/>
          <table:table-cell office:value-type="currency" office:value="0" table:formula="of:=['SnyG702-22'.C8]*-1" table:style-name="ce84">
            <text:p>₺0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B202-22</text:p>
          </table:table-cell>
          <table:table-cell office:value-type="date" office:date-value="2022-10-30T00:00:00" table:style-name="ce87">
            <text:p>30.10.2022</text:p>
          </table:table-cell>
          <table:table-cell office:value-type="string" table:style-name="ce83">
            <text:p>tavan-duvaralçıpan</text:p>
          </table:table-cell>
          <table:table-cell table:style-name="ce80"/>
          <table:table-cell office:value-type="currency" office:value="-8000" table:style-name="ce84">
            <text:p>-₺8.0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table:style-name="ce88"/>
          <table:table-cell table:style-name="ce89"/>
          <table:table-cell table:style-name="ce90"/>
          <table:table-cell office:value-type="string" table:style-name="ce91">
            <text:p>2022 TOPLAM</text:p>
          </table:table-cell>
          <table:table-cell office:value-type="currency" office:value="-8594.06" table:formula="of:=SUM([.F131:.F133])" table:style-name="ce92">
            <text:p>-₺8.594,06</text:p>
          </table:table-cell>
          <table:table-cell office:value-type="float" office:value="18" table:style-name="ce93">
            <text:p>18,00</text:p>
          </table:table-cell>
          <table:table-cell office:value-type="currency" office:value="-477.44777777777773" table:formula="of:=[.F134]/[.G134]" table:style-name="ce94">
            <text:p>-$477,45</text:p>
          </table:table-cell>
          <table:table-cell table:number-columns-repeated="16376"/>
        </table:table-row>
        <table:table-row table:style-name="ro5">
          <table:table-cell table:number-columns-repeated="3" table:style-name="ce80"/>
          <table:table-cell table:style-name="ce83"/>
          <table:table-cell office:value-type="string" table:style-name="ce95">
            <text:p>Genel Toplam</text:p>
          </table:table-cell>
          <table:table-cell office:value-type="currency" office:value="-143063.90399999998" table:formula="of:=[.F134]+[.F129]" table:style-name="ce96">
            <text:p>-₺143.063,90</text:p>
          </table:table-cell>
          <table:table-cell table:style-name="ce97"/>
          <table:table-cell office:value-type="currency" office:value="-19655.561220110674" table:formula="of:=[.H134]+[.H129]" table:style-name="ce98">
            <text:p>-$19.655,56</text:p>
          </table:table-cell>
          <table:table-cell table:number-columns-repeated="16376"/>
        </table:table-row>
        <table:table-row table:number-rows-repeated="7" table:style-name="ro5">
          <table:table-cell table:number-columns-repeated="3" table:style-name="ce80"/>
          <table:table-cell table:style-name="ce83"/>
          <table:table-cell table:style-name="ce80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number-rows-repeated="1048412" table:style-name="ro5">
          <table:table-cell table:number-columns-repeated="16384"/>
        </table:table-row>
        <table:table-row table:number-rows-repeated="22" table:style-name="ro6">
          <table:table-cell table:number-columns-repeated="16384"/>
        </table:table-row>
      </table:table>
      <table:table table:name="02-13-BKY" table:style-name="ta1">
        <table:table-column table:style-name="co4" table:default-cell-style-name="ce101"/>
        <table:table-column table:style-name="co40" table:default-cell-style-name="ce102"/>
        <table:table-column table:style-name="co41" table:default-cell-style-name="ce102"/>
        <table:table-column table:style-name="co42" table:default-cell-style-name="ce101"/>
        <table:table-column table:style-name="co43" table:default-cell-style-name="ce101"/>
        <table:table-column table:style-name="co44" table:default-cell-style-name="ce101"/>
        <table:table-column table:style-name="co42" table:default-cell-style-name="ce181"/>
        <table:table-column table:style-name="co45" table:default-cell-style-name="ce101"/>
        <table:table-column table:style-name="co46" table:default-cell-style-name="ce101"/>
        <table:table-column table:style-name="co32" table:default-cell-style-name="ce101"/>
        <table:table-column table:style-name="co32" table:default-cell-style-name="ce142"/>
        <table:table-column table:style-name="co44" table:default-cell-style-name="ce101"/>
        <table:table-column table:style-name="co47" table:default-cell-style-name="ce181"/>
        <table:table-column table:style-name="co9" table:default-cell-style-name="ce101"/>
        <table:table-column table:style-name="co48" table:default-cell-style-name="ce107"/>
        <table:table-column table:style-name="co45" table:default-cell-style-name="ce101"/>
        <table:table-column table:style-name="co32" table:default-cell-style-name="ce160"/>
        <table:table-column table:style-name="co44" table:default-cell-style-name="ce101"/>
        <table:table-column table:style-name="co49" table:default-cell-style-name="ce101"/>
        <table:table-column table:style-name="co5" table:default-cell-style-name="ce101"/>
        <table:table-column table:style-name="co32" table:default-cell-style-name="ce101"/>
        <table:table-column table:style-name="co48" table:default-cell-style-name="ce101"/>
        <table:table-column table:style-name="co1" table:number-columns-repeated="1001" table:default-cell-style-name="ce101"/>
        <table:table-column table:style-name="co6" table:default-cell-style-name="ce101"/>
        <table:table-column table:style-name="co6" table:number-columns-repeated="15360" table:default-cell-style-name="ce1"/>
        <table:table-row table:style-name="ro6">
          <table:table-cell table:style-name="ce101"/>
          <table:table-cell table:number-columns-repeated="2" table:style-name="ce102"/>
          <table:table-cell table:number-columns-repeated="2" table:style-name="ce101"/>
          <table:table-cell table:style-name="ce103"/>
          <table:table-cell table:style-name="ce104"/>
          <table:table-cell table:number-columns-repeated="3" table:style-name="ce101"/>
          <table:table-cell table:style-name="ce105"/>
          <table:table-cell table:style-name="ce101"/>
          <table:table-cell table:style-name="ce104"/>
          <table:table-cell table:style-name="ce106"/>
          <table:table-cell table:style-name="ce107"/>
          <table:table-cell table:number-columns-repeated="3" table:style-name="ce101"/>
          <table:table-cell table:style-name="ce103"/>
          <table:table-cell table:number-columns-repeated="16365"/>
        </table:table-row>
        <table:table-row table:style-name="ro5">
          <table:table-cell table:style-name="ce101"/>
          <table:table-cell office:value-type="string" table:style-name="ce108">
            <text:p>1203m2 arsa</text:p>
          </table:table-cell>
          <table:table-cell table:style-name="ce102"/>
          <table:table-cell table:style-name="ce101"/>
          <table:table-cell table:style-name="ce109"/>
          <table:table-cell table:style-name="ce101"/>
          <table:table-cell office:value-type="string" table:number-columns-spanned="5" table:number-rows-spanned="1" table:style-name="ce205">
            <text:p>HACI</text:p>
          </table:table-cell>
          <table:covered-table-cell table:number-columns-repeated="4"/>
          <table:table-cell table:style-name="ce101"/>
          <table:table-cell office:value-type="string" table:number-columns-spanned="5" table:number-rows-spanned="1" table:style-name="ce205">
            <text:p>NAZAN</text:p>
          </table:table-cell>
          <table:covered-table-cell table:number-columns-repeated="4"/>
          <table:table-cell table:number-columns-repeated="1007" table:style-name="ce101"/>
          <table:table-cell table:number-columns-repeated="15360"/>
        </table:table-row>
        <table:table-row table:style-name="ro5">
          <table:table-cell table:style-name="ce101"/>
          <table:table-cell office:value-type="string" table:style-name="ce110">
            <text:p>S A N A Y İ</text:p>
          </table:table-cell>
          <table:table-cell table:style-name="ce102"/>
          <table:table-cell table:style-name="ce101"/>
          <table:table-cell office:value-type="string" table:style-name="ce110">
            <text:p>GELİR</text:p>
          </table:table-cell>
          <table:table-cell table:style-name="ce101"/>
          <table:table-cell office:value-type="string" table:number-columns-spanned="2" table:number-rows-spanned="1" table:style-name="ce205">
            <text:p>PAY</text:p>
          </table:table-cell>
          <table:covered-table-cell/>
          <table:table-cell table:style-name="ce101"/>
          <table:table-cell office:value-type="string" table:number-columns-spanned="2" table:number-rows-spanned="1" table:style-name="ce206">
            <text:p>BAKİYE</text:p>
          </table:table-cell>
          <table:covered-table-cell/>
          <table:table-cell table:style-name="ce101"/>
          <table:table-cell office:value-type="string" table:number-columns-spanned="3" table:number-rows-spanned="1" table:style-name="ce205">
            <text:p>PAY</text:p>
          </table:table-cell>
          <table:covered-table-cell table:number-columns-repeated="2"/>
          <table:table-cell office:value-type="string" table:number-columns-spanned="2" table:number-rows-spanned="1" table:style-name="ce206">
            <text:p>BAKİYE</text:p>
          </table:table-cell>
          <table:covered-table-cell/>
          <table:table-cell table:style-name="ce101"/>
          <table:table-cell office:value-type="string" table:style-name="ce110">
            <text:p>USD</text:p>
          </table:table-cell>
          <table:table-cell table:number-columns-repeated="16365"/>
        </table:table-row>
        <table:table-row table:style-name="ro5">
          <table:table-cell table:style-name="ce101"/>
          <table:table-cell table:style-name="ce111"/>
          <table:table-cell table:style-name="ce102"/>
          <table:table-cell table:style-name="ce101"/>
          <table:table-cell office:value-type="string" table:style-name="ce110">
            <text:p>TL</text:p>
          </table:table-cell>
          <table:table-cell table:style-name="ce109"/>
          <table:table-cell office:value-type="string" table:style-name="ce112">
            <text:p>%</text:p>
          </table:table-cell>
          <table:table-cell office:value-type="string" table:style-name="ce110">
            <text:p>TL</text:p>
          </table:table-cell>
          <table:table-cell office:value-type="string" table:style-name="ce113">
            <text:p>USD</text:p>
          </table:table-cell>
          <table:table-cell office:value-type="string" table:style-name="ce110">
            <text:p>TL</text:p>
          </table:table-cell>
          <table:table-cell office:value-type="string" table:style-name="ce113">
            <text:p>USD</text:p>
          </table:table-cell>
          <table:table-cell table:style-name="ce110"/>
          <table:table-cell office:value-type="string" table:style-name="ce112">
            <text:p>%</text:p>
          </table:table-cell>
          <table:table-cell office:value-type="string" table:style-name="ce110">
            <text:p>TL</text:p>
          </table:table-cell>
          <table:table-cell office:value-type="string" table:style-name="ce114">
            <text:p>USD</text:p>
          </table:table-cell>
          <table:table-cell office:value-type="string" table:style-name="ce110">
            <text:p>TL</text:p>
          </table:table-cell>
          <table:table-cell office:value-type="string" table:style-name="ce110">
            <text:p>USD</text:p>
          </table:table-cell>
          <table:table-cell table:style-name="ce109"/>
          <table:table-cell office:value-type="string" table:style-name="ce110">
            <text:p>TRY</text:p>
          </table:table-cell>
          <table:table-cell table:number-columns-repeated="16365"/>
        </table:table-row>
        <table:table-row table:style-name="ro5">
          <table:table-cell office:value-type="float" office:value="2007" table:style-name="ce115">
            <text:p>2007</text:p>
          </table:table-cell>
          <table:table-cell table:number-columns-repeated="2" table:style-name="ce116"/>
          <table:table-cell office:value-type="string" table:style-name="ce117">
            <text:p>1203 m2 2007 değeri</text:p>
          </table:table-cell>
          <table:table-cell office:value-type="currency" office:value="450000" table:style-name="ce118">
            <text:p>$450.000,00</text:p>
          </table:table-cell>
          <table:table-cell table:style-name="ce119"/>
          <table:table-cell office:value-type="percentage" office:value="0.5" table:formula="of:=[.K5]/[.$E$5]" table:style-name="ce120">
            <text:p>%50,00</text:p>
          </table:table-cell>
          <table:table-cell table:number-columns-repeated="3" table:style-name="ce121"/>
          <table:table-cell office:value-type="currency" office:value="225000" table:style-name="ce118">
            <text:p>$225.000,00</text:p>
          </table:table-cell>
          <table:table-cell table:style-name="ce122"/>
          <table:table-cell office:value-type="percentage" office:value="0.5" table:formula="of:=[.Q5]/[.$E$5]" table:style-name="ce120">
            <text:p>%50,00</text:p>
          </table:table-cell>
          <table:table-cell table:style-name="ce121"/>
          <table:table-cell table:style-name="ce123"/>
          <table:table-cell table:style-name="ce121"/>
          <table:table-cell office:value-type="currency" office:value="225000" table:style-name="ce118">
            <text:p>$225.000,00</text:p>
          </table:table-cell>
          <table:table-cell table:style-name="ce119"/>
          <table:table-cell table:style-name="ce124"/>
          <table:table-cell table:number-columns-repeated="16365"/>
        </table:table-row>
        <table:table-row table:style-name="ro5">
          <table:table-cell office:value-type="float" office:value="2017" table:style-name="ce125">
            <text:p>2017</text:p>
          </table:table-cell>
          <table:table-cell table:style-name="ce126"/>
          <table:table-cell office:value-type="string" table:style-name="ce127">
            <text:p>usd</text:p>
          </table:table-cell>
          <table:table-cell table:style-name="ce127"/>
          <table:table-cell office:value-type="string" table:style-name="ce128">
            <text:p>doğuş hesabı</text:p>
          </table:table-cell>
          <table:table-cell table:style-name="ce129"/>
          <table:table-cell office:value-type="percentage" office:value="0.78125009622177433" table:formula="of:=[.K6]/[.$E$5]" table:style-name="ce130">
            <text:p>78,1250%</text:p>
          </table:table-cell>
          <table:table-cell office:value-type="string" table:style-name="ce131">
            <text:p>+ + +</text:p>
          </table:table-cell>
          <table:table-cell table:style-name="ce131"/>
          <table:table-cell office:value-type="currency" office:value="126562.54329979846" table:formula="of:=['file:///F:/aaGitMe/tdy/01-23-dgs.ods'#'1203-YZD'.$E$9]" table:style-name="ce132">
            <text:p>$126.562,54</text:p>
          </table:table-cell>
          <table:table-cell office:value-type="currency" office:value="351562.54329979845" table:formula="of:=[.K5]+[.J6]" table:style-name="ce133">
            <text:p>$351.562,54</text:p>
          </table:table-cell>
          <table:table-cell table:style-name="ce129"/>
          <table:table-cell office:value-type="percentage" office:value="0.21874990377822565" table:formula="of:=[.Q6]/[.$E$5]" table:style-name="ce130">
            <text:p>21,8750%</text:p>
          </table:table-cell>
          <table:table-cell table:style-name="ce127"/>
          <table:table-cell office:value-type="string" table:style-name="ce134">
            <text:p>- - -</text:p>
          </table:table-cell>
          <table:table-cell office:value-type="currency" office:value="126562.54329979846" table:formula="of:=[.J6]" table:style-name="ce135">
            <text:p>$126.562,54</text:p>
          </table:table-cell>
          <table:table-cell office:value-type="currency" office:value="98437.456700201539" table:formula="of:=[.Q5]-[.P6]" table:style-name="ce136">
            <text:p>$98.437,46</text:p>
          </table:table-cell>
          <table:table-cell table:style-name="ce129"/>
          <table:table-cell table:style-name="ce137"/>
          <table:table-cell table:number-columns-repeated="16365"/>
        </table:table-row>
        <table:table-row table:style-name="ro5">
          <table:table-cell office:value-type="float" office:value="2018" table:style-name="ce109">
            <text:p>2018</text:p>
          </table:table-cell>
          <table:table-cell table:number-columns-repeated="2" table:style-name="ce102"/>
          <table:table-cell table:number-columns-repeated="2" table:style-name="ce101"/>
          <table:table-cell table:style-name="ce138"/>
          <table:table-cell table:style-name="ce104"/>
          <table:table-cell table:number-columns-repeated="3" table:style-name="ce101"/>
          <table:table-cell table:style-name="ce139"/>
          <table:table-cell table:style-name="ce138"/>
          <table:table-cell table:style-name="ce104"/>
          <table:table-cell table:style-name="ce101"/>
          <table:table-cell table:style-name="ce107"/>
          <table:table-cell table:style-name="ce101"/>
          <table:table-cell table:style-name="ce139"/>
          <table:table-cell table:style-name="ce138"/>
          <table:table-cell table:number-columns-repeated="1006" table:style-name="ce101"/>
          <table:table-cell table:number-columns-repeated="15360"/>
        </table:table-row>
        <table:table-row table:style-name="ro5">
          <table:table-cell office:value-type="string" table:style-name="ce101">
            <text:p>SnyG701-18</text:p>
          </table:table-cell>
          <table:table-cell office:value-type="date" office:date-value="2018-10-30T00:00:00" table:style-name="ce102">
            <text:p>Eki.18</text:p>
          </table:table-cell>
          <table:table-cell office:value-type="string" table:style-name="ce102">
            <text:p>cymz</text:p>
          </table:table-cell>
          <table:table-cell office:value-type="float" office:value="25000" table:style-name="ce101">
            <text:p>25000</text:p>
          </table:table-cell>
          <table:table-cell office:value-type="currency" office:value="21000" table:formula="of:=['02-11-GLR'.G6]" table:style-name="ce140">
            <text:p>₺21.000,00</text:p>
          </table:table-cell>
          <table:table-cell table:style-name="ce138"/>
          <table:table-cell office:value-type="percentage" office:value="0.77940076128645119" table:formula="of:=[.K8]/[.$E$5]" table:style-name="ce141">
            <text:p>%77,94</text:p>
          </table:table-cell>
          <table:table-cell office:value-type="currency" office:value="16406.252020657263" table:formula="of:=[.G6]*[.E8]" table:style-name="ce103">
            <text:p>₺16.406,25</text:p>
          </table:table-cell>
          <table:table-cell office:value-type="currency" office:value="2972.1471051915332" table:formula="of:=[.H8]/[.S8]" table:style-name="ce107">
            <text:p>$2.972</text:p>
          </table:table-cell>
          <table:table-cell office:value-type="currency" office:value="16406.252020657263" table:formula="of:=[.J7]+[.H8]" table:style-name="ce103">
            <text:p>₺16.406,25</text:p>
          </table:table-cell>
          <table:table-cell office:value-type="currency" office:value="350730.34257890302" table:formula="of:=[.K6]-[.O8]" table:style-name="ce142">
            <text:p>$350.730,34</text:p>
          </table:table-cell>
          <table:table-cell table:style-name="ce138"/>
          <table:table-cell office:value-type="percentage" office:value="0.22059923871354878" table:formula="of:=[.Q8]/[.$E$5]" table:style-name="ce143">
            <text:p>%22,06</text:p>
          </table:table-cell>
          <table:table-cell office:value-type="currency" office:value="4593.7479793427383" table:formula="of:=[.M6]*[.E8]" table:style-name="ce103">
            <text:p>₺4.593,75</text:p>
          </table:table-cell>
          <table:table-cell office:value-type="currency" office:value="832.20072089542361" table:formula="of:=[.N8]/[.S8]" table:style-name="ce107">
            <text:p>$832</text:p>
          </table:table-cell>
          <table:table-cell office:value-type="currency" office:value="4593.7479793427383" table:formula="of:=[.P7]+[.N8]" table:style-name="ce103">
            <text:p>₺4.593,75</text:p>
          </table:table-cell>
          <table:table-cell office:value-type="currency" office:value="99269.657421096956" table:formula="of:=[.Q6]+[.O8]" table:style-name="ce142">
            <text:p>$99.269,66</text:p>
          </table:table-cell>
          <table:table-cell table:style-name="ce144"/>
          <table:table-cell office:value-type="float" office:value="5.52" table:style-name="ce101">
            <text:p>5,52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H000-18</text:p>
          </table:table-cell>
          <table:table-cell office:value-type="date" office:date-value="2018-10-30T00:00:00" table:style-name="ce102">
            <text:p>Eki.18</text:p>
          </table:table-cell>
          <table:table-cell table:style-name="ce145"/>
          <table:table-cell table:style-name="ce101"/>
          <table:table-cell office:value-type="currency" office:value="-22399.42" table:formula="of:=['02-12-GDR'.F16]" table:style-name="ce140">
            <text:p>-₺22.399,42</text:p>
          </table:table-cell>
          <table:table-cell table:style-name="ce144"/>
          <table:table-cell office:value-type="percentage" office:value="0.7813900104811472" table:formula="of:=[.K9]/[.$E$5]" table:style-name="ce141">
            <text:p>%78,14</text:p>
          </table:table-cell>
          <table:table-cell office:value-type="currency" office:value="-17458.125000374959" table:formula="of:=[.G8]*[.E9]" table:style-name="ce103">
            <text:p>-₺17.458,13</text:p>
          </table:table-cell>
          <table:table-cell office:value-type="currency" office:value="-3162.7038044157539" table:formula="of:=[.H9]/[.S9]" table:style-name="ce107">
            <text:p>-$3.163</text:p>
          </table:table-cell>
          <table:table-cell office:value-type="currency" office:value="-1051.8729797176966" table:formula="of:=[.J8]+[.H9]" table:style-name="ce103">
            <text:p>-₺1.051,87</text:p>
          </table:table-cell>
          <table:table-cell office:value-type="currency" office:value="351625.50471651624" table:formula="of:=[.K8]-[.O9]" table:style-name="ce105">
            <text:p>$351.625,50</text:p>
          </table:table-cell>
          <table:table-cell table:style-name="ce144"/>
          <table:table-cell office:value-type="percentage" office:value="0.21860998951885274" table:formula="of:=[.Q9]/[.$E$5]" table:style-name="ce141">
            <text:p>%21,86</text:p>
          </table:table-cell>
          <table:table-cell office:value-type="currency" office:value="-4941.2949996250381" table:formula="of:=[.M8]*[.E9]" table:style-name="ce103">
            <text:p>-₺4.941,29</text:p>
          </table:table-cell>
          <table:table-cell office:value-type="currency" office:value="-895.16213761323161" table:formula="of:=[.N9]/[.S9]" table:style-name="ce107">
            <text:p>-$895</text:p>
          </table:table-cell>
          <table:table-cell office:value-type="currency" office:value="-347.54702028229985" table:formula="of:=[.P8]+[.N9]" table:style-name="ce103">
            <text:p>-₺347,55</text:p>
          </table:table-cell>
          <table:table-cell office:value-type="currency" office:value="98374.495283483731" table:formula="of:=[.Q8]+[.O9]" table:style-name="ce142">
            <text:p>$98.374,50</text:p>
          </table:table-cell>
          <table:table-cell table:style-name="ce144"/>
          <table:table-cell office:value-type="float" office:value="5.52" table:style-name="ce101">
            <text:p>5,52</text:p>
          </table:table-cell>
          <table:table-cell table:number-columns-repeated="16365"/>
        </table:table-row>
        <table:table-row table:style-name="ro5">
          <table:table-cell table:style-name="ce146"/>
          <table:table-cell office:value-type="string" table:style-name="ce147">
            <text:p>Yıllık Toplam 2018</text:p>
          </table:table-cell>
          <table:table-cell table:style-name="ce147"/>
          <table:table-cell office:value-type="float" office:value="25000" table:formula="of:=SUM([.D8:.D9])" table:style-name="ce148">
            <text:p>25000</text:p>
          </table:table-cell>
          <table:table-cell office:value-type="currency" office:value="-1399.4199999999983" table:formula="of:=SUM([.E8:.E9])" table:style-name="ce149">
            <text:p>-₺1.399,42</text:p>
          </table:table-cell>
          <table:table-cell table:style-name="ce150"/>
          <table:table-cell table:style-name="ce151"/>
          <table:table-cell office:value-type="currency" office:value="-1051.8729797176966" table:formula="of:=SUM([.H8:.H9])" table:style-name="ce149">
            <text:p>-₺1.051,87</text:p>
          </table:table-cell>
          <table:table-cell office:value-type="currency" office:value="-190.55669922422067" table:formula="of:=SUM([.I8:.I9])" table:style-name="ce152">
            <text:p>-$191</text:p>
          </table:table-cell>
          <table:table-cell table:style-name="ce153"/>
          <table:table-cell table:style-name="ce154"/>
          <table:table-cell table:style-name="ce155"/>
          <table:table-cell table:style-name="ce156"/>
          <table:table-cell office:value-type="currency" office:value="-347.54702028229985" table:formula="of:=SUM([.N8:.N9])" table:style-name="ce149">
            <text:p>-₺347,55</text:p>
          </table:table-cell>
          <table:table-cell office:value-type="currency" office:value="-62.961416717807992" table:formula="of:=SUM([.O8:.O9])" table:style-name="ce152">
            <text:p>-$63</text:p>
          </table:table-cell>
          <table:table-cell table:style-name="ce153"/>
          <table:table-cell table:style-name="ce157"/>
          <table:table-cell table:style-name="ce158"/>
          <table:table-cell table:style-name="ce157"/>
          <table:table-cell table:number-columns-repeated="16365"/>
        </table:table-row>
        <table:table-row table:style-name="ro5">
          <table:table-cell office:value-type="float" office:value="2019" table:style-name="ce109">
            <text:p>2019</text:p>
          </table:table-cell>
          <table:table-cell table:number-columns-repeated="2" table:style-name="ce159"/>
          <table:table-cell table:style-name="ce109"/>
          <table:table-cell table:style-name="ce101"/>
          <table:table-cell table:style-name="ce138"/>
          <table:table-cell table:style-name="ce141"/>
          <table:table-cell table:number-columns-repeated="3" table:style-name="ce103"/>
          <table:table-cell table:style-name="ce142"/>
          <table:table-cell table:style-name="ce138"/>
          <table:table-cell table:style-name="ce141"/>
          <table:table-cell table:style-name="ce101"/>
          <table:table-cell table:style-name="ce107"/>
          <table:table-cell table:style-name="ce101"/>
          <table:table-cell table:style-name="ce160"/>
          <table:table-cell table:style-name="ce138"/>
          <table:table-cell table:number-columns-repeated="1006" table:style-name="ce101"/>
          <table:table-cell table:number-columns-repeated="15360"/>
        </table:table-row>
        <table:table-row table:style-name="ro5">
          <table:table-cell office:value-type="string" table:style-name="ce101">
            <text:p>SnyG701-19</text:p>
          </table:table-cell>
          <table:table-cell office:value-type="date" office:date-value="2019-11-12T00:00:00" table:style-name="ce102">
            <text:p>Kas.19</text:p>
          </table:table-cell>
          <table:table-cell office:value-type="string" table:style-name="ce102">
            <text:p>cymz</text:p>
          </table:table-cell>
          <table:table-cell office:value-type="float" office:value="30645" table:style-name="ce101">
            <text:p>30645</text:p>
          </table:table-cell>
          <table:table-cell office:value-type="currency" office:value="22500" table:formula="of:=['02-11-GLR'.G9]+['02-11-GLR'.G10]+['02-11-GLR'.G14]" table:style-name="ce140">
            <text:p>₺22.500,00</text:p>
          </table:table-cell>
          <table:table-cell table:style-name="ce138"/>
          <table:table-cell office:value-type="percentage" office:value="0.77948241894956916" table:formula="of:=[.K12]/[.$E$5]" table:style-name="ce141">
            <text:p>%77,95</text:p>
          </table:table-cell>
          <table:table-cell office:value-type="currency" office:value="17581.275235825811" table:formula="of:=[.G9]*[.E12]" table:style-name="ce103">
            <text:p>₺17.581,28</text:p>
          </table:table-cell>
          <table:table-cell office:value-type="currency" office:value="3068.2853814704731" table:formula="of:=[.H12]/[.S12]" table:style-name="ce107">
            <text:p>$3.068</text:p>
          </table:table-cell>
          <table:table-cell office:value-type="currency" office:value="16529.402256108115" table:formula="of:=[.J9]+[.H12]" table:style-name="ce103">
            <text:p>₺16.529,4</text:p>
          </table:table-cell>
          <table:table-cell office:value-type="currency" office:value="350767.0885273061" table:formula="of:=[.K9]-[.O12]" table:style-name="ce142">
            <text:p>$350.767,09</text:p>
          </table:table-cell>
          <table:table-cell table:style-name="ce138"/>
          <table:table-cell office:value-type="percentage" office:value="0.22051758105043084" table:formula="of:=[.Q12]/[.$E$5]" table:style-name="ce141">
            <text:p>%22,05</text:p>
          </table:table-cell>
          <table:table-cell office:value-type="currency" office:value="4918.7247641741869" table:formula="of:=[.M9]*[.E12]" table:style-name="ce103">
            <text:p>₺4.918,72</text:p>
          </table:table-cell>
          <table:table-cell office:value-type="currency" office:value="858.4161892101547" table:formula="of:=[.N12]/[.S12]" table:style-name="ce107">
            <text:p>$858</text:p>
          </table:table-cell>
          <table:table-cell office:value-type="currency" office:value="4571.1777438918871" table:formula="of:=[.P9]+[.N12]" table:style-name="ce103">
            <text:p>₺4.571,18</text:p>
          </table:table-cell>
          <table:table-cell office:value-type="currency" office:value="99232.911472693886" table:formula="of:=[.Q9]+[.O12]" table:style-name="ce142">
            <text:p>$99.232,91</text:p>
          </table:table-cell>
          <table:table-cell table:style-name="ce144"/>
          <table:table-cell office:value-type="float" office:value="5.73" table:style-name="ce101">
            <text:p>5,73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A101-19</text:p>
          </table:table-cell>
          <table:table-cell office:value-type="date" office:date-value="2019-11-30T00:00:00" table:style-name="ce102">
            <text:p>Kas.19</text:p>
          </table:table-cell>
          <table:table-cell office:value-type="string" table:style-name="ce102">
            <text:p>prçcı</text:p>
          </table:table-cell>
          <table:table-cell office:value-type="float" office:value="4000" table:style-name="ce101">
            <text:p>4000</text:p>
          </table:table-cell>
          <table:table-cell office:value-type="currency" office:value="4000" table:formula="of:=['02-11-GLR'.G13]" table:style-name="ce140">
            <text:p>₺4.000,00</text:p>
          </table:table-cell>
          <table:table-cell table:style-name="ce138"/>
          <table:table-cell office:value-type="percentage" office:value="0.77914033233944624" table:formula="of:=[.K13]/[.$E$5]" table:style-name="ce141">
            <text:p>%77,91</text:p>
          </table:table-cell>
          <table:table-cell office:value-type="currency" office:value="3117.9296757982765" table:formula="of:=[.G12]*[.E13]" table:style-name="ce103">
            <text:p>₺3.117,93</text:p>
          </table:table-cell>
          <table:table-cell office:value-type="currency" office:value="544.14130467683708" table:formula="of:=[.H13]/[.S13]" table:style-name="ce107">
            <text:p>$544</text:p>
          </table:table-cell>
          <table:table-cell office:value-type="currency" office:value="19647.331931906392" table:formula="of:=[.J12]+[.H13]" table:style-name="ce103">
            <text:p>₺19.647,33</text:p>
          </table:table-cell>
          <table:table-cell office:value-type="currency" office:value="350613.14955275081" table:formula="of:=[.K12]-[.O13]" table:style-name="ce142">
            <text:p>$350.613,15</text:p>
          </table:table-cell>
          <table:table-cell table:style-name="ce138"/>
          <table:table-cell office:value-type="percentage" office:value="0.2208596676605537" table:formula="of:=[.Q13]/[.$E$5]" table:style-name="ce141">
            <text:p>%22,09</text:p>
          </table:table-cell>
          <table:table-cell office:value-type="currency" office:value="882.07032420172334" table:formula="of:=[.M12]*[.E13]" table:style-name="ce103">
            <text:p>₺882,07</text:p>
          </table:table-cell>
          <table:table-cell office:value-type="currency" office:value="153.93897455527457" table:formula="of:=[.N13]/[.S13]" table:style-name="ce107">
            <text:p>$154</text:p>
          </table:table-cell>
          <table:table-cell office:value-type="currency" office:value="5453.2480680936105" table:formula="of:=[.P12]+[.N13]" table:style-name="ce103">
            <text:p>₺5.453,25</text:p>
          </table:table-cell>
          <table:table-cell office:value-type="currency" office:value="99386.850447249162" table:formula="of:=[.Q12]+[.O13]" table:style-name="ce142">
            <text:p>$99.386,85</text:p>
          </table:table-cell>
          <table:table-cell table:style-name="ce144"/>
          <table:table-cell office:value-type="float" office:value="5.73" table:style-name="ce101">
            <text:p>5,73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H000-19</text:p>
          </table:table-cell>
          <table:table-cell office:value-type="date" office:date-value="2019-11-30T00:00:00" table:style-name="ce102">
            <text:p>Kas.19</text:p>
          </table:table-cell>
          <table:table-cell table:style-name="ce145"/>
          <table:table-cell table:style-name="ce101"/>
          <table:table-cell office:value-type="currency" office:value="-3104.8199999999997" table:formula="of:=['02-12-GDR'.F32]" table:style-name="ce140">
            <text:p>-₺3.104,82</text:p>
          </table:table-cell>
          <table:table-cell table:style-name="ce144"/>
          <table:table-cell office:value-type="percentage" office:value="0.77940627358953185" table:formula="of:=[.K14]/[.$E$5]" table:style-name="ce141">
            <text:p>%77,94</text:p>
          </table:table-cell>
          <table:table-cell office:value-type="currency" office:value="-2419.0904866541591" table:formula="of:=[.G13]*[.E14]" table:style-name="ce103">
            <text:p>-₺2.419,09</text:p>
          </table:table-cell>
          <table:table-cell office:value-type="currency" office:value="-422.17984060282004" table:formula="of:=[.H14]/[.S14]" table:style-name="ce107">
            <text:p>-$422</text:p>
          </table:table-cell>
          <table:table-cell office:value-type="currency" office:value="17228.241445252232" table:formula="of:=[.J13]+[.H14]" table:style-name="ce103">
            <text:p>₺17.228,24</text:p>
          </table:table-cell>
          <table:table-cell office:value-type="currency" office:value="350732.82311528933" table:formula="of:=[.K13]-[.O14]" table:style-name="ce142">
            <text:p>$350.732,82</text:p>
          </table:table-cell>
          <table:table-cell table:style-name="ce144"/>
          <table:table-cell office:value-type="percentage" office:value="0.22059372641046804" table:formula="of:=[.Q14]/[.$E$5]" table:style-name="ce141">
            <text:p>%22,06</text:p>
          </table:table-cell>
          <table:table-cell office:value-type="currency" office:value="-685.72951334584025" table:formula="of:=[.M13]*[.E14]" table:style-name="ce103">
            <text:p>-₺685,73</text:p>
          </table:table-cell>
          <table:table-cell office:value-type="currency" office:value="-119.67356253854105" table:formula="of:=[.N14]/[.S14]" table:style-name="ce107">
            <text:p>-$120</text:p>
          </table:table-cell>
          <table:table-cell office:value-type="currency" office:value="4767.5185547477704" table:formula="of:=[.P13]+[.N14]" table:style-name="ce103">
            <text:p>₺4.767,52</text:p>
          </table:table-cell>
          <table:table-cell office:value-type="currency" office:value="99267.176884710614" table:formula="of:=[.Q13]+[.O14]" table:style-name="ce142">
            <text:p>$99.267,18</text:p>
          </table:table-cell>
          <table:table-cell table:style-name="ce144"/>
          <table:table-cell office:value-type="float" office:value="5.73" table:style-name="ce101">
            <text:p>5,73</text:p>
          </table:table-cell>
          <table:table-cell table:number-columns-repeated="16365"/>
        </table:table-row>
        <table:table-row table:style-name="ro5">
          <table:table-cell table:style-name="ce146"/>
          <table:table-cell office:value-type="string" table:style-name="ce147">
            <text:p><text:s/>Toplam 2019</text:p>
          </table:table-cell>
          <table:table-cell table:style-name="ce147"/>
          <table:table-cell office:value-type="float" office:value="34645" table:formula="of:=SUM([.D12:.D14])" table:style-name="ce148">
            <text:p>34645</text:p>
          </table:table-cell>
          <table:table-cell office:value-type="currency" office:value="23395.18" table:formula="of:=SUM([.E12:.E14])" table:style-name="ce149">
            <text:p>₺23.395,18</text:p>
          </table:table-cell>
          <table:table-cell table:style-name="ce150"/>
          <table:table-cell table:style-name="ce151"/>
          <table:table-cell office:value-type="currency" office:value="18280.114424969928" table:formula="of:=SUM([.H12:.H14])" table:style-name="ce149">
            <text:p>₺18.280,11</text:p>
          </table:table-cell>
          <table:table-cell office:value-type="currency" office:value="3190.24684554449" table:formula="of:=SUM([.I12:.I14])" table:style-name="ce152">
            <text:p>$3.190</text:p>
          </table:table-cell>
          <table:table-cell table:style-name="ce153"/>
          <table:table-cell table:style-name="ce161"/>
          <table:table-cell table:style-name="ce153"/>
          <table:table-cell table:style-name="ce151"/>
          <table:table-cell office:value-type="currency" office:value="5115.0655750300702" table:formula="of:=SUM([.N12:.N14])" table:style-name="ce149">
            <text:p>₺5.115,07</text:p>
          </table:table-cell>
          <table:table-cell office:value-type="currency" office:value="892.68160122688823" table:formula="of:=SUM([.O12:.O14])" table:style-name="ce152">
            <text:p>$893</text:p>
          </table:table-cell>
          <table:table-cell table:style-name="ce162"/>
          <table:table-cell table:style-name="ce161"/>
          <table:table-cell table:style-name="ce158"/>
          <table:table-cell table:style-name="ce157"/>
          <table:table-cell table:number-columns-repeated="16365"/>
        </table:table-row>
        <table:table-row table:style-name="ro5">
          <table:table-cell table:style-name="ce111"/>
          <table:table-cell table:style-name="ce109"/>
          <table:table-cell office:value-type="string" table:style-name="ce163">
            <text:p>Toplam – Net 2018-19</text:p>
          </table:table-cell>
          <table:table-cell office:value-type="float" office:value="59645" table:formula="of:=[.D15]+[.D10]" table:style-name="ce109">
            <text:p>59645</text:p>
          </table:table-cell>
          <table:table-cell office:value-type="currency" office:value="21995.760000000002" table:formula="of:=[.E15]+[.E10]" table:style-name="ce164">
            <text:p>₺21.995,76</text:p>
          </table:table-cell>
          <table:table-cell table:style-name="ce138"/>
          <table:table-cell table:style-name="ce141"/>
          <table:table-cell table:number-columns-repeated="3" table:style-name="ce101"/>
          <table:table-cell table:style-name="ce142"/>
          <table:table-cell table:style-name="ce101"/>
          <table:table-cell table:style-name="ce141"/>
          <table:table-cell table:style-name="ce101"/>
          <table:table-cell table:style-name="ce107"/>
          <table:table-cell table:style-name="ce101"/>
          <table:table-cell table:style-name="ce160"/>
          <table:table-cell table:style-name="ce138"/>
          <table:table-cell table:number-columns-repeated="1006" table:style-name="ce101"/>
          <table:table-cell table:number-columns-repeated="15360"/>
        </table:table-row>
        <table:table-row table:style-name="ro5">
          <table:table-cell office:value-type="float" office:value="2020" table:style-name="ce109">
            <text:p>2020</text:p>
          </table:table-cell>
          <table:table-cell table:number-columns-repeated="2" table:style-name="ce159"/>
          <table:table-cell table:style-name="ce109"/>
          <table:table-cell table:style-name="ce101"/>
          <table:table-cell table:style-name="ce138"/>
          <table:table-cell table:style-name="ce141"/>
          <table:table-cell table:number-columns-repeated="3" table:style-name="ce101"/>
          <table:table-cell table:style-name="ce142"/>
          <table:table-cell table:style-name="ce101"/>
          <table:table-cell table:style-name="ce141"/>
          <table:table-cell table:style-name="ce101"/>
          <table:table-cell table:style-name="ce107"/>
          <table:table-cell table:style-name="ce101"/>
          <table:table-cell table:style-name="ce160"/>
          <table:table-cell table:style-name="ce138"/>
          <table:table-cell table:number-columns-repeated="1006" table:style-name="ce101"/>
          <table:table-cell table:number-columns-repeated="15360"/>
        </table:table-row>
        <table:table-row table:style-name="ro5">
          <table:table-cell office:value-type="string" table:style-name="ce101">
            <text:p>SnyA102-20</text:p>
          </table:table-cell>
          <table:table-cell office:value-type="date" office:date-value="2020-03-30T00:00:00" table:style-name="ce102">
            <text:p>Mar.20</text:p>
          </table:table-cell>
          <table:table-cell office:value-type="string" table:style-name="ce102">
            <text:p>sefa</text:p>
          </table:table-cell>
          <table:table-cell office:value-type="float" office:value="6200" table:style-name="ce101">
            <text:p>6200</text:p>
          </table:table-cell>
          <table:table-cell office:value-type="currency" office:value="6200" table:formula="of:=['02-11-GLR'.G19]" table:style-name="ce140">
            <text:p>₺6.200,00</text:p>
          </table:table-cell>
          <table:table-cell table:style-name="ce138"/>
          <table:table-cell office:value-type="percentage" office:value="0.77893359997496647" table:formula="of:=[.K18]/[.$E$5]" table:style-name="ce141">
            <text:p>%77,89</text:p>
          </table:table-cell>
          <table:table-cell office:value-type="currency" office:value="4832.3188962550976" table:formula="of:=[.G14]*[.E18]" table:style-name="ce103">
            <text:p>₺4.832,32</text:p>
          </table:table-cell>
          <table:table-cell office:value-type="currency" office:value="751.52704451867771" table:formula="of:=[.H18]/[.S18]" table:style-name="ce107">
            <text:p>$752</text:p>
          </table:table-cell>
          <table:table-cell office:value-type="currency" office:value="22060.560341507327" table:formula="of:=[.J14]+[.H18]" table:style-name="ce103">
            <text:p>₺22.060,56</text:p>
          </table:table-cell>
          <table:table-cell office:value-type="currency" office:value="350520.11998873489" table:formula="of:=[.K14]-[.O18]" table:style-name="ce142">
            <text:p>$350.520,12</text:p>
          </table:table-cell>
          <table:table-cell table:style-name="ce101"/>
          <table:table-cell office:value-type="percentage" office:value="0.22106640002503342" table:formula="of:=[.Q18]/[.$E$5]" table:style-name="ce141">
            <text:p>%22,11</text:p>
          </table:table-cell>
          <table:table-cell office:value-type="currency" office:value="1367.6811037449017" table:formula="of:=[.M14]*[.E18]" table:style-name="ce103">
            <text:p>₺1.367,68</text:p>
          </table:table-cell>
          <table:table-cell office:value-type="currency" office:value="212.70312655441708" table:formula="of:=[.N18]/[.S18]" table:style-name="ce107">
            <text:p>$213</text:p>
          </table:table-cell>
          <table:table-cell office:value-type="currency" office:value="6135.1996584926719" table:formula="of:=[.P14]+[.N18]" table:style-name="ce103">
            <text:p>₺6.135,2</text:p>
          </table:table-cell>
          <table:table-cell office:value-type="currency" office:value="99479.880011265035" table:formula="of:=[.Q14]+[.O18]" table:style-name="ce142">
            <text:p>$99.479,88</text:p>
          </table:table-cell>
          <table:table-cell table:style-name="ce144"/>
          <table:table-cell office:value-type="float" office:value="6.43" table:style-name="ce101">
            <text:p>6,43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A103-20</text:p>
          </table:table-cell>
          <table:table-cell office:value-type="date" office:date-value="2020-10-30T00:00:00" table:style-name="ce102">
            <text:p>Eki.20</text:p>
          </table:table-cell>
          <table:table-cell office:value-type="string" table:style-name="ce102">
            <text:p>kemal</text:p>
          </table:table-cell>
          <table:table-cell office:value-type="float" office:value="7800" table:style-name="ce101">
            <text:p>7800</text:p>
          </table:table-cell>
          <table:table-cell office:value-type="currency" office:value="7800" table:formula="of:=['02-11-GLR'.G25]" table:style-name="ce140">
            <text:p>₺7.800,00</text:p>
          </table:table-cell>
          <table:table-cell table:style-name="ce138"/>
          <table:table-cell office:value-type="percentage" office:value="0.77846170125570124" table:formula="of:=[.K19]/[.$E$5]" table:style-name="ce141">
            <text:p>%77,85</text:p>
          </table:table-cell>
          <table:table-cell office:value-type="currency" office:value="6075.6820798047384" table:formula="of:=[.G18]*[.E19]" table:style-name="ce103">
            <text:p>₺6.075,68</text:p>
          </table:table-cell>
          <table:table-cell office:value-type="currency" office:value="748.236709335559" table:formula="of:=[.H19]/[.S19]" table:style-name="ce107">
            <text:p>$748</text:p>
          </table:table-cell>
          <table:table-cell office:value-type="currency" office:value="28136.242421312065" table:formula="of:=[.J18]+[.H19]" table:style-name="ce103">
            <text:p>₺28.136,24</text:p>
          </table:table-cell>
          <table:table-cell office:value-type="currency" office:value="350307.76556506555" table:formula="of:=[.K18]-[.O19]" table:style-name="ce142">
            <text:p>$350.307,77</text:p>
          </table:table-cell>
          <table:table-cell table:style-name="ce101"/>
          <table:table-cell office:value-type="percentage" office:value="0.22153829874429867" table:formula="of:=[.Q19]/[.$E$5]" table:style-name="ce141">
            <text:p>%22,15</text:p>
          </table:table-cell>
          <table:table-cell office:value-type="currency" office:value="1724.3179201952607" table:formula="of:=[.M18]*[.E19]" table:style-name="ce103">
            <text:p>₺1.724,32</text:p>
          </table:table-cell>
          <table:table-cell office:value-type="currency" office:value="212.35442366936709" table:formula="of:=[.N19]/[.S19]" table:style-name="ce107">
            <text:p>$212</text:p>
          </table:table-cell>
          <table:table-cell office:value-type="currency" office:value="7859.5175786879327" table:formula="of:=[.P18]+[.N19]" table:style-name="ce103">
            <text:p>₺7.859,52</text:p>
          </table:table-cell>
          <table:table-cell office:value-type="currency" office:value="99692.234434934406" table:formula="of:=[.Q18]+[.O19]" table:style-name="ce142">
            <text:p>$99.692,23</text:p>
          </table:table-cell>
          <table:table-cell table:style-name="ce144"/>
          <table:table-cell office:value-type="float" office:value="8.1199999999999992" table:style-name="ce101">
            <text:p>8,12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A103-20</text:p>
          </table:table-cell>
          <table:table-cell office:value-type="date" office:date-value="2020-10-30T00:00:00" table:style-name="ce102">
            <text:p>Eki.20</text:p>
          </table:table-cell>
          <table:table-cell table:style-name="ce145"/>
          <table:table-cell table:style-name="ce101"/>
          <table:table-cell office:value-type="currency" office:value="-2000" table:formula="of:=['02-12-GDR'.F57]" table:style-name="ce140">
            <text:p>-₺2.000,00</text:p>
          </table:table-cell>
          <table:table-cell table:style-name="ce144"/>
          <table:table-cell office:value-type="percentage" office:value="0.77858295921888909" table:formula="of:=[.K20]/[.$E$5]" table:style-name="ce141">
            <text:p>%77,86</text:p>
          </table:table-cell>
          <table:table-cell office:value-type="currency" office:value="-1556.9234025114024" table:formula="of:=[.G19]*[.E20]" table:style-name="ce103">
            <text:p>-₺1.556,92</text:p>
          </table:table-cell>
          <table:table-cell office:value-type="currency" office:value="-191.73933528465548" table:formula="of:=[.H20]/[.S20]" table:style-name="ce107">
            <text:p>-$192</text:p>
          </table:table-cell>
          <table:table-cell office:value-type="currency" office:value="26579.319018800663" table:formula="of:=[.J19]+[.H20]" table:style-name="ce103">
            <text:p>₺26.579,32</text:p>
          </table:table-cell>
          <table:table-cell office:value-type="currency" office:value="350362.33164850011" table:formula="of:=[.K19]-[.O20]" table:style-name="ce142">
            <text:p>$350.362,33</text:p>
          </table:table-cell>
          <table:table-cell table:style-name="ce101"/>
          <table:table-cell office:value-type="percentage" office:value="0.22141704078111077" table:formula="of:=[.Q20]/[.$E$5]" table:style-name="ce141">
            <text:p>%22,14</text:p>
          </table:table-cell>
          <table:table-cell office:value-type="currency" office:value="-443.07659748859737" table:formula="of:=[.M19]*[.E20]" table:style-name="ce103">
            <text:p>-₺443,08</text:p>
          </table:table-cell>
          <table:table-cell office:value-type="currency" office:value="-54.566083434556333" table:formula="of:=[.N20]/[.S20]" table:style-name="ce107">
            <text:p>-$55</text:p>
          </table:table-cell>
          <table:table-cell office:value-type="currency" office:value="7416.4409811993355" table:formula="of:=[.P19]+[.N20]" table:style-name="ce103">
            <text:p>₺7.416,44</text:p>
          </table:table-cell>
          <table:table-cell office:value-type="currency" office:value="99637.668351499844" table:formula="of:=[.Q19]+[.O20]" table:style-name="ce142">
            <text:p>$99.637,67</text:p>
          </table:table-cell>
          <table:table-cell table:style-name="ce144"/>
          <table:table-cell office:value-type="float" office:value="8.1199999999999992" table:style-name="ce101">
            <text:p>8,12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B201-20</text:p>
          </table:table-cell>
          <table:table-cell office:value-type="date" office:date-value="2020-12-12T00:00:00" table:style-name="ce102">
            <text:p>Ara.20</text:p>
          </table:table-cell>
          <table:table-cell office:value-type="string" table:style-name="ce102">
            <text:p>mesut</text:p>
          </table:table-cell>
          <table:table-cell office:value-type="float" office:value="30000" table:style-name="ce101">
            <text:p>30000</text:p>
          </table:table-cell>
          <table:table-cell office:value-type="currency" office:value="22500" table:formula="of:=['02-11-GLR'.G22]+['02-11-GLR'.G23]+['02-11-GLR'.G31]+['02-11-GLR'.G32]" table:style-name="ce140">
            <text:p>₺22.500,00</text:p>
          </table:table-cell>
          <table:table-cell table:style-name="ce138"/>
          <table:table-cell office:value-type="percentage" office:value="0.77718688708281658" table:formula="of:=[.K21]/[.$E$5]" table:style-name="ce141">
            <text:p>%77,72</text:p>
          </table:table-cell>
          <table:table-cell office:value-type="currency" office:value="17518.116582425006" table:formula="of:=[.G20]*[.E21]" table:style-name="ce103">
            <text:p>₺17.518,12</text:p>
          </table:table-cell>
          <table:table-cell office:value-type="currency" office:value="2209.0941465857509" table:formula="of:=[.H21]/[.S21]" table:style-name="ce107">
            <text:p>$2.209</text:p>
          </table:table-cell>
          <table:table-cell office:value-type="currency" office:value="44097.435601225669" table:formula="of:=[.J20]+[.H21]" table:style-name="ce103">
            <text:p>₺44.097,44</text:p>
          </table:table-cell>
          <table:table-cell office:value-type="currency" office:value="349734.09918726748" table:formula="of:=[.K20]-[.O21]" table:style-name="ce142">
            <text:p>$349.734,10</text:p>
          </table:table-cell>
          <table:table-cell table:style-name="ce101"/>
          <table:table-cell office:value-type="percentage" office:value="0.22281311291718334" table:formula="of:=[.Q21]/[.$E$5]" table:style-name="ce141">
            <text:p>%22,28</text:p>
          </table:table-cell>
          <table:table-cell office:value-type="currency" office:value="4981.8834175749926" table:formula="of:=[.M20]*[.E21]" table:style-name="ce103">
            <text:p>₺4.981,88</text:p>
          </table:table-cell>
          <table:table-cell office:value-type="currency" office:value="628.23246123265983" table:formula="of:=[.N21]/[.S21]" table:style-name="ce107">
            <text:p>$628</text:p>
          </table:table-cell>
          <table:table-cell office:value-type="currency" office:value="12398.324398774328" table:formula="of:=[.P20]+[.N21]" table:style-name="ce103">
            <text:p>₺12.398,32</text:p>
          </table:table-cell>
          <table:table-cell office:value-type="currency" office:value="100265.90081273251" table:formula="of:=[.Q20]+[.O21]" table:style-name="ce142">
            <text:p>$100.265,90</text:p>
          </table:table-cell>
          <table:table-cell table:style-name="ce144"/>
          <table:table-cell office:value-type="float" office:value="7.93" table:style-name="ce101">
            <text:p>7,93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B201-20</text:p>
          </table:table-cell>
          <table:table-cell office:value-type="date" office:date-value="2020-12-12T00:00:00" table:style-name="ce102">
            <text:p>Ara.20</text:p>
          </table:table-cell>
          <table:table-cell table:style-name="ce145"/>
          <table:table-cell table:style-name="ce101"/>
          <table:table-cell office:value-type="currency" office:value="-5500" table:formula="of:=['02-12-GDR'.F65]" table:style-name="ce140">
            <text:p>-₺5.500,00</text:p>
          </table:table-cell>
          <table:table-cell table:style-name="ce144"/>
          <table:table-cell office:value-type="percentage" office:value="0.77753030087601949" table:formula="of:=[.K22]/[.$E$5]" table:style-name="ce141">
            <text:p>%77,75</text:p>
          </table:table-cell>
          <table:table-cell office:value-type="currency" office:value="-4274.5278789554914" table:formula="of:=[.G21]*[.E22]" table:style-name="ce103">
            <text:p>-₺4.274,53</text:p>
          </table:table-cell>
          <table:table-cell office:value-type="currency" office:value="-539.03251941431165" table:formula="of:=[.H22]/[.S22]" table:style-name="ce107">
            <text:p>-$539</text:p>
          </table:table-cell>
          <table:table-cell office:value-type="currency" office:value="39822.907722270174" table:formula="of:=[.J21]+[.H22]" table:style-name="ce103">
            <text:p>₺39.822,91</text:p>
          </table:table-cell>
          <table:table-cell office:value-type="currency" office:value="349888.63539420877" table:formula="of:=[.K21]-[.O22]" table:style-name="ce142">
            <text:p>$349.888,64</text:p>
          </table:table-cell>
          <table:table-cell table:style-name="ce101"/>
          <table:table-cell office:value-type="percentage" office:value="0.22246969912398046" table:formula="of:=[.Q22]/[.$E$5]" table:style-name="ce141">
            <text:p>%22,25</text:p>
          </table:table-cell>
          <table:table-cell office:value-type="currency" office:value="-1225.4721210445084" table:formula="of:=[.M21]*[.E22]" table:style-name="ce103">
            <text:p>-₺1.225,47</text:p>
          </table:table-cell>
          <table:table-cell office:value-type="currency" office:value="-154.53620694129992" table:formula="of:=[.N22]/[.S22]" table:style-name="ce107">
            <text:p>-$155</text:p>
          </table:table-cell>
          <table:table-cell office:value-type="currency" office:value="11172.85227772982" table:formula="of:=[.P21]+[.N22]" table:style-name="ce103">
            <text:p>₺11.172,85</text:p>
          </table:table-cell>
          <table:table-cell office:value-type="currency" office:value="100111.36460579121" table:formula="of:=[.Q21]+[.O22]" table:style-name="ce142">
            <text:p>$100.111,36</text:p>
          </table:table-cell>
          <table:table-cell table:style-name="ce144"/>
          <table:table-cell office:value-type="float" office:value="7.93" table:style-name="ce101">
            <text:p>7,93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C301-20</text:p>
          </table:table-cell>
          <table:table-cell office:value-type="date" office:date-value="2020-11-30T00:00:00" table:style-name="ce102">
            <text:p>Kas.20</text:p>
          </table:table-cell>
          <table:table-cell office:value-type="string" table:style-name="ce102">
            <text:p>hurdc</text:p>
          </table:table-cell>
          <table:table-cell office:value-type="float" office:value="35000" table:style-name="ce101">
            <text:p>35000</text:p>
          </table:table-cell>
          <table:table-cell office:value-type="currency" office:value="23000" table:formula="of:=['02-11-GLR'.G29]+['02-11-GLR'.G30]" table:style-name="ce140">
            <text:p>₺23.000,00</text:p>
          </table:table-cell>
          <table:table-cell table:style-name="ce138"/>
          <table:table-cell office:value-type="percentage" office:value="0.77607065087463556" table:formula="of:=[.K23]/[.$E$5]" table:style-name="ce141">
            <text:p>%77,61</text:p>
          </table:table-cell>
          <table:table-cell office:value-type="currency" office:value="17883.19692014845" table:formula="of:=[.G22]*[.E23]" table:style-name="ce103">
            <text:p>₺17.883,2</text:p>
          </table:table-cell>
          <table:table-cell office:value-type="currency" office:value="2295.6607086198269" table:formula="of:=[.H23]/[.S23]" table:style-name="ce107">
            <text:p>$2.296</text:p>
          </table:table-cell>
          <table:table-cell office:value-type="currency" office:value="57706.104642418621" table:formula="of:=[.J22]+[.H23]" table:style-name="ce103">
            <text:p>₺57.706,1</text:p>
          </table:table-cell>
          <table:table-cell office:value-type="currency" office:value="349231.79289358598" table:formula="of:=[.K22]-[.O23]" table:style-name="ce142">
            <text:p>$349.231,79</text:p>
          </table:table-cell>
          <table:table-cell table:style-name="ce101"/>
          <table:table-cell office:value-type="percentage" office:value="0.22392934912536444" table:formula="of:=[.Q23]/[.$E$5]" table:style-name="ce141">
            <text:p>%22,39</text:p>
          </table:table-cell>
          <table:table-cell office:value-type="currency" office:value="5116.8030798515501" table:formula="of:=[.M22]*[.E23]" table:style-name="ce103">
            <text:p>₺5.116,8</text:p>
          </table:table-cell>
          <table:table-cell office:value-type="currency" office:value="656.84250062279204" table:formula="of:=[.N23]/[.S23]" table:style-name="ce107">
            <text:p>$657</text:p>
          </table:table-cell>
          <table:table-cell office:value-type="currency" office:value="16289.65535758137" table:formula="of:=[.P22]+[.N23]" table:style-name="ce103">
            <text:p>₺16.289,66</text:p>
          </table:table-cell>
          <table:table-cell office:value-type="currency" office:value="100768.207106414" table:formula="of:=[.Q22]+[.O23]" table:style-name="ce142">
            <text:p>$100.768,21</text:p>
          </table:table-cell>
          <table:table-cell table:style-name="ce144"/>
          <table:table-cell office:value-type="float" office:value="7.79" table:style-name="ce101">
            <text:p>7,79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C301-20</text:p>
          </table:table-cell>
          <table:table-cell office:value-type="date" office:date-value="2020-11-30T00:00:00" table:style-name="ce102">
            <text:p>Kas.20</text:p>
          </table:table-cell>
          <table:table-cell table:style-name="ce145"/>
          <table:table-cell table:style-name="ce101"/>
          <table:table-cell office:value-type="currency" office:value="-21220" table:formula="of:=['02-12-GDR'.F79]" table:style-name="ce140">
            <text:p>-₺21.220,00</text:p>
          </table:table-cell>
          <table:table-cell table:style-name="ce144"/>
          <table:table-cell office:value-type="percentage" office:value="0.77742617242318501" table:formula="of:=[.K24]/[.$E$5]" table:style-name="ce141">
            <text:p>%77,74</text:p>
          </table:table-cell>
          <table:table-cell office:value-type="currency" office:value="-16468.219211559768" table:formula="of:=[.G23]*[.E24]" table:style-name="ce103">
            <text:p>-₺16.468,22</text:p>
          </table:table-cell>
          <table:table-cell office:value-type="currency" office:value="-2114.0204379409201" table:formula="of:=[.H24]/[.S24]" table:style-name="ce107">
            <text:p>-$2.114</text:p>
          </table:table-cell>
          <table:table-cell office:value-type="currency" office:value="41237.885430858849" table:formula="of:=[.J23]+[.H24]" table:style-name="ce103">
            <text:p>₺41.237,89</text:p>
          </table:table-cell>
          <table:table-cell office:value-type="currency" office:value="349841.77759043325" table:formula="of:=[.K23]-[.O24]" table:style-name="ce142">
            <text:p>$349.841,78</text:p>
          </table:table-cell>
          <table:table-cell table:style-name="ce101"/>
          <table:table-cell office:value-type="percentage" office:value="0.22257382757681496" table:formula="of:=[.Q24]/[.$E$5]" table:style-name="ce141">
            <text:p>%22,26</text:p>
          </table:table-cell>
          <table:table-cell office:value-type="currency" office:value="-4751.7807884402337" table:formula="of:=[.M23]*[.E24]" table:style-name="ce103">
            <text:p>-₺4.751,78</text:p>
          </table:table-cell>
          <table:table-cell office:value-type="currency" office:value="-609.98469684727002" table:formula="of:=[.N24]/[.S24]" table:style-name="ce107">
            <text:p>-$610</text:p>
          </table:table-cell>
          <table:table-cell office:value-type="currency" office:value="11537.874569141137" table:formula="of:=[.P23]+[.N24]" table:style-name="ce103">
            <text:p>₺11.537,87</text:p>
          </table:table-cell>
          <table:table-cell office:value-type="currency" office:value="100158.22240956673" table:formula="of:=[.Q23]+[.O24]" table:style-name="ce142">
            <text:p>$100.158,22</text:p>
          </table:table-cell>
          <table:table-cell table:style-name="ce144"/>
          <table:table-cell office:value-type="float" office:value="7.79" table:style-name="ce101">
            <text:p>7,79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H000-20</text:p>
          </table:table-cell>
          <table:table-cell office:value-type="date" office:date-value="2020-11-30T00:00:00" table:style-name="ce102">
            <text:p>Kas.20</text:p>
          </table:table-cell>
          <table:table-cell table:style-name="ce145"/>
          <table:table-cell table:style-name="ce101"/>
          <table:table-cell office:value-type="currency" office:value="-5097.07" table:formula="of:=['02-12-GDR'.F54]" table:style-name="ce140">
            <text:p>-₺5.097,07</text:p>
          </table:table-cell>
          <table:table-cell table:style-name="ce144"/>
          <table:table-cell office:value-type="percentage" office:value="0.77771298177202253" table:formula="of:=[.K25]/[.$E$5]" table:style-name="ce141">
            <text:p>%77,77</text:p>
          </table:table-cell>
          <table:table-cell office:value-type="currency" office:value="-3962.5956206730434" table:formula="of:=[.G24]*[.E25]" table:style-name="ce103">
            <text:p>-₺3.962,6</text:p>
          </table:table-cell>
          <table:table-cell office:value-type="currency" office:value="-450.80723784676269" table:formula="of:=[.H25]/[.S25]" table:style-name="ce107">
            <text:p>-$451</text:p>
          </table:table-cell>
          <table:table-cell office:value-type="currency" office:value="37275.289810185808" table:formula="of:=[.J24]+[.H25]" table:style-name="ce103">
            <text:p>₺37.275,29</text:p>
          </table:table-cell>
          <table:table-cell office:value-type="currency" office:value="349970.84179741016" table:formula="of:=[.K24]-[.O25]" table:style-name="ce142">
            <text:p>$349.970,84</text:p>
          </table:table-cell>
          <table:table-cell table:style-name="ce101"/>
          <table:table-cell office:value-type="percentage" office:value="0.22228701822797742" table:formula="of:=[.Q25]/[.$E$5]" table:style-name="ce141">
            <text:p>%22,23</text:p>
          </table:table-cell>
          <table:table-cell office:value-type="currency" office:value="-1134.4743793269561" table:formula="of:=[.M24]*[.E25]" table:style-name="ce103">
            <text:p>-₺1.134,47</text:p>
          </table:table-cell>
          <table:table-cell office:value-type="currency" office:value="-129.06420697690058" table:formula="of:=[.N25]/[.S25]" table:style-name="ce107">
            <text:p>-$129</text:p>
          </table:table-cell>
          <table:table-cell office:value-type="currency" office:value="10403.400189814181" table:formula="of:=[.P24]+[.N25]" table:style-name="ce103">
            <text:p>₺10.403,4</text:p>
          </table:table-cell>
          <table:table-cell office:value-type="currency" office:value="100029.15820258984" table:formula="of:=[.Q24]+[.O25]" table:style-name="ce142">
            <text:p>$100.029,16</text:p>
          </table:table-cell>
          <table:table-cell table:style-name="ce144"/>
          <table:table-cell office:value-type="float" office:value="8.7899999999999991" table:style-name="ce101">
            <text:p>8,79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20</text:p>
          </table:table-cell>
          <table:table-cell office:value-type="date" office:date-value="2020-04-01T00:00:00" table:style-name="ce102">
            <text:p>Nis.20</text:p>
          </table:table-cell>
          <table:table-cell office:value-type="string" table:style-name="ce102">
            <text:p>cymz</text:p>
          </table:table-cell>
          <table:table-cell office:value-type="float" office:value="3014" table:style-name="ce101">
            <text:p>3014</text:p>
          </table:table-cell>
          <table:table-cell office:value-type="currency" office:value="5000" table:formula="of:=['02-11-GLR'.G20]" table:style-name="ce140">
            <text:p>₺5.000,00</text:p>
          </table:table-cell>
          <table:table-cell table:style-name="ce138"/>
          <table:table-cell office:value-type="percentage" office:value="0.77746069824208508" table:formula="of:=[.K26]/[.$E$5]" table:style-name="ce141">
            <text:p>%77,75</text:p>
          </table:table-cell>
          <table:table-cell office:value-type="currency" office:value="3888.5649088601126" table:formula="of:=[.G25]*[.E26]" table:style-name="ce103">
            <text:p>₺3.888,56</text:p>
          </table:table-cell>
          <table:table-cell office:value-type="currency" office:value="397.19764135445484" table:formula="of:=[.H26]/[.S26]" table:style-name="ce107">
            <text:p>$397</text:p>
          </table:table-cell>
          <table:table-cell office:value-type="currency" office:value="41163.854719045921" table:formula="of:=[.J25]+[.H26]" table:style-name="ce103">
            <text:p>₺41.163,85</text:p>
          </table:table-cell>
          <table:table-cell office:value-type="currency" office:value="349857.31420893827" table:formula="of:=[.K25]-[.O26]" table:style-name="ce142">
            <text:p>$349.857,31</text:p>
          </table:table-cell>
          <table:table-cell table:style-name="ce101"/>
          <table:table-cell office:value-type="percentage" office:value="0.22253930175791498" table:formula="of:=[.Q26]/[.$E$5]" table:style-name="ce141">
            <text:p>%22,25</text:p>
          </table:table-cell>
          <table:table-cell office:value-type="currency" office:value="1111.4350911398872" table:formula="of:=[.M25]*[.E26]" table:style-name="ce103">
            <text:p>₺1.111,44</text:p>
          </table:table-cell>
          <table:table-cell office:value-type="currency" office:value="113.5275884718986" table:formula="of:=[.N26]/[.S26]" table:style-name="ce107">
            <text:p>$114</text:p>
          </table:table-cell>
          <table:table-cell office:value-type="currency" office:value="11514.835280954068" table:formula="of:=[.P25]+[.N26]" table:style-name="ce103">
            <text:p>₺11.514,84</text:p>
          </table:table-cell>
          <table:table-cell office:value-type="currency" office:value="100142.68579106174" table:formula="of:=[.Q25]+[.O26]" table:style-name="ce142">
            <text:p>$100.142,69</text:p>
          </table:table-cell>
          <table:table-cell table:style-name="ce144"/>
          <table:table-cell office:value-type="float" office:value="9.7899999999999991" table:style-name="ce101">
            <text:p>9,79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20</text:p>
          </table:table-cell>
          <table:table-cell office:value-type="date" office:date-value="2020-04-01T00:00:00" table:style-name="ce102">
            <text:p>Nis.20</text:p>
          </table:table-cell>
          <table:table-cell table:style-name="ce145"/>
          <table:table-cell office:value-type="float" office:value="1610" table:style-name="ce101">
            <text:p>1610</text:p>
          </table:table-cell>
          <table:table-cell office:value-type="currency" office:value="-43079.224000000002" table:formula="of:=['02-12-GDR'.F83]" table:style-name="ce140">
            <text:p>-₺43.079,22</text:p>
          </table:table-cell>
          <table:table-cell table:style-name="ce144"/>
          <table:table-cell office:value-type="percentage" office:value="0.78070826613816668" table:formula="of:=[.K27]/[.$E$5]" table:style-name="ce141">
            <text:p>%78,07</text:p>
          </table:table-cell>
          <table:table-cell office:value-type="currency" office:value="-33492.403570767194" table:formula="of:=[.G26]*[.E27]" table:style-name="ce103">
            <text:p>-₺33.492,4</text:p>
          </table:table-cell>
          <table:table-cell office:value-type="currency" office:value="-5105.5493248120729" table:formula="of:=[.H27]/[.S27]" table:style-name="ce107">
            <text:p>-$5.106</text:p>
          </table:table-cell>
          <table:table-cell office:value-type="currency" office:value="7671.4511482787275" table:formula="of:=[.J26]+[.H27]" table:style-name="ce103">
            <text:p>₺7.671,45</text:p>
          </table:table-cell>
          <table:table-cell office:value-type="currency" office:value="351318.71976217499" table:formula="of:=[.K26]-[.O27]" table:style-name="ce142">
            <text:p>$351.318,72</text:p>
          </table:table-cell>
          <table:table-cell table:style-name="ce101"/>
          <table:table-cell office:value-type="percentage" office:value="0.2192917338618334" table:formula="of:=[.Q27]/[.$E$5]" table:style-name="ce141">
            <text:p>%21,93</text:p>
          </table:table-cell>
          <table:table-cell office:value-type="currency" office:value="-9586.8204292328137" table:formula="of:=[.M26]*[.E27]" table:style-name="ce103">
            <text:p>-₺9.586,82</text:p>
          </table:table-cell>
          <table:table-cell office:value-type="currency" office:value="-1461.4055532367095" table:formula="of:=[.N27]/[.S27]" table:style-name="ce107">
            <text:p>-$1.461</text:p>
          </table:table-cell>
          <table:table-cell office:value-type="currency" office:value="1928.0148517212547" table:formula="of:=[.P26]+[.N27]" table:style-name="ce103">
            <text:p>₺1.928,01</text:p>
          </table:table-cell>
          <table:table-cell office:value-type="currency" office:value="98681.280237825034" table:formula="of:=[.Q26]+[.O27]" table:style-name="ce142">
            <text:p>$98.681,28</text:p>
          </table:table-cell>
          <table:table-cell table:style-name="ce144"/>
          <table:table-cell office:value-type="float" office:value="6.56" table:style-name="ce101">
            <text:p>6,56</text:p>
          </table:table-cell>
          <table:table-cell table:number-columns-repeated="16365"/>
        </table:table-row>
        <table:table-row table:style-name="ro5">
          <table:table-cell table:style-name="ce146"/>
          <table:table-cell office:value-type="string" table:style-name="ce147">
            <text:p>Yıllık Toplam 2020</text:p>
          </table:table-cell>
          <table:table-cell table:style-name="ce147"/>
          <table:table-cell office:value-type="float" office:value="83624" table:formula="of:=SUM([.D18:.D27])" table:style-name="ce148">
            <text:p>83624</text:p>
          </table:table-cell>
          <table:table-cell office:value-type="currency" office:value="-12396.294000000002" table:formula="of:=SUM([.E18:.E27])" table:style-name="ce149">
            <text:p>-₺12.396,29</text:p>
          </table:table-cell>
          <table:table-cell table:style-name="ce155"/>
          <table:table-cell table:style-name="ce151"/>
          <table:table-cell office:value-type="currency" office:value="-9556.7902969734932" table:formula="of:=SUM([.H18:.H27])" table:style-name="ce149">
            <text:p>-₺9.556,79</text:p>
          </table:table-cell>
          <table:table-cell office:value-type="currency" office:value="-1999.4326048844537" table:formula="of:=SUM([.I18:.I27])" table:style-name="ce152">
            <text:p>-$1.999</text:p>
          </table:table-cell>
          <table:table-cell table:style-name="ce153"/>
          <table:table-cell table:style-name="ce161"/>
          <table:table-cell table:style-name="ce153"/>
          <table:table-cell table:style-name="ce151"/>
          <table:table-cell office:value-type="currency" office:value="-2839.5037030265166" table:formula="of:=SUM([.N18:.N27])" table:style-name="ce149">
            <text:p>-₺2.839,50</text:p>
          </table:table-cell>
          <table:table-cell office:value-type="currency" office:value="-585.89664688560163" table:formula="of:=SUM([.O18:.O27])" table:style-name="ce152">
            <text:p>-$586</text:p>
          </table:table-cell>
          <table:table-cell table:style-name="ce162"/>
          <table:table-cell table:style-name="ce157"/>
          <table:table-cell table:style-name="ce158"/>
          <table:table-cell table:style-name="ce157"/>
          <table:table-cell table:number-columns-repeated="16365"/>
        </table:table-row>
        <table:table-row table:style-name="ro5">
          <table:table-cell table:style-name="ce109"/>
          <table:table-cell table:style-name="ce159"/>
          <table:table-cell office:value-type="string" table:style-name="ce163">
            <text:p>Toplam – Net 2018-20</text:p>
          </table:table-cell>
          <table:table-cell office:value-type="float" office:value="143269" table:formula="of:=[.D28]+[.D16]" table:style-name="ce109">
            <text:p>143269</text:p>
          </table:table-cell>
          <table:table-cell office:value-type="float" office:value="9599.4660000000003" table:formula="of:=[.E28]+[.E16]" table:style-name="ce109">
            <text:p>9599,466</text:p>
          </table:table-cell>
          <table:table-cell table:style-name="ce138"/>
          <table:table-cell table:style-name="ce141"/>
          <table:table-cell table:number-columns-repeated="3" table:style-name="ce101"/>
          <table:table-cell table:style-name="ce142"/>
          <table:table-cell table:style-name="ce101"/>
          <table:table-cell table:style-name="ce141"/>
          <table:table-cell table:style-name="ce101"/>
          <table:table-cell table:style-name="ce107"/>
          <table:table-cell table:style-name="ce101"/>
          <table:table-cell table:style-name="ce160"/>
          <table:table-cell table:style-name="ce138"/>
          <table:table-cell table:number-columns-repeated="1006" table:style-name="ce101"/>
          <table:table-cell table:number-columns-repeated="15360"/>
        </table:table-row>
        <table:table-row table:style-name="ro5">
          <table:table-cell office:value-type="float" office:value="2021" table:style-name="ce109">
            <text:p>2021</text:p>
          </table:table-cell>
          <table:table-cell table:number-columns-repeated="2" table:style-name="ce159"/>
          <table:table-cell table:style-name="ce109"/>
          <table:table-cell table:style-name="ce101"/>
          <table:table-cell table:style-name="ce138"/>
          <table:table-cell table:style-name="ce141"/>
          <table:table-cell table:number-columns-repeated="3" table:style-name="ce101"/>
          <table:table-cell table:style-name="ce142"/>
          <table:table-cell table:style-name="ce101"/>
          <table:table-cell table:style-name="ce141"/>
          <table:table-cell table:style-name="ce101"/>
          <table:table-cell table:style-name="ce107"/>
          <table:table-cell table:style-name="ce101"/>
          <table:table-cell table:style-name="ce160"/>
          <table:table-cell table:style-name="ce138"/>
          <table:table-cell table:number-columns-repeated="1006" table:style-name="ce101"/>
          <table:table-cell table:number-columns-repeated="15360"/>
        </table:table-row>
        <table:table-row table:style-name="ro5">
          <table:table-cell office:value-type="string" table:style-name="ce101">
            <text:p>SnyA104-21</text:p>
          </table:table-cell>
          <table:table-cell office:value-type="date" office:date-value="2021-04-30T00:00:00" table:style-name="ce102">
            <text:p>Nis.21</text:p>
          </table:table-cell>
          <table:table-cell office:value-type="string" table:style-name="ce102">
            <text:p>ali</text:p>
          </table:table-cell>
          <table:table-cell office:value-type="float" office:value="6800" table:style-name="ce101">
            <text:p>6800</text:p>
          </table:table-cell>
          <table:table-cell office:value-type="currency" office:value="6800" table:formula="of:=['02-11-GLR'.G39]" table:style-name="ce140">
            <text:p>₺6.800,00</text:p>
          </table:table-cell>
          <table:table-cell table:style-name="ce144"/>
          <table:table-cell office:value-type="percentage" office:value="0.78030266739200582" table:formula="of:=[.K31]/[.$E$5]" table:style-name="ce141">
            <text:p>%78,03</text:p>
          </table:table-cell>
          <table:table-cell office:value-type="currency" office:value="5308.8162097395334" table:formula="of:=[.G27]*[.E31]" table:style-name="ce103">
            <text:p>₺5.308,82</text:p>
          </table:table-cell>
          <table:table-cell office:value-type="currency" office:value="649.79390572087311" table:formula="of:=[.H31]/[.S31]" table:style-name="ce107">
            <text:p>$650</text:p>
          </table:table-cell>
          <table:table-cell office:value-type="currency" office:value="12980.26735801826" table:formula="of:=[.J27]+[.H31]" table:style-name="ce103">
            <text:p>₺12.980,27</text:p>
          </table:table-cell>
          <table:table-cell office:value-type="currency" office:value="351136.20032640261" table:formula="of:=[.K27]-[.O31]" table:style-name="ce142">
            <text:p>$351.136,20</text:p>
          </table:table-cell>
          <table:table-cell table:style-name="ce101"/>
          <table:table-cell office:value-type="percentage" office:value="0.21969733260799429" table:formula="of:=[.Q31]/[.$E$5]" table:style-name="ce141">
            <text:p>%21,97</text:p>
          </table:table-cell>
          <table:table-cell office:value-type="currency" office:value="1491.183790260467" table:formula="of:=[.M27]*[.E31]" table:style-name="ce103">
            <text:p>₺1.491,18</text:p>
          </table:table-cell>
          <table:table-cell office:value-type="currency" office:value="182.51943577239498" table:formula="of:=[.N31]/[.S31]" table:style-name="ce107">
            <text:p>$183</text:p>
          </table:table-cell>
          <table:table-cell office:value-type="currency" office:value="3419.1986419817217" table:formula="of:=[.P27]+[.N31]" table:style-name="ce103">
            <text:p>₺3.419,2</text:p>
          </table:table-cell>
          <table:table-cell office:value-type="currency" office:value="98863.79967359743" table:formula="of:=[.Q27]+[.O31]" table:style-name="ce142">
            <text:p>$98.863,80</text:p>
          </table:table-cell>
          <table:table-cell table:style-name="ce144"/>
          <table:table-cell office:value-type="float" office:value="8.17" table:style-name="ce101">
            <text:p>8,17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C301-21</text:p>
          </table:table-cell>
          <table:table-cell office:value-type="date" office:date-value="2021-03-30T00:00:00" table:style-name="ce102">
            <text:p>Mar.21</text:p>
          </table:table-cell>
          <table:table-cell table:style-name="ce102"/>
          <table:table-cell table:style-name="ce101"/>
          <table:table-cell office:value-type="currency" office:value="12000" table:formula="of:=['02-11-GLR'.G36]+['02-11-GLR'.G37]" table:style-name="ce140">
            <text:p>₺12.000,00</text:p>
          </table:table-cell>
          <table:table-cell table:style-name="ce144"/>
          <table:table-cell office:value-type="percentage" office:value="0.7795802758339031" table:formula="of:=[.K32]/[.$E$5]" table:style-name="ce141">
            <text:p>%77,96</text:p>
          </table:table-cell>
          <table:table-cell office:value-type="currency" office:value="9363.6320087040694" table:formula="of:=[.G31]*[.E32]" table:style-name="ce103">
            <text:p>₺9.363,63</text:p>
          </table:table-cell>
          <table:table-cell office:value-type="currency" office:value="1154.5785460794168" table:formula="of:=[.H32]/[.S32]" table:style-name="ce107">
            <text:p>$1.155</text:p>
          </table:table-cell>
          <table:table-cell office:value-type="currency" office:value="22343.899366722329" table:formula="of:=[.J31]+[.H32]" table:style-name="ce103">
            <text:p>₺22.343,9</text:p>
          </table:table-cell>
          <table:table-cell office:value-type="currency" office:value="350811.12412525638" table:formula="of:=[.K31]-[.O32]" table:style-name="ce142">
            <text:p>$350.811,12</text:p>
          </table:table-cell>
          <table:table-cell table:style-name="ce101"/>
          <table:table-cell office:value-type="percentage" office:value="0.22041972416609704" table:formula="of:=[.Q32]/[.$E$5]" table:style-name="ce141">
            <text:p>%22,04</text:p>
          </table:table-cell>
          <table:table-cell office:value-type="currency" office:value="2636.3679912959315" table:formula="of:=[.M31]*[.E32]" table:style-name="ce103">
            <text:p>₺2.636,37</text:p>
          </table:table-cell>
          <table:table-cell office:value-type="currency" office:value="325.0762011462308" table:formula="of:=[.N32]/[.S32]" table:style-name="ce107">
            <text:p>$325</text:p>
          </table:table-cell>
          <table:table-cell office:value-type="currency" office:value="6055.5666332776527" table:formula="of:=[.P31]+[.N32]" table:style-name="ce103">
            <text:p>₺6.055,57</text:p>
          </table:table-cell>
          <table:table-cell office:value-type="currency" office:value="99188.875874743666" table:formula="of:=[.Q31]+[.O32]" table:style-name="ce142">
            <text:p>$99.188,88</text:p>
          </table:table-cell>
          <table:table-cell table:style-name="ce144"/>
          <table:table-cell office:value-type="float" office:value="8.11" table:style-name="ce101">
            <text:p>8,11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A105-21</text:p>
          </table:table-cell>
          <table:table-cell office:value-type="date" office:date-value="2021-09-18T00:00:00" table:style-name="ce102">
            <text:p>Eyl.21</text:p>
          </table:table-cell>
          <table:table-cell office:value-type="string" table:style-name="ce102">
            <text:p>fehmi</text:p>
          </table:table-cell>
          <table:table-cell office:value-type="float" office:value="24000" table:style-name="ce101">
            <text:p>24000</text:p>
          </table:table-cell>
          <table:table-cell office:value-type="currency" office:value="24000" table:formula="of:=['02-11-GLR'.G41]" table:style-name="ce140">
            <text:p>₺24.000,00</text:p>
          </table:table-cell>
          <table:table-cell table:style-name="ce144"/>
          <table:table-cell office:value-type="percentage" office:value="0.77820694421916103" table:formula="of:=[.K33]/[.$E$5]" table:style-name="ce141">
            <text:p>%77,82</text:p>
          </table:table-cell>
          <table:table-cell office:value-type="currency" office:value="18709.926620013674" table:formula="of:=[.G32]*[.E33]" table:style-name="ce103">
            <text:p>₺18.709,93</text:p>
          </table:table-cell>
          <table:table-cell office:value-type="currency" office:value="2185.7390911230927" table:formula="of:=[.H33]/[.S33]" table:style-name="ce107">
            <text:p>$2.186</text:p>
          </table:table-cell>
          <table:table-cell office:value-type="currency" office:value="41053.825986736003" table:formula="of:=[.J32]+[.H33]" table:style-name="ce103">
            <text:p>₺41.053,83</text:p>
          </table:table-cell>
          <table:table-cell office:value-type="currency" office:value="350193.12489862245" table:formula="of:=[.K32]-[.O33]" table:style-name="ce142">
            <text:p>$350.193,12</text:p>
          </table:table-cell>
          <table:table-cell table:style-name="ce101"/>
          <table:table-cell office:value-type="percentage" office:value="0.22179305578083905" table:formula="of:=[.Q33]/[.$E$5]" table:style-name="ce141">
            <text:p>%22,18</text:p>
          </table:table-cell>
          <table:table-cell office:value-type="currency" office:value="5290.0733799863292" table:formula="of:=[.M32]*[.E33]" table:style-name="ce103">
            <text:p>₺5.290,07</text:p>
          </table:table-cell>
          <table:table-cell office:value-type="currency" office:value="617.99922663391692" table:formula="of:=[.N33]/[.S33]" table:style-name="ce107">
            <text:p>$618</text:p>
          </table:table-cell>
          <table:table-cell office:value-type="currency" office:value="11345.640013263983" table:formula="of:=[.P32]+[.N33]" table:style-name="ce103">
            <text:p>₺11.345,64</text:p>
          </table:table-cell>
          <table:table-cell office:value-type="currency" office:value="99806.875101377576" table:formula="of:=[.Q32]+[.O33]" table:style-name="ce142">
            <text:p>$99.806,88</text:p>
          </table:table-cell>
          <table:table-cell table:style-name="ce144"/>
          <table:table-cell office:value-type="float" office:value="8.56" table:style-name="ce101">
            <text:p>8,56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B201-21</text:p>
          </table:table-cell>
          <table:table-cell office:value-type="date" office:date-value="2021-06-05T00:00:00" table:style-name="ce102">
            <text:p>Haz.21</text:p>
          </table:table-cell>
          <table:table-cell table:style-name="ce102"/>
          <table:table-cell table:style-name="ce101"/>
          <table:table-cell office:value-type="currency" office:value="7500" table:formula="of:=['02-11-GLR'.G42]+['02-11-GLR'.G43]+['02-11-GLR'.G44]" table:style-name="ce140">
            <text:p>₺7.500,00</text:p>
          </table:table-cell>
          <table:table-cell table:style-name="ce144"/>
          <table:table-cell office:value-type="percentage" office:value="0.77777811000458097" table:formula="of:=[.K34]/[.$E$5]" table:style-name="ce141">
            <text:p>%77,78</text:p>
          </table:table-cell>
          <table:table-cell office:value-type="currency" office:value="5836.5520816437074" table:formula="of:=[.G33]*[.E34]" table:style-name="ce103">
            <text:p>₺5.836,55</text:p>
          </table:table-cell>
          <table:table-cell office:value-type="currency" office:value="677.09420900739076" table:formula="of:=[.H34]/[.S34]" table:style-name="ce107">
            <text:p>$677</text:p>
          </table:table-cell>
          <table:table-cell office:value-type="currency" office:value="46890.378068379709" table:formula="of:=[.J33]+[.H34]" table:style-name="ce103">
            <text:p>₺46.890,38</text:p>
          </table:table-cell>
          <table:table-cell office:value-type="currency" office:value="350000.14950206142" table:formula="of:=[.K33]-[.O34]" table:style-name="ce142">
            <text:p>$350.000,15</text:p>
          </table:table-cell>
          <table:table-cell table:style-name="ce101"/>
          <table:table-cell office:value-type="percentage" office:value="0.2222218899954192" table:formula="of:=[.Q34]/[.$E$5]" table:style-name="ce141">
            <text:p>%22,22</text:p>
          </table:table-cell>
          <table:table-cell office:value-type="currency" office:value="1663.4479183562928" table:formula="of:=[.M33]*[.E34]" table:style-name="ce103">
            <text:p>₺1.663,45</text:p>
          </table:table-cell>
          <table:table-cell office:value-type="currency" office:value="192.97539656105488" table:formula="of:=[.N34]/[.S34]" table:style-name="ce107">
            <text:p>$193</text:p>
          </table:table-cell>
          <table:table-cell office:value-type="currency" office:value="13009.087931620275" table:formula="of:=[.P33]+[.N34]" table:style-name="ce103">
            <text:p>₺13.009,09</text:p>
          </table:table-cell>
          <table:table-cell office:value-type="currency" office:value="99999.850497938634" table:formula="of:=[.Q33]+[.O34]" table:style-name="ce142">
            <text:p>$99.999,85</text:p>
          </table:table-cell>
          <table:table-cell table:style-name="ce144"/>
          <table:table-cell office:value-type="float" office:value="8.6199999999999992" table:style-name="ce101">
            <text:p>8,62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B202-21</text:p>
          </table:table-cell>
          <table:table-cell office:value-type="date" office:date-value="2021-08-30T00:00:00" table:style-name="ce102">
            <text:p>Ağu.21</text:p>
          </table:table-cell>
          <table:table-cell office:value-type="string" table:style-name="ce102">
            <text:p>mesut</text:p>
          </table:table-cell>
          <table:table-cell office:value-type="float" office:value="28800" table:style-name="ce101">
            <text:p>28800</text:p>
          </table:table-cell>
          <table:table-cell office:value-type="currency" office:value="28800" table:formula="of:=['02-11-GLR'.G46]" table:style-name="ce140">
            <text:p>₺28.800,00</text:p>
          </table:table-cell>
          <table:table-cell table:style-name="ce144"/>
          <table:table-cell office:value-type="percentage" office:value="0.77607892231524922" table:formula="of:=[.K35]/[.$E$5]" table:style-name="ce141">
            <text:p>%77,61</text:p>
          </table:table-cell>
          <table:table-cell office:value-type="currency" office:value="22400.009568131933" table:formula="of:=[.G34]*[.E35]" table:style-name="ce103">
            <text:p>₺22.400,01</text:p>
          </table:table-cell>
          <table:table-cell office:value-type="currency" office:value="2676.2257548544726" table:formula="of:=[.H35]/[.S35]" table:style-name="ce107">
            <text:p>$2.676</text:p>
          </table:table-cell>
          <table:table-cell office:value-type="currency" office:value="69290.387636511645" table:formula="of:=[.J34]+[.H35]" table:style-name="ce103">
            <text:p>₺69.290,39</text:p>
          </table:table-cell>
          <table:table-cell office:value-type="currency" office:value="349235.51504186215" table:formula="of:=[.K34]-[.O35]" table:style-name="ce142">
            <text:p>$349.235,52</text:p>
          </table:table-cell>
          <table:table-cell table:style-name="ce101"/>
          <table:table-cell office:value-type="percentage" office:value="0.22392107768475095" table:formula="of:=[.Q35]/[.$E$5]" table:style-name="ce141">
            <text:p>%22,39</text:p>
          </table:table-cell>
          <table:table-cell office:value-type="currency" office:value="6399.9904318680728" table:formula="of:=[.M34]*[.E35]" table:style-name="ce103">
            <text:p>₺6.399,99</text:p>
          </table:table-cell>
          <table:table-cell office:value-type="currency" office:value="764.63446019929188" table:formula="of:=[.N35]/[.S35]" table:style-name="ce107">
            <text:p>$765</text:p>
          </table:table-cell>
          <table:table-cell office:value-type="currency" office:value="19409.078363488348" table:formula="of:=[.P34]+[.N35]" table:style-name="ce103">
            <text:p>₺19.409,08</text:p>
          </table:table-cell>
          <table:table-cell office:value-type="currency" office:value="100764.48495813792" table:formula="of:=[.Q34]+[.O35]" table:style-name="ce142">
            <text:p>$100.764,48</text:p>
          </table:table-cell>
          <table:table-cell table:style-name="ce144"/>
          <table:table-cell office:value-type="float" office:value="8.3699999999999992" table:style-name="ce101">
            <text:p>8,37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C301-21</text:p>
          </table:table-cell>
          <table:table-cell office:value-type="date" office:date-value="2021-11-29T00:00:00" table:style-name="ce102">
            <text:p>Kas.21</text:p>
          </table:table-cell>
          <table:table-cell office:value-type="string" table:style-name="ce102">
            <text:p>hurdc</text:p>
          </table:table-cell>
          <table:table-cell office:value-type="float" office:value="43160" table:style-name="ce101">
            <text:p>43160</text:p>
          </table:table-cell>
          <table:table-cell office:value-type="currency" office:value="43160" table:formula="of:=['02-11-GLR'.G48]" table:style-name="ce140">
            <text:p>₺43.160,00</text:p>
          </table:table-cell>
          <table:table-cell table:style-name="ce144"/>
          <table:table-cell office:value-type="percentage" office:value="0.77429959179644703" table:formula="of:=[.K36]/[.$E$5]" table:style-name="ce141">
            <text:p>%77,43</text:p>
          </table:table-cell>
          <table:table-cell office:value-type="currency" office:value="33495.566287126159" table:formula="of:=[.G35]*[.E36]" table:style-name="ce103">
            <text:p>₺33.495,57</text:p>
          </table:table-cell>
          <table:table-cell office:value-type="currency" office:value="2775.1090544429294" table:formula="of:=[.H36]/[.S36]" table:style-name="ce107">
            <text:p>$2.775</text:p>
          </table:table-cell>
          <table:table-cell office:value-type="currency" office:value="102785.9539236378" table:formula="of:=[.J35]+[.H36]" table:style-name="ce103">
            <text:p>₺102.785,95</text:p>
          </table:table-cell>
          <table:table-cell office:value-type="currency" office:value="348434.81630840118" table:formula="of:=[.K35]-[.O36]" table:style-name="ce142">
            <text:p>$348.434,82</text:p>
          </table:table-cell>
          <table:table-cell table:style-name="ce101"/>
          <table:table-cell office:value-type="percentage" office:value="0.22570040820355308" table:formula="of:=[.Q36]/[.$E$5]" table:style-name="ce141">
            <text:p>%22,57</text:p>
          </table:table-cell>
          <table:table-cell office:value-type="currency" office:value="9664.4337128738516" table:formula="of:=[.M35]*[.E36]" table:style-name="ce103">
            <text:p>₺9.664,43</text:p>
          </table:table-cell>
          <table:table-cell office:value-type="currency" office:value="800.69873346096529" table:formula="of:=[.N36]/[.S36]" table:style-name="ce107">
            <text:p>$801</text:p>
          </table:table-cell>
          <table:table-cell office:value-type="currency" office:value="29073.5120763622" table:formula="of:=[.P35]+[.N36]" table:style-name="ce103">
            <text:p>₺29.073,51</text:p>
          </table:table-cell>
          <table:table-cell office:value-type="currency" office:value="101565.18369159888" table:formula="of:=[.Q35]+[.O36]" table:style-name="ce142">
            <text:p>$101.565,18</text:p>
          </table:table-cell>
          <table:table-cell table:style-name="ce144"/>
          <table:table-cell office:value-type="float" office:value="12.07" table:style-name="ce101">
            <text:p>12,07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E501-21</text:p>
          </table:table-cell>
          <table:table-cell office:value-type="date" office:date-value="2021-08-05T00:00:00" table:style-name="ce102">
            <text:p>Ağu.21</text:p>
          </table:table-cell>
          <table:table-cell office:value-type="string" table:style-name="ce102">
            <text:p>emre</text:p>
          </table:table-cell>
          <table:table-cell office:value-type="float" office:value="30000" table:style-name="ce101">
            <text:p>30000</text:p>
          </table:table-cell>
          <table:table-cell office:value-type="currency" office:value="30000" table:formula="of:=['02-11-GLR'.G50]" table:style-name="ce140">
            <text:p>₺30.000,00</text:p>
          </table:table-cell>
          <table:table-cell table:style-name="ce144"/>
          <table:table-cell office:value-type="percentage" office:value="0.77251044864778629" table:formula="of:=[.K37]/[.$E$5]" table:style-name="ce141">
            <text:p>%77,25</text:p>
          </table:table-cell>
          <table:table-cell office:value-type="currency" office:value="23228.987753893412" table:formula="of:=[.G36]*[.E37]" table:style-name="ce103">
            <text:p>₺23.228,99</text:p>
          </table:table-cell>
          <table:table-cell office:value-type="currency" office:value="2762.067509380905" table:formula="of:=[.H37]/[.S37]" table:style-name="ce107">
            <text:p>$2.762</text:p>
          </table:table-cell>
          <table:table-cell office:value-type="currency" office:value="126014.94167753121" table:formula="of:=[.J36]+[.H37]" table:style-name="ce103">
            <text:p>₺126.014,94</text:p>
          </table:table-cell>
          <table:table-cell office:value-type="currency" office:value="347629.70189150382" table:formula="of:=[.K36]-[.O37]" table:style-name="ce142">
            <text:p>$347.629,70</text:p>
          </table:table-cell>
          <table:table-cell table:style-name="ce101"/>
          <table:table-cell office:value-type="percentage" office:value="0.22748955135221383" table:formula="of:=[.Q37]/[.$E$5]" table:style-name="ce141">
            <text:p>%22,75</text:p>
          </table:table-cell>
          <table:table-cell office:value-type="currency" office:value="6771.0122461065921" table:formula="of:=[.M36]*[.E37]" table:style-name="ce103">
            <text:p>₺6.771,01</text:p>
          </table:table-cell>
          <table:table-cell office:value-type="currency" office:value="805.11441689733556" table:formula="of:=[.N37]/[.S37]" table:style-name="ce107">
            <text:p>$805</text:p>
          </table:table-cell>
          <table:table-cell office:value-type="currency" office:value="35844.524322468795" table:formula="of:=[.P36]+[.N37]" table:style-name="ce103">
            <text:p>₺35.844,52</text:p>
          </table:table-cell>
          <table:table-cell office:value-type="currency" office:value="102370.29810849622" table:formula="of:=[.Q36]+[.O37]" table:style-name="ce142">
            <text:p>$102.370,30</text:p>
          </table:table-cell>
          <table:table-cell table:style-name="ce144"/>
          <table:table-cell office:value-type="float" office:value="8.41" table:style-name="ce101">
            <text:p>8,41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E501-21</text:p>
          </table:table-cell>
          <table:table-cell office:value-type="date" office:date-value="2021-08-15T00:00:00" table:style-name="ce102">
            <text:p>Ağu.21</text:p>
          </table:table-cell>
          <table:table-cell table:style-name="ce145"/>
          <table:table-cell table:style-name="ce101"/>
          <table:table-cell office:value-type="currency" office:value="-15585" table:formula="of:=['02-12-GDR'.F116]" table:style-name="ce140">
            <text:p>-₺15.585,00</text:p>
          </table:table-cell>
          <table:table-cell table:style-name="ce144"/>
          <table:table-cell office:value-type="percentage" office:value="0.77343409711927891" table:formula="of:=[.K38]/[.$E$5]" table:style-name="ce141">
            <text:p>%77,34</text:p>
          </table:table-cell>
          <table:table-cell office:value-type="currency" office:value="-12039.575342175749" table:formula="of:=[.G37]*[.E38]" table:style-name="ce103">
            <text:p>-₺12.039,58</text:p>
          </table:table-cell>
          <table:table-cell office:value-type="currency" office:value="-1411.4390788013775" table:formula="of:=[.H38]/[.S38]" table:style-name="ce107">
            <text:p>-$1.411</text:p>
          </table:table-cell>
          <table:table-cell office:value-type="currency" office:value="113975.36633535546" table:formula="of:=[.J37]+[.H38]" table:style-name="ce103">
            <text:p>₺113.975,37</text:p>
          </table:table-cell>
          <table:table-cell office:value-type="currency" office:value="348045.34370367549" table:formula="of:=[.K37]-[.O38]" table:style-name="ce142">
            <text:p>$348.045,34</text:p>
          </table:table-cell>
          <table:table-cell table:style-name="ce101"/>
          <table:table-cell office:value-type="percentage" office:value="0.22656590288072126" table:formula="of:=[.Q38]/[.$E$5]" table:style-name="ce141">
            <text:p>%22,66</text:p>
          </table:table-cell>
          <table:table-cell office:value-type="currency" office:value="-3545.4246578242523" table:formula="of:=[.M37]*[.E38]" table:style-name="ce103">
            <text:p>-₺3.545,42</text:p>
          </table:table-cell>
          <table:table-cell office:value-type="currency" office:value="-415.64181217165918" table:formula="of:=[.N38]/[.S38]" table:style-name="ce107">
            <text:p>-$416</text:p>
          </table:table-cell>
          <table:table-cell office:value-type="currency" office:value="32299.099664644542" table:formula="of:=[.P37]+[.N38]" table:style-name="ce103">
            <text:p>₺32.299,1</text:p>
          </table:table-cell>
          <table:table-cell office:value-type="currency" office:value="101954.65629632457" table:formula="of:=[.Q37]+[.O38]" table:style-name="ce142">
            <text:p>$101.954,66</text:p>
          </table:table-cell>
          <table:table-cell table:style-name="ce144"/>
          <table:table-cell office:value-type="float" office:value="8.5299999999999994" table:style-name="ce101">
            <text:p>8,53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F601-21</text:p>
          </table:table-cell>
          <table:table-cell office:value-type="date" office:date-value="2021-08-15T00:00:00" table:style-name="ce102">
            <text:p>Ağu.21</text:p>
          </table:table-cell>
          <table:table-cell table:style-name="ce145"/>
          <table:table-cell table:style-name="ce101"/>
          <table:table-cell office:value-type="currency" office:value="-12305" table:formula="of:=['02-12-GDR'.F127]" table:style-name="ce140">
            <text:p>-₺12.305,00</text:p>
          </table:table-cell>
          <table:table-cell table:style-name="ce144"/>
          <table:table-cell office:value-type="percentage" office:value="0.7741603947446396" table:formula="of:=[.K39]/[.$E$5]" table:style-name="ce141">
            <text:p>%77,42</text:p>
          </table:table-cell>
          <table:table-cell office:value-type="currency" office:value="-9517.1065650527271" table:formula="of:=[.G38]*[.E39]" table:style-name="ce103">
            <text:p>-₺9.517,11</text:p>
          </table:table-cell>
          <table:table-cell office:value-type="currency" office:value="-1115.72175440243" table:formula="of:=[.H39]/[.S39]" table:style-name="ce107">
            <text:p>-$1.116</text:p>
          </table:table-cell>
          <table:table-cell office:value-type="currency" office:value="104458.25977030273" table:formula="of:=[.J38]+[.H39]" table:style-name="ce103">
            <text:p>₺104.458,26</text:p>
          </table:table-cell>
          <table:table-cell office:value-type="currency" office:value="348372.17763508781" table:formula="of:=[.K38]-[.O39]" table:style-name="ce142">
            <text:p>$348.372,18</text:p>
          </table:table-cell>
          <table:table-cell table:style-name="ce101"/>
          <table:table-cell office:value-type="percentage" office:value="0.22583960525536048" table:formula="of:=[.Q39]/[.$E$5]" table:style-name="ce141">
            <text:p>%22,58</text:p>
          </table:table-cell>
          <table:table-cell office:value-type="currency" office:value="-2787.8934349472752" table:formula="of:=[.M38]*[.E39]" table:style-name="ce103">
            <text:p>-₺2.787,89</text:p>
          </table:table-cell>
          <table:table-cell office:value-type="currency" office:value="-326.83393141234177" table:formula="of:=[.N39]/[.S39]" table:style-name="ce107">
            <text:p>-$327</text:p>
          </table:table-cell>
          <table:table-cell office:value-type="currency" office:value="29511.206229697265" table:formula="of:=[.P38]+[.N39]" table:style-name="ce103">
            <text:p>₺29.511,21</text:p>
          </table:table-cell>
          <table:table-cell office:value-type="currency" office:value="101627.82236491222" table:formula="of:=[.Q38]+[.O39]" table:style-name="ce142">
            <text:p>$101.627,82</text:p>
          </table:table-cell>
          <table:table-cell table:style-name="ce144"/>
          <table:table-cell office:value-type="float" office:value="8.5299999999999994" table:style-name="ce101">
            <text:p>8,53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H000-21</text:p>
          </table:table-cell>
          <table:table-cell office:value-type="date" office:date-value="2021-08-15T00:00:00" table:style-name="ce102">
            <text:p>Ağu.21</text:p>
          </table:table-cell>
          <table:table-cell table:style-name="ce145"/>
          <table:table-cell table:style-name="ce101"/>
          <table:table-cell office:value-type="currency" office:value="-4179.3100000000004" table:formula="of:=['02-12-GDR'.F104]" table:style-name="ce140">
            <text:p>-₺4.179,31</text:p>
          </table:table-cell>
          <table:table-cell table:style-name="ce144"/>
          <table:table-cell office:value-type="percentage" office:value="0.77440628603567507" table:formula="of:=[.K40]/[.$E$5]" table:style-name="ce141">
            <text:p>%77,44</text:p>
          </table:table-cell>
          <table:table-cell office:value-type="currency" office:value="-3235.4562793602199" table:formula="of:=[.G39]*[.E40]" table:style-name="ce103">
            <text:p>-₺3.235,46</text:p>
          </table:table-cell>
          <table:table-cell office:value-type="currency" office:value="-379.30319804926381" table:formula="of:=[.H40]/[.S40]" table:style-name="ce107">
            <text:p>-$379</text:p>
          </table:table-cell>
          <table:table-cell office:value-type="currency" office:value="101222.8034909425" table:formula="of:=[.J39]+[.H40]" table:style-name="ce103">
            <text:p>₺101.222,8</text:p>
          </table:table-cell>
          <table:table-cell office:value-type="currency" office:value="348482.8287160538" table:formula="of:=[.K39]-[.O40]" table:style-name="ce142">
            <text:p>$348.482,83</text:p>
          </table:table-cell>
          <table:table-cell table:style-name="ce101"/>
          <table:table-cell office:value-type="percentage" office:value="0.22559371396432498" table:formula="of:=[.Q40]/[.$E$5]" table:style-name="ce141">
            <text:p>%22,56</text:p>
          </table:table-cell>
          <table:table-cell office:value-type="currency" office:value="-943.8537206397807" table:formula="of:=[.M39]*[.E40]" table:style-name="ce103">
            <text:p>-₺943,85</text:p>
          </table:table-cell>
          <table:table-cell office:value-type="currency" office:value="-110.65108096597665" table:formula="of:=[.N40]/[.S40]" table:style-name="ce107">
            <text:p>-$111</text:p>
          </table:table-cell>
          <table:table-cell office:value-type="currency" office:value="28567.352509057484" table:formula="of:=[.P39]+[.N40]" table:style-name="ce103">
            <text:p>₺28.567,35</text:p>
          </table:table-cell>
          <table:table-cell office:value-type="currency" office:value="101517.17128394624" table:formula="of:=[.Q39]+[.O40]" table:style-name="ce142">
            <text:p>$101.517,17</text:p>
          </table:table-cell>
          <table:table-cell table:style-name="ce144"/>
          <table:table-cell office:value-type="float" office:value="8.5299999999999994" table:style-name="ce101">
            <text:p>8,53</text:p>
          </table:table-cell>
          <table:table-cell table:number-columns-repeated="16365"/>
        </table:table-row>
        <table:table-row table:style-name="ro5">
          <table:table-cell table:style-name="ce146"/>
          <table:table-cell office:value-type="string" table:style-name="ce147">
            <text:p>Yıllık Toplam 2021</text:p>
          </table:table-cell>
          <table:table-cell table:style-name="ce147"/>
          <table:table-cell office:value-type="float" office:value="132760" table:formula="of:=SUM([.D31:.D40])" table:style-name="ce148">
            <text:p>132760</text:p>
          </table:table-cell>
          <table:table-cell office:value-type="currency" office:value="120190.69" table:formula="of:=SUM([.E31:.E40])" table:style-name="ce149">
            <text:p>₺120.190,69</text:p>
          </table:table-cell>
          <table:table-cell table:style-name="ce150"/>
          <table:table-cell table:style-name="ce151"/>
          <table:table-cell office:value-type="currency" office:value="93551.352342663769" table:formula="of:=SUM([.H31:.H40])" table:style-name="ce149">
            <text:p>₺93.551,35</text:p>
          </table:table-cell>
          <table:table-cell office:value-type="currency" office:value="9974.1440393560097" table:formula="of:=SUM([.I31:.I40])" table:style-name="ce152">
            <text:p>$9.974</text:p>
          </table:table-cell>
          <table:table-cell table:style-name="ce165"/>
          <table:table-cell table:style-name="ce161"/>
          <table:table-cell table:style-name="ce153"/>
          <table:table-cell table:style-name="ce151"/>
          <table:table-cell office:value-type="currency" office:value="26639.337657336226" table:formula="of:=SUM([.N31:.N40])" table:style-name="ce149">
            <text:p>₺26.639,34</text:p>
          </table:table-cell>
          <table:table-cell office:value-type="currency" office:value="2835.8910461212126" table:formula="of:=SUM([.O31:.O40])" table:style-name="ce152">
            <text:p>$2.836</text:p>
          </table:table-cell>
          <table:table-cell table:style-name="ce162"/>
          <table:table-cell table:style-name="ce161"/>
          <table:table-cell table:style-name="ce158"/>
          <table:table-cell table:style-name="ce157"/>
          <table:table-cell table:number-columns-repeated="16365"/>
        </table:table-row>
        <table:table-row table:style-name="ro5">
          <table:table-cell table:style-name="ce101"/>
          <table:table-cell table:style-name="ce102"/>
          <table:table-cell office:value-type="string" table:style-name="ce163">
            <text:p>Toplam – Net 2018-21</text:p>
          </table:table-cell>
          <table:table-cell office:value-type="float" office:value="276029" table:formula="of:=[.D41]+[.D29]" table:style-name="ce109">
            <text:p>276029</text:p>
          </table:table-cell>
          <table:table-cell office:value-type="float" office:value="129790.156" table:formula="of:=[.E41]+[.E29]" table:style-name="ce109">
            <text:p>129790,156</text:p>
          </table:table-cell>
          <table:table-cell table:style-name="ce138"/>
          <table:table-cell table:style-name="ce141"/>
          <table:table-cell table:number-columns-repeated="3" table:style-name="ce101"/>
          <table:table-cell table:style-name="ce142"/>
          <table:table-cell table:style-name="ce101"/>
          <table:table-cell table:style-name="ce141"/>
          <table:table-cell table:style-name="ce101"/>
          <table:table-cell table:style-name="ce107"/>
          <table:table-cell table:style-name="ce101"/>
          <table:table-cell table:style-name="ce160"/>
          <table:table-cell table:style-name="ce138"/>
          <table:table-cell table:number-columns-repeated="1006" table:style-name="ce101"/>
          <table:table-cell table:number-columns-repeated="15360"/>
        </table:table-row>
        <table:table-row table:number-rows-repeated="2" table:style-name="ro5">
          <table:table-cell table:style-name="ce101"/>
          <table:table-cell table:style-name="ce102"/>
          <table:table-cell table:style-name="ce163"/>
          <table:table-cell table:number-columns-repeated="2" table:style-name="ce109"/>
          <table:table-cell table:style-name="ce138"/>
          <table:table-cell table:style-name="ce141"/>
          <table:table-cell table:number-columns-repeated="3" table:style-name="ce101"/>
          <table:table-cell table:style-name="ce142"/>
          <table:table-cell table:style-name="ce101"/>
          <table:table-cell table:style-name="ce141"/>
          <table:table-cell table:style-name="ce101"/>
          <table:table-cell table:style-name="ce107"/>
          <table:table-cell table:style-name="ce101"/>
          <table:table-cell table:style-name="ce160"/>
          <table:table-cell table:style-name="ce138"/>
          <table:table-cell table:number-columns-repeated="1006" table:style-name="ce101"/>
          <table:table-cell table:number-columns-repeated="15360"/>
        </table:table-row>
        <table:table-row table:style-name="ro5">
          <table:table-cell office:value-type="float" office:value="2022" table:style-name="ce109">
            <text:p>2022</text:p>
          </table:table-cell>
          <table:table-cell table:number-columns-repeated="2" table:style-name="ce159"/>
          <table:table-cell table:style-name="ce109"/>
          <table:table-cell table:style-name="ce140"/>
          <table:table-cell table:style-name="ce144"/>
          <table:table-cell table:style-name="ce141"/>
          <table:table-cell table:number-columns-repeated="3" table:style-name="ce101"/>
          <table:table-cell table:style-name="ce142"/>
          <table:table-cell table:style-name="ce101"/>
          <table:table-cell table:style-name="ce141"/>
          <table:table-cell table:style-name="ce101"/>
          <table:table-cell table:style-name="ce107"/>
          <table:table-cell table:style-name="ce101"/>
          <table:table-cell table:style-name="ce160"/>
          <table:table-cell table:style-name="ce138"/>
          <table:table-cell table:style-name="ce103"/>
          <table:table-cell table:number-columns-repeated="16365"/>
        </table:table-row>
        <table:table-row table:style-name="ro5">
          <table:table-cell office:value-type="string" table:style-name="ce101">
            <text:p>SnyF601-22</text:p>
          </table:table-cell>
          <table:table-cell office:value-type="date" office:date-value="2022-03-31T00:00:00" table:style-name="ce102">
            <text:p>Mar.22</text:p>
          </table:table-cell>
          <table:table-cell office:value-type="string" table:style-name="ce102">
            <text:p>merdal</text:p>
          </table:table-cell>
          <table:table-cell office:value-type="float" office:value="36000" table:style-name="ce101">
            <text:p>36000</text:p>
          </table:table-cell>
          <table:table-cell office:value-type="currency" office:value="36000" table:formula="of:=['02-11-GLR'.G61]+['02-11-GLR'.G62]+['02-11-GLR'.G63]" table:style-name="ce140">
            <text:p>₺36.000,00</text:p>
          </table:table-cell>
          <table:table-cell table:style-name="ce144"/>
          <table:table-cell office:value-type="percentage" office:value="0.7733624747507043" table:formula="of:=[.K46]/[.$E$5]" table:style-name="ce141">
            <text:p>%77,34</text:p>
          </table:table-cell>
          <table:table-cell office:value-type="currency" office:value="27878.626297284303" table:formula="of:=[.G40]*[.E46]" table:style-name="ce103">
            <text:p>₺27.878,63</text:p>
          </table:table-cell>
          <table:table-cell office:value-type="currency" office:value="1612.4133196809894" table:formula="of:=[.H46]/[.S46]" table:style-name="ce107">
            <text:p>$1.612</text:p>
          </table:table-cell>
          <table:table-cell office:value-type="currency" office:value="129101.42978822681" table:formula="of:=[.J40]+[.H46]" table:style-name="ce103">
            <text:p>₺129.101,43</text:p>
          </table:table-cell>
          <table:table-cell office:value-type="currency" office:value="348013.11363781692" table:formula="of:=[.K40]-[.O46]" table:style-name="ce142">
            <text:p>$348.013,11</text:p>
          </table:table-cell>
          <table:table-cell table:style-name="ce101"/>
          <table:table-cell office:value-type="percentage" office:value="0.22663752524929584" table:formula="of:=[.Q46]/[.$E$5]" table:style-name="ce141">
            <text:p>%22,66</text:p>
          </table:table-cell>
          <table:table-cell office:value-type="currency" office:value="8121.3737027156994" table:formula="of:=[.M40]*[.E46]" table:style-name="ce103">
            <text:p>₺8.121,37</text:p>
          </table:table-cell>
          <table:table-cell office:value-type="currency" office:value="469.71507823688256" table:formula="of:=[.N46]/[.S46]" table:style-name="ce107">
            <text:p>$470</text:p>
          </table:table-cell>
          <table:table-cell office:value-type="currency" office:value="36688.726211773181" table:formula="of:=[.P40]+[.N46]" table:style-name="ce103">
            <text:p>₺36.688,73</text:p>
          </table:table-cell>
          <table:table-cell office:value-type="currency" office:value="101986.88636218313" table:formula="of:=[.Q40]+[.O46]" table:style-name="ce142">
            <text:p>$101.986,89</text:p>
          </table:table-cell>
          <table:table-cell table:style-name="ce144"/>
          <table:table-cell office:value-type="float" office:value="17.29" table:style-name="ce101">
            <text:p>17,29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E502-22</text:p>
          </table:table-cell>
          <table:table-cell office:value-type="date" office:date-value="2022-08-01T00:00:00" table:style-name="ce102">
            <text:p>Ağu.22</text:p>
          </table:table-cell>
          <table:table-cell office:value-type="string" table:style-name="ce102">
            <text:p>cihan</text:p>
          </table:table-cell>
          <table:table-cell office:value-type="float" office:value="45000" table:style-name="ce101">
            <text:p>45000</text:p>
          </table:table-cell>
          <table:table-cell office:value-type="currency" office:value="20000" table:formula="of:=['02-11-GLR'.G65]" table:style-name="ce140">
            <text:p>₺20.000,00</text:p>
          </table:table-cell>
          <table:table-cell table:style-name="ce144"/>
          <table:table-cell office:value-type="percentage" office:value="0.77279339119703372" table:formula="of:=[.K47]/[.$E$5]" table:style-name="ce141">
            <text:p>%77,28</text:p>
          </table:table-cell>
          <table:table-cell office:value-type="currency" office:value="15467.249495014086" table:formula="of:=[.G46]*[.E47]" table:style-name="ce103">
            <text:p>₺15.467,25</text:p>
          </table:table-cell>
          <table:table-cell office:value-type="currency" office:value="894.0606644516813" table:formula="of:=[.H47]/[.S47]" table:style-name="ce107">
            <text:p>$894</text:p>
          </table:table-cell>
          <table:table-cell office:value-type="currency" office:value="144568.6792832409" table:formula="of:=[.J46]+[.H47]" table:style-name="ce103">
            <text:p>₺144.568,68</text:p>
          </table:table-cell>
          <table:table-cell office:value-type="currency" office:value="347757.02603866515" table:formula="of:=[.K46]-[.O47]" table:style-name="ce142">
            <text:p>$347.757,03</text:p>
          </table:table-cell>
          <table:table-cell table:style-name="ce101"/>
          <table:table-cell office:value-type="percentage" office:value="0.22720660880296639" table:formula="of:=[.Q47]/[.$E$5]" table:style-name="ce141">
            <text:p>%22,72</text:p>
          </table:table-cell>
          <table:table-cell office:value-type="currency" office:value="4532.7505049859165" table:formula="of:=[.M46]*[.E47]" table:style-name="ce103">
            <text:p>₺4.532,75</text:p>
          </table:table-cell>
          <table:table-cell office:value-type="currency" office:value="256.0875991517467" table:formula="of:=[.N47]/[.S67]" table:style-name="ce107">
            <text:p>$256</text:p>
          </table:table-cell>
          <table:table-cell office:value-type="currency" office:value="41221.476716759098" table:formula="of:=[.P46]+[.N47]" table:style-name="ce103">
            <text:p>₺41.221,48</text:p>
          </table:table-cell>
          <table:table-cell office:value-type="currency" office:value="102242.97396133488" table:formula="of:=[.Q46]+[.O47]" table:style-name="ce142">
            <text:p>$102.242,97</text:p>
          </table:table-cell>
          <table:table-cell table:style-name="ce144"/>
          <table:table-cell office:value-type="float" office:value="17.3" table:style-name="ce101">
            <text:p>17,3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E502-22</text:p>
          </table:table-cell>
          <table:table-cell office:value-type="date" office:date-value="2022-08-05T00:00:00" table:style-name="ce102">
            <text:p>Ağu.22</text:p>
          </table:table-cell>
          <table:table-cell table:style-name="ce102"/>
          <table:table-cell table:style-name="ce101"/>
          <table:table-cell office:value-type="currency" office:value="25000" table:formula="of:=['02-11-GLR'.G66]" table:style-name="ce140">
            <text:p>₺25.000,00</text:p>
          </table:table-cell>
          <table:table-cell table:style-name="ce144"/>
          <table:table-cell office:value-type="percentage" office:value="0.77211838641746444" table:formula="of:=[.K48]/[.$E$5]" table:style-name="ce141">
            <text:p>%77,21</text:p>
          </table:table-cell>
          <table:table-cell office:value-type="currency" office:value="19319.834779925844" table:formula="of:=[.G47]*[.E48]" table:style-name="ce103">
            <text:p>₺19.319,83</text:p>
          </table:table-cell>
          <table:table-cell office:value-type="currency" office:value="1033.1462449158205" table:formula="of:=[.H48]/[.S48]" table:style-name="ce107">
            <text:p>$1.033</text:p>
          </table:table-cell>
          <table:table-cell office:value-type="currency" office:value="163888.51406316675" table:formula="of:=[.J47]+[.H48]" table:style-name="ce103">
            <text:p>₺163.888,51</text:p>
          </table:table-cell>
          <table:table-cell office:value-type="currency" office:value="347453.27388785902" table:formula="of:=[.K47]-[.O48]" table:style-name="ce142">
            <text:p>$347.453,27</text:p>
          </table:table-cell>
          <table:table-cell table:style-name="ce101"/>
          <table:table-cell office:value-type="percentage" office:value="0.22788161358253553" table:formula="of:=[.Q48]/[.$E$5]" table:style-name="ce141">
            <text:p>%22,79</text:p>
          </table:table-cell>
          <table:table-cell office:value-type="currency" office:value="5680.1652200741601" table:formula="of:=[.M47]*[.E48]" table:style-name="ce103">
            <text:p>₺5.680,17</text:p>
          </table:table-cell>
          <table:table-cell office:value-type="currency" office:value="303.75215080610485" table:formula="of:=[.N48]/[.S48]" table:style-name="ce107">
            <text:p>$304</text:p>
          </table:table-cell>
          <table:table-cell office:value-type="currency" office:value="46901.641936833257" table:formula="of:=[.P47]+[.N48]" table:style-name="ce103">
            <text:p>₺46.901,64</text:p>
          </table:table-cell>
          <table:table-cell office:value-type="currency" office:value="102546.72611214098" table:formula="of:=[.Q47]+[.O48]" table:style-name="ce142">
            <text:p>$102.546,73</text:p>
          </table:table-cell>
          <table:table-cell table:style-name="ce144"/>
          <table:table-cell office:value-type="float" office:value="18.7" table:style-name="ce101">
            <text:p>18,7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H000-22</text:p>
          </table:table-cell>
          <table:table-cell office:value-type="date" office:date-value="2022-08-04T00:00:00" table:style-name="ce102">
            <text:p>Ağu.22</text:p>
          </table:table-cell>
          <table:table-cell table:style-name="ce145"/>
          <table:table-cell table:style-name="ce101"/>
          <table:table-cell office:value-type="currency" office:value="-8594.06" table:formula="of:=['02-12-GDR'.F134]" table:style-name="ce140">
            <text:p>-₺8.594,06</text:p>
          </table:table-cell>
          <table:table-cell table:style-name="ce144"/>
          <table:table-cell office:value-type="percentage" office:value="0.77236016768413429" table:formula="of:=[.K49]/[.$E$5]" table:style-name="ce141">
            <text:p>%77,24</text:p>
          </table:table-cell>
          <table:table-cell office:value-type="currency" office:value="-6635.6317399748741" table:formula="of:=[.G48]*[.E49]" table:style-name="ce103">
            <text:p>-₺6.635,63</text:p>
          </table:table-cell>
          <table:table-cell office:value-type="currency" office:value="-368.64620777638191" table:formula="of:=[.H49]/[.S49]" table:style-name="ce107">
            <text:p>-$369</text:p>
          </table:table-cell>
          <table:table-cell office:value-type="currency" office:value="157252.88232319188" table:formula="of:=[.J48]+[.H49]" table:style-name="ce103">
            <text:p>₺157.252,88</text:p>
          </table:table-cell>
          <table:table-cell office:value-type="currency" office:value="347562.07545786042" table:formula="of:=[.K48]-[.O49]" table:style-name="ce142">
            <text:p>$347.562,08</text:p>
          </table:table-cell>
          <table:table-cell table:style-name="ce101"/>
          <table:table-cell office:value-type="percentage" office:value="0.22763983231586576" table:formula="of:=[.Q49]/[.$E$5]" table:style-name="ce141">
            <text:p>%22,76</text:p>
          </table:table-cell>
          <table:table-cell office:value-type="currency" office:value="-1958.4282600251252" table:formula="of:=[.M48]*[.E49]" table:style-name="ce103">
            <text:p>-₺1.958,43</text:p>
          </table:table-cell>
          <table:table-cell office:value-type="currency" office:value="-108.80157000139585" table:formula="of:=[.N49]/[.S49]" table:style-name="ce107">
            <text:p>-$109</text:p>
          </table:table-cell>
          <table:table-cell office:value-type="currency" office:value="44943.213676808133" table:formula="of:=[.P48]+[.N49]" table:style-name="ce103">
            <text:p>₺44.943,21</text:p>
          </table:table-cell>
          <table:table-cell office:value-type="currency" office:value="102437.92454213959" table:formula="of:=[.Q48]+[.O49]" table:style-name="ce142">
            <text:p>$102.437,92</text:p>
          </table:table-cell>
          <table:table-cell table:style-name="ce144"/>
          <table:table-cell office:value-type="float" office:value="18" table:style-name="ce101">
            <text:p>18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22</text:p>
          </table:table-cell>
          <table:table-cell office:value-type="date" office:date-value="2022-08-25T00:00:00" table:style-name="ce102">
            <text:p>Ağu.22</text:p>
          </table:table-cell>
          <table:table-cell office:value-type="string" table:style-name="ce102">
            <text:p>metin</text:p>
          </table:table-cell>
          <table:table-cell office:value-type="float" office:value="40000" table:style-name="ce101">
            <text:p>40000</text:p>
          </table:table-cell>
          <table:table-cell office:value-type="currency" office:value="40000" table:style-name="ce140">
            <text:p>₺40.000,00</text:p>
          </table:table-cell>
          <table:table-cell table:style-name="ce144"/>
          <table:table-cell office:value-type="percentage" office:value="0.771266402724058" table:formula="of:=[.K50]/[.$E$5]" table:style-name="ce141">
            <text:p>%77,13</text:p>
          </table:table-cell>
          <table:table-cell office:value-type="currency" office:value="30894.406707365371" table:formula="of:=[.G49]*[.E50]" table:style-name="ce103">
            <text:p>₺30.894,41</text:p>
          </table:table-cell>
          <table:table-cell office:value-type="currency" office:value="1669.9679301278579" table:formula="of:=[.H50]/[.S50]" table:style-name="ce107">
            <text:p>$1.670</text:p>
          </table:table-cell>
          <table:table-cell office:value-type="currency" office:value="188147.28903055727" table:formula="of:=[.J49]+[.H50]" table:style-name="ce103">
            <text:p>₺188.147,29</text:p>
          </table:table-cell>
          <table:table-cell office:value-type="currency" office:value="347069.8812258261" table:formula="of:=[.K49]-[.O50]" table:style-name="ce142">
            <text:p>$347.069,88</text:p>
          </table:table-cell>
          <table:table-cell table:style-name="ce101"/>
          <table:table-cell office:value-type="percentage" office:value="0.228733597275942" table:formula="of:=[.Q50]/[.$E$5]" table:style-name="ce141">
            <text:p>%22,87</text:p>
          </table:table-cell>
          <table:table-cell office:value-type="currency" office:value="9105.5932926346304" table:formula="of:=[.M49]*[.E50]" table:style-name="ce103">
            <text:p>₺9.105,59</text:p>
          </table:table-cell>
          <table:table-cell office:value-type="currency" office:value="492.19423203430432" table:formula="of:=[.N50]/[.S50]" table:style-name="ce107">
            <text:p>$492</text:p>
          </table:table-cell>
          <table:table-cell office:value-type="currency" office:value="54048.806969442761" table:formula="of:=[.P49]+[.N50]" table:style-name="ce103">
            <text:p>₺54.048,81</text:p>
          </table:table-cell>
          <table:table-cell office:value-type="currency" office:value="102930.1187741739" table:formula="of:=[.Q49]+[.O50]" table:style-name="ce142">
            <text:p>$102.930,12</text:p>
          </table:table-cell>
          <table:table-cell table:style-name="ce144"/>
          <table:table-cell office:value-type="float" office:value="18.5" table:style-name="ce101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22</text:p>
          </table:table-cell>
          <table:table-cell office:value-type="date" office:date-value="2022-09-30T00:00:00" table:style-name="ce102">
            <text:p>Eyl.22</text:p>
          </table:table-cell>
          <table:table-cell office:value-type="string" table:style-name="ce102">
            <text:p>metin</text:p>
          </table:table-cell>
          <table:table-cell office:value-type="float" office:value="1000" table:style-name="ce101">
            <text:p>1000</text:p>
          </table:table-cell>
          <table:table-cell office:value-type="currency" office:value="1000" table:style-name="ce140">
            <text:p>₺1.000,00</text:p>
          </table:table-cell>
          <table:table-cell table:style-name="ce144"/>
          <table:table-cell office:value-type="percentage" office:value="0.7712389272168777" table:formula="of:=[.K51]/[.$E$5]" table:style-name="ce141">
            <text:p>%77,12</text:p>
          </table:table-cell>
          <table:table-cell office:value-type="currency" office:value="771.26640272405803" table:formula="of:=[.G50]*[.E51]" table:style-name="ce103">
            <text:p>₺771,27</text:p>
          </table:table-cell>
          <table:table-cell office:value-type="currency" office:value="41.690075822922054" table:formula="of:=[.H51]/[.S51]" table:style-name="ce107">
            <text:p>$42</text:p>
          </table:table-cell>
          <table:table-cell office:value-type="currency" office:value="188918.55543328132" table:formula="of:=[.J50]+[.H51]" table:style-name="ce103">
            <text:p>₺188.918,56</text:p>
          </table:table-cell>
          <table:table-cell office:value-type="currency" office:value="347057.51724759495" table:formula="of:=[.K50]-[.O51]" table:style-name="ce142">
            <text:p>$347.057,52</text:p>
          </table:table-cell>
          <table:table-cell table:style-name="ce101"/>
          <table:table-cell office:value-type="percentage" office:value="0.2287610727831223" table:formula="of:=[.Q51]/[.$E$5]" table:style-name="ce141">
            <text:p>%22,88</text:p>
          </table:table-cell>
          <table:table-cell office:value-type="currency" office:value="228.733597275942" table:formula="of:=[.M50]*[.E51]" table:style-name="ce103">
            <text:p>₺228,73</text:p>
          </table:table-cell>
          <table:table-cell office:value-type="currency" office:value="12.363978231132" table:formula="of:=[.N51]/[.S51]" table:style-name="ce107">
            <text:p>$12</text:p>
          </table:table-cell>
          <table:table-cell office:value-type="currency" office:value="54277.540566718701" table:formula="of:=[.P50]+[.N51]" table:style-name="ce103">
            <text:p>₺54.277,54</text:p>
          </table:table-cell>
          <table:table-cell office:value-type="currency" office:value="102942.48275240503" table:formula="of:=[.Q50]+[.O51]" table:style-name="ce142">
            <text:p>$102.942,48</text:p>
          </table:table-cell>
          <table:table-cell table:style-name="ce144"/>
          <table:table-cell office:value-type="float" office:value="18.5" table:style-name="ce101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A105-22</text:p>
          </table:table-cell>
          <table:table-cell office:value-type="date" office:date-value="2022-10-10T00:00:00" table:style-name="ce102">
            <text:p>Eki.22</text:p>
          </table:table-cell>
          <table:table-cell office:value-type="string" table:style-name="ce102">
            <text:p>ayhan</text:p>
          </table:table-cell>
          <table:table-cell office:value-type="float" office:value="40000" table:style-name="ce101">
            <text:p>40000</text:p>
          </table:table-cell>
          <table:table-cell office:value-type="currency" office:value="40000" table:formula="of:=['02-11-GLR'.G72]" table:style-name="ce140">
            <text:p>₺40.000,00</text:p>
          </table:table-cell>
          <table:table-cell table:style-name="ce144"/>
          <table:table-cell office:value-type="percentage" office:value="0.77019614169991757" table:formula="of:=[.K52]/[.$E$5]" table:style-name="ce141">
            <text:p>%77,02</text:p>
          </table:table-cell>
          <table:table-cell office:value-type="currency" office:value="30849.557088675108" table:formula="of:=[.G51]*[.E52]" table:style-name="ce103">
            <text:p>₺30.849,56</text:p>
          </table:table-cell>
          <table:table-cell office:value-type="currency" office:value="1582.0285686500056" table:formula="of:=[.H52]/[.S52]" table:style-name="ce107">
            <text:p>$1.582</text:p>
          </table:table-cell>
          <table:table-cell office:value-type="currency" office:value="219768.11252195644" table:formula="of:=[.J51]+[.H52]" table:style-name="ce103">
            <text:p>₺219.768,11</text:p>
          </table:table-cell>
          <table:table-cell office:value-type="currency" office:value="346588.2637649629" table:formula="of:=[.K51]-[.O52]" table:style-name="ce142">
            <text:p>$346.588,26</text:p>
          </table:table-cell>
          <table:table-cell table:style-name="ce101"/>
          <table:table-cell office:value-type="percentage" office:value="0.2298038583000824" table:formula="of:=[.Q52]/[.$E$5]" table:style-name="ce141">
            <text:p>%22,98</text:p>
          </table:table-cell>
          <table:table-cell office:value-type="currency" office:value="9150.4429113248916" table:formula="of:=[.M51]*[.E52]" table:style-name="ce103">
            <text:p>₺9.150,44</text:p>
          </table:table-cell>
          <table:table-cell office:value-type="currency" office:value="469.25348263204575" table:formula="of:=[.N52]/[.S52]" table:style-name="ce107">
            <text:p>$469</text:p>
          </table:table-cell>
          <table:table-cell office:value-type="currency" office:value="63427.983478043592" table:formula="of:=[.P51]+[.N52]" table:style-name="ce103">
            <text:p>₺63.427,98</text:p>
          </table:table-cell>
          <table:table-cell office:value-type="currency" office:value="103411.73623503708" table:formula="of:=[.Q51]+[.O52]" table:style-name="ce142">
            <text:p>$103.411,74</text:p>
          </table:table-cell>
          <table:table-cell table:style-name="ce144"/>
          <table:table-cell office:value-type="float" office:value="19.5" table:style-name="ce101">
            <text:p>19,5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22</text:p>
          </table:table-cell>
          <table:table-cell office:value-type="date" office:date-value="2022-10-30T00:00:00" table:style-name="ce102">
            <text:p>Eki.22</text:p>
          </table:table-cell>
          <table:table-cell office:value-type="string" table:style-name="ce102">
            <text:p>metin</text:p>
          </table:table-cell>
          <table:table-cell office:value-type="float" office:value="1000" table:style-name="ce101">
            <text:p>1000</text:p>
          </table:table-cell>
          <table:table-cell office:value-type="currency" office:value="1000" table:style-name="ce140">
            <text:p>₺1.000,00</text:p>
          </table:table-cell>
          <table:table-cell table:style-name="ce144"/>
          <table:table-cell office:value-type="percentage" office:value="0.77016853763285453" table:formula="of:=[.K53]/[.$E$5]" table:style-name="ce141">
            <text:p>%77,02</text:p>
          </table:table-cell>
          <table:table-cell office:value-type="currency" office:value="770.19614169991758" table:formula="of:=[.G52]*[.E53]" table:style-name="ce103">
            <text:p>₺770,2</text:p>
          </table:table-cell>
          <table:table-cell office:value-type="currency" office:value="41.632223875671222" table:formula="of:=[.H53]/[.S53]" table:style-name="ce107">
            <text:p>$42</text:p>
          </table:table-cell>
          <table:table-cell office:value-type="currency" office:value="220538.30866365635" table:formula="of:=[.J52]+[.H53]" table:style-name="ce103">
            <text:p>₺220.538,31</text:p>
          </table:table-cell>
          <table:table-cell office:value-type="currency" office:value="346575.84193478455" table:formula="of:=[.K52]-[.O53]" table:style-name="ce142">
            <text:p>$346.575,84</text:p>
          </table:table-cell>
          <table:table-cell table:style-name="ce101"/>
          <table:table-cell office:value-type="percentage" office:value="0.22983146236714547" table:formula="of:=[.Q53]/[.$E$5]" table:style-name="ce141">
            <text:p>%22,98</text:p>
          </table:table-cell>
          <table:table-cell office:value-type="currency" office:value="229.8038583000824" table:formula="of:=[.M52]*[.E53]" table:style-name="ce103">
            <text:p>₺229,8</text:p>
          </table:table-cell>
          <table:table-cell office:value-type="currency" office:value="12.421830178382832" table:formula="of:=[.N53]/[.S53]" table:style-name="ce107">
            <text:p>$12</text:p>
          </table:table-cell>
          <table:table-cell office:value-type="currency" office:value="63657.787336343674" table:formula="of:=[.P52]+[.N53]" table:style-name="ce103">
            <text:p>₺63.657,79</text:p>
          </table:table-cell>
          <table:table-cell office:value-type="currency" office:value="103424.15806521547" table:formula="of:=[.Q52]+[.O53]" table:style-name="ce142">
            <text:p>$103.424,16</text:p>
          </table:table-cell>
          <table:table-cell table:style-name="ce144"/>
          <table:table-cell office:value-type="float" office:value="18.5" table:style-name="ce101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C301-22</text:p>
          </table:table-cell>
          <table:table-cell office:value-type="date" office:date-value="2022-11-30T00:00:00" table:style-name="ce102">
            <text:p>Kas.22</text:p>
          </table:table-cell>
          <table:table-cell office:value-type="string" table:style-name="ce102">
            <text:p>hurdc</text:p>
          </table:table-cell>
          <table:table-cell office:value-type="float" office:value="82000" table:style-name="ce101">
            <text:p>82000</text:p>
          </table:table-cell>
          <table:table-cell office:value-type="currency" office:value="82000" table:style-name="ce140">
            <text:p>₺82.000,00</text:p>
          </table:table-cell>
          <table:table-cell table:style-name="ce144"/>
          <table:table-cell office:value-type="percentage" office:value="0.76791690323451456" table:formula="of:=[.K54]/[.$E$5]" table:style-name="ce141">
            <text:p>%76,79</text:p>
          </table:table-cell>
          <table:table-cell office:value-type="currency" office:value="63153.820085894069" table:formula="of:=[.G53]*[.E54]" table:style-name="ce103">
            <text:p>₺63.153,82</text:p>
          </table:table-cell>
          <table:table-cell office:value-type="currency" office:value="3395.366671284627" table:formula="of:=[.H54]/[.S54]" table:style-name="ce107">
            <text:p>$3.395</text:p>
          </table:table-cell>
          <table:table-cell office:value-type="currency" office:value="283692.12874955044" table:formula="of:=[.J53]+[.H54]" table:style-name="ce103">
            <text:p>₺283.692,13</text:p>
          </table:table-cell>
          <table:table-cell office:value-type="currency" office:value="345562.60645553155" table:formula="of:=[.K53]-[.O54]" table:style-name="ce142">
            <text:p>$345.562,61</text:p>
          </table:table-cell>
          <table:table-cell table:style-name="ce101"/>
          <table:table-cell office:value-type="percentage" office:value="0.2320830967654855" table:formula="of:=[.Q54]/[.$E$5]" table:style-name="ce141">
            <text:p>%23,21</text:p>
          </table:table-cell>
          <table:table-cell office:value-type="currency" office:value="18846.179914105927" table:formula="of:=[.M53]*[.E54]" table:style-name="ce103">
            <text:p>₺18.846,18</text:p>
          </table:table-cell>
          <table:table-cell office:value-type="currency" office:value="1013.2354792530068" table:formula="of:=[.N54]/[.S54]" table:style-name="ce107">
            <text:p>$1.013</text:p>
          </table:table-cell>
          <table:table-cell office:value-type="currency" office:value="82503.967250449597" table:formula="of:=[.P53]+[.N54]" table:style-name="ce103">
            <text:p>₺82.503,97</text:p>
          </table:table-cell>
          <table:table-cell office:value-type="currency" office:value="104437.39354446848" table:formula="of:=[.Q53]+[.O54]" table:style-name="ce142">
            <text:p>$104.437,39</text:p>
          </table:table-cell>
          <table:table-cell table:style-name="ce144"/>
          <table:table-cell office:value-type="float" office:value="18.600000000000001" table:style-name="ce101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B202-22</text:p>
          </table:table-cell>
          <table:table-cell office:value-type="date" office:date-value="2022-11-30T00:00:00" table:style-name="ce102">
            <text:p>Kas.22</text:p>
          </table:table-cell>
          <table:table-cell office:value-type="string" table:style-name="ce102">
            <text:p>salih</text:p>
          </table:table-cell>
          <table:table-cell office:value-type="float" office:value="84000" table:style-name="ce101">
            <text:p>84000</text:p>
          </table:table-cell>
          <table:table-cell office:value-type="currency" office:value="84000" table:style-name="ce140">
            <text:p>₺84.000,00</text:p>
          </table:table-cell>
          <table:table-cell table:style-name="ce144"/>
          <table:table-cell office:value-type="percentage" office:value="0.76558775387629463" table:formula="of:=[.K55]/[.$E$5]" table:style-name="ce141">
            <text:p>%76,56</text:p>
          </table:table-cell>
          <table:table-cell office:value-type="currency" office:value="64505.019871699224" table:formula="of:=[.G54]*[.E55]" table:style-name="ce103">
            <text:p>₺64.505,02</text:p>
          </table:table-cell>
          <table:table-cell office:value-type="currency" office:value="3468.0118210590977" table:formula="of:=[.H55]/[.S55]" table:style-name="ce107">
            <text:p>$3.468</text:p>
          </table:table-cell>
          <table:table-cell office:value-type="currency" office:value="348197.14862124965" table:formula="of:=[.J54]+[.H55]" table:style-name="ce103">
            <text:p>₺348.197,15</text:p>
          </table:table-cell>
          <table:table-cell office:value-type="currency" office:value="344514.4892443326" table:formula="of:=[.K54]-[.O55]" table:style-name="ce142">
            <text:p>$344.514,49</text:p>
          </table:table-cell>
          <table:table-cell table:style-name="ce101"/>
          <table:table-cell office:value-type="percentage" office:value="0.23441224612370545" table:formula="of:=[.Q55]/[.$E$5]" table:style-name="ce141">
            <text:p>%23,44</text:p>
          </table:table-cell>
          <table:table-cell office:value-type="currency" office:value="19494.98012830078" table:formula="of:=[.M54]*[.E55]" table:style-name="ce103">
            <text:p>₺19.494,98</text:p>
          </table:table-cell>
          <table:table-cell office:value-type="currency" office:value="1048.1172111989665" table:formula="of:=[.N55]/[.S55]" table:style-name="ce107">
            <text:p>$1.048</text:p>
          </table:table-cell>
          <table:table-cell office:value-type="currency" office:value="101998.94737875038" table:formula="of:=[.P54]+[.N55]" table:style-name="ce103">
            <text:p>₺101.998,95</text:p>
          </table:table-cell>
          <table:table-cell office:value-type="currency" office:value="105485.51075566745" table:formula="of:=[.Q54]+[.O55]" table:style-name="ce142">
            <text:p>$105.485,51</text:p>
          </table:table-cell>
          <table:table-cell table:style-name="ce144"/>
          <table:table-cell office:value-type="float" office:value="18.600000000000001" table:style-name="ce101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22</text:p>
          </table:table-cell>
          <table:table-cell office:value-type="date" office:date-value="2022-11-30T00:00:00" table:style-name="ce102">
            <text:p>Kas.22</text:p>
          </table:table-cell>
          <table:table-cell office:value-type="string" table:style-name="ce102">
            <text:p>metin</text:p>
          </table:table-cell>
          <table:table-cell office:value-type="float" office:value="1000" table:style-name="ce101">
            <text:p>1000</text:p>
          </table:table-cell>
          <table:table-cell office:value-type="currency" office:value="1000" table:style-name="ce140">
            <text:p>₺1.000,00</text:p>
          </table:table-cell>
          <table:table-cell table:style-name="ce144"/>
          <table:table-cell office:value-type="percentage" office:value="0.76556117652412647" table:formula="of:=[.K56]/[.$E$5]" table:style-name="ce141">
            <text:p>%76,56</text:p>
          </table:table-cell>
          <table:table-cell office:value-type="currency" office:value="765.58775387629464" table:formula="of:=[.G55]*[.E56]" table:style-name="ce103">
            <text:p>₺765,59</text:p>
          </table:table-cell>
          <table:table-cell office:value-type="currency" office:value="39.060599687566054" table:formula="of:=[.H56]/[.S56]" table:style-name="ce107">
            <text:p>$39</text:p>
          </table:table-cell>
          <table:table-cell office:value-type="currency" office:value="348962.73637512594" table:formula="of:=[.J55]+[.H56]" table:style-name="ce103">
            <text:p>₺348.962,74</text:p>
          </table:table-cell>
          <table:table-cell office:value-type="currency" office:value="344502.52943585691" table:formula="of:=[.K55]-[.O56]" table:style-name="ce142">
            <text:p>$344.502,53</text:p>
          </table:table-cell>
          <table:table-cell table:style-name="ce138"/>
          <table:table-cell office:value-type="percentage" office:value="0.23441224612370545" table:formula="of:=[.Q55]/[.$E$5]" table:style-name="ce141">
            <text:p>%23,44</text:p>
          </table:table-cell>
          <table:table-cell office:value-type="currency" office:value="234.41224612370544" table:formula="of:=[.M55]*[.E56]" table:style-name="ce103">
            <text:p>₺234,41</text:p>
          </table:table-cell>
          <table:table-cell office:value-type="currency" office:value="11.959808475699257" table:formula="of:=[.N56]/[.S56]" table:style-name="ce107">
            <text:p>$12</text:p>
          </table:table-cell>
          <table:table-cell office:value-type="currency" office:value="102233.35962487408" table:formula="of:=[.P55]+[.N56]" table:style-name="ce103">
            <text:p>₺102.233,36</text:p>
          </table:table-cell>
          <table:table-cell office:value-type="currency" office:value="105497.47056414315" table:formula="of:=[.Q55]+[.O56]" table:style-name="ce142">
            <text:p>$105.497,47</text:p>
          </table:table-cell>
          <table:table-cell table:style-name="ce144"/>
          <table:table-cell office:value-type="float" office:value="19.600000000000001" table:style-name="ce101">
            <text:p>19,6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22</text:p>
          </table:table-cell>
          <table:table-cell office:value-type="date" office:date-value="2022-12-30T00:00:00" table:style-name="ce102">
            <text:p>Ara.22</text:p>
          </table:table-cell>
          <table:table-cell office:value-type="string" table:style-name="ce102">
            <text:p>metin</text:p>
          </table:table-cell>
          <table:table-cell office:value-type="float" office:value="1000" table:style-name="ce101">
            <text:p>1000</text:p>
          </table:table-cell>
          <table:table-cell office:value-type="currency" office:value="1000" table:style-name="ce140">
            <text:p>₺1.000,00</text:p>
          </table:table-cell>
          <table:table-cell table:style-name="ce144"/>
          <table:table-cell office:value-type="percentage" office:value="0.7655331702820567" table:formula="of:=[.K57]/[.$E$5]" table:style-name="ce141">
            <text:p>%76,55</text:p>
          </table:table-cell>
          <table:table-cell office:value-type="currency" office:value="765.56117652412649" table:formula="of:=[.G56]*[.E57]" table:style-name="ce103">
            <text:p>₺765,56</text:p>
          </table:table-cell>
          <table:table-cell office:value-type="currency" office:value="41.15920303893153" table:formula="of:=[.H57]/[.S57]" table:style-name="ce107">
            <text:p>$41</text:p>
          </table:table-cell>
          <table:table-cell office:value-type="currency" office:value="349728.29755165009" table:formula="of:=[.J56]+[.H57]" table:style-name="ce103">
            <text:p>₺349.728,3</text:p>
          </table:table-cell>
          <table:table-cell office:value-type="currency" office:value="344489.92662692553" table:formula="of:=[.K56]-[.O57]" table:style-name="ce142">
            <text:p>$344.489,93</text:p>
          </table:table-cell>
          <table:table-cell table:style-name="ce138"/>
          <table:table-cell office:value-type="percentage" office:value="0.23446682971794339" table:formula="of:=[.Q57]/[.$E$5]" table:style-name="ce141">
            <text:p>%23,45</text:p>
          </table:table-cell>
          <table:table-cell office:value-type="currency" office:value="234.41224612370544" table:formula="of:=[.M56]*[.E57]" table:style-name="ce103">
            <text:p>₺234,41</text:p>
          </table:table-cell>
          <table:table-cell office:value-type="currency" office:value="12.602808931382013" table:formula="of:=[.N57]/[.S57]" table:style-name="ce107">
            <text:p>$13</text:p>
          </table:table-cell>
          <table:table-cell office:value-type="currency" office:value="102467.77187099778" table:formula="of:=[.P56]+[.N57]" table:style-name="ce103">
            <text:p>₺102.467,77</text:p>
          </table:table-cell>
          <table:table-cell office:value-type="currency" office:value="105510.07337307453" table:formula="of:=[.Q56]+[.O57]" table:style-name="ce142">
            <text:p>$105.510,07</text:p>
          </table:table-cell>
          <table:table-cell table:style-name="ce144"/>
          <table:table-cell office:value-type="float" office:value="18.600000000000001" table:style-name="ce101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22</text:p>
          </table:table-cell>
          <table:table-cell office:value-type="date" office:date-value="2023-01-30T00:00:00" table:style-name="ce102">
            <text:p>Oca.23</text:p>
          </table:table-cell>
          <table:table-cell office:value-type="string" table:style-name="ce102">
            <text:p>metin</text:p>
          </table:table-cell>
          <table:table-cell office:value-type="float" office:value="1000" table:style-name="ce101">
            <text:p>1000</text:p>
          </table:table-cell>
          <table:table-cell office:value-type="currency" office:value="1000" table:style-name="ce140">
            <text:p>₺1.000,00</text:p>
          </table:table-cell>
          <table:table-cell table:style-name="ce138"/>
          <table:table-cell office:value-type="percentage" office:value="0.76550515751864956" table:formula="of:=[.K58]/[.$E$5]" table:style-name="ce141">
            <text:p>%76,55</text:p>
          </table:table-cell>
          <table:table-cell office:value-type="currency" office:value="765.53317028205674" table:formula="of:=[.G57]*[.E58]" table:style-name="ce103">
            <text:p>₺765,53</text:p>
          </table:table-cell>
          <table:table-cell office:value-type="currency" office:value="41.157697326992292" table:formula="of:=[.H58]/[.S58]" table:style-name="ce107">
            <text:p>$41</text:p>
          </table:table-cell>
          <table:table-cell office:value-type="currency" office:value="350493.83072193217" table:formula="of:=[.J57]+[.H58]" table:style-name="ce103">
            <text:p>₺350.493,83</text:p>
          </table:table-cell>
          <table:table-cell office:value-type="currency" office:value="344477.3208833923" table:formula="of:=[.K57]-[.O58]" table:style-name="ce142">
            <text:p>$344.477,32</text:p>
          </table:table-cell>
          <table:table-cell table:style-name="ce101"/>
          <table:table-cell office:value-type="percentage" office:value="0.23449484248135055" table:formula="of:=[.Q58]/[.$E$5]" table:style-name="ce141">
            <text:p>%23,45</text:p>
          </table:table-cell>
          <table:table-cell office:value-type="currency" office:value="234.4668297179434" table:formula="of:=[.M57]*[.E58]" table:style-name="ce103">
            <text:p>₺234,47</text:p>
          </table:table-cell>
          <table:table-cell office:value-type="currency" office:value="12.605743533222762" table:formula="of:=[.N58]/[.S58]" table:style-name="ce107">
            <text:p>$13</text:p>
          </table:table-cell>
          <table:table-cell office:value-type="currency" office:value="102702.23870071572" table:formula="of:=[.P57]+[.N58]" table:style-name="ce103">
            <text:p>₺102.702,24</text:p>
          </table:table-cell>
          <table:table-cell office:value-type="currency" office:value="105522.67911660775" table:formula="of:=[.Q57]+[.O58]" table:style-name="ce142">
            <text:p>$105.522,68</text:p>
          </table:table-cell>
          <table:table-cell table:style-name="ce144"/>
          <table:table-cell office:value-type="float" office:value="18.600000000000001" table:style-name="ce101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22</text:p>
          </table:table-cell>
          <table:table-cell office:value-type="date" office:date-value="2023-02-28T00:00:00" table:style-name="ce102">
            <text:p>Şub.23</text:p>
          </table:table-cell>
          <table:table-cell office:value-type="string" table:style-name="ce102">
            <text:p>metin</text:p>
          </table:table-cell>
          <table:table-cell office:value-type="float" office:value="1000" table:style-name="ce101">
            <text:p>1000</text:p>
          </table:table-cell>
          <table:table-cell office:value-type="currency" office:value="1000" table:style-name="ce140">
            <text:p>₺1.000,00</text:p>
          </table:table-cell>
          <table:table-cell table:style-name="ce138"/>
          <table:table-cell office:value-type="percentage" office:value="0.76547714140843681" table:formula="of:=[.K59]/[.$E$5]" table:style-name="ce141">
            <text:p>%76,55</text:p>
          </table:table-cell>
          <table:table-cell office:value-type="currency" office:value="765.50515751864953" table:formula="of:=[.G58]*[.E59]" table:style-name="ce103">
            <text:p>₺765,51</text:p>
          </table:table-cell>
          <table:table-cell office:value-type="currency" office:value="41.156191264443521" table:formula="of:=[.H59]/[.S59]" table:style-name="ce107">
            <text:p>$41</text:p>
          </table:table-cell>
          <table:table-cell office:value-type="currency" office:value="351259.33587945084" table:formula="of:=[.J58]+[.H59]" table:style-name="ce103">
            <text:p>₺351.259,34</text:p>
          </table:table-cell>
          <table:table-cell office:value-type="currency" office:value="344464.71363379655" table:formula="of:=[.K58]-[.O59]" table:style-name="ce142">
            <text:p>$344.464,71</text:p>
          </table:table-cell>
          <table:table-cell table:style-name="ce101"/>
          <table:table-cell office:value-type="percentage" office:value="0.23452285859156338" table:formula="of:=[.Q59]/[.$E$5]" table:style-name="ce141">
            <text:p>%23,45</text:p>
          </table:table-cell>
          <table:table-cell office:value-type="currency" office:value="234.49484248135056" table:formula="of:=[.M58]*[.E59]" table:style-name="ce103">
            <text:p>₺234,49</text:p>
          </table:table-cell>
          <table:table-cell office:value-type="currency" office:value="12.607249595771535" table:formula="of:=[.N59]/[.S59]" table:style-name="ce107">
            <text:p>$13</text:p>
          </table:table-cell>
          <table:table-cell office:value-type="currency" office:value="102936.73354319707" table:formula="of:=[.P58]+[.N59]" table:style-name="ce103">
            <text:p>₺102.936,73</text:p>
          </table:table-cell>
          <table:table-cell office:value-type="currency" office:value="105535.28636620352" table:formula="of:=[.Q58]+[.O59]" table:style-name="ce142">
            <text:p>$105.535,29</text:p>
          </table:table-cell>
          <table:table-cell table:style-name="ce144"/>
          <table:table-cell office:value-type="float" office:value="18.600000000000001" table:style-name="ce101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22</text:p>
          </table:table-cell>
          <table:table-cell office:value-type="date" office:date-value="2023-03-30T00:00:00" table:style-name="ce102">
            <text:p>Mar.23</text:p>
          </table:table-cell>
          <table:table-cell office:value-type="string" table:style-name="ce102">
            <text:p>metin</text:p>
          </table:table-cell>
          <table:table-cell office:value-type="float" office:value="1000" table:style-name="ce101">
            <text:p>1000</text:p>
          </table:table-cell>
          <table:table-cell office:value-type="currency" office:value="1000" table:style-name="ce140">
            <text:p>₺1.000,00</text:p>
          </table:table-cell>
          <table:table-cell table:style-name="ce138"/>
          <table:table-cell office:value-type="percentage" office:value="0.76544912195101844" table:formula="of:=[.K60]/[.$E$5]" table:style-name="ce141">
            <text:p>%76,54</text:p>
          </table:table-cell>
          <table:table-cell office:value-type="currency" office:value="765.47714140843686" table:formula="of:=[.G59]*[.E60]" table:style-name="ce103">
            <text:p>₺765,48</text:p>
          </table:table-cell>
          <table:table-cell office:value-type="currency" office:value="41.154685021958969" table:formula="of:=[.H60]/[.S60]" table:style-name="ce107">
            <text:p>$41</text:p>
          </table:table-cell>
          <table:table-cell office:value-type="currency" office:value="352024.81302085926" table:formula="of:=[.J59]+[.H60]" table:style-name="ce103">
            <text:p>₺352.024,81</text:p>
          </table:table-cell>
          <table:table-cell office:value-type="currency" office:value="344452.10487795831" table:formula="of:=[.K59]-[.O60]" table:style-name="ce142">
            <text:p>$344.452,10</text:p>
          </table:table-cell>
          <table:table-cell table:style-name="ce101"/>
          <table:table-cell office:value-type="percentage" office:value="0.23455087804898173" table:formula="of:=[.Q60]/[.$E$5]" table:style-name="ce141">
            <text:p>%23,46</text:p>
          </table:table-cell>
          <table:table-cell office:value-type="currency" office:value="234.52285859156339" table:formula="of:=[.M59]*[.E60]" table:style-name="ce103">
            <text:p>₺234,52</text:p>
          </table:table-cell>
          <table:table-cell office:value-type="currency" office:value="12.608755838256096" table:formula="of:=[.N60]/[.S60]" table:style-name="ce107">
            <text:p>$13</text:p>
          </table:table-cell>
          <table:table-cell office:value-type="currency" office:value="103171.25640178863" table:formula="of:=[.P59]+[.N60]" table:style-name="ce103">
            <text:p>₺103.171,26</text:p>
          </table:table-cell>
          <table:table-cell office:value-type="currency" office:value="105547.89512204178" table:formula="of:=[.Q59]+[.O60]" table:style-name="ce142">
            <text:p>$105.547,90</text:p>
          </table:table-cell>
          <table:table-cell table:style-name="ce144"/>
          <table:table-cell office:value-type="float" office:value="18.600000000000001" table:style-name="ce101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22</text:p>
          </table:table-cell>
          <table:table-cell office:value-type="date" office:date-value="2023-04-30T00:00:00" table:style-name="ce102">
            <text:p>Nis.23</text:p>
          </table:table-cell>
          <table:table-cell office:value-type="string" table:style-name="ce102">
            <text:p>metin</text:p>
          </table:table-cell>
          <table:table-cell office:value-type="float" office:value="1000" table:style-name="ce101">
            <text:p>1000</text:p>
          </table:table-cell>
          <table:table-cell office:value-type="currency" office:value="1000" table:style-name="ce140">
            <text:p>₺1.000,00</text:p>
          </table:table-cell>
          <table:table-cell table:style-name="ce138"/>
          <table:table-cell office:value-type="percentage" office:value="0.76542109914599465" table:formula="of:=[.K61]/[.$E$5]" table:style-name="ce141">
            <text:p>%76,54</text:p>
          </table:table-cell>
          <table:table-cell office:value-type="currency" office:value="765.44912195101847" table:formula="of:=[.G60]*[.E61]" table:style-name="ce103">
            <text:p>₺765,45</text:p>
          </table:table-cell>
          <table:table-cell office:value-type="currency" office:value="41.153178599517119" table:formula="of:=[.H61]/[.S61]" table:style-name="ce107">
            <text:p>$41</text:p>
          </table:table-cell>
          <table:table-cell office:value-type="currency" office:value="352790.26214281027" table:formula="of:=[.J60]+[.H61]" table:style-name="ce103">
            <text:p>₺352.790,26</text:p>
          </table:table-cell>
          <table:table-cell office:value-type="currency" office:value="344439.49461569759" table:formula="of:=[.K60]-[.O61]" table:style-name="ce142">
            <text:p>$344.439,49</text:p>
          </table:table-cell>
          <table:table-cell table:style-name="ce101"/>
          <table:table-cell office:value-type="percentage" office:value="0.23457890085400551" table:formula="of:=[.Q61]/[.$E$5]" table:style-name="ce141">
            <text:p>%23,46</text:p>
          </table:table-cell>
          <table:table-cell office:value-type="currency" office:value="234.55087804898173" table:formula="of:=[.M60]*[.E61]" table:style-name="ce103">
            <text:p>₺234,55</text:p>
          </table:table-cell>
          <table:table-cell office:value-type="currency" office:value="12.610262260697942" table:formula="of:=[.N61]/[.S61]" table:style-name="ce107">
            <text:p>$13</text:p>
          </table:table-cell>
          <table:table-cell office:value-type="currency" office:value="103405.80727983761" table:formula="of:=[.P60]+[.N61]" table:style-name="ce103">
            <text:p>₺103.405,81</text:p>
          </table:table-cell>
          <table:table-cell office:value-type="currency" office:value="105560.50538430248" table:formula="of:=[.Q60]+[.O61]" table:style-name="ce142">
            <text:p>$105.560,51</text:p>
          </table:table-cell>
          <table:table-cell table:style-name="ce144"/>
          <table:table-cell office:value-type="float" office:value="18.600000000000001" table:style-name="ce101">
            <text:p>18,6</text:p>
          </table:table-cell>
          <table:table-cell table:number-columns-repeated="16365"/>
        </table:table-row>
        <table:table-row table:style-name="ro5">
          <table:table-cell table:style-name="ce146"/>
          <table:table-cell office:value-type="string" table:style-name="ce147">
            <text:p>Yıllık Toplam 2022</text:p>
          </table:table-cell>
          <table:table-cell table:style-name="ce147"/>
          <table:table-cell office:value-type="float" office:value="335000" table:formula="of:=SUM([.D46:.D61])" table:style-name="ce148">
            <text:p>335000</text:p>
          </table:table-cell>
          <table:table-cell office:value-type="currency" office:value="326405.94" table:formula="of:=SUM([.E46:.E61])" table:style-name="ce149">
            <text:p>₺326.405,94</text:p>
          </table:table-cell>
          <table:table-cell table:style-name="ce150"/>
          <table:table-cell table:style-name="ce151"/>
          <table:table-cell office:value-type="currency" office:value="248505.49406070751" table:formula="of:=SUM([.H46:.H57])" table:style-name="ce166">
            <text:p>₺248.505,49</text:p>
          </table:table-cell>
          <table:table-cell office:value-type="currency" office:value="13614.512867031699" table:formula="of:=SUM([.I46:.I61])" table:style-name="ce152">
            <text:p>$13.615</text:p>
          </table:table-cell>
          <table:table-cell table:style-name="ce165"/>
          <table:table-cell table:style-name="ce161"/>
          <table:table-cell table:style-name="ce155"/>
          <table:table-cell table:style-name="ce167"/>
          <table:table-cell office:value-type="currency" office:value="73900.419361940309" table:formula="of:=SUM([.N46:.N57])" table:style-name="ce166">
            <text:p>₺73.900,42</text:p>
          </table:table-cell>
          <table:table-cell office:value-type="currency" office:value="4043.3341003562055" table:formula="of:=SUM([.O46:.O61])" table:style-name="ce152">
            <text:p>$4.043</text:p>
          </table:table-cell>
          <table:table-cell table:style-name="ce162"/>
          <table:table-cell table:style-name="ce161"/>
          <table:table-cell table:style-name="ce150"/>
          <table:table-cell table:style-name="ce157"/>
          <table:table-cell table:number-columns-repeated="16365"/>
        </table:table-row>
        <table:table-row table:style-name="ro5">
          <table:table-cell table:style-name="ce101"/>
          <table:table-cell table:style-name="ce168"/>
          <table:table-cell office:value-type="string" table:style-name="ce163">
            <text:p>Toplam – Net 2018-22</text:p>
          </table:table-cell>
          <table:table-cell office:value-type="float" office:value="611029" table:formula="of:=[.D62]+[.D42]" table:style-name="ce109">
            <text:p>611029</text:p>
          </table:table-cell>
          <table:table-cell office:value-type="float" office:value="456196.09600000002" table:formula="of:=[.E62]+[.E42]" table:style-name="ce109">
            <text:p>456196,096</text:p>
          </table:table-cell>
          <table:table-cell table:style-name="ce144"/>
          <table:table-cell table:style-name="ce143"/>
          <table:table-cell table:number-columns-repeated="2" table:style-name="ce140"/>
          <table:table-cell table:style-name="ce103"/>
          <table:table-cell table:style-name="ce105"/>
          <table:table-cell table:style-name="ce138"/>
          <table:table-cell table:style-name="ce143"/>
          <table:table-cell table:style-name="ce140"/>
          <table:table-cell table:style-name="ce169"/>
          <table:table-cell table:style-name="ce170"/>
          <table:table-cell table:style-name="ce105"/>
          <table:table-cell table:style-name="ce144"/>
          <table:table-cell table:number-columns-repeated="1006" table:style-name="ce101"/>
          <table:table-cell table:number-columns-repeated="15360"/>
        </table:table-row>
        <table:table-row table:style-name="ro5">
          <table:table-cell table:style-name="ce101"/>
          <table:table-cell table:number-columns-repeated="2" table:style-name="ce168"/>
          <table:table-cell table:style-name="ce171"/>
          <table:table-cell table:style-name="ce140"/>
          <table:table-cell table:style-name="ce144"/>
          <table:table-cell table:style-name="ce143"/>
          <table:table-cell table:number-columns-repeated="2" table:style-name="ce140"/>
          <table:table-cell table:style-name="ce103"/>
          <table:table-cell table:style-name="ce105"/>
          <table:table-cell table:style-name="ce138"/>
          <table:table-cell table:style-name="ce143"/>
          <table:table-cell table:style-name="ce140"/>
          <table:table-cell table:style-name="ce169"/>
          <table:table-cell table:style-name="ce170"/>
          <table:table-cell table:style-name="ce105"/>
          <table:table-cell table:style-name="ce144"/>
          <table:table-cell table:number-columns-repeated="1006" table:style-name="ce101"/>
          <table:table-cell table:number-columns-repeated="15360"/>
        </table:table-row>
        <table:table-row table:style-name="ro5">
          <table:table-cell office:value-type="string" table:style-name="ce101">
            <text:p>SnyG701-18</text:p>
          </table:table-cell>
          <table:table-cell office:value-type="date" office:date-value="2022-07-22T00:00:00" table:style-name="ce102">
            <text:p>Tem.22</text:p>
          </table:table-cell>
          <table:table-cell office:value-type="string" table:style-name="ce102">
            <text:p>cymz</text:p>
          </table:table-cell>
          <table:table-cell table:style-name="ce171"/>
          <table:table-cell office:value-type="currency" office:value="11769" table:style-name="ce140">
            <text:p>₺11.769,00</text:p>
          </table:table-cell>
          <table:table-cell table:style-name="ce144"/>
          <table:table-cell office:value-type="percentage" office:value="0.76507448783599463" table:formula="of:=[.K65]/[.$E$5]" table:style-name="ce141">
            <text:p>%76,51</text:p>
          </table:table-cell>
          <table:table-cell office:value-type="currency" office:value="9008.2409158492119" table:formula="of:=[.G61]*[.E65]" table:style-name="ce103">
            <text:p>₺9.008,24</text:p>
          </table:table-cell>
          <table:table-cell office:value-type="currency" office:value="508.94016473724361" table:formula="of:=[.H65]/[.S65]" table:style-name="ce107">
            <text:p>$509</text:p>
          </table:table-cell>
          <table:table-cell office:value-type="currency" office:value="361798.50305865949" table:formula="of:=[.J61]+[.H65]" table:style-name="ce103">
            <text:p>₺361.798,5</text:p>
          </table:table-cell>
          <table:table-cell office:value-type="currency" office:value="344283.51952619758" table:formula="of:=[.K61]-[.O65]" table:style-name="ce142">
            <text:p>$344.283,52</text:p>
          </table:table-cell>
          <table:table-cell table:style-name="ce138"/>
          <table:table-cell office:value-type="percentage" office:value="0.23492551216400562" table:formula="of:=[.Q65]/[.$E$5]" table:style-name="ce141">
            <text:p>%23,49</text:p>
          </table:table-cell>
          <table:table-cell office:value-type="currency" office:value="2760.7590841507908" table:formula="of:=[.M61]*[.E65]" table:style-name="ce103">
            <text:p>₺2.760,76</text:p>
          </table:table-cell>
          <table:table-cell office:value-type="currency" office:value="155.97508950004467" table:formula="of:=[.N65]/[.S65]" table:style-name="ce107">
            <text:p>$156</text:p>
          </table:table-cell>
          <table:table-cell office:value-type="currency" office:value="106166.5663639884" table:formula="of:=[.P61]+[.N65]" table:style-name="ce103">
            <text:p>₺106.166,57</text:p>
          </table:table-cell>
          <table:table-cell office:value-type="currency" office:value="105716.48047380253" table:formula="of:=[.Q61]+[.O65]" table:style-name="ce142">
            <text:p>$105.716,48</text:p>
          </table:table-cell>
          <table:table-cell table:style-name="ce144"/>
          <table:table-cell office:value-type="float" office:value="17.7" table:style-name="ce101">
            <text:p>17,7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18</text:p>
          </table:table-cell>
          <table:table-cell office:value-type="date" office:date-value="2022-07-22T00:00:00" table:style-name="ce102">
            <text:p>Tem.22</text:p>
          </table:table-cell>
          <table:table-cell office:value-type="string" table:style-name="ce102">
            <text:p>cymz</text:p>
          </table:table-cell>
          <table:table-cell office:value-type="float" office:value="3892.36" table:style-name="ce171">
            <text:p>3892,36</text:p>
          </table:table-cell>
          <table:table-cell office:value-type="currency" office:value="3892.36" table:style-name="ce140">
            <text:p>₺3.892,36</text:p>
          </table:table-cell>
          <table:table-cell table:style-name="ce144"/>
          <table:table-cell office:value-type="percentage" office:value="0.76495968373473577" table:formula="of:=[.K66]/[.$E$5]" table:style-name="ce141">
            <text:p>%76,50</text:p>
          </table:table-cell>
          <table:table-cell office:value-type="currency" office:value="2977.9453334733121" table:formula="of:=[.G65]*[.E66]" table:style-name="ce103">
            <text:p>₺2.977,95</text:p>
          </table:table-cell>
          <table:table-cell office:value-type="currency" office:value="168.24549906628883" table:formula="of:=[.H66]/[.S66]" table:style-name="ce107">
            <text:p>$168</text:p>
          </table:table-cell>
          <table:table-cell office:value-type="currency" office:value="364776.44839213282" table:formula="of:=[.J65]+[.H66]" table:style-name="ce103">
            <text:p>₺364.776,45</text:p>
          </table:table-cell>
          <table:table-cell office:value-type="currency" office:value="344231.8576806311" table:formula="of:=[.K65]-[.O66]" table:style-name="ce142">
            <text:p>$344.231,86</text:p>
          </table:table-cell>
          <table:table-cell table:style-name="ce138"/>
          <table:table-cell office:value-type="percentage" office:value="0.23504031626526448" table:formula="of:=[.Q66]/[.$E$5]" table:style-name="ce141">
            <text:p>%23,50</text:p>
          </table:table-cell>
          <table:table-cell office:value-type="currency" office:value="914.41466652668896" table:formula="of:=[.M65]*[.E66]" table:style-name="ce103">
            <text:p>₺914,41</text:p>
          </table:table-cell>
          <table:table-cell office:value-type="currency" office:value="51.661845566479606" table:formula="of:=[.N66]/[.S66]" table:style-name="ce107">
            <text:p>$52</text:p>
          </table:table-cell>
          <table:table-cell office:value-type="currency" office:value="107080.98103051509" table:formula="of:=[.P65]+[.N66]" table:style-name="ce103">
            <text:p>₺107.080,98</text:p>
          </table:table-cell>
          <table:table-cell office:value-type="currency" office:value="105768.14231936901" table:formula="of:=[.Q65]+[.O66]" table:style-name="ce142">
            <text:p>$105.768,14</text:p>
          </table:table-cell>
          <table:table-cell table:style-name="ce144"/>
          <table:table-cell office:value-type="float" office:value="17.7" table:style-name="ce101">
            <text:p>17,7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Caymaz-doğuş 2000 yılı hesabı</text:p>
          </table:table-cell>
          <table:table-cell office:value-type="date" office:date-value="2022-07-22T00:00:00" table:style-name="ce102">
            <text:p>Tem.22</text:p>
          </table:table-cell>
          <table:table-cell office:value-type="string" table:style-name="ce102">
            <text:p>cymz</text:p>
          </table:table-cell>
          <table:table-cell office:value-type="float" office:value="11181.35" table:style-name="ce171">
            <text:p>11181,35</text:p>
          </table:table-cell>
          <table:table-cell office:value-type="currency" office:value="11181.35" table:style-name="ce140">
            <text:p>₺11.181,35</text:p>
          </table:table-cell>
          <table:table-cell table:style-name="ce144"/>
          <table:table-cell office:value-type="percentage" office:value="0.76462973168950388" table:formula="of:=[.K67]/[.$E$5]" table:style-name="ce172">
            <text:p>76,4630%</text:p>
          </table:table-cell>
          <table:table-cell office:value-type="currency" office:value="8553.2819597273883" table:formula="of:=[.G66]*[.E67]" table:style-name="ce103">
            <text:p>₺8.553,28</text:p>
          </table:table-cell>
          <table:table-cell office:value-type="currency" office:value="483.23626891115191" table:formula="of:=[.H67]/[.S67]" table:style-name="ce107">
            <text:p>$483</text:p>
          </table:table-cell>
          <table:table-cell office:value-type="currency" office:value="373329.73035186023" table:formula="of:=[.J66]+[.H67]" table:style-name="ce103">
            <text:p>₺373.329,73</text:p>
          </table:table-cell>
          <table:table-cell office:value-type="currency" office:value="344083.37926027674" table:formula="of:=[.K66]-[.O67]" table:style-name="ce142">
            <text:p>$344.083,38</text:p>
          </table:table-cell>
          <table:table-cell table:style-name="ce138"/>
          <table:table-cell office:value-type="percentage" office:value="0.23537026831049643" table:formula="of:=[.Q67]/[.$E$5]" table:style-name="ce172">
            <text:p>23,5370%</text:p>
          </table:table-cell>
          <table:table-cell office:value-type="currency" office:value="2628.0680402726152" table:formula="of:=[.M66]*[.E67]" table:style-name="ce103">
            <text:p>₺2.628,07</text:p>
          </table:table-cell>
          <table:table-cell office:value-type="currency" office:value="148.47842035438504" table:formula="of:=[.N67]/[.S67]" table:style-name="ce107">
            <text:p>$148</text:p>
          </table:table-cell>
          <table:table-cell office:value-type="currency" office:value="109709.0490707877" table:formula="of:=[.P66]+[.N67]" table:style-name="ce103">
            <text:p>₺109.709,05</text:p>
          </table:table-cell>
          <table:table-cell office:value-type="currency" office:value="105916.6207397234" table:formula="of:=[.Q66]+[.O67]" table:style-name="ce142">
            <text:p>$105.916,62</text:p>
          </table:table-cell>
          <table:table-cell table:style-name="ce144"/>
          <table:table-cell office:value-type="float" office:value="17.7" table:style-name="ce101">
            <text:p>17,7</text:p>
          </table:table-cell>
          <table:table-cell table:number-columns-repeated="16365"/>
        </table:table-row>
        <table:table-row table:style-name="ro5">
          <table:table-cell table:style-name="ce146"/>
          <table:table-cell table:number-columns-repeated="2" table:style-name="ce147"/>
          <table:table-cell office:value-type="float" office:value="15073.710000000001" table:formula="of:=SUM([.D65:.D67])" table:style-name="ce148">
            <text:p>15073,71</text:p>
          </table:table-cell>
          <table:table-cell office:value-type="currency" office:value="26842.71" table:formula="of:=SUM([.E65:.E67])" table:style-name="ce149">
            <text:p>₺26.842,71</text:p>
          </table:table-cell>
          <table:table-cell table:style-name="ce150"/>
          <table:table-cell table:style-name="ce151"/>
          <table:table-cell office:value-type="currency" office:value="20539.468209049912" table:formula="of:=SUM([.H65:.H67])" table:style-name="ce149">
            <text:p>₺20.539,47</text:p>
          </table:table-cell>
          <table:table-cell office:value-type="currency" office:value="1160.4219327146843" table:formula="of:=SUM([.I65:.I67])" table:style-name="ce152">
            <text:p>$1.160</text:p>
          </table:table-cell>
          <table:table-cell table:style-name="ce153"/>
          <table:table-cell table:style-name="ce161"/>
          <table:table-cell table:style-name="ce155"/>
          <table:table-cell table:style-name="ce151"/>
          <table:table-cell office:value-type="currency" office:value="6303.2417909500946" table:formula="of:=SUM([.N65:.N67])" table:style-name="ce149">
            <text:p>₺6.303,24</text:p>
          </table:table-cell>
          <table:table-cell office:value-type="currency" office:value="356.11535542090928" table:formula="of:=SUM([.O65:.O67])" table:style-name="ce152">
            <text:p>$356</text:p>
          </table:table-cell>
          <table:table-cell table:style-name="ce162"/>
          <table:table-cell table:style-name="ce154"/>
          <table:table-cell table:style-name="ce150"/>
          <table:table-cell table:style-name="ce157"/>
          <table:table-cell table:number-columns-repeated="16365"/>
        </table:table-row>
        <table:table-row table:style-name="ro5">
          <table:table-cell table:number-columns-repeated="2" table:style-name="ce101"/>
          <table:table-cell office:value-type="string" table:style-name="ce163">
            <text:p>Toplam – Net 2018-22</text:p>
          </table:table-cell>
          <table:table-cell office:value-type="float" office:value="626102.71" table:formula="of:=[.D68]+[.D63]" table:style-name="ce109">
            <text:p>626102,71</text:p>
          </table:table-cell>
          <table:table-cell office:value-type="currency" office:value="483038.80600000004" table:formula="of:=[.E68]+[.E63]" table:style-name="ce164">
            <text:p>₺483.038,81</text:p>
          </table:table-cell>
          <table:table-cell table:style-name="ce144"/>
          <table:table-cell table:style-name="ce143"/>
          <table:table-cell table:number-columns-repeated="2" table:style-name="ce140"/>
          <table:table-cell table:style-name="ce103"/>
          <table:table-cell table:style-name="ce105"/>
          <table:table-cell table:style-name="ce138"/>
          <table:table-cell table:style-name="ce143"/>
          <table:table-cell table:style-name="ce140"/>
          <table:table-cell table:style-name="ce169"/>
          <table:table-cell table:style-name="ce170"/>
          <table:table-cell table:style-name="ce105"/>
          <table:table-cell table:style-name="ce144"/>
          <table:table-cell table:number-columns-repeated="1006" table:style-name="ce101"/>
          <table:table-cell table:number-columns-repeated="15360"/>
        </table:table-row>
        <table:table-row table:style-name="ro5">
          <table:table-cell table:number-columns-repeated="4" table:style-name="ce109"/>
          <table:table-cell table:style-name="ce140"/>
          <table:table-cell table:style-name="ce144"/>
          <table:table-cell table:style-name="ce141"/>
          <table:table-cell table:number-columns-repeated="3" table:style-name="ce103"/>
          <table:table-cell table:style-name="ce142"/>
          <table:table-cell table:style-name="ce138"/>
          <table:table-cell table:style-name="ce141"/>
          <table:table-cell table:style-name="ce103"/>
          <table:table-cell table:style-name="ce107"/>
          <table:table-cell table:style-name="ce103"/>
          <table:table-cell table:style-name="ce142"/>
          <table:table-cell table:style-name="ce144"/>
          <table:table-cell table:number-columns-repeated="1006" table:style-name="ce101"/>
          <table:table-cell table:number-columns-repeated="15360"/>
        </table:table-row>
        <table:table-row table:style-name="ro5">
          <table:table-cell table:style-name="ce101"/>
          <table:table-cell table:number-columns-repeated="2" table:style-name="ce102"/>
          <table:table-cell table:number-columns-repeated="2" table:style-name="ce101"/>
          <table:table-cell table:style-name="ce103"/>
          <table:table-cell office:value-type="string" table:style-name="ce173">
            <text:p>2018-2022</text:p>
          </table:table-cell>
          <table:table-cell table:number-columns-repeated="2" table:style-name="ce174"/>
          <table:table-cell table:style-name="ce175"/>
          <table:table-cell table:style-name="ce176"/>
          <table:table-cell table:style-name="ce101"/>
          <table:table-cell table:style-name="ce143"/>
          <table:table-cell table:style-name="ce103"/>
          <table:table-cell table:style-name="ce107"/>
          <table:table-cell table:style-name="ce103"/>
          <table:table-cell table:style-name="ce142"/>
          <table:table-cell table:style-name="ce103"/>
          <table:table-cell table:number-columns-repeated="1006" table:style-name="ce101"/>
          <table:table-cell table:number-columns-repeated="15360"/>
        </table:table-row>
        <table:table-row table:style-name="ro5">
          <table:table-cell table:style-name="ce101"/>
          <table:table-cell table:number-columns-repeated="2" table:style-name="ce102"/>
          <table:table-cell table:number-columns-repeated="2" table:style-name="ce101"/>
          <table:table-cell table:style-name="ce103"/>
          <table:table-cell office:value-type="string" table:style-name="ce177">
            <text:p>Gelecek</text:p>
          </table:table-cell>
          <table:table-cell office:value-type="currency" office:value="52875.964001546643" table:formula="of:=([.H75]-[.H76])*-1" table:number-columns-spanned="2" table:number-rows-spanned="1" table:style-name="ce207">
            <text:p>$52.875,96</text:p>
          </table:table-cell>
          <table:covered-table-cell/>
          <table:table-cell office:value-type="currency" office:value="626102.71" table:formula="of:=[.D69]" table:number-columns-spanned="2" table:number-rows-spanned="1" table:style-name="ce208">
            <text:p>₺626.102,71</text:p>
          </table:table-cell>
          <table:covered-table-cell/>
          <table:table-cell table:style-name="ce101"/>
          <table:table-cell table:style-name="ce143"/>
          <table:table-cell table:style-name="ce103"/>
          <table:table-cell table:style-name="ce107"/>
          <table:table-cell table:style-name="ce103"/>
          <table:table-cell table:style-name="ce142"/>
          <table:table-cell table:style-name="ce103"/>
          <table:table-cell table:number-columns-repeated="1006" table:style-name="ce101"/>
          <table:table-cell table:number-columns-repeated="15360"/>
        </table:table-row>
        <table:table-row table:style-name="ro5">
          <table:table-cell table:style-name="ce101"/>
          <table:table-cell table:number-columns-repeated="2" table:style-name="ce102"/>
          <table:table-cell table:number-columns-repeated="2" table:style-name="ce101"/>
          <table:table-cell table:style-name="ce103"/>
          <table:table-cell office:value-type="string" table:style-name="ce178">
            <text:p>Gelen</text:p>
          </table:table-cell>
          <table:table-cell table:number-columns-spanned="2" table:number-rows-spanned="1" table:style-name="ce209"/>
          <table:covered-table-cell/>
          <table:table-cell office:value-type="currency" office:value="626102.71" table:number-columns-spanned="2" table:number-rows-spanned="1" table:style-name="ce210">
            <text:p>₺626.102,71</text:p>
          </table:table-cell>
          <table:covered-table-cell/>
          <table:table-cell table:style-name="ce101"/>
          <table:table-cell table:style-name="ce143"/>
          <table:table-cell table:style-name="ce103"/>
          <table:table-cell table:style-name="ce107"/>
          <table:table-cell table:style-name="ce103"/>
          <table:table-cell table:style-name="ce142"/>
          <table:table-cell table:style-name="ce103"/>
          <table:table-cell table:number-columns-repeated="1006" table:style-name="ce101"/>
          <table:table-cell table:number-columns-repeated="15360"/>
        </table:table-row>
        <table:table-row table:style-name="ro5">
          <table:table-cell table:style-name="ce101"/>
          <table:table-cell table:number-columns-repeated="2" table:style-name="ce102"/>
          <table:table-cell table:number-columns-repeated="2" table:style-name="ce101"/>
          <table:table-cell table:style-name="ce103"/>
          <table:table-cell office:value-type="string" table:style-name="ce178">
            <text:p>Kalan</text:p>
          </table:table-cell>
          <table:table-cell table:number-columns-spanned="2" table:number-rows-spanned="1" table:style-name="ce209"/>
          <table:covered-table-cell/>
          <table:table-cell office:value-type="currency" office:value="0" table:number-columns-spanned="2" table:number-rows-spanned="1" table:style-name="ce210">
            <text:p>₺0,00</text:p>
          </table:table-cell>
          <table:covered-table-cell/>
          <table:table-cell table:style-name="ce101"/>
          <table:table-cell table:style-name="ce143"/>
          <table:table-cell table:style-name="ce103"/>
          <table:table-cell table:style-name="ce107"/>
          <table:table-cell table:style-name="ce103"/>
          <table:table-cell table:style-name="ce142"/>
          <table:table-cell table:style-name="ce103"/>
          <table:table-cell table:number-columns-repeated="1006" table:style-name="ce101"/>
          <table:table-cell table:number-columns-repeated="15360"/>
        </table:table-row>
        <table:table-row table:style-name="ro5">
          <table:table-cell table:style-name="ce101"/>
          <table:table-cell table:number-columns-repeated="2" table:style-name="ce102"/>
          <table:table-cell table:number-columns-repeated="2" table:style-name="ce101"/>
          <table:table-cell table:style-name="ce103"/>
          <table:table-cell office:value-type="string" table:style-name="ce178">
            <text:p>Masraf</text:p>
          </table:table-cell>
          <table:table-cell office:value-type="currency" office:value="-19647.463581486631" table:formula="of:=[.O88]+[.I88]" table:number-columns-spanned="2" table:number-rows-spanned="1" table:style-name="ce211">
            <text:p>-$19.647,46</text:p>
          </table:table-cell>
          <table:covered-table-cell/>
          <table:table-cell office:value-type="currency" office:value="-143063.90399999992" table:formula="of:=([.J73]-[.J76])*-1" table:number-columns-spanned="2" table:number-rows-spanned="1" table:style-name="ce210">
            <text:p>-₺143.063,90</text:p>
          </table:table-cell>
          <table:covered-table-cell/>
          <table:table-cell table:style-name="ce101"/>
          <table:table-cell table:style-name="ce143"/>
          <table:table-cell table:style-name="ce103"/>
          <table:table-cell table:style-name="ce107"/>
          <table:table-cell table:style-name="ce103"/>
          <table:table-cell table:style-name="ce142"/>
          <table:table-cell table:style-name="ce103"/>
          <table:table-cell table:number-columns-repeated="1006" table:style-name="ce101"/>
          <table:table-cell table:number-columns-repeated="15360"/>
        </table:table-row>
        <table:table-row table:style-name="ro5">
          <table:table-cell table:style-name="ce101"/>
          <table:table-cell table:number-columns-repeated="2" table:style-name="ce102"/>
          <table:table-cell table:number-columns-repeated="2" table:style-name="ce101"/>
          <table:table-cell table:style-name="ce103"/>
          <table:table-cell office:value-type="string" table:style-name="ce180">
            <text:p>NET GELİR</text:p>
          </table:table-cell>
          <table:table-cell office:value-type="currency" office:value="33228.500420060016" table:formula="of:=[.I86]+[.O86]" table:number-columns-spanned="2" table:number-rows-spanned="1" table:style-name="ce212">
            <text:p>$33.228,50</text:p>
          </table:table-cell>
          <table:covered-table-cell/>
          <table:table-cell office:value-type="currency" office:value="483038.80600000004" table:formula="of:=[.E69]" table:number-columns-spanned="2" table:number-rows-spanned="1" table:style-name="ce213">
            <text:p>₺483.038,81</text:p>
          </table:table-cell>
          <table:covered-table-cell/>
          <table:table-cell table:style-name="ce101"/>
          <table:table-cell table:style-name="ce143"/>
          <table:table-cell table:style-name="ce103"/>
          <table:table-cell table:style-name="ce107"/>
          <table:table-cell table:style-name="ce103"/>
          <table:table-cell table:style-name="ce142"/>
          <table:table-cell table:style-name="ce103"/>
          <table:table-cell table:number-columns-repeated="1006" table:style-name="ce101"/>
          <table:table-cell table:number-columns-repeated="15360"/>
        </table:table-row>
        <table:table-row table:style-name="ro5">
          <table:table-cell table:number-columns-repeated="4" table:style-name="ce109"/>
          <table:table-cell table:style-name="ce140"/>
          <table:table-cell table:style-name="ce103"/>
          <table:table-cell table:style-name="ce141"/>
          <table:table-cell table:number-columns-repeated="3" table:style-name="ce103"/>
          <table:table-cell table:style-name="ce105"/>
          <table:table-cell table:style-name="ce101"/>
          <table:table-cell table:style-name="ce143"/>
          <table:table-cell table:style-name="ce103"/>
          <table:table-cell table:style-name="ce107"/>
          <table:table-cell table:style-name="ce103"/>
          <table:table-cell table:style-name="ce142"/>
          <table:table-cell table:style-name="ce103"/>
          <table:table-cell table:number-columns-repeated="1006" table:style-name="ce101"/>
          <table:table-cell table:number-columns-repeated="15360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2" table:style-name="ce111"/>
          <table:table-cell office:value-type="string" table:number-columns-spanned="3" table:number-rows-spanned="2" table:style-name="ce214">
            <text:p>HİSSE ORANLARI - %</text:p>
          </table:table-cell>
          <table:covered-table-cell table:number-columns-repeated="2"/>
          <table:table-cell table:style-name="ce182"/>
          <table:table-cell table:style-name="ce181"/>
          <table:table-cell table:style-name="ce101"/>
          <table:table-cell office:value-type="percentage" office:value="0.76462973168950388" table:formula="of:=[.G67]" table:number-columns-spanned="2" table:number-rows-spanned="2" table:style-name="ce215">
            <text:p>76,4630%</text:p>
          </table:table-cell>
          <table:covered-table-cell/>
          <table:table-cell table:style-name="ce183"/>
          <table:table-cell table:style-name="ce182"/>
          <table:table-cell office:value-type="percentage" office:value="0.23537026831049643" table:formula="of:=[.M67]" table:number-columns-spanned="2" table:number-rows-spanned="2" table:style-name="ce216">
            <text:p>23,5370%</text:p>
          </table:table-cell>
          <table:covered-table-cell/>
          <table:table-cell table:style-name="ce184"/>
          <table:table-cell table:style-name="ce109"/>
          <table:table-cell table:style-name="ce160"/>
          <table:table-cell table:number-columns-repeated="1007" table:style-name="ce101"/>
          <table:table-cell table:number-columns-repeated="15360"/>
        </table:table-row>
        <table:table-row table:style-name="ro5">
          <table:table-cell office:value-type="date" office:date-value="2022-12-31T00:00:00" table:style-name="ce185">
            <text:p>31.12.2022</text:p>
          </table:table-cell>
          <table:table-cell table:style-name="ce111"/>
          <table:covered-table-cell/>
          <table:covered-table-cell table:number-columns-repeated="2"/>
          <table:table-cell table:style-name="ce186"/>
          <table:table-cell table:style-name="ce181"/>
          <table:table-cell table:style-name="ce101"/>
          <table:covered-table-cell/>
          <table:covered-table-cell/>
          <table:table-cell table:style-name="ce187"/>
          <table:table-cell table:style-name="ce186"/>
          <table:covered-table-cell/>
          <table:covered-table-cell/>
          <table:table-cell table:style-name="ce184"/>
          <table:table-cell table:style-name="ce109"/>
          <table:table-cell table:number-columns-repeated="16368"/>
        </table:table-row>
        <table:table-row table:style-name="ro5">
          <table:table-cell table:style-name="ce185"/>
          <table:table-cell table:style-name="ce111"/>
          <table:table-cell table:style-name="ce188"/>
          <table:table-cell table:style-name="ce189"/>
          <table:table-cell office:value-type="string" table:style-name="ce190">
            <text:p>Gelecek</text:p>
          </table:table-cell>
          <table:table-cell table:style-name="ce186"/>
          <table:table-cell table:style-name="ce191"/>
          <table:table-cell table:number-columns-repeated="2" table:style-name="ce101"/>
          <table:table-cell office:value-type="currency" office:value="40430.534167326477" table:formula="of:=[.H72]*[.I80]" table:style-name="ce179">
            <text:p>$40.430,53</text:p>
          </table:table-cell>
          <table:table-cell table:style-name="ce187"/>
          <table:table-cell table:style-name="ce186"/>
          <table:table-cell table:style-name="ce191"/>
          <table:table-cell table:style-name="ce192"/>
          <table:table-cell table:style-name="ce184"/>
          <table:table-cell table:style-name="ce109"/>
          <table:table-cell table:number-columns-repeated="16368"/>
        </table:table-row>
        <table:table-row table:style-name="ro5">
          <table:table-cell table:number-columns-repeated="2" table:style-name="ce111"/>
          <table:table-cell table:style-name="ce102"/>
          <table:table-cell table:style-name="ce101"/>
          <table:table-cell office:value-type="string" table:style-name="ce193">
            <text:p>Gelen</text:p>
          </table:table-cell>
          <table:table-cell table:style-name="ce101"/>
          <table:table-cell table:style-name="ce181"/>
          <table:table-cell table:style-name="ce101"/>
          <table:table-cell table:style-name="ce179"/>
          <table:table-cell office:value-type="currency" office:value="-15023.034806691421" table:formula="of:=[.H75]*[.I80]" table:style-name="ce179">
            <text:p>-$15.023,03</text:p>
          </table:table-cell>
          <table:table-cell table:style-name="ce142"/>
          <table:table-cell table:style-name="ce101"/>
          <table:table-cell table:style-name="ce181"/>
          <table:table-cell table:style-name="ce101"/>
          <table:table-cell table:style-name="ce107"/>
          <table:table-cell table:style-name="ce101"/>
          <table:table-cell table:number-columns-repeated="16368"/>
        </table:table-row>
        <table:table-row table:style-name="ro5">
          <table:table-cell table:number-columns-repeated="2" table:style-name="ce111"/>
          <table:table-cell table:style-name="ce102"/>
          <table:table-cell table:number-columns-repeated="3" table:style-name="ce101"/>
          <table:table-cell table:style-name="ce181"/>
          <table:table-cell table:number-columns-repeated="2" table:style-name="ce101"/>
          <table:table-cell office:value-type="currency" office:value="25407.499360635054" table:formula="of:=[.J82]+[.J83]" table:style-name="ce194">
            <text:p>$25.407,50</text:p>
          </table:table-cell>
          <table:table-cell table:style-name="ce142"/>
          <table:table-cell table:style-name="ce101"/>
          <table:table-cell table:style-name="ce181"/>
          <table:table-cell table:style-name="ce101"/>
          <table:table-cell table:style-name="ce107"/>
          <table:table-cell table:style-name="ce101"/>
          <table:table-cell table:number-columns-repeated="16368"/>
        </table:table-row>
        <table:table-row table:style-name="ro5">
          <table:table-cell table:number-columns-repeated="2" table:style-name="ce111"/>
          <table:table-cell table:style-name="ce102"/>
          <table:table-cell table:number-columns-repeated="3" table:style-name="ce101"/>
          <table:table-cell table:style-name="ce181"/>
          <table:table-cell table:number-columns-repeated="3" table:style-name="ce101"/>
          <table:table-cell table:style-name="ce142"/>
          <table:table-cell table:style-name="ce101"/>
          <table:table-cell table:style-name="ce181"/>
          <table:table-cell table:style-name="ce101"/>
          <table:table-cell table:style-name="ce107"/>
          <table:table-cell table:style-name="ce101"/>
          <table:table-cell table:number-columns-repeated="16368"/>
        </table:table-row>
        <table:table-row table:style-name="ro5">
          <table:table-cell table:number-columns-repeated="4" table:style-name="ce111"/>
          <table:table-cell office:value-type="string" table:style-name="ce195">
            <text:p>NET GELİR – USD - TL</text:p>
          </table:table-cell>
          <table:table-cell table:style-name="ce109"/>
          <table:table-cell table:style-name="ce141"/>
          <table:table-cell table:style-name="ce109"/>
          <table:table-cell office:value-type="currency" office:value="25749.336380538211" table:formula="of:=[.I68]+[.I62]+[.I41]+[.I28]+[.I15]+[.I10]" table:style-name="ce196">
            <text:p>$25.749</text:p>
          </table:table-cell>
          <table:table-cell office:value-type="currency" office:value="373329.73035186023" table:formula="of:=[.J67]" table:style-name="ce170">
            <text:p>₺373.329,73</text:p>
          </table:table-cell>
          <table:table-cell table:style-name="ce197"/>
          <table:table-cell table:style-name="ce109"/>
          <table:table-cell table:style-name="ce141"/>
          <table:table-cell table:style-name="ce109"/>
          <table:table-cell office:value-type="currency" office:value="7479.1640395218064" table:formula="of:=[.O68]+[.O62]+[.O41]+[.O28]+[.O15]+[.O10]" table:style-name="ce198">
            <text:p>$7.479,16</text:p>
          </table:table-cell>
          <table:table-cell office:value-type="currency" office:value="109709.0490707877" table:formula="of:=[.P67]" table:style-name="ce170">
            <text:p>₺109.709,05</text:p>
          </table:table-cell>
          <table:table-cell table:number-columns-repeated="16368"/>
        </table:table-row>
        <table:table-row table:style-name="ro5">
          <table:table-cell table:style-name="ce101"/>
          <table:table-cell table:style-name="ce102"/>
          <table:table-cell table:number-columns-repeated="2" table:style-name="ce111"/>
          <table:table-cell table:style-name="ce195"/>
          <table:table-cell table:style-name="ce109"/>
          <table:table-cell table:style-name="ce141"/>
          <table:table-cell office:value-type="float" office:value="25407.499360635058" table:formula="of:=[.H76]*[.I80]" table:number-columns-spanned="2" table:number-rows-spanned="1" table:style-name="ce217">
            <text:p>25407,49936</text:p>
          </table:table-cell>
          <table:covered-table-cell/>
          <table:table-cell table:style-name="ce109"/>
          <table:table-cell table:style-name="ce197"/>
          <table:table-cell table:style-name="ce109"/>
          <table:table-cell table:style-name="ce141"/>
          <table:table-cell table:style-name="ce109"/>
          <table:table-cell table:number-columns-repeated="2" table:style-name="ce1"/>
          <table:table-cell table:number-columns-repeated="16368"/>
        </table:table-row>
        <table:table-row table:style-name="ro5">
          <table:table-cell table:style-name="ce101"/>
          <table:table-cell table:style-name="ce102"/>
          <table:table-cell table:style-name="ce199"/>
          <table:table-cell table:style-name="ce167"/>
          <table:table-cell office:value-type="string" table:style-name="ce200">
            <text:p>MASRAF - USD</text:p>
          </table:table-cell>
          <table:table-cell table:style-name="ce201"/>
          <table:table-cell table:style-name="ce151"/>
          <table:table-cell table:style-name="ce101"/>
          <table:table-cell office:value-type="currency" office:value="-15261.142739346749" table:formula="of:=[.I49]+[.I40]+[.I39]+[.I38]+[.I27]+[.I25]+[.I24]+[.I22]+[.I20]+[.I14]+[.I9]" table:style-name="ce202">
            <text:p>-$15.261</text:p>
          </table:table-cell>
          <table:table-cell office:value-type="currency" office:value="-111059.65509805958" table:formula="of:=[.H49]+[.H40]+[.H39]+[.H38]+[.H27]+[.H25]+[.H24]+[.H22]+[.H20]+[.H14]+[.H9]" table:style-name="ce203">
            <text:p>-₺111.059,66</text:p>
          </table:table-cell>
          <table:table-cell table:style-name="ce204"/>
          <table:table-cell table:style-name="ce201"/>
          <table:table-cell table:style-name="ce151"/>
          <table:table-cell table:style-name="ce101"/>
          <table:table-cell office:value-type="currency" office:value="-4386.3208421398813" table:formula="of:=[.O49]+[.O40]+[.O39]+[.O38]+[.O27]+[.O25]+[.O24]+[.O22]+[.O20]+[.O14]+[.O9]" table:style-name="ce202">
            <text:p>-$4.386</text:p>
          </table:table-cell>
          <table:table-cell office:value-type="currency" office:value="-32004.248901940424" table:formula="of:=[.N49]+[.N40]+[.N39]+[.N38]+[.N27]+[.N25]+[.N24]+[.N22]+[.N20]+[.N14]+[.N9]" table:style-name="ce203">
            <text:p>-₺32.004,25</text:p>
          </table:table-cell>
          <table:table-cell table:number-columns-repeated="16368"/>
        </table:table-row>
        <table:table-row table:number-rows-repeated="1048354" table:style-name="ro5">
          <table:table-cell table:number-columns-repeated="16384"/>
        </table:table-row>
        <table:table-row table:number-rows-repeated="134" table:style-name="ro6">
          <table:table-cell table:number-columns-repeated="16384"/>
        </table:table-row>
      </table:table>
      <table:table table:name="02-14-BKY" table:style-name="ta1">
        <table:table-column table:style-name="co50" table:default-cell-style-name="ce1"/>
        <table:table-column table:style-name="co9" table:default-cell-style-name="ce1"/>
        <table:table-column table:style-name="co1" table:default-cell-style-name="ce5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1" table:number-columns-repeated="2" table:default-cell-style-name="ce1"/>
        <table:table-column table:style-name="co42" table:default-cell-style-name="ce1"/>
        <table:table-column table:style-name="co1" table:default-cell-style-name="ce1"/>
        <table:table-column table:style-name="co6" table:number-columns-repeated="16373" table:default-cell-style-name="ce1"/>
        <table:table-row table:style-name="ro1">
          <table:table-cell table:style-name="ce218"/>
          <table:table-cell table:style-name="ce219"/>
          <table:table-cell table:style-name="ce140"/>
          <table:table-cell table:number-columns-repeated="2" table:style-name="ce105"/>
          <table:table-cell table:style-name="ce220"/>
          <table:table-cell table:style-name="ce219"/>
          <table:table-cell table:number-columns-repeated="2" table:style-name="ce105"/>
          <table:table-cell table:style-name="ce220"/>
          <table:table-cell table:style-name="ce219"/>
          <table:table-cell table:number-columns-repeated="16373"/>
        </table:table-row>
        <table:table-row table:style-name="ro1">
          <table:table-cell table:style-name="ce218"/>
          <table:table-cell table:style-name="ce1"/>
          <table:table-cell table:style-name="ce5"/>
          <table:table-cell table:number-columns-repeated="3" table:style-name="ce1"/>
          <table:table-cell table:style-name="ce219"/>
          <table:table-cell table:number-columns-repeated="2" table:style-name="ce105"/>
          <table:table-cell table:style-name="ce220"/>
          <table:table-cell table:style-name="ce219"/>
          <table:table-cell table:number-columns-repeated="16373"/>
        </table:table-row>
        <table:table-row table:style-name="ro1">
          <table:table-cell table:style-name="ce218"/>
          <table:table-cell table:style-name="ce219"/>
          <table:table-cell table:style-name="ce5"/>
          <table:table-cell table:number-columns-repeated="2" table:style-name="ce105"/>
          <table:table-cell table:style-name="ce220"/>
          <table:table-cell table:style-name="ce219"/>
          <table:table-cell table:number-columns-repeated="2" table:style-name="ce105"/>
          <table:table-cell table:style-name="ce220"/>
          <table:table-cell table:style-name="ce219"/>
          <table:table-cell table:number-columns-repeated="16373"/>
        </table:table-row>
        <table:table-row table:style-name="ro1">
          <table:table-cell table:style-name="ce1"/>
          <table:table-cell table:style-name="ce21"/>
          <table:table-cell office:value-type="string" table:style-name="ce221">
            <text:p>GLR</text:p>
          </table:table-cell>
          <table:table-cell office:value-type="string" table:style-name="ce4">
            <text:p>GDR</text:p>
          </table:table-cell>
          <table:table-cell table:style-name="ce1"/>
          <table:table-cell office:value-type="string" table:style-name="ce4">
            <text:p>BAKİ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18" table:style-name="ce1">
            <text:p>2018</text:p>
          </table:table-cell>
          <table:table-cell office:value-type="currency" office:value="21000" table:formula="of:=['02-11-GLR'.G6]" table:style-name="ce5">
            <text:p>₺21.000,00</text:p>
          </table:table-cell>
          <table:table-cell office:value-type="currency" office:value="-22399.42" table:formula="of:=['02-12-GDR'.F16]" table:style-name="ce5">
            <text:p>-₺22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table:number-columns-repeated="16378" table:style-name="ce1"/>
        </table:table-row>
        <table:table-row table:style-name="ro1">
          <table:table-cell table:style-name="ce23"/>
          <table:table-cell office:value-type="float" office:value="2019" table:style-name="ce1">
            <text:p>2019</text:p>
          </table:table-cell>
          <table:table-cell office:value-type="currency" office:value="26500" table:formula="of:=['02-11-GLR'.G15]" table:style-name="ce5">
            <text:p>₺26.500,00</text:p>
          </table:table-cell>
          <table:table-cell office:value-type="currency" office:value="-3104.8199999999997" table:formula="of:=['02-12-GDR'.F32]" table:style-name="ce5">
            <text:p>-₺3.104,82</text:p>
          </table:table-cell>
          <table:table-cell office:value-type="currency" office:value="23395.18" table:formula="of:=[.C6]+[.D6]" table:style-name="ce5">
            <text:p>₺23.395,18</text:p>
          </table:table-cell>
          <table:table-cell office:value-type="currency" office:value="21995.760000000002" table:formula="of:=[.F5]+[.C6]+[.D6]" table:style-name="ce5">
            <text:p>₺21.995,7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0" table:style-name="ce1">
            <text:p>2020</text:p>
          </table:table-cell>
          <table:table-cell office:value-type="currency" office:value="64500" table:formula="of:=['02-11-GLR'.G33]" table:style-name="ce5">
            <text:p>₺64.500,00</text:p>
          </table:table-cell>
          <table:table-cell office:value-type="currency" office:value="-76896.293999999994" table:formula="of:=['02-12-GDR'.F84]" table:style-name="ce5">
            <text:p>-₺76.896,29</text:p>
          </table:table-cell>
          <table:table-cell office:value-type="currency" office:value="-12396.293999999994" table:formula="of:=[.C7]+[.D7]" table:style-name="ce5">
            <text:p>-₺12.396,29</text:p>
          </table:table-cell>
          <table:table-cell office:value-type="currency" office:value="9599.4660000000149" table:formula="of:=[.F6]+[.C7]+[.D7]" table:style-name="ce5">
            <text:p>₺9.599,4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1" table:style-name="ce1">
            <text:p>2021</text:p>
          </table:table-cell>
          <table:table-cell office:value-type="currency" office:value="152260" table:formula="of:=['02-11-GLR'.G53]" table:style-name="ce5">
            <text:p>₺152.260,00</text:p>
          </table:table-cell>
          <table:table-cell office:value-type="currency" office:value="-32069.31" table:formula="of:=['02-12-GDR'.F128]" table:style-name="ce5">
            <text:p>-₺32.069,31</text:p>
          </table:table-cell>
          <table:table-cell office:value-type="currency" office:value="120190.69" table:formula="of:=[.C8]+[.D8]" table:style-name="ce5">
            <text:p>₺120.190,69</text:p>
          </table:table-cell>
          <table:table-cell office:value-type="currency" office:value="129790.15600000002" table:formula="of:=[.F7]+[.C8]+[.D8]" table:style-name="ce5">
            <text:p>₺129.790,1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currency" office:value="361842.70999999996" table:formula="of:=['02-11-GLR'.G91]" table:style-name="ce5">
            <text:p>₺361.842,71</text:p>
          </table:table-cell>
          <table:table-cell office:value-type="currency" office:value="-8594.06" table:formula="of:=['02-12-GDR'.F134]" table:style-name="ce222">
            <text:p>-₺8.594,06</text:p>
          </table:table-cell>
          <table:table-cell office:value-type="currency" office:value="353248.64999999997" table:formula="of:=[.C9]+[.D9]" table:style-name="ce5">
            <text:p>₺353.248,65</text:p>
          </table:table-cell>
          <table:table-cell office:value-type="currency" office:value="483038.80599999998" table:formula="of:=[.F8]+[.C9]+[.D9]" table:style-name="ce5">
            <text:p>₺483.038,8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21"/>
          <table:table-cell table:style-name="ce5"/>
          <table:table-cell table:style-name="ce1"/>
          <table:table-cell table:number-columns-repeated="2" table:style-name="ce21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currency" office:value="626102.71" table:formula="of:=SUM([.C5:.C10])" table:style-name="ce5">
            <text:p>₺626.102,71</text:p>
          </table:table-cell>
          <table:table-cell office:value-type="currency" office:value="-143063.90399999998" table:formula="of:=SUM([.D5:.D10])" table:style-name="ce5">
            <text:p>-₺143.063,90</text:p>
          </table:table-cell>
          <table:table-cell office:value-type="currency" office:value="483038.80599999998" table:formula="of:=SUM([.E5:.E10])" table:style-name="ce5">
            <text:p>₺483.038,81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23"/>
          <table:table-cell table:number-columns-repeated="3" table:style-name="ce224"/>
          <table:table-cell table:number-columns-repeated="16378" table:style-name="ce1"/>
        </table:table-row>
        <table:table-row table:style-name="ro1">
          <table:table-cell table:style-name="ce1"/>
          <table:table-cell table:style-name="ce9"/>
          <table:table-cell table:style-name="ce5"/>
          <table:table-cell table:number-columns-repeated="3" table:style-name="ce73"/>
          <table:table-cell table:number-columns-repeated="16378" table:style-name="ce1"/>
        </table:table-row>
        <table:table-row table:style-name="ro1">
          <table:table-cell table:style-name="ce1"/>
          <table:table-cell table:style-name="ce21"/>
          <table:table-cell table:style-name="ce5"/>
          <table:table-cell table:number-columns-repeated="3" table:style-name="ce21"/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02-13-BAKIYE" table:style-name="ta3">
        <table:table-column table:style-name="co30" table:default-cell-style-name="ce227"/>
        <table:table-column table:style-name="co55" table:default-cell-style-name="ce228"/>
        <table:table-column table:style-name="co56" table:default-cell-style-name="ce228"/>
        <table:table-column table:style-name="co40" table:default-cell-style-name="ce227"/>
        <table:table-column table:style-name="co48" table:default-cell-style-name="ce227"/>
        <table:table-column table:style-name="co57" table:default-cell-style-name="ce225"/>
        <table:table-column table:style-name="co44" table:default-cell-style-name="ce227"/>
        <table:table-column table:style-name="co58" table:default-cell-style-name="ce230"/>
        <table:table-column table:style-name="co5" table:default-cell-style-name="ce227"/>
        <table:table-column table:style-name="co59" table:default-cell-style-name="ce227"/>
        <table:table-column table:style-name="co5" table:default-cell-style-name="ce227"/>
        <table:table-column table:style-name="co14" table:default-cell-style-name="ce231"/>
        <table:table-column table:style-name="co44" table:default-cell-style-name="ce227"/>
        <table:table-column table:style-name="co58" table:default-cell-style-name="ce230"/>
        <table:table-column table:style-name="co60" table:default-cell-style-name="ce227"/>
        <table:table-column table:style-name="co61" table:default-cell-style-name="ce233"/>
        <table:table-column table:style-name="co5" table:default-cell-style-name="ce227"/>
        <table:table-column table:style-name="co30" table:default-cell-style-name="ce227"/>
        <table:table-column table:style-name="co44" table:default-cell-style-name="ce227"/>
        <table:table-column table:style-name="co62" table:default-cell-style-name="ce227"/>
        <table:table-column table:style-name="co5" table:default-cell-style-name="ce227"/>
        <table:table-column table:style-name="co32" table:default-cell-style-name="ce227"/>
        <table:table-column table:style-name="co48" table:default-cell-style-name="ce227"/>
        <table:table-column table:style-name="co1" table:number-columns-repeated="1001" table:default-cell-style-name="ce227"/>
        <table:table-column table:style-name="co6" table:default-cell-style-name="ce227"/>
        <table:table-column table:style-name="co6" table:number-columns-repeated="15359" table:default-cell-style-name="ce234"/>
        <table:table-row table:style-name="ro6">
          <table:table-cell table:style-name="ce227"/>
          <table:table-cell table:number-columns-repeated="2" table:style-name="ce228"/>
          <table:table-cell table:number-columns-repeated="2" table:style-name="ce227"/>
          <table:table-cell table:style-name="ce225"/>
          <table:table-cell table:style-name="ce229"/>
          <table:table-cell table:style-name="ce230"/>
          <table:table-cell table:number-columns-repeated="3" table:style-name="ce227"/>
          <table:table-cell table:style-name="ce231"/>
          <table:table-cell table:style-name="ce227"/>
          <table:table-cell table:style-name="ce230"/>
          <table:table-cell table:style-name="ce232"/>
          <table:table-cell table:style-name="ce233"/>
          <table:table-cell table:number-columns-repeated="3" table:style-name="ce227"/>
          <table:table-cell table:style-name="ce229"/>
          <table:table-cell table:number-columns-repeated="16364"/>
        </table:table-row>
        <table:table-row table:style-name="ro5">
          <table:table-cell table:style-name="ce235"/>
          <table:table-cell office:value-type="string" table:style-name="ce236">
            <text:p>GELİR - GİDER</text:p>
          </table:table-cell>
          <table:table-cell table:style-name="ce237"/>
          <table:table-cell table:style-name="ce238"/>
          <table:table-cell table:style-name="ce239"/>
          <table:table-cell table:style-name="ce291"/>
          <table:table-cell table:style-name="ce238"/>
          <table:table-cell office:value-type="string" table:number-columns-spanned="5" table:number-rows-spanned="1" table:style-name="ce240">
            <text:p>HACI</text:p>
          </table:table-cell>
          <table:covered-table-cell table:number-columns-repeated="4"/>
          <table:table-cell table:style-name="ce238"/>
          <table:table-cell office:value-type="string" table:number-columns-spanned="5" table:number-rows-spanned="1" table:style-name="ce240">
            <text:p>NAZAN</text:p>
          </table:table-cell>
          <table:covered-table-cell table:number-columns-repeated="4"/>
          <table:table-cell table:style-name="ce238"/>
          <table:table-cell table:style-name="ce241"/>
          <table:table-cell table:number-columns-repeated="16364"/>
        </table:table-row>
        <table:table-row table:style-name="ro5">
          <table:table-cell table:number-columns-repeated="16384"/>
        </table:table-row>
        <table:table-row table:style-name="ro5">
          <table:table-cell office:value-type="float" office:value="2007" table:style-name="ce242">
            <text:p>2007</text:p>
          </table:table-cell>
          <table:table-cell table:number-columns-repeated="2" table:style-name="ce243"/>
          <table:table-cell office:value-type="string" table:style-name="ce244">
            <text:p>1203 m2 2007 değeri</text:p>
          </table:table-cell>
          <table:table-cell office:value-type="currency" office:value="450000" table:style-name="ce245">
            <text:p>$450.000,00</text:p>
          </table:table-cell>
          <table:table-cell table:style-name="ce292"/>
          <table:table-cell table:style-name="ce246"/>
          <table:table-cell office:value-type="percentage" office:value="0.5" table:formula="of:=[.L4]/[.$E$4]" table:style-name="ce247">
            <text:p>%50,00</text:p>
          </table:table-cell>
          <table:table-cell table:number-columns-repeated="3" table:style-name="ce248"/>
          <table:table-cell office:value-type="currency" office:value="225000" table:style-name="ce245">
            <text:p>$225.000,00</text:p>
          </table:table-cell>
          <table:table-cell table:style-name="ce249"/>
          <table:table-cell office:value-type="percentage" office:value="0.5" table:formula="of:=[.R4]/[.$E$4]" table:style-name="ce247">
            <text:p>%50,00</text:p>
          </table:table-cell>
          <table:table-cell table:style-name="ce248"/>
          <table:table-cell table:style-name="ce250"/>
          <table:table-cell table:style-name="ce248"/>
          <table:table-cell office:value-type="currency" office:value="225000" table:style-name="ce245">
            <text:p>$225.000,00</text:p>
          </table:table-cell>
          <table:table-cell table:style-name="ce246"/>
          <table:table-cell table:style-name="ce249"/>
          <table:table-cell table:number-columns-repeated="16364"/>
        </table:table-row>
        <table:table-row table:style-name="ro5">
          <table:table-cell office:value-type="float" office:value="2017" table:style-name="ce246">
            <text:p>2017</text:p>
          </table:table-cell>
          <table:table-cell table:style-name="ce228"/>
          <table:table-cell office:value-type="string" table:style-name="ce227">
            <text:p>usd</text:p>
          </table:table-cell>
          <table:table-cell table:style-name="ce227"/>
          <table:table-cell office:value-type="string" table:style-name="ce251">
            <text:p>doğuş hesabı</text:p>
          </table:table-cell>
          <table:table-cell table:style-name="ce293"/>
          <table:table-cell table:style-name="ce227"/>
          <table:table-cell office:value-type="percentage" office:value="0.78125009622177433" table:formula="of:=[.L5]/[.$E$4]" table:number-columns-spanned="2" table:number-rows-spanned="1" table:style-name="ce289">
            <text:p>78,1250%</text:p>
          </table:table-cell>
          <table:covered-table-cell/>
          <table:table-cell office:value-type="string" table:style-name="ce253">
            <text:p><text:s text:c="3"/>+++</text:p>
          </table:table-cell>
          <table:table-cell office:value-type="currency" office:value="126562.54329979846" table:formula="of:=['file:///F:/aaGitMe/tdy/01-23-dgs.ods'#'1203-YZD'.$E$9]" table:style-name="ce254">
            <text:p>$126.562,54</text:p>
          </table:table-cell>
          <table:table-cell office:value-type="currency" office:value="351562.54329979845" table:formula="of:=[.L4]+[.K5]" table:style-name="ce255">
            <text:p>$351.562,54</text:p>
          </table:table-cell>
          <table:table-cell table:style-name="ce227"/>
          <table:table-cell office:value-type="percentage" office:value="0.21874990377822565" table:formula="of:=[.R5]/[.$E$4]" table:number-columns-spanned="2" table:number-rows-spanned="1" table:style-name="ce289">
            <text:p>21,8750%</text:p>
          </table:table-cell>
          <table:covered-table-cell/>
          <table:table-cell office:value-type="string" table:style-name="ce256">
            <text:p>- - -</text:p>
          </table:table-cell>
          <table:table-cell office:value-type="currency" office:value="126562.54329979846" table:formula="of:=[.K5]" table:style-name="ce257">
            <text:p>$126.562,54</text:p>
          </table:table-cell>
          <table:table-cell office:value-type="currency" office:value="98437.456700201539" table:formula="of:=[.R4]-[.Q5]" table:style-name="ce258">
            <text:p>$98.437,46</text:p>
          </table:table-cell>
          <table:table-cell table:number-columns-repeated="1007" table:style-name="ce227"/>
          <table:table-cell table:number-columns-repeated="15359"/>
        </table:table-row>
        <table:table-row table:style-name="ro5">
          <table:table-cell table:number-columns-repeated="16384"/>
        </table:table-row>
        <table:table-row table:style-name="ro5">
          <table:table-cell table:style-name="ce227"/>
          <table:table-cell office:value-type="string" table:style-name="ce259">
            <text:p>1203m2 arsa</text:p>
          </table:table-cell>
          <table:table-cell table:style-name="ce228"/>
          <table:table-cell table:number-columns-repeated="2" table:style-name="ce227"/>
          <table:table-cell table:style-name="ce225"/>
          <table:table-cell table:style-name="ce227"/>
          <table:table-cell table:style-name="ce230"/>
          <table:table-cell table:number-columns-repeated="3" table:style-name="ce227"/>
          <table:table-cell table:style-name="ce231"/>
          <table:table-cell table:style-name="ce227"/>
          <table:table-cell table:style-name="ce230"/>
          <table:table-cell table:style-name="ce227"/>
          <table:table-cell table:style-name="ce233"/>
          <table:table-cell table:number-columns-repeated="1009" table:style-name="ce227"/>
          <table:table-cell table:number-columns-repeated="15359"/>
        </table:table-row>
        <table:table-row table:style-name="ro5">
          <table:table-cell table:style-name="ce227"/>
          <table:table-cell office:value-type="string" table:style-name="ce249">
            <text:p>S A N A Y İ</text:p>
          </table:table-cell>
          <table:table-cell table:style-name="ce228"/>
          <table:table-cell office:value-type="string" table:style-name="ce227">
            <text:p>GELECEK</text:p>
          </table:table-cell>
          <table:table-cell office:value-type="string" table:style-name="ce249">
            <text:p>GELİR</text:p>
          </table:table-cell>
          <table:table-cell table:style-name="ce294"/>
          <table:table-cell table:style-name="ce227"/>
          <table:table-cell office:value-type="string" table:number-columns-spanned="2" table:number-rows-spanned="1" table:style-name="ce260">
            <text:p>PAY</text:p>
          </table:table-cell>
          <table:covered-table-cell/>
          <table:table-cell table:style-name="ce227"/>
          <table:table-cell office:value-type="string" table:number-columns-spanned="2" table:number-rows-spanned="1" table:style-name="ce261">
            <text:p>BAKİYE</text:p>
          </table:table-cell>
          <table:covered-table-cell/>
          <table:table-cell table:style-name="ce227"/>
          <table:table-cell office:value-type="string" table:number-columns-spanned="3" table:number-rows-spanned="1" table:style-name="ce260">
            <text:p>PAY</text:p>
          </table:table-cell>
          <table:covered-table-cell table:number-columns-repeated="2"/>
          <table:table-cell office:value-type="string" table:number-columns-spanned="2" table:number-rows-spanned="1" table:style-name="ce261">
            <text:p>BAKİYE</text:p>
          </table:table-cell>
          <table:covered-table-cell/>
          <table:table-cell table:style-name="ce227"/>
          <table:table-cell office:value-type="string" table:style-name="ce249">
            <text:p>USD</text:p>
          </table:table-cell>
          <table:table-cell table:number-columns-repeated="16364"/>
        </table:table-row>
        <table:table-row table:style-name="ro5">
          <table:table-cell table:style-name="ce227"/>
          <table:table-cell table:style-name="ce262"/>
          <table:table-cell table:style-name="ce228"/>
          <table:table-cell office:value-type="string" table:style-name="ce227">
            <text:p>MİKTAR</text:p>
          </table:table-cell>
          <table:table-cell office:value-type="string" table:style-name="ce249">
            <text:p>TL</text:p>
          </table:table-cell>
          <table:table-cell table:style-name="ce294"/>
          <table:table-cell table:style-name="ce246"/>
          <table:table-cell office:value-type="string" table:style-name="ce263">
            <text:p>%</text:p>
          </table:table-cell>
          <table:table-cell office:value-type="string" table:style-name="ce249">
            <text:p>TL</text:p>
          </table:table-cell>
          <table:table-cell office:value-type="string" table:style-name="ce264">
            <text:p>USD</text:p>
          </table:table-cell>
          <table:table-cell office:value-type="string" table:style-name="ce249">
            <text:p>TL</text:p>
          </table:table-cell>
          <table:table-cell office:value-type="string" table:style-name="ce264">
            <text:p>USD</text:p>
          </table:table-cell>
          <table:table-cell table:style-name="ce249"/>
          <table:table-cell office:value-type="string" table:style-name="ce263">
            <text:p>%</text:p>
          </table:table-cell>
          <table:table-cell office:value-type="string" table:style-name="ce249">
            <text:p>TL</text:p>
          </table:table-cell>
          <table:table-cell office:value-type="string" table:style-name="ce265">
            <text:p>USD</text:p>
          </table:table-cell>
          <table:table-cell office:value-type="string" table:style-name="ce249">
            <text:p>TL</text:p>
          </table:table-cell>
          <table:table-cell office:value-type="string" table:style-name="ce249">
            <text:p>USD</text:p>
          </table:table-cell>
          <table:table-cell table:style-name="ce246"/>
          <table:table-cell office:value-type="string" table:style-name="ce249">
            <text:p>TRY</text:p>
          </table:table-cell>
          <table:table-cell table:number-columns-repeated="16364"/>
        </table:table-row>
        <table:table-row table:style-name="ro5">
          <table:table-cell office:value-type="float" office:value="2018" table:style-name="ce246">
            <text:p>2018</text:p>
          </table:table-cell>
          <table:table-cell table:number-columns-repeated="2" table:style-name="ce228"/>
          <table:table-cell table:number-columns-repeated="2" table:style-name="ce227"/>
          <table:table-cell table:style-name="ce225"/>
          <table:table-cell table:style-name="ce227"/>
          <table:table-cell table:style-name="ce230"/>
          <table:table-cell table:number-columns-repeated="3" table:style-name="ce227"/>
          <table:table-cell table:style-name="ce266"/>
          <table:table-cell table:style-name="ce227"/>
          <table:table-cell table:style-name="ce230"/>
          <table:table-cell table:style-name="ce227"/>
          <table:table-cell table:style-name="ce233"/>
          <table:table-cell table:style-name="ce227"/>
          <table:table-cell table:style-name="ce266"/>
          <table:table-cell table:number-columns-repeated="1007" table:style-name="ce227"/>
          <table:table-cell table:number-columns-repeated="15359"/>
        </table:table-row>
        <table:table-row table:style-name="ro5">
          <table:table-cell office:value-type="string" table:style-name="ce227">
            <text:p>SnyG701-18</text:p>
          </table:table-cell>
          <table:table-cell office:value-type="date" office:date-value="2018-10-30T00:00:00" table:style-name="ce228">
            <text:p>Eki.18</text:p>
          </table:table-cell>
          <table:table-cell office:value-type="string" table:style-name="ce228">
            <text:p>cymz</text:p>
          </table:table-cell>
          <table:table-cell office:value-type="float" office:value="25000" table:style-name="ce227">
            <text:p>25000</text:p>
          </table:table-cell>
          <table:table-cell office:value-type="currency" office:value="21000" table:formula="of:=['02-11-GLR'.G6]" table:style-name="ce267">
            <text:p>₺21.000,00</text:p>
          </table:table-cell>
          <table:table-cell table:style-name="ce295"/>
          <table:table-cell table:style-name="ce227"/>
          <table:table-cell office:value-type="percentage" office:value="0.77940076128645119" table:formula="of:=[.L11]/[.$E$4]" table:style-name="ce247">
            <text:p>%77,94</text:p>
          </table:table-cell>
          <table:table-cell office:value-type="currency" office:value="16406.252020657263" table:formula="of:=[.H5]*[.E11]" table:style-name="ce229">
            <text:p>₺16.406,25</text:p>
          </table:table-cell>
          <table:table-cell office:value-type="currency" office:value="2972.1471051915332" table:formula="of:=[.I11]/[.T11]" table:style-name="ce233">
            <text:p>$2.972</text:p>
          </table:table-cell>
          <table:table-cell office:value-type="currency" office:value="16406.252020657263" table:formula="of:=[.K10]+[.I11]" table:style-name="ce229">
            <text:p>₺16.406,25</text:p>
          </table:table-cell>
          <table:table-cell office:value-type="currency" office:value="350730.34257890302" table:formula="of:=[.L5]-[.P11]" table:style-name="ce231">
            <text:p>$350.730,34</text:p>
          </table:table-cell>
          <table:table-cell table:style-name="ce227"/>
          <table:table-cell office:value-type="percentage" office:value="0.22059923871354878" table:formula="of:=[.R11]/[.$E$4]" table:style-name="ce247">
            <text:p>%22,06</text:p>
          </table:table-cell>
          <table:table-cell office:value-type="currency" office:value="4593.7479793427383" table:formula="of:=[.N5]*[.E11]" table:style-name="ce229">
            <text:p>₺4.593,75</text:p>
          </table:table-cell>
          <table:table-cell office:value-type="currency" office:value="832.20072089542361" table:formula="of:=[.O11]/[.T11]" table:style-name="ce233">
            <text:p>$832</text:p>
          </table:table-cell>
          <table:table-cell office:value-type="currency" office:value="4593.7479793427383" table:formula="of:=[.Q10]+[.O11]" table:style-name="ce233">
            <text:p>$4.594</text:p>
          </table:table-cell>
          <table:table-cell office:value-type="currency" office:value="99269.657421096956" table:formula="of:=[.R5]+[.P11]" table:style-name="ce231">
            <text:p>$99.269,66</text:p>
          </table:table-cell>
          <table:table-cell table:style-name="ce229"/>
          <table:table-cell office:value-type="float" office:value="5.52" table:style-name="ce227">
            <text:p>5,52</text:p>
          </table:table-cell>
          <table:table-cell table:number-columns-repeated="16364"/>
        </table:table-row>
        <table:table-row table:style-name="ro5">
          <table:table-cell office:value-type="string" table:style-name="ce227">
            <text:p>SnyH000-18</text:p>
          </table:table-cell>
          <table:table-cell office:value-type="date" office:date-value="2018-10-30T00:00:00" table:style-name="ce228">
            <text:p>Eki.18</text:p>
          </table:table-cell>
          <table:table-cell table:style-name="ce233"/>
          <table:table-cell table:style-name="ce227"/>
          <table:table-cell office:value-type="currency" office:value="-22399.42" table:formula="of:=['02-12-GDR'.F16]" table:style-name="ce267">
            <text:p>-₺22.399,42</text:p>
          </table:table-cell>
          <table:table-cell table:style-name="ce295"/>
          <table:table-cell table:style-name="ce229"/>
          <table:table-cell office:value-type="percentage" office:value="0.7813900104811472" table:formula="of:=[.L12]/[.$E$4]" table:style-name="ce247">
            <text:p>%78,14</text:p>
          </table:table-cell>
          <table:table-cell office:value-type="currency" office:value="-17458.125000374959" table:formula="of:=[.H11]*[.E12]" table:style-name="ce229">
            <text:p>-₺17.458,13</text:p>
          </table:table-cell>
          <table:table-cell office:value-type="currency" office:value="-3162.7038044157539" table:formula="of:=[.I12]/[.T12]" table:style-name="ce233">
            <text:p>-$3.163</text:p>
          </table:table-cell>
          <table:table-cell office:value-type="currency" office:value="-1051.8729797176966" table:formula="of:=[.K11]+[.I12]" table:style-name="ce229">
            <text:p>-₺1.051,87</text:p>
          </table:table-cell>
          <table:table-cell office:value-type="currency" office:value="351625.50471651624" table:formula="of:=[.L11]-[.P12]" table:style-name="ce231">
            <text:p>$351.625,50</text:p>
          </table:table-cell>
          <table:table-cell table:style-name="ce229"/>
          <table:table-cell office:value-type="percentage" office:value="0.21860998951885274" table:formula="of:=[.R12]/[.$E$4]" table:style-name="ce247">
            <text:p>%21,86</text:p>
          </table:table-cell>
          <table:table-cell office:value-type="currency" office:value="-4941.2949996250381" table:formula="of:=[.N11]*[.E12]" table:style-name="ce229">
            <text:p>-₺4.941,29</text:p>
          </table:table-cell>
          <table:table-cell office:value-type="currency" office:value="-895.16213761323161" table:formula="of:=[.O12]/[.T12]" table:style-name="ce233">
            <text:p>-$895</text:p>
          </table:table-cell>
          <table:table-cell office:value-type="currency" office:value="-347.54702028229985" table:formula="of:=[.Q11]+[.O12]" table:style-name="ce233">
            <text:p>-$348</text:p>
          </table:table-cell>
          <table:table-cell office:value-type="currency" office:value="98374.495283483731" table:formula="of:=[.R11]+[.P12]" table:style-name="ce231">
            <text:p>$98.374,50</text:p>
          </table:table-cell>
          <table:table-cell table:style-name="ce229"/>
          <table:table-cell office:value-type="float" office:value="5.52" table:style-name="ce227">
            <text:p>5,52</text:p>
          </table:table-cell>
          <table:table-cell table:number-columns-repeated="16364"/>
        </table:table-row>
        <table:table-row table:style-name="ro5">
          <table:table-cell table:style-name="ce227"/>
          <table:table-cell table:style-name="ce228"/>
          <table:table-cell table:style-name="ce233"/>
          <table:table-cell table:style-name="ce227"/>
          <table:table-cell table:style-name="ce267"/>
          <table:table-cell table:style-name="ce295"/>
          <table:table-cell table:style-name="ce229"/>
          <table:table-cell table:style-name="ce247"/>
          <table:table-cell table:style-name="ce229"/>
          <table:table-cell table:style-name="ce233"/>
          <table:table-cell table:style-name="ce229"/>
          <table:table-cell table:style-name="ce231"/>
          <table:table-cell table:style-name="ce229"/>
          <table:table-cell table:style-name="ce247"/>
          <table:table-cell table:style-name="ce229"/>
          <table:table-cell table:number-columns-repeated="2" table:style-name="ce233"/>
          <table:table-cell table:style-name="ce231"/>
          <table:table-cell table:style-name="ce229"/>
          <table:table-cell table:number-columns-repeated="1006" table:style-name="ce227"/>
          <table:table-cell table:number-columns-repeated="15359"/>
        </table:table-row>
        <table:table-row table:style-name="ro5">
          <table:table-cell table:number-columns-repeated="2" table:style-name="ce227"/>
          <table:table-cell office:value-type="string" table:style-name="ce268">
            <text:p>Toplam Gelecek 2018</text:p>
          </table:table-cell>
          <table:table-cell table:style-name="ce227"/>
          <table:table-cell office:value-type="float" office:value="25000" table:formula="of:=SUM([.D11:.D12])" table:style-name="ce269">
            <text:p>25000</text:p>
          </table:table-cell>
          <table:table-cell table:style-name="ce296"/>
          <table:table-cell table:style-name="ce229"/>
          <table:table-cell table:style-name="ce247"/>
          <table:table-cell table:style-name="ce229"/>
          <table:table-cell table:style-name="ce233"/>
          <table:table-cell table:style-name="ce227"/>
          <table:table-cell table:style-name="ce231"/>
          <table:table-cell table:style-name="ce227"/>
          <table:table-cell table:style-name="ce230"/>
          <table:table-cell table:style-name="ce229"/>
          <table:table-cell table:style-name="ce233"/>
          <table:table-cell table:number-columns-repeated="2" table:style-name="ce227"/>
          <table:table-cell table:style-name="ce248"/>
          <table:table-cell table:number-columns-repeated="16365" table:style-name="ce227"/>
        </table:table-row>
        <table:table-row table:style-name="ro5">
          <table:table-cell table:number-columns-repeated="2" table:style-name="ce227"/>
          <table:table-cell office:value-type="string" table:style-name="ce270">
            <text:p>Toplam Gelen 2018</text:p>
          </table:table-cell>
          <table:table-cell table:style-name="ce227"/>
          <table:table-cell office:value-type="float" office:value="21000" table:formula="of:=[.E11]" table:style-name="ce271">
            <text:p>21000</text:p>
          </table:table-cell>
          <table:table-cell office:value-type="currency" office:value="3804.347826086957" table:formula="of:=[.J15]+[.P15]" table:style-name="ce297">
            <text:p>$3.804,35</text:p>
          </table:table-cell>
          <table:table-cell table:style-name="ce229"/>
          <table:table-cell table:style-name="ce247"/>
          <table:table-cell office:value-type="currency" office:value="16406.252020657263" table:formula="of:=[.I11]" table:style-name="ce229">
            <text:p>₺16.406,25</text:p>
          </table:table-cell>
          <table:table-cell office:value-type="currency" office:value="2972.1471051915332" table:formula="of:=[.J11]" table:style-name="ce233">
            <text:p>$2.972</text:p>
          </table:table-cell>
          <table:table-cell table:number-columns-repeated="4" table:style-name="ce227"/>
          <table:table-cell office:value-type="currency" office:value="4593.7479793427383" table:formula="of:=[.O11]" table:style-name="ce229">
            <text:p>₺4.593,75</text:p>
          </table:table-cell>
          <table:table-cell office:value-type="currency" office:value="832.20072089542361" table:formula="of:=[.P11]" table:style-name="ce233">
            <text:p>$832</text:p>
          </table:table-cell>
          <table:table-cell table:number-columns-repeated="2" table:style-name="ce227"/>
          <table:table-cell table:style-name="ce248"/>
          <table:table-cell table:number-columns-repeated="16365" table:style-name="ce227"/>
        </table:table-row>
        <table:table-row table:style-name="ro5">
          <table:table-cell table:number-columns-repeated="2" table:style-name="ce227"/>
          <table:table-cell office:value-type="string" table:style-name="ce270">
            <text:p>Toplam Masraf 2018</text:p>
          </table:table-cell>
          <table:table-cell table:style-name="ce271"/>
          <table:table-cell office:value-type="currency" office:value="-22399.42" table:formula="of:=[.E12]" table:style-name="ce267">
            <text:p>-₺22.399,42</text:p>
          </table:table-cell>
          <table:table-cell office:value-type="currency" office:value="-4057.8659420289855" table:formula="of:=[.J16]+[.P16]" table:style-name="ce297">
            <text:p>-$4.057,87</text:p>
          </table:table-cell>
          <table:table-cell table:style-name="ce227"/>
          <table:table-cell table:style-name="ce230"/>
          <table:table-cell office:value-type="currency" office:value="-17458.125000374959" table:formula="of:=[.I12]" table:style-name="ce229">
            <text:p>-₺17.458,13</text:p>
          </table:table-cell>
          <table:table-cell office:value-type="currency" office:value="-3162.7038044157539" table:formula="of:=[.J12]" table:style-name="ce233">
            <text:p>-$3.163</text:p>
          </table:table-cell>
          <table:table-cell table:number-columns-repeated="4" table:style-name="ce227"/>
          <table:table-cell office:value-type="currency" office:value="-4941.2949996250381" table:formula="of:=[.O12]" table:style-name="ce229">
            <text:p>-₺4.941,29</text:p>
          </table:table-cell>
          <table:table-cell office:value-type="currency" office:value="-895.16213761323161" table:formula="of:=[.P12]" table:style-name="ce233">
            <text:p>-$895</text:p>
          </table:table-cell>
          <table:table-cell table:number-columns-repeated="16368" table:style-name="ce227"/>
        </table:table-row>
        <table:table-row table:style-name="ro5">
          <table:table-cell table:number-columns-repeated="2" table:style-name="ce227"/>
          <table:table-cell office:value-type="string" table:style-name="ce270">
            <text:p>BAKIYE 2018</text:p>
          </table:table-cell>
          <table:table-cell table:style-name="ce271"/>
          <table:table-cell office:value-type="currency" office:value="-1399.4199999999983" table:formula="of:=[.E15]+[.E16]" table:style-name="ce267">
            <text:p>-₺1.399,42</text:p>
          </table:table-cell>
          <table:table-cell office:value-type="currency" office:value="-253.51811594202866" table:formula="of:=[.J17]+[.P17]" table:style-name="ce297">
            <text:p>-$253,52</text:p>
          </table:table-cell>
          <table:table-cell table:style-name="ce227"/>
          <table:table-cell table:style-name="ce230"/>
          <table:table-cell office:value-type="currency" office:value="-1051.8729797176966" table:formula="of:=[.I15]+[.I16]" table:style-name="ce229">
            <text:p>-₺1.051,87</text:p>
          </table:table-cell>
          <table:table-cell office:value-type="currency" office:value="-190.55669922422067" table:formula="of:=[.J15]+[.J16]" table:style-name="ce233">
            <text:p>-$191</text:p>
          </table:table-cell>
          <table:table-cell table:number-columns-repeated="4" table:style-name="ce227"/>
          <table:table-cell office:value-type="currency" office:value="-347.54702028229985" table:formula="of:=[.O15]+[.O16]" table:style-name="ce229">
            <text:p>-₺347,55</text:p>
          </table:table-cell>
          <table:table-cell office:value-type="currency" office:value="-62.961416717807992" table:formula="of:=[.P15]+[.P16]" table:style-name="ce233">
            <text:p>-$63</text:p>
          </table:table-cell>
          <table:table-cell table:number-columns-repeated="16368" table:style-name="ce227"/>
        </table:table-row>
        <table:table-row table:style-name="ro5">
          <table:table-cell table:number-columns-repeated="3" table:style-name="ce272"/>
          <table:table-cell table:style-name="ce269"/>
          <table:table-cell table:style-name="ce273"/>
          <table:table-cell table:style-name="ce226"/>
          <table:table-cell table:style-name="ce227"/>
          <table:table-cell table:style-name="ce274"/>
          <table:table-cell table:style-name="ce229"/>
          <table:table-cell table:number-columns-repeated="2" table:style-name="ce227"/>
          <table:table-cell table:style-name="ce231"/>
          <table:table-cell table:style-name="ce227"/>
          <table:table-cell table:style-name="ce230"/>
          <table:table-cell table:style-name="ce229"/>
          <table:table-cell table:style-name="ce233"/>
          <table:table-cell table:number-columns-repeated="16368" table:style-name="ce227"/>
        </table:table-row>
        <table:table-row table:style-name="ro5">
          <table:table-cell office:value-type="float" office:value="2019" table:style-name="ce246">
            <text:p>2019</text:p>
          </table:table-cell>
          <table:table-cell table:number-columns-repeated="2" table:style-name="ce243"/>
          <table:table-cell table:style-name="ce246"/>
          <table:table-cell table:style-name="ce227"/>
          <table:table-cell table:style-name="ce225"/>
          <table:table-cell table:style-name="ce227"/>
          <table:table-cell table:style-name="ce247"/>
          <table:table-cell table:style-name="ce229"/>
          <table:table-cell table:style-name="ce233"/>
          <table:table-cell table:style-name="ce229"/>
          <table:table-cell table:style-name="ce231"/>
          <table:table-cell table:style-name="ce227"/>
          <table:table-cell table:style-name="ce247"/>
          <table:table-cell table:style-name="ce229"/>
          <table:table-cell table:style-name="ce233"/>
          <table:table-cell table:number-columns-repeated="16368" table:style-name="ce227"/>
        </table:table-row>
        <table:table-row table:style-name="ro5">
          <table:table-cell office:value-type="string" table:style-name="ce227">
            <text:p>SnyG701-19</text:p>
          </table:table-cell>
          <table:table-cell office:value-type="date" office:date-value="2019-11-12T00:00:00" table:style-name="ce228">
            <text:p>Kas.19</text:p>
          </table:table-cell>
          <table:table-cell office:value-type="string" table:style-name="ce228">
            <text:p>cymz</text:p>
          </table:table-cell>
          <table:table-cell office:value-type="float" office:value="30645" table:style-name="ce227">
            <text:p>30645</text:p>
          </table:table-cell>
          <table:table-cell office:value-type="currency" office:value="22500" table:formula="of:=['02-11-GLR'.G9]+['02-11-GLR'.G10]+['02-11-GLR'.G14]" table:style-name="ce267">
            <text:p>₺22.500,00</text:p>
          </table:table-cell>
          <table:table-cell table:style-name="ce295"/>
          <table:table-cell table:style-name="ce227"/>
          <table:table-cell office:value-type="percentage" office:value="0.77948241894956916" table:formula="of:=[.L20]/[.$E$4]" table:style-name="ce247">
            <text:p>%77,95</text:p>
          </table:table-cell>
          <table:table-cell office:value-type="currency" office:value="17581.275235825811" table:formula="of:=[.H12]*[.E20]" table:style-name="ce229">
            <text:p>₺17.581,28</text:p>
          </table:table-cell>
          <table:table-cell office:value-type="currency" office:value="3068.2853814704731" table:formula="of:=[.I20]/[.T20]" table:style-name="ce233">
            <text:p>$3.068</text:p>
          </table:table-cell>
          <table:table-cell office:value-type="currency" office:value="16529.402256108115" table:formula="of:=[.K12]+[.I20]" table:style-name="ce229">
            <text:p>₺16.529,4</text:p>
          </table:table-cell>
          <table:table-cell office:value-type="currency" office:value="350767.0885273061" table:formula="of:=[.L12]-[.P20]" table:style-name="ce231">
            <text:p>$350.767,09</text:p>
          </table:table-cell>
          <table:table-cell table:style-name="ce227"/>
          <table:table-cell office:value-type="percentage" office:value="0.22051758105043084" table:formula="of:=[.R20]/[.$E$4]" table:style-name="ce247">
            <text:p>%22,05</text:p>
          </table:table-cell>
          <table:table-cell office:value-type="currency" office:value="4918.7247641741869" table:formula="of:=[.N12]*[.E20]" table:style-name="ce229">
            <text:p>₺4.918,72</text:p>
          </table:table-cell>
          <table:table-cell office:value-type="currency" office:value="858.4161892101547" table:formula="of:=[.O20]/[.T20]" table:style-name="ce233">
            <text:p>$858</text:p>
          </table:table-cell>
          <table:table-cell office:value-type="currency" office:value="4571.1777438918871" table:formula="of:=[.Q12]+[.O20]" table:style-name="ce229">
            <text:p>₺4.571,18</text:p>
          </table:table-cell>
          <table:table-cell office:value-type="currency" office:value="99232.911472693886" table:formula="of:=[.R12]+[.P20]" table:style-name="ce231">
            <text:p>$99.232,91</text:p>
          </table:table-cell>
          <table:table-cell table:style-name="ce229"/>
          <table:table-cell office:value-type="float" office:value="5.73" table:style-name="ce227">
            <text:p>5,73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A101-19</text:p>
          </table:table-cell>
          <table:table-cell office:value-type="date" office:date-value="2019-11-30T00:00:00" table:style-name="ce228">
            <text:p>Kas.19</text:p>
          </table:table-cell>
          <table:table-cell office:value-type="string" table:style-name="ce228">
            <text:p>prçcı</text:p>
          </table:table-cell>
          <table:table-cell office:value-type="float" office:value="4000" table:style-name="ce227">
            <text:p>4000</text:p>
          </table:table-cell>
          <table:table-cell office:value-type="currency" office:value="4000" table:formula="of:=['02-11-GLR'.G13]" table:style-name="ce267">
            <text:p>₺4.000,00</text:p>
          </table:table-cell>
          <table:table-cell table:style-name="ce295"/>
          <table:table-cell table:style-name="ce227"/>
          <table:table-cell office:value-type="percentage" office:value="0.77914033233944624" table:formula="of:=[.L21]/[.$E$4]" table:style-name="ce247">
            <text:p>%77,91</text:p>
          </table:table-cell>
          <table:table-cell office:value-type="currency" office:value="3117.9296757982765" table:formula="of:=[.H20]*[.E21]" table:style-name="ce229">
            <text:p>₺3.117,93</text:p>
          </table:table-cell>
          <table:table-cell office:value-type="currency" office:value="544.14130467683708" table:formula="of:=[.I21]/[.T21]" table:style-name="ce233">
            <text:p>$544</text:p>
          </table:table-cell>
          <table:table-cell office:value-type="currency" office:value="19647.331931906392" table:formula="of:=[.K20]+[.I21]" table:style-name="ce229">
            <text:p>₺19.647,33</text:p>
          </table:table-cell>
          <table:table-cell office:value-type="currency" office:value="350613.14955275081" table:formula="of:=[.L20]-[.P21]" table:style-name="ce231">
            <text:p>$350.613,15</text:p>
          </table:table-cell>
          <table:table-cell table:style-name="ce227"/>
          <table:table-cell office:value-type="percentage" office:value="0.2208596676605537" table:formula="of:=[.R21]/[.$E$4]" table:style-name="ce247">
            <text:p>%22,09</text:p>
          </table:table-cell>
          <table:table-cell office:value-type="currency" office:value="882.07032420172334" table:formula="of:=[.N20]*[.E21]" table:style-name="ce229">
            <text:p>₺882,07</text:p>
          </table:table-cell>
          <table:table-cell office:value-type="currency" office:value="153.93897455527457" table:formula="of:=[.O21]/[.T21]" table:style-name="ce233">
            <text:p>$154</text:p>
          </table:table-cell>
          <table:table-cell office:value-type="currency" office:value="5453.2480680936105" table:formula="of:=[.Q20]+[.O21]" table:style-name="ce229">
            <text:p>₺5.453,25</text:p>
          </table:table-cell>
          <table:table-cell office:value-type="currency" office:value="99386.850447249162" table:formula="of:=[.R20]+[.P21]" table:style-name="ce231">
            <text:p>$99.386,85</text:p>
          </table:table-cell>
          <table:table-cell table:style-name="ce229"/>
          <table:table-cell office:value-type="float" office:value="5.73" table:style-name="ce227">
            <text:p>5,73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H000-19</text:p>
          </table:table-cell>
          <table:table-cell office:value-type="date" office:date-value="2019-11-30T00:00:00" table:style-name="ce228">
            <text:p>Kas.19</text:p>
          </table:table-cell>
          <table:table-cell table:style-name="ce233"/>
          <table:table-cell table:style-name="ce227"/>
          <table:table-cell office:value-type="currency" office:value="-3104.8199999999997" table:formula="of:=['02-12-GDR'.F32]" table:style-name="ce267">
            <text:p>-₺3.104,82</text:p>
          </table:table-cell>
          <table:table-cell table:style-name="ce295"/>
          <table:table-cell table:style-name="ce229"/>
          <table:table-cell office:value-type="percentage" office:value="0.77940627358953185" table:formula="of:=[.L22]/[.$E$4]" table:style-name="ce247">
            <text:p>%77,94</text:p>
          </table:table-cell>
          <table:table-cell office:value-type="currency" office:value="-2419.0904866541591" table:formula="of:=[.H21]*[.E22]" table:style-name="ce229">
            <text:p>-₺2.419,09</text:p>
          </table:table-cell>
          <table:table-cell office:value-type="currency" office:value="-422.17984060282004" table:formula="of:=[.I22]/[.T22]" table:style-name="ce233">
            <text:p>-$422</text:p>
          </table:table-cell>
          <table:table-cell office:value-type="currency" office:value="17228.241445252232" table:formula="of:=[.K21]+[.I22]" table:style-name="ce229">
            <text:p>₺17.228,24</text:p>
          </table:table-cell>
          <table:table-cell office:value-type="currency" office:value="350732.82311528933" table:formula="of:=[.L21]-[.P22]" table:style-name="ce231">
            <text:p>$350.732,82</text:p>
          </table:table-cell>
          <table:table-cell table:style-name="ce229"/>
          <table:table-cell office:value-type="percentage" office:value="0.22059372641046804" table:formula="of:=[.R22]/[.$E$4]" table:style-name="ce247">
            <text:p>%22,06</text:p>
          </table:table-cell>
          <table:table-cell office:value-type="currency" office:value="-685.72951334584025" table:formula="of:=[.N21]*[.E22]" table:style-name="ce229">
            <text:p>-₺685,73</text:p>
          </table:table-cell>
          <table:table-cell office:value-type="currency" office:value="-119.67356253854105" table:formula="of:=[.O22]/[.T22]" table:style-name="ce233">
            <text:p>-$120</text:p>
          </table:table-cell>
          <table:table-cell office:value-type="currency" office:value="4767.5185547477704" table:formula="of:=[.Q21]+[.O22]" table:style-name="ce229">
            <text:p>₺4.767,52</text:p>
          </table:table-cell>
          <table:table-cell office:value-type="currency" office:value="99267.176884710614" table:formula="of:=[.R21]+[.P22]" table:style-name="ce231">
            <text:p>$99.267,18</text:p>
          </table:table-cell>
          <table:table-cell table:style-name="ce229"/>
          <table:table-cell office:value-type="float" office:value="5.73" table:style-name="ce227">
            <text:p>5,73</text:p>
          </table:table-cell>
          <table:table-cell table:number-columns-repeated="16364" table:style-name="ce227"/>
        </table:table-row>
        <table:table-row table:style-name="ro5">
          <table:table-cell table:number-columns-repeated="5" table:style-name="ce227"/>
          <table:table-cell table:style-name="ce225"/>
          <table:table-cell table:number-columns-repeated="8" table:style-name="ce227"/>
          <table:table-cell table:style-name="ce229"/>
          <table:table-cell table:number-columns-repeated="16369" table:style-name="ce227"/>
        </table:table-row>
        <table:table-row table:style-name="ro5">
          <table:table-cell table:style-name="ce227"/>
          <table:table-cell table:style-name="ce246"/>
          <table:table-cell office:value-type="string" table:style-name="ce268">
            <text:p><text:s/>Toplam Gelecek 2019</text:p>
          </table:table-cell>
          <table:table-cell office:value-type="float" office:value="34645" table:formula="of:=SUM([.D20:.D22])" table:style-name="ce269">
            <text:p>34645</text:p>
          </table:table-cell>
          <table:table-cell table:style-name="ce267"/>
          <table:table-cell table:style-name="ce295"/>
          <table:table-cell table:style-name="ce229"/>
          <table:table-cell table:style-name="ce247"/>
          <table:table-cell table:style-name="ce229"/>
          <table:table-cell table:style-name="ce233"/>
          <table:table-cell table:style-name="ce227"/>
          <table:table-cell table:style-name="ce231"/>
          <table:table-cell table:style-name="ce227"/>
          <table:table-cell table:style-name="ce247"/>
          <table:table-cell table:style-name="ce229"/>
          <table:table-cell table:style-name="ce233"/>
          <table:table-cell table:style-name="ce248"/>
          <table:table-cell table:style-name="ce231"/>
          <table:table-cell table:style-name="ce248"/>
          <table:table-cell table:number-columns-repeated="16365" table:style-name="ce227"/>
        </table:table-row>
        <table:table-row table:style-name="ro5">
          <table:table-cell table:number-columns-repeated="2" table:style-name="ce227"/>
          <table:table-cell office:value-type="string" table:style-name="ce270">
            <text:p>Toplam Gelen 2019</text:p>
          </table:table-cell>
          <table:table-cell table:style-name="ce227"/>
          <table:table-cell office:value-type="float" office:value="26500" table:formula="of:=[.E20]+[.E21]" table:style-name="ce271">
            <text:p>26500</text:p>
          </table:table-cell>
          <table:table-cell office:value-type="currency" office:value="4624.7818499127397" table:formula="of:=[.J25]+[.P25]" table:style-name="ce297">
            <text:p>$4.624,78</text:p>
          </table:table-cell>
          <table:table-cell table:style-name="ce229"/>
          <table:table-cell table:style-name="ce247"/>
          <table:table-cell office:value-type="currency" office:value="20699.204911624089" table:formula="of:=[.I21]+[.I20]" table:style-name="ce229">
            <text:p>₺20.699,2</text:p>
          </table:table-cell>
          <table:table-cell office:value-type="currency" office:value="3612.4266861473102" table:formula="of:=[.J20]+[.J21]" table:style-name="ce233">
            <text:p>$3.612</text:p>
          </table:table-cell>
          <table:table-cell table:style-name="ce227"/>
          <table:table-cell table:style-name="ce231"/>
          <table:table-cell table:style-name="ce227"/>
          <table:table-cell table:style-name="ce230"/>
          <table:table-cell office:value-type="currency" office:value="5800.7950883759104" table:formula="of:=[.O20]+[.O21]" table:style-name="ce229">
            <text:p>₺5.800,8</text:p>
          </table:table-cell>
          <table:table-cell office:value-type="currency" office:value="1012.3551637654293" table:formula="of:=[.P20]+[.P21]" table:style-name="ce233">
            <text:p>$1.012</text:p>
          </table:table-cell>
          <table:table-cell table:number-columns-repeated="16368" table:style-name="ce227"/>
        </table:table-row>
        <table:table-row table:style-name="ro5">
          <table:table-cell table:number-columns-repeated="2" table:style-name="ce227"/>
          <table:table-cell office:value-type="string" table:style-name="ce270">
            <text:p>Toplam Masraf 2019</text:p>
          </table:table-cell>
          <table:table-cell table:style-name="ce271"/>
          <table:table-cell office:value-type="currency" office:value="-3104.8199999999997" table:formula="of:=[.E22]" table:style-name="ce267">
            <text:p>-₺3.104,82</text:p>
          </table:table-cell>
          <table:table-cell office:value-type="currency" office:value="-541.85340314136113" table:formula="of:=[.J26]+[.P26]" table:style-name="ce297">
            <text:p>-$541,85</text:p>
          </table:table-cell>
          <table:table-cell table:style-name="ce227"/>
          <table:table-cell table:style-name="ce230"/>
          <table:table-cell office:value-type="currency" office:value="-2419.0904866541591" table:formula="of:=[.I22]" table:style-name="ce229">
            <text:p>-₺2.419,09</text:p>
          </table:table-cell>
          <table:table-cell office:value-type="currency" office:value="-422.17984060282004" table:formula="of:=[.J22]" table:style-name="ce233">
            <text:p>-$422</text:p>
          </table:table-cell>
          <table:table-cell table:style-name="ce227"/>
          <table:table-cell table:style-name="ce231"/>
          <table:table-cell table:style-name="ce227"/>
          <table:table-cell table:style-name="ce230"/>
          <table:table-cell office:value-type="currency" office:value="-685.72951334584025" table:formula="of:=[.O22]" table:style-name="ce229">
            <text:p>-₺685,73</text:p>
          </table:table-cell>
          <table:table-cell office:value-type="currency" office:value="-119.67356253854105" table:formula="of:=[.P22]" table:style-name="ce233">
            <text:p>-$120</text:p>
          </table:table-cell>
          <table:table-cell table:number-columns-repeated="16368" table:style-name="ce227"/>
        </table:table-row>
        <table:table-row table:style-name="ro5">
          <table:table-cell table:number-columns-repeated="2" table:style-name="ce227"/>
          <table:table-cell office:value-type="string" table:style-name="ce270">
            <text:p>BAKIYE 2019</text:p>
          </table:table-cell>
          <table:table-cell table:style-name="ce271"/>
          <table:table-cell office:value-type="currency" office:value="23395.18" table:formula="of:=[.E25]+[.E26]" table:style-name="ce267">
            <text:p>₺23.395,18</text:p>
          </table:table-cell>
          <table:table-cell office:value-type="currency" office:value="4082.9284467713783" table:formula="of:=[.J27]+[.P27]" table:style-name="ce297">
            <text:p>$4.082,93</text:p>
          </table:table-cell>
          <table:table-cell table:style-name="ce227"/>
          <table:table-cell table:style-name="ce230"/>
          <table:table-cell office:value-type="currency" office:value="18280.114424969928" table:formula="of:=[.I26]+[.I25]" table:style-name="ce229">
            <text:p>₺18.280,11</text:p>
          </table:table-cell>
          <table:table-cell office:value-type="currency" office:value="3190.24684554449" table:formula="of:=[.J26]+[.J25]" table:style-name="ce233">
            <text:p>$3.190</text:p>
          </table:table-cell>
          <table:table-cell table:style-name="ce227"/>
          <table:table-cell table:style-name="ce231"/>
          <table:table-cell table:style-name="ce227"/>
          <table:table-cell table:style-name="ce230"/>
          <table:table-cell office:value-type="currency" office:value="5115.0655750300702" table:formula="of:=[.O25]+[.O26]" table:style-name="ce229">
            <text:p>₺5.115,07</text:p>
          </table:table-cell>
          <table:table-cell office:value-type="currency" office:value="892.68160122688823" table:formula="of:=[.P25]+[.P26]" table:style-name="ce233">
            <text:p>$893</text:p>
          </table:table-cell>
          <table:table-cell table:number-columns-repeated="16368" table:style-name="ce227"/>
        </table:table-row>
        <table:table-row table:style-name="ro5">
          <table:table-cell table:style-name="ce227"/>
          <table:table-cell table:number-columns-repeated="2" table:style-name="ce228"/>
          <table:table-cell table:number-columns-repeated="2" table:style-name="ce227"/>
          <table:table-cell table:style-name="ce225"/>
          <table:table-cell table:style-name="ce227"/>
          <table:table-cell table:style-name="ce230"/>
          <table:table-cell table:number-columns-repeated="3" table:style-name="ce227"/>
          <table:table-cell table:style-name="ce231"/>
          <table:table-cell table:style-name="ce227"/>
          <table:table-cell table:style-name="ce230"/>
          <table:table-cell table:style-name="ce227"/>
          <table:table-cell table:style-name="ce233"/>
          <table:table-cell table:number-columns-repeated="16368" table:style-name="ce227"/>
        </table:table-row>
        <table:table-row table:style-name="ro5">
          <table:table-cell office:value-type="float" office:value="2020" table:style-name="ce246">
            <text:p>2020</text:p>
          </table:table-cell>
          <table:table-cell table:number-columns-repeated="2" table:style-name="ce243"/>
          <table:table-cell table:style-name="ce246"/>
          <table:table-cell table:style-name="ce227"/>
          <table:table-cell table:style-name="ce225"/>
          <table:table-cell table:style-name="ce227"/>
          <table:table-cell table:style-name="ce247"/>
          <table:table-cell table:number-columns-repeated="3" table:style-name="ce227"/>
          <table:table-cell table:style-name="ce231"/>
          <table:table-cell table:style-name="ce227"/>
          <table:table-cell table:style-name="ce247"/>
          <table:table-cell table:style-name="ce227"/>
          <table:table-cell table:style-name="ce233"/>
          <table:table-cell table:number-columns-repeated="16368" table:style-name="ce227"/>
        </table:table-row>
        <table:table-row table:style-name="ro5">
          <table:table-cell office:value-type="string" table:style-name="ce227">
            <text:p>SnyA102-20</text:p>
          </table:table-cell>
          <table:table-cell office:value-type="date" office:date-value="2020-03-30T00:00:00" table:style-name="ce228">
            <text:p>Mar.20</text:p>
          </table:table-cell>
          <table:table-cell office:value-type="string" table:style-name="ce228">
            <text:p>sefa</text:p>
          </table:table-cell>
          <table:table-cell office:value-type="float" office:value="6200" table:style-name="ce227">
            <text:p>6200</text:p>
          </table:table-cell>
          <table:table-cell office:value-type="currency" office:value="6200" table:formula="of:=['02-11-GLR'.G19]" table:style-name="ce267">
            <text:p>₺6.200,00</text:p>
          </table:table-cell>
          <table:table-cell table:style-name="ce295"/>
          <table:table-cell table:style-name="ce227"/>
          <table:table-cell office:value-type="percentage" office:value="0.77893359997496647" table:formula="of:=[.L30]/[.$E$4]" table:style-name="ce247">
            <text:p>%77,89</text:p>
          </table:table-cell>
          <table:table-cell office:value-type="currency" office:value="4832.3188962550976" table:formula="of:=[.H22]*[.E30]" table:style-name="ce229">
            <text:p>₺4.832,32</text:p>
          </table:table-cell>
          <table:table-cell office:value-type="currency" office:value="751.52704451867771" table:formula="of:=[.I30]/[.T30]" table:style-name="ce233">
            <text:p>$752</text:p>
          </table:table-cell>
          <table:table-cell office:value-type="currency" office:value="22060.560341507327" table:formula="of:=[.K22]+[.I30]" table:style-name="ce229">
            <text:p>₺22.060,56</text:p>
          </table:table-cell>
          <table:table-cell office:value-type="currency" office:value="350520.11998873489" table:formula="of:=[.L22]-[.P30]" table:style-name="ce231">
            <text:p>$350.520,12</text:p>
          </table:table-cell>
          <table:table-cell table:style-name="ce227"/>
          <table:table-cell office:value-type="percentage" office:value="0.22106640002503342" table:formula="of:=[.R30]/[.$E$4]" table:style-name="ce247">
            <text:p>%22,11</text:p>
          </table:table-cell>
          <table:table-cell office:value-type="currency" office:value="1367.6811037449017" table:formula="of:=[.N22]*[.E30]" table:style-name="ce229">
            <text:p>₺1.367,68</text:p>
          </table:table-cell>
          <table:table-cell office:value-type="currency" office:value="212.70312655441708" table:formula="of:=[.O30]/[.T30]" table:style-name="ce233">
            <text:p>$213</text:p>
          </table:table-cell>
          <table:table-cell office:value-type="currency" office:value="6135.1996584926719" table:formula="of:=[.Q22]+[.O30]" table:style-name="ce229">
            <text:p>₺6.135,2</text:p>
          </table:table-cell>
          <table:table-cell office:value-type="currency" office:value="99479.880011265035" table:formula="of:=[.R22]+[.P30]" table:style-name="ce231">
            <text:p>$99.479,88</text:p>
          </table:table-cell>
          <table:table-cell table:style-name="ce229"/>
          <table:table-cell office:value-type="float" office:value="6.43" table:style-name="ce227">
            <text:p>6,43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A103-20</text:p>
          </table:table-cell>
          <table:table-cell office:value-type="date" office:date-value="2020-10-30T00:00:00" table:style-name="ce228">
            <text:p>Eki.20</text:p>
          </table:table-cell>
          <table:table-cell office:value-type="string" table:style-name="ce228">
            <text:p>kemal</text:p>
          </table:table-cell>
          <table:table-cell office:value-type="float" office:value="7800" table:style-name="ce227">
            <text:p>7800</text:p>
          </table:table-cell>
          <table:table-cell office:value-type="currency" office:value="7800" table:formula="of:=['02-11-GLR'.G25]" table:style-name="ce267">
            <text:p>₺7.800,00</text:p>
          </table:table-cell>
          <table:table-cell table:style-name="ce295"/>
          <table:table-cell table:style-name="ce227"/>
          <table:table-cell office:value-type="percentage" office:value="0.77846170125570124" table:formula="of:=[.L31]/[.$E$4]" table:style-name="ce247">
            <text:p>%77,85</text:p>
          </table:table-cell>
          <table:table-cell office:value-type="currency" office:value="6075.6820798047384" table:formula="of:=[.H30]*[.E31]" table:style-name="ce229">
            <text:p>₺6.075,68</text:p>
          </table:table-cell>
          <table:table-cell office:value-type="currency" office:value="748.236709335559" table:formula="of:=[.I31]/[.T31]" table:style-name="ce233">
            <text:p>$748</text:p>
          </table:table-cell>
          <table:table-cell office:value-type="currency" office:value="28136.242421312065" table:formula="of:=[.K30]+[.I31]" table:style-name="ce229">
            <text:p>₺28.136,24</text:p>
          </table:table-cell>
          <table:table-cell office:value-type="currency" office:value="350307.76556506555" table:formula="of:=[.L30]-[.P31]" table:style-name="ce231">
            <text:p>$350.307,77</text:p>
          </table:table-cell>
          <table:table-cell table:style-name="ce227"/>
          <table:table-cell office:value-type="percentage" office:value="0.22153829874429867" table:formula="of:=[.R31]/[.$E$4]" table:style-name="ce247">
            <text:p>%22,15</text:p>
          </table:table-cell>
          <table:table-cell office:value-type="currency" office:value="1724.3179201952607" table:formula="of:=[.N30]*[.E31]" table:style-name="ce229">
            <text:p>₺1.724,32</text:p>
          </table:table-cell>
          <table:table-cell office:value-type="currency" office:value="212.35442366936709" table:formula="of:=[.O31]/[.T31]" table:style-name="ce233">
            <text:p>$212</text:p>
          </table:table-cell>
          <table:table-cell office:value-type="currency" office:value="7859.5175786879327" table:formula="of:=[.Q30]+[.O31]" table:style-name="ce229">
            <text:p>₺7.859,52</text:p>
          </table:table-cell>
          <table:table-cell office:value-type="currency" office:value="99692.234434934406" table:formula="of:=[.R30]+[.P31]" table:style-name="ce231">
            <text:p>$99.692,23</text:p>
          </table:table-cell>
          <table:table-cell table:style-name="ce229"/>
          <table:table-cell office:value-type="float" office:value="8.1199999999999992" table:style-name="ce227">
            <text:p>8,12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A103-20</text:p>
          </table:table-cell>
          <table:table-cell office:value-type="date" office:date-value="2020-10-30T00:00:00" table:style-name="ce228">
            <text:p>Eki.20</text:p>
          </table:table-cell>
          <table:table-cell table:style-name="ce233"/>
          <table:table-cell table:style-name="ce227"/>
          <table:table-cell office:value-type="currency" office:value="-2000" table:formula="of:=['02-12-GDR'.F57]" table:style-name="ce267">
            <text:p>-₺2.000,00</text:p>
          </table:table-cell>
          <table:table-cell table:style-name="ce295"/>
          <table:table-cell table:style-name="ce229"/>
          <table:table-cell office:value-type="percentage" office:value="0.77858295921888909" table:formula="of:=[.L32]/[.$E$4]" table:style-name="ce247">
            <text:p>%77,86</text:p>
          </table:table-cell>
          <table:table-cell office:value-type="currency" office:value="-1556.9234025114024" table:formula="of:=[.H31]*[.E32]" table:style-name="ce229">
            <text:p>-₺1.556,92</text:p>
          </table:table-cell>
          <table:table-cell office:value-type="currency" office:value="-191.73933528465548" table:formula="of:=[.I32]/[.T32]" table:style-name="ce233">
            <text:p>-$192</text:p>
          </table:table-cell>
          <table:table-cell office:value-type="currency" office:value="26579.319018800663" table:formula="of:=[.K31]+[.I32]" table:style-name="ce229">
            <text:p>₺26.579,32</text:p>
          </table:table-cell>
          <table:table-cell office:value-type="currency" office:value="350362.33164850011" table:formula="of:=[.L31]-[.P32]" table:style-name="ce231">
            <text:p>$350.362,33</text:p>
          </table:table-cell>
          <table:table-cell table:style-name="ce227"/>
          <table:table-cell office:value-type="percentage" office:value="0.22141704078111077" table:formula="of:=[.R32]/[.$E$4]" table:style-name="ce247">
            <text:p>%22,14</text:p>
          </table:table-cell>
          <table:table-cell office:value-type="currency" office:value="-443.07659748859737" table:formula="of:=[.N31]*[.E32]" table:style-name="ce229">
            <text:p>-₺443,08</text:p>
          </table:table-cell>
          <table:table-cell office:value-type="currency" office:value="-54.566083434556333" table:formula="of:=[.O32]/[.T32]" table:style-name="ce233">
            <text:p>-$55</text:p>
          </table:table-cell>
          <table:table-cell office:value-type="currency" office:value="7416.4409811993355" table:formula="of:=[.Q31]+[.O32]" table:style-name="ce229">
            <text:p>₺7.416,44</text:p>
          </table:table-cell>
          <table:table-cell office:value-type="currency" office:value="99637.668351499844" table:formula="of:=[.R31]+[.P32]" table:style-name="ce231">
            <text:p>$99.637,67</text:p>
          </table:table-cell>
          <table:table-cell table:style-name="ce229"/>
          <table:table-cell office:value-type="float" office:value="8.1199999999999992" table:style-name="ce227">
            <text:p>8,12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B201-20</text:p>
          </table:table-cell>
          <table:table-cell office:value-type="date" office:date-value="2020-12-12T00:00:00" table:style-name="ce228">
            <text:p>Ara.20</text:p>
          </table:table-cell>
          <table:table-cell office:value-type="string" table:style-name="ce228">
            <text:p>mesut</text:p>
          </table:table-cell>
          <table:table-cell office:value-type="float" office:value="30000" table:style-name="ce227">
            <text:p>30000</text:p>
          </table:table-cell>
          <table:table-cell office:value-type="currency" office:value="22500" table:formula="of:=['02-11-GLR'.G22]+['02-11-GLR'.G23]+['02-11-GLR'.G31]+['02-11-GLR'.G32]" table:style-name="ce267">
            <text:p>₺22.500,00</text:p>
          </table:table-cell>
          <table:table-cell table:style-name="ce295"/>
          <table:table-cell table:style-name="ce227"/>
          <table:table-cell office:value-type="percentage" office:value="0.77718688708281658" table:formula="of:=[.L33]/[.$E$4]" table:style-name="ce247">
            <text:p>%77,72</text:p>
          </table:table-cell>
          <table:table-cell office:value-type="currency" office:value="17518.116582425006" table:formula="of:=[.H32]*[.E33]" table:style-name="ce229">
            <text:p>₺17.518,12</text:p>
          </table:table-cell>
          <table:table-cell office:value-type="currency" office:value="2209.0941465857509" table:formula="of:=[.I33]/[.T33]" table:style-name="ce233">
            <text:p>$2.209</text:p>
          </table:table-cell>
          <table:table-cell office:value-type="currency" office:value="44097.435601225669" table:formula="of:=[.K32]+[.I33]" table:style-name="ce229">
            <text:p>₺44.097,44</text:p>
          </table:table-cell>
          <table:table-cell office:value-type="currency" office:value="349734.09918726748" table:formula="of:=[.L32]-[.P33]" table:style-name="ce231">
            <text:p>$349.734,10</text:p>
          </table:table-cell>
          <table:table-cell table:style-name="ce227"/>
          <table:table-cell office:value-type="percentage" office:value="0.22281311291718334" table:formula="of:=[.R33]/[.$E$4]" table:style-name="ce247">
            <text:p>%22,28</text:p>
          </table:table-cell>
          <table:table-cell office:value-type="currency" office:value="4981.8834175749926" table:formula="of:=[.N32]*[.E33]" table:style-name="ce229">
            <text:p>₺4.981,88</text:p>
          </table:table-cell>
          <table:table-cell office:value-type="currency" office:value="628.23246123265983" table:formula="of:=[.O33]/[.T33]" table:style-name="ce233">
            <text:p>$628</text:p>
          </table:table-cell>
          <table:table-cell office:value-type="currency" office:value="12398.324398774328" table:formula="of:=[.Q32]+[.O33]" table:style-name="ce229">
            <text:p>₺12.398,32</text:p>
          </table:table-cell>
          <table:table-cell office:value-type="currency" office:value="100265.90081273251" table:formula="of:=[.R32]+[.P33]" table:style-name="ce231">
            <text:p>$100.265,90</text:p>
          </table:table-cell>
          <table:table-cell table:style-name="ce229"/>
          <table:table-cell office:value-type="float" office:value="7.93" table:style-name="ce227">
            <text:p>7,93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B201-20</text:p>
          </table:table-cell>
          <table:table-cell office:value-type="date" office:date-value="2020-12-12T00:00:00" table:style-name="ce228">
            <text:p>Ara.20</text:p>
          </table:table-cell>
          <table:table-cell table:style-name="ce233"/>
          <table:table-cell table:style-name="ce227"/>
          <table:table-cell office:value-type="currency" office:value="-5500" table:formula="of:=['02-12-GDR'.F65]" table:style-name="ce267">
            <text:p>-₺5.500,00</text:p>
          </table:table-cell>
          <table:table-cell table:style-name="ce295"/>
          <table:table-cell table:style-name="ce229"/>
          <table:table-cell office:value-type="percentage" office:value="0.77753030087601949" table:formula="of:=[.L34]/[.$E$4]" table:style-name="ce247">
            <text:p>%77,75</text:p>
          </table:table-cell>
          <table:table-cell office:value-type="currency" office:value="-4274.5278789554914" table:formula="of:=[.H33]*[.E34]" table:style-name="ce229">
            <text:p>-₺4.274,53</text:p>
          </table:table-cell>
          <table:table-cell office:value-type="currency" office:value="-539.03251941431165" table:formula="of:=[.I34]/[.T34]" table:style-name="ce233">
            <text:p>-$539</text:p>
          </table:table-cell>
          <table:table-cell office:value-type="currency" office:value="39822.907722270174" table:formula="of:=[.K33]+[.I34]" table:style-name="ce229">
            <text:p>₺39.822,91</text:p>
          </table:table-cell>
          <table:table-cell office:value-type="currency" office:value="349888.63539420877" table:formula="of:=[.L33]-[.P34]" table:style-name="ce231">
            <text:p>$349.888,64</text:p>
          </table:table-cell>
          <table:table-cell table:style-name="ce227"/>
          <table:table-cell office:value-type="percentage" office:value="0.22246969912398046" table:formula="of:=[.R34]/[.$E$4]" table:style-name="ce247">
            <text:p>%22,25</text:p>
          </table:table-cell>
          <table:table-cell office:value-type="currency" office:value="-1225.4721210445084" table:formula="of:=[.N33]*[.E34]" table:style-name="ce229">
            <text:p>-₺1.225,47</text:p>
          </table:table-cell>
          <table:table-cell office:value-type="currency" office:value="-154.53620694129992" table:formula="of:=[.O34]/[.T34]" table:style-name="ce233">
            <text:p>-$155</text:p>
          </table:table-cell>
          <table:table-cell office:value-type="currency" office:value="11172.85227772982" table:formula="of:=[.Q33]+[.O34]" table:style-name="ce229">
            <text:p>₺11.172,85</text:p>
          </table:table-cell>
          <table:table-cell office:value-type="currency" office:value="100111.36460579121" table:formula="of:=[.R33]+[.P34]" table:style-name="ce231">
            <text:p>$100.111,36</text:p>
          </table:table-cell>
          <table:table-cell table:style-name="ce229"/>
          <table:table-cell office:value-type="float" office:value="7.93" table:style-name="ce227">
            <text:p>7,93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C301-20</text:p>
          </table:table-cell>
          <table:table-cell office:value-type="date" office:date-value="2020-11-30T00:00:00" table:style-name="ce228">
            <text:p>Kas.20</text:p>
          </table:table-cell>
          <table:table-cell office:value-type="string" table:style-name="ce228">
            <text:p>hurdc</text:p>
          </table:table-cell>
          <table:table-cell office:value-type="float" office:value="35000" table:style-name="ce227">
            <text:p>35000</text:p>
          </table:table-cell>
          <table:table-cell office:value-type="currency" office:value="23000" table:formula="of:=['02-11-GLR'.G29]+['02-11-GLR'.G30]" table:style-name="ce267">
            <text:p>₺23.000,00</text:p>
          </table:table-cell>
          <table:table-cell table:style-name="ce295"/>
          <table:table-cell table:style-name="ce227"/>
          <table:table-cell office:value-type="percentage" office:value="0.77607065087463556" table:formula="of:=[.L35]/[.$E$4]" table:style-name="ce247">
            <text:p>%77,61</text:p>
          </table:table-cell>
          <table:table-cell office:value-type="currency" office:value="17883.19692014845" table:formula="of:=[.H34]*[.E35]" table:style-name="ce229">
            <text:p>₺17.883,2</text:p>
          </table:table-cell>
          <table:table-cell office:value-type="currency" office:value="2295.6607086198269" table:formula="of:=[.I35]/[.T35]" table:style-name="ce233">
            <text:p>$2.296</text:p>
          </table:table-cell>
          <table:table-cell office:value-type="currency" office:value="57706.104642418621" table:formula="of:=[.K34]+[.I35]" table:style-name="ce229">
            <text:p>₺57.706,1</text:p>
          </table:table-cell>
          <table:table-cell office:value-type="currency" office:value="349231.79289358598" table:formula="of:=[.L34]-[.P35]" table:style-name="ce231">
            <text:p>$349.231,79</text:p>
          </table:table-cell>
          <table:table-cell table:style-name="ce227"/>
          <table:table-cell office:value-type="percentage" office:value="0.22392934912536444" table:formula="of:=[.R35]/[.$E$4]" table:style-name="ce247">
            <text:p>%22,39</text:p>
          </table:table-cell>
          <table:table-cell office:value-type="currency" office:value="5116.8030798515501" table:formula="of:=[.N34]*[.E35]" table:style-name="ce229">
            <text:p>₺5.116,8</text:p>
          </table:table-cell>
          <table:table-cell office:value-type="currency" office:value="656.84250062279204" table:formula="of:=[.O35]/[.T35]" table:style-name="ce233">
            <text:p>$657</text:p>
          </table:table-cell>
          <table:table-cell office:value-type="currency" office:value="16289.65535758137" table:formula="of:=[.Q34]+[.O35]" table:style-name="ce229">
            <text:p>₺16.289,66</text:p>
          </table:table-cell>
          <table:table-cell office:value-type="currency" office:value="100768.207106414" table:formula="of:=[.R34]+[.P35]" table:style-name="ce231">
            <text:p>$100.768,21</text:p>
          </table:table-cell>
          <table:table-cell table:style-name="ce229"/>
          <table:table-cell office:value-type="float" office:value="7.79" table:style-name="ce227">
            <text:p>7,79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C301-20</text:p>
          </table:table-cell>
          <table:table-cell office:value-type="date" office:date-value="2020-11-30T00:00:00" table:style-name="ce228">
            <text:p>Kas.20</text:p>
          </table:table-cell>
          <table:table-cell table:style-name="ce233"/>
          <table:table-cell table:style-name="ce227"/>
          <table:table-cell office:value-type="currency" office:value="-21220" table:formula="of:=['02-12-GDR'.F79]" table:style-name="ce267">
            <text:p>-₺21.220,00</text:p>
          </table:table-cell>
          <table:table-cell table:style-name="ce295"/>
          <table:table-cell table:style-name="ce229"/>
          <table:table-cell office:value-type="percentage" office:value="0.77742617242318501" table:formula="of:=[.L36]/[.$E$4]" table:style-name="ce247">
            <text:p>%77,74</text:p>
          </table:table-cell>
          <table:table-cell office:value-type="currency" office:value="-16468.219211559768" table:formula="of:=[.H35]*[.E36]" table:style-name="ce229">
            <text:p>-₺16.468,22</text:p>
          </table:table-cell>
          <table:table-cell office:value-type="currency" office:value="-2114.0204379409201" table:formula="of:=[.I36]/[.T36]" table:style-name="ce233">
            <text:p>-$2.114</text:p>
          </table:table-cell>
          <table:table-cell office:value-type="currency" office:value="41237.885430858849" table:formula="of:=[.K35]+[.I36]" table:style-name="ce229">
            <text:p>₺41.237,89</text:p>
          </table:table-cell>
          <table:table-cell office:value-type="currency" office:value="349841.77759043325" table:formula="of:=[.L35]-[.P36]" table:style-name="ce231">
            <text:p>$349.841,78</text:p>
          </table:table-cell>
          <table:table-cell table:style-name="ce227"/>
          <table:table-cell office:value-type="percentage" office:value="0.22257382757681496" table:formula="of:=[.R36]/[.$E$4]" table:style-name="ce247">
            <text:p>%22,26</text:p>
          </table:table-cell>
          <table:table-cell office:value-type="currency" office:value="-4751.7807884402337" table:formula="of:=[.N35]*[.E36]" table:style-name="ce229">
            <text:p>-₺4.751,78</text:p>
          </table:table-cell>
          <table:table-cell office:value-type="currency" office:value="-609.98469684727002" table:formula="of:=[.O36]/[.T36]" table:style-name="ce233">
            <text:p>-$610</text:p>
          </table:table-cell>
          <table:table-cell office:value-type="currency" office:value="11537.874569141137" table:formula="of:=[.Q35]+[.O36]" table:style-name="ce229">
            <text:p>₺11.537,87</text:p>
          </table:table-cell>
          <table:table-cell office:value-type="currency" office:value="100158.22240956673" table:formula="of:=[.R35]+[.P36]" table:style-name="ce231">
            <text:p>$100.158,22</text:p>
          </table:table-cell>
          <table:table-cell table:style-name="ce229"/>
          <table:table-cell office:value-type="float" office:value="7.79" table:style-name="ce227">
            <text:p>7,79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H000-20</text:p>
          </table:table-cell>
          <table:table-cell office:value-type="date" office:date-value="2020-11-30T00:00:00" table:style-name="ce228">
            <text:p>Kas.20</text:p>
          </table:table-cell>
          <table:table-cell table:style-name="ce233"/>
          <table:table-cell table:style-name="ce227"/>
          <table:table-cell office:value-type="currency" office:value="-5097.07" table:formula="of:=['02-12-GDR'.F54]" table:style-name="ce267">
            <text:p>-₺5.097,07</text:p>
          </table:table-cell>
          <table:table-cell table:style-name="ce295"/>
          <table:table-cell table:style-name="ce229"/>
          <table:table-cell office:value-type="percentage" office:value="0.77771298177202253" table:formula="of:=[.L37]/[.$E$4]" table:style-name="ce247">
            <text:p>%77,77</text:p>
          </table:table-cell>
          <table:table-cell office:value-type="currency" office:value="-3962.5956206730434" table:formula="of:=[.H36]*[.E37]" table:style-name="ce229">
            <text:p>-₺3.962,6</text:p>
          </table:table-cell>
          <table:table-cell office:value-type="currency" office:value="-450.80723784676269" table:formula="of:=[.I37]/[.T37]" table:style-name="ce233">
            <text:p>-$451</text:p>
          </table:table-cell>
          <table:table-cell office:value-type="currency" office:value="37275.289810185808" table:formula="of:=[.K36]+[.I37]" table:style-name="ce229">
            <text:p>₺37.275,29</text:p>
          </table:table-cell>
          <table:table-cell office:value-type="currency" office:value="349970.84179741016" table:formula="of:=[.L36]-[.P37]" table:style-name="ce231">
            <text:p>$349.970,84</text:p>
          </table:table-cell>
          <table:table-cell table:style-name="ce227"/>
          <table:table-cell office:value-type="percentage" office:value="0.22228701822797742" table:formula="of:=[.R37]/[.$E$4]" table:style-name="ce247">
            <text:p>%22,23</text:p>
          </table:table-cell>
          <table:table-cell office:value-type="currency" office:value="-1134.4743793269561" table:formula="of:=[.N36]*[.E37]" table:style-name="ce229">
            <text:p>-₺1.134,47</text:p>
          </table:table-cell>
          <table:table-cell office:value-type="currency" office:value="-129.06420697690058" table:formula="of:=[.O37]/[.T37]" table:style-name="ce233">
            <text:p>-$129</text:p>
          </table:table-cell>
          <table:table-cell office:value-type="currency" office:value="10403.400189814181" table:formula="of:=[.Q36]+[.O37]" table:style-name="ce229">
            <text:p>₺10.403,4</text:p>
          </table:table-cell>
          <table:table-cell office:value-type="currency" office:value="100029.15820258984" table:formula="of:=[.R36]+[.P37]" table:style-name="ce231">
            <text:p>$100.029,16</text:p>
          </table:table-cell>
          <table:table-cell table:style-name="ce229"/>
          <table:table-cell office:value-type="float" office:value="8.7899999999999991" table:style-name="ce227">
            <text:p>8,79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G701-20</text:p>
          </table:table-cell>
          <table:table-cell office:value-type="date" office:date-value="2020-04-01T00:00:00" table:style-name="ce228">
            <text:p>Nis.20</text:p>
          </table:table-cell>
          <table:table-cell office:value-type="string" table:style-name="ce228">
            <text:p>cymz</text:p>
          </table:table-cell>
          <table:table-cell office:value-type="float" office:value="3014" table:style-name="ce227">
            <text:p>3014</text:p>
          </table:table-cell>
          <table:table-cell office:value-type="currency" office:value="5000" table:formula="of:=['02-11-GLR'.G20]" table:style-name="ce267">
            <text:p>₺5.000,00</text:p>
          </table:table-cell>
          <table:table-cell table:style-name="ce295"/>
          <table:table-cell table:style-name="ce227"/>
          <table:table-cell office:value-type="percentage" office:value="0.77746069824208508" table:formula="of:=[.L38]/[.$E$4]" table:style-name="ce247">
            <text:p>%77,75</text:p>
          </table:table-cell>
          <table:table-cell office:value-type="currency" office:value="3888.5649088601126" table:formula="of:=[.H37]*[.E38]" table:style-name="ce229">
            <text:p>₺3.888,56</text:p>
          </table:table-cell>
          <table:table-cell office:value-type="currency" office:value="397.19764135445484" table:formula="of:=[.I38]/[.T38]" table:style-name="ce233">
            <text:p>$397</text:p>
          </table:table-cell>
          <table:table-cell office:value-type="currency" office:value="41163.854719045921" table:formula="of:=[.K37]+[.I38]" table:style-name="ce229">
            <text:p>₺41.163,85</text:p>
          </table:table-cell>
          <table:table-cell office:value-type="currency" office:value="349857.31420893827" table:formula="of:=[.L37]-[.P38]" table:style-name="ce231">
            <text:p>$349.857,31</text:p>
          </table:table-cell>
          <table:table-cell table:style-name="ce227"/>
          <table:table-cell office:value-type="percentage" office:value="0.22253930175791498" table:formula="of:=[.R38]/[.$E$4]" table:style-name="ce247">
            <text:p>%22,25</text:p>
          </table:table-cell>
          <table:table-cell office:value-type="currency" office:value="1111.4350911398872" table:formula="of:=[.N37]*[.E38]" table:style-name="ce229">
            <text:p>₺1.111,44</text:p>
          </table:table-cell>
          <table:table-cell office:value-type="currency" office:value="113.5275884718986" table:formula="of:=[.O38]/[.T38]" table:style-name="ce233">
            <text:p>$114</text:p>
          </table:table-cell>
          <table:table-cell office:value-type="currency" office:value="11514.835280954068" table:formula="of:=[.Q37]+[.O38]" table:style-name="ce229">
            <text:p>₺11.514,84</text:p>
          </table:table-cell>
          <table:table-cell office:value-type="currency" office:value="100142.68579106174" table:formula="of:=[.R37]+[.P38]" table:style-name="ce231">
            <text:p>$100.142,69</text:p>
          </table:table-cell>
          <table:table-cell table:style-name="ce229"/>
          <table:table-cell office:value-type="float" office:value="9.7899999999999991" table:style-name="ce227">
            <text:p>9,79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G701-20</text:p>
          </table:table-cell>
          <table:table-cell office:value-type="date" office:date-value="2020-04-01T00:00:00" table:style-name="ce228">
            <text:p>Nis.20</text:p>
          </table:table-cell>
          <table:table-cell table:style-name="ce233"/>
          <table:table-cell office:value-type="float" office:value="1610" table:style-name="ce227">
            <text:p>1610</text:p>
          </table:table-cell>
          <table:table-cell office:value-type="currency" office:value="-43079.224000000002" table:formula="of:=['02-12-GDR'.F83]" table:style-name="ce267">
            <text:p>-₺43.079,22</text:p>
          </table:table-cell>
          <table:table-cell table:style-name="ce295"/>
          <table:table-cell table:style-name="ce229"/>
          <table:table-cell office:value-type="percentage" office:value="0.78070826613816668" table:formula="of:=[.L39]/[.$E$4]" table:style-name="ce247">
            <text:p>%78,07</text:p>
          </table:table-cell>
          <table:table-cell office:value-type="currency" office:value="-33492.403570767194" table:formula="of:=[.H38]*[.E39]" table:style-name="ce229">
            <text:p>-₺33.492,4</text:p>
          </table:table-cell>
          <table:table-cell office:value-type="currency" office:value="-5105.5493248120729" table:formula="of:=[.I39]/[.T39]" table:style-name="ce233">
            <text:p>-$5.106</text:p>
          </table:table-cell>
          <table:table-cell office:value-type="currency" office:value="7671.4511482787275" table:formula="of:=[.K38]+[.I39]" table:style-name="ce229">
            <text:p>₺7.671,45</text:p>
          </table:table-cell>
          <table:table-cell office:value-type="currency" office:value="351318.71976217499" table:formula="of:=[.L38]-[.P39]" table:style-name="ce231">
            <text:p>$351.318,72</text:p>
          </table:table-cell>
          <table:table-cell table:style-name="ce227"/>
          <table:table-cell office:value-type="percentage" office:value="0.2192917338618334" table:formula="of:=[.R39]/[.$E$4]" table:style-name="ce247">
            <text:p>%21,93</text:p>
          </table:table-cell>
          <table:table-cell office:value-type="currency" office:value="-9586.8204292328137" table:formula="of:=[.N38]*[.E39]" table:style-name="ce229">
            <text:p>-₺9.586,82</text:p>
          </table:table-cell>
          <table:table-cell office:value-type="currency" office:value="-1461.4055532367095" table:formula="of:=[.O39]/[.T39]" table:style-name="ce233">
            <text:p>-$1.461</text:p>
          </table:table-cell>
          <table:table-cell office:value-type="currency" office:value="1928.0148517212547" table:formula="of:=[.Q38]+[.O39]" table:style-name="ce229">
            <text:p>₺1.928,01</text:p>
          </table:table-cell>
          <table:table-cell office:value-type="currency" office:value="98681.280237825034" table:formula="of:=[.R38]+[.P39]" table:style-name="ce231">
            <text:p>$98.681,28</text:p>
          </table:table-cell>
          <table:table-cell table:style-name="ce229"/>
          <table:table-cell office:value-type="float" office:value="6.56" table:style-name="ce227">
            <text:p>6,56</text:p>
          </table:table-cell>
          <table:table-cell table:number-columns-repeated="16364" table:style-name="ce227"/>
        </table:table-row>
        <table:table-row table:style-name="ro5">
          <table:table-cell table:style-name="ce227"/>
          <table:table-cell table:number-columns-repeated="2" table:style-name="ce270"/>
          <table:table-cell table:style-name="ce271"/>
          <table:table-cell table:style-name="ce267"/>
          <table:table-cell table:style-name="ce295"/>
          <table:table-cell table:style-name="ce227"/>
          <table:table-cell table:style-name="ce247"/>
          <table:table-cell table:style-name="ce267"/>
          <table:table-cell table:style-name="ce233"/>
          <table:table-cell table:style-name="ce227"/>
          <table:table-cell table:style-name="ce231"/>
          <table:table-cell table:style-name="ce227"/>
          <table:table-cell table:style-name="ce247"/>
          <table:table-cell office:value-type="currency" office:value="-2839.5037030265166" table:formula="of:=SUM([.O30:.O39])" table:style-name="ce267">
            <text:p>-₺2.839,50</text:p>
          </table:table-cell>
          <table:table-cell office:value-type="currency" office:value="-585.89664688560163" table:formula="of:=SUM([.P30:.P39])" table:style-name="ce233">
            <text:p>-$586</text:p>
          </table:table-cell>
          <table:table-cell table:style-name="ce248"/>
          <table:table-cell table:style-name="ce227"/>
          <table:table-cell table:style-name="ce248"/>
          <table:table-cell table:number-columns-repeated="16365" table:style-name="ce227"/>
        </table:table-row>
        <table:table-row table:style-name="ro5">
          <table:table-cell table:style-name="ce227"/>
          <table:table-cell table:style-name="ce246"/>
          <table:table-cell office:value-type="string" table:style-name="ce268">
            <text:p><text:s/>Toplam Gelecek 2020</text:p>
          </table:table-cell>
          <table:table-cell office:value-type="float" office:value="83624" table:formula="of:=SUM([.D30:.D39])" table:style-name="ce269">
            <text:p>83624</text:p>
          </table:table-cell>
          <table:table-cell table:style-name="ce267"/>
          <table:table-cell table:style-name="ce295"/>
          <table:table-cell table:style-name="ce229"/>
          <table:table-cell table:style-name="ce247"/>
          <table:table-cell table:style-name="ce229"/>
          <table:table-cell table:style-name="ce233"/>
          <table:table-cell table:style-name="ce227"/>
          <table:table-cell table:style-name="ce231"/>
          <table:table-cell table:style-name="ce227"/>
          <table:table-cell table:style-name="ce247"/>
          <table:table-cell table:style-name="ce229"/>
          <table:table-cell table:style-name="ce233"/>
          <table:table-cell table:style-name="ce248"/>
          <table:table-cell table:number-columns-repeated="16367" table:style-name="ce227"/>
        </table:table-row>
        <table:table-row table:style-name="ro5">
          <table:table-cell table:number-columns-repeated="2" table:style-name="ce227"/>
          <table:table-cell office:value-type="string" table:style-name="ce270">
            <text:p>Toplam Gelen 2020</text:p>
          </table:table-cell>
          <table:table-cell table:style-name="ce227"/>
          <table:table-cell office:value-type="currency" office:value="64500" table:formula="of:=[.E30]+[.E31]+[.E33]+[.E35]+[.E38]" table:style-name="ce267">
            <text:p>₺64.500,00</text:p>
          </table:table-cell>
          <table:table-cell office:value-type="currency" office:value="8225.3763509654036" table:formula="of:=[.J42]+[.P42]" table:style-name="ce297">
            <text:p>$8.225,38</text:p>
          </table:table-cell>
          <table:table-cell table:style-name="ce229"/>
          <table:table-cell table:style-name="ce247"/>
          <table:table-cell office:value-type="currency" office:value="50197.879387493405" table:formula="of:=[.I30]+[.I31]+[.I33]+[.I35]+[.I38]" table:style-name="ce267">
            <text:p>₺50.197,88</text:p>
          </table:table-cell>
          <table:table-cell office:value-type="currency" office:value="6401.7162504142689" table:formula="of:=[.J30]+[.J31]+[.J33]+[.J35]+[.J38]" table:style-name="ce233">
            <text:p>$6.402</text:p>
          </table:table-cell>
          <table:table-cell table:style-name="ce227"/>
          <table:table-cell table:style-name="ce231"/>
          <table:table-cell table:style-name="ce227"/>
          <table:table-cell table:style-name="ce230"/>
          <table:table-cell office:value-type="currency" office:value="14302.120612506591" table:formula="of:=[.O30]+[.O31]+[.O33]+[.O35]+[.O38]" table:style-name="ce267">
            <text:p>₺14.302,12</text:p>
          </table:table-cell>
          <table:table-cell office:value-type="currency" office:value="1823.6601005511347" table:formula="of:=[.P30]+[.P31]+[.P33]+[.P35]+[.P38]" table:style-name="ce233">
            <text:p>$1.824</text:p>
          </table:table-cell>
          <table:table-cell table:number-columns-repeated="16368" table:style-name="ce227"/>
        </table:table-row>
        <table:table-row table:style-name="ro5">
          <table:table-cell table:number-columns-repeated="2" table:style-name="ce227"/>
          <table:table-cell office:value-type="string" table:style-name="ce270">
            <text:p>Toplam Masraf 2020</text:p>
          </table:table-cell>
          <table:table-cell table:style-name="ce271"/>
          <table:table-cell office:value-type="currency" office:value="-76896.293999999994" table:formula="of:=[.E39]+[.E37]+[.E36]+[.E34]+[.E32]" table:style-name="ce267">
            <text:p>-₺76.896,29</text:p>
          </table:table-cell>
          <table:table-cell office:value-type="currency" office:value="-10810.705602735459" table:formula="of:=[.J43]+[.P43]" table:style-name="ce297">
            <text:p>-$10.810,71</text:p>
          </table:table-cell>
          <table:table-cell table:style-name="ce227"/>
          <table:table-cell table:style-name="ce230"/>
          <table:table-cell office:value-type="currency" office:value="-33492.403570767194" table:formula="of:=[.I39]" table:style-name="ce229">
            <text:p>-₺33.492,4</text:p>
          </table:table-cell>
          <table:table-cell office:value-type="currency" office:value="-8401.148855298723" table:formula="of:=[.J32]+[.J34]+[.J36]+[.J37]+[.J39]" table:style-name="ce233">
            <text:p>-$8.401</text:p>
          </table:table-cell>
          <table:table-cell table:style-name="ce227"/>
          <table:table-cell table:style-name="ce231"/>
          <table:table-cell table:style-name="ce227"/>
          <table:table-cell table:style-name="ce230"/>
          <table:table-cell office:value-type="currency" office:value="-9586.8204292328137" table:formula="of:=[.O39]" table:style-name="ce229">
            <text:p>-₺9.586,82</text:p>
          </table:table-cell>
          <table:table-cell office:value-type="currency" office:value="-2409.5567474367363" table:formula="of:=[.P32]+[.P34]+[.P36]+[.P37]+[.P39]" table:style-name="ce233">
            <text:p>-$2.410</text:p>
          </table:table-cell>
          <table:table-cell table:number-columns-repeated="16368" table:style-name="ce227"/>
        </table:table-row>
        <table:table-row table:style-name="ro5">
          <table:table-cell table:number-columns-repeated="2" table:style-name="ce227"/>
          <table:table-cell office:value-type="string" table:style-name="ce270">
            <text:p>BAKIYE 2020</text:p>
          </table:table-cell>
          <table:table-cell table:style-name="ce271"/>
          <table:table-cell office:value-type="currency" office:value="-12396.293999999994" table:formula="of:=[.E42]+[.E43]" table:style-name="ce267">
            <text:p>-₺12.396,29</text:p>
          </table:table-cell>
          <table:table-cell office:value-type="currency" office:value="-2585.3292517700556" table:formula="of:=[.J44]+[.P44]" table:style-name="ce297">
            <text:p>-$2.585,33</text:p>
          </table:table-cell>
          <table:table-cell table:style-name="ce227"/>
          <table:table-cell table:style-name="ce230"/>
          <table:table-cell office:value-type="currency" office:value="16705.475816726212" table:formula="of:=[.I43]+[.I42]" table:style-name="ce229">
            <text:p>₺16.705,48</text:p>
          </table:table-cell>
          <table:table-cell office:value-type="currency" office:value="-1999.4326048844541" table:formula="of:=[.J42]+[.J43]" table:style-name="ce233">
            <text:p>-$1.999</text:p>
          </table:table-cell>
          <table:table-cell table:style-name="ce227"/>
          <table:table-cell table:style-name="ce231"/>
          <table:table-cell table:style-name="ce227"/>
          <table:table-cell table:style-name="ce230"/>
          <table:table-cell office:value-type="currency" office:value="4715.3001832737773" table:formula="of:=[.O43]+[.O42]" table:style-name="ce229">
            <text:p>₺4.715,3</text:p>
          </table:table-cell>
          <table:table-cell office:value-type="currency" office:value="-585.89664688560151" table:formula="of:=[.P42]+[.P43]" table:style-name="ce233">
            <text:p>-$586</text:p>
          </table:table-cell>
          <table:table-cell table:number-columns-repeated="16368" table:style-name="ce227"/>
        </table:table-row>
        <table:table-row table:style-name="ro5">
          <table:table-cell office:value-type="float" office:value="2021" table:style-name="ce246">
            <text:p>2021</text:p>
          </table:table-cell>
          <table:table-cell table:style-name="ce227"/>
          <table:table-cell table:style-name="ce243"/>
          <table:table-cell table:style-name="ce246"/>
          <table:table-cell table:style-name="ce227"/>
          <table:table-cell table:style-name="ce225"/>
          <table:table-cell table:style-name="ce227"/>
          <table:table-cell table:style-name="ce247"/>
          <table:table-cell table:number-columns-repeated="3" table:style-name="ce227"/>
          <table:table-cell table:style-name="ce231"/>
          <table:table-cell table:style-name="ce227"/>
          <table:table-cell table:style-name="ce247"/>
          <table:table-cell table:style-name="ce227"/>
          <table:table-cell table:style-name="ce233"/>
          <table:table-cell table:number-columns-repeated="16368" table:style-name="ce227"/>
        </table:table-row>
        <table:table-row table:style-name="ro5">
          <table:table-cell office:value-type="string" table:style-name="ce227">
            <text:p>SnyA104-21</text:p>
          </table:table-cell>
          <table:table-cell office:value-type="date" office:date-value="2021-04-30T00:00:00" table:style-name="ce228">
            <text:p>Nis.21</text:p>
          </table:table-cell>
          <table:table-cell office:value-type="string" table:style-name="ce228">
            <text:p>ali</text:p>
          </table:table-cell>
          <table:table-cell office:value-type="float" office:value="6800" table:style-name="ce227">
            <text:p>6800</text:p>
          </table:table-cell>
          <table:table-cell office:value-type="currency" office:value="6800" table:formula="of:=['02-11-GLR'.G39]" table:style-name="ce267">
            <text:p>₺6.800,00</text:p>
          </table:table-cell>
          <table:table-cell table:style-name="ce295"/>
          <table:table-cell table:style-name="ce229"/>
          <table:table-cell office:value-type="percentage" office:value="0.78030266739200582" table:formula="of:=[.L46]/[.$E$4]" table:style-name="ce247">
            <text:p>%78,03</text:p>
          </table:table-cell>
          <table:table-cell office:value-type="currency" office:value="5308.8162097395334" table:formula="of:=[.H39]*[.E46]" table:style-name="ce229">
            <text:p>₺5.308,82</text:p>
          </table:table-cell>
          <table:table-cell office:value-type="currency" office:value="649.79390572087311" table:formula="of:=[.I46]/[.T46]" table:style-name="ce233">
            <text:p>$650</text:p>
          </table:table-cell>
          <table:table-cell office:value-type="currency" office:value="12980.26735801826" table:formula="of:=[.K39]+[.I46]" table:style-name="ce229">
            <text:p>₺12.980,27</text:p>
          </table:table-cell>
          <table:table-cell office:value-type="currency" office:value="351136.20032640261" table:formula="of:=[.L39]-[.P46]" table:style-name="ce231">
            <text:p>$351.136,20</text:p>
          </table:table-cell>
          <table:table-cell table:style-name="ce227"/>
          <table:table-cell office:value-type="percentage" office:value="0.21969733260799429" table:formula="of:=[.R46]/[.$E$4]" table:style-name="ce247">
            <text:p>%21,97</text:p>
          </table:table-cell>
          <table:table-cell office:value-type="currency" office:value="1491.183790260467" table:formula="of:=[.N39]*[.E46]" table:style-name="ce229">
            <text:p>₺1.491,18</text:p>
          </table:table-cell>
          <table:table-cell office:value-type="currency" office:value="182.51943577239498" table:formula="of:=[.O46]/[.T46]" table:style-name="ce233">
            <text:p>$183</text:p>
          </table:table-cell>
          <table:table-cell office:value-type="currency" office:value="3419.1986419817217" table:formula="of:=[.Q39]+[.O46]" table:style-name="ce229">
            <text:p>₺3.419,2</text:p>
          </table:table-cell>
          <table:table-cell office:value-type="currency" office:value="98863.79967359743" table:formula="of:=[.R39]+[.P46]" table:style-name="ce231">
            <text:p>$98.863,80</text:p>
          </table:table-cell>
          <table:table-cell table:style-name="ce229"/>
          <table:table-cell office:value-type="float" office:value="8.17" table:style-name="ce227">
            <text:p>8,17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C301-21</text:p>
          </table:table-cell>
          <table:table-cell office:value-type="date" office:date-value="2021-03-30T00:00:00" table:style-name="ce228">
            <text:p>Mar.21</text:p>
          </table:table-cell>
          <table:table-cell table:style-name="ce228"/>
          <table:table-cell table:style-name="ce227"/>
          <table:table-cell office:value-type="currency" office:value="12000" table:formula="of:=['02-11-GLR'.G36]+['02-11-GLR'.G37]" table:style-name="ce267">
            <text:p>₺12.000,00</text:p>
          </table:table-cell>
          <table:table-cell table:style-name="ce295"/>
          <table:table-cell table:style-name="ce229"/>
          <table:table-cell office:value-type="percentage" office:value="0.7795802758339031" table:formula="of:=[.L47]/[.$E$4]" table:style-name="ce247">
            <text:p>%77,96</text:p>
          </table:table-cell>
          <table:table-cell office:value-type="currency" office:value="9363.6320087040694" table:formula="of:=[.H46]*[.E47]" table:style-name="ce229">
            <text:p>₺9.363,63</text:p>
          </table:table-cell>
          <table:table-cell office:value-type="currency" office:value="1154.5785460794168" table:formula="of:=[.I47]/[.T47]" table:style-name="ce233">
            <text:p>$1.155</text:p>
          </table:table-cell>
          <table:table-cell office:value-type="currency" office:value="22343.899366722329" table:formula="of:=[.K46]+[.I47]" table:style-name="ce229">
            <text:p>₺22.343,9</text:p>
          </table:table-cell>
          <table:table-cell office:value-type="currency" office:value="350811.12412525638" table:formula="of:=[.L46]-[.P47]" table:style-name="ce231">
            <text:p>$350.811,12</text:p>
          </table:table-cell>
          <table:table-cell table:style-name="ce227"/>
          <table:table-cell office:value-type="percentage" office:value="0.22041972416609704" table:formula="of:=[.R47]/[.$E$4]" table:style-name="ce247">
            <text:p>%22,04</text:p>
          </table:table-cell>
          <table:table-cell office:value-type="currency" office:value="2636.3679912959315" table:formula="of:=[.N46]*[.E47]" table:style-name="ce229">
            <text:p>₺2.636,37</text:p>
          </table:table-cell>
          <table:table-cell office:value-type="currency" office:value="325.0762011462308" table:formula="of:=[.O47]/[.T47]" table:style-name="ce233">
            <text:p>$325</text:p>
          </table:table-cell>
          <table:table-cell office:value-type="currency" office:value="6055.5666332776527" table:formula="of:=[.Q46]+[.O47]" table:style-name="ce229">
            <text:p>₺6.055,57</text:p>
          </table:table-cell>
          <table:table-cell office:value-type="currency" office:value="99188.875874743666" table:formula="of:=[.R46]+[.P47]" table:style-name="ce231">
            <text:p>$99.188,88</text:p>
          </table:table-cell>
          <table:table-cell table:style-name="ce229"/>
          <table:table-cell office:value-type="float" office:value="8.11" table:style-name="ce227">
            <text:p>8,11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A105-21</text:p>
          </table:table-cell>
          <table:table-cell office:value-type="date" office:date-value="2021-09-18T00:00:00" table:style-name="ce228">
            <text:p>Eyl.21</text:p>
          </table:table-cell>
          <table:table-cell office:value-type="string" table:style-name="ce228">
            <text:p>fehmi</text:p>
          </table:table-cell>
          <table:table-cell office:value-type="float" office:value="24000" table:style-name="ce227">
            <text:p>24000</text:p>
          </table:table-cell>
          <table:table-cell office:value-type="currency" office:value="24000" table:formula="of:=['02-11-GLR'.G41]" table:style-name="ce267">
            <text:p>₺24.000,00</text:p>
          </table:table-cell>
          <table:table-cell table:style-name="ce295"/>
          <table:table-cell table:style-name="ce229"/>
          <table:table-cell office:value-type="percentage" office:value="0.77820694421916103" table:formula="of:=[.L48]/[.$E$4]" table:style-name="ce247">
            <text:p>%77,82</text:p>
          </table:table-cell>
          <table:table-cell office:value-type="currency" office:value="18709.926620013674" table:formula="of:=[.H47]*[.E48]" table:style-name="ce229">
            <text:p>₺18.709,93</text:p>
          </table:table-cell>
          <table:table-cell office:value-type="currency" office:value="2185.7390911230927" table:formula="of:=[.I48]/[.T48]" table:style-name="ce233">
            <text:p>$2.186</text:p>
          </table:table-cell>
          <table:table-cell office:value-type="currency" office:value="41053.825986736003" table:formula="of:=[.K47]+[.I48]" table:style-name="ce229">
            <text:p>₺41.053,83</text:p>
          </table:table-cell>
          <table:table-cell office:value-type="currency" office:value="350193.12489862245" table:formula="of:=[.L47]-[.P48]" table:style-name="ce231">
            <text:p>$350.193,12</text:p>
          </table:table-cell>
          <table:table-cell table:style-name="ce227"/>
          <table:table-cell office:value-type="percentage" office:value="0.22179305578083905" table:formula="of:=[.R48]/[.$E$4]" table:style-name="ce247">
            <text:p>%22,18</text:p>
          </table:table-cell>
          <table:table-cell office:value-type="currency" office:value="5290.0733799863292" table:formula="of:=[.N47]*[.E48]" table:style-name="ce229">
            <text:p>₺5.290,07</text:p>
          </table:table-cell>
          <table:table-cell office:value-type="currency" office:value="617.99922663391692" table:formula="of:=[.O48]/[.T48]" table:style-name="ce233">
            <text:p>$618</text:p>
          </table:table-cell>
          <table:table-cell office:value-type="currency" office:value="11345.640013263983" table:formula="of:=[.Q47]+[.O48]" table:style-name="ce229">
            <text:p>₺11.345,64</text:p>
          </table:table-cell>
          <table:table-cell office:value-type="currency" office:value="99806.875101377576" table:formula="of:=[.R47]+[.P48]" table:style-name="ce231">
            <text:p>$99.806,88</text:p>
          </table:table-cell>
          <table:table-cell table:style-name="ce229"/>
          <table:table-cell office:value-type="float" office:value="8.56" table:style-name="ce227">
            <text:p>8,56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B201-21</text:p>
          </table:table-cell>
          <table:table-cell office:value-type="date" office:date-value="2021-06-05T00:00:00" table:style-name="ce228">
            <text:p>Haz.21</text:p>
          </table:table-cell>
          <table:table-cell table:style-name="ce228"/>
          <table:table-cell table:style-name="ce227"/>
          <table:table-cell office:value-type="currency" office:value="7500" table:formula="of:=['02-11-GLR'.G42]+['02-11-GLR'.G43]+['02-11-GLR'.G44]" table:style-name="ce267">
            <text:p>₺7.500,00</text:p>
          </table:table-cell>
          <table:table-cell table:style-name="ce295"/>
          <table:table-cell table:style-name="ce229"/>
          <table:table-cell office:value-type="percentage" office:value="0.77777811000458097" table:formula="of:=[.L49]/[.$E$4]" table:style-name="ce247">
            <text:p>%77,78</text:p>
          </table:table-cell>
          <table:table-cell office:value-type="currency" office:value="5836.5520816437074" table:formula="of:=[.H48]*[.E49]" table:style-name="ce229">
            <text:p>₺5.836,55</text:p>
          </table:table-cell>
          <table:table-cell office:value-type="currency" office:value="677.09420900739076" table:formula="of:=[.I49]/[.T49]" table:style-name="ce233">
            <text:p>$677</text:p>
          </table:table-cell>
          <table:table-cell office:value-type="currency" office:value="46890.378068379709" table:formula="of:=[.K48]+[.I49]" table:style-name="ce229">
            <text:p>₺46.890,38</text:p>
          </table:table-cell>
          <table:table-cell office:value-type="currency" office:value="350000.14950206142" table:formula="of:=[.L48]-[.P49]" table:style-name="ce231">
            <text:p>$350.000,15</text:p>
          </table:table-cell>
          <table:table-cell table:style-name="ce227"/>
          <table:table-cell office:value-type="percentage" office:value="0.2222218899954192" table:formula="of:=[.R49]/[.$E$4]" table:style-name="ce247">
            <text:p>%22,22</text:p>
          </table:table-cell>
          <table:table-cell office:value-type="currency" office:value="1663.4479183562928" table:formula="of:=[.N48]*[.E49]" table:style-name="ce229">
            <text:p>₺1.663,45</text:p>
          </table:table-cell>
          <table:table-cell office:value-type="currency" office:value="192.97539656105488" table:formula="of:=[.O49]/[.T49]" table:style-name="ce233">
            <text:p>$193</text:p>
          </table:table-cell>
          <table:table-cell office:value-type="currency" office:value="13009.087931620275" table:formula="of:=[.Q48]+[.O49]" table:style-name="ce229">
            <text:p>₺13.009,09</text:p>
          </table:table-cell>
          <table:table-cell office:value-type="currency" office:value="99999.850497938634" table:formula="of:=[.R48]+[.P49]" table:style-name="ce231">
            <text:p>$99.999,85</text:p>
          </table:table-cell>
          <table:table-cell table:style-name="ce229"/>
          <table:table-cell office:value-type="float" office:value="8.6199999999999992" table:style-name="ce227">
            <text:p>8,62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B202-21</text:p>
          </table:table-cell>
          <table:table-cell office:value-type="date" office:date-value="2021-08-30T00:00:00" table:style-name="ce228">
            <text:p>Ağu.21</text:p>
          </table:table-cell>
          <table:table-cell office:value-type="string" table:style-name="ce228">
            <text:p>mesut</text:p>
          </table:table-cell>
          <table:table-cell office:value-type="float" office:value="28800" table:style-name="ce227">
            <text:p>28800</text:p>
          </table:table-cell>
          <table:table-cell office:value-type="currency" office:value="28800" table:formula="of:=['02-11-GLR'.G46]" table:style-name="ce267">
            <text:p>₺28.800,00</text:p>
          </table:table-cell>
          <table:table-cell table:style-name="ce295"/>
          <table:table-cell table:style-name="ce229"/>
          <table:table-cell office:value-type="percentage" office:value="0.77607892231524922" table:formula="of:=[.L50]/[.$E$4]" table:style-name="ce247">
            <text:p>%77,61</text:p>
          </table:table-cell>
          <table:table-cell office:value-type="currency" office:value="22400.009568131933" table:formula="of:=[.H49]*[.E50]" table:style-name="ce229">
            <text:p>₺22.400,01</text:p>
          </table:table-cell>
          <table:table-cell office:value-type="currency" office:value="2676.2257548544726" table:formula="of:=[.I50]/[.T50]" table:style-name="ce233">
            <text:p>$2.676</text:p>
          </table:table-cell>
          <table:table-cell office:value-type="currency" office:value="69290.387636511645" table:formula="of:=[.K49]+[.I50]" table:style-name="ce229">
            <text:p>₺69.290,39</text:p>
          </table:table-cell>
          <table:table-cell office:value-type="currency" office:value="349235.51504186215" table:formula="of:=[.L49]-[.P50]" table:style-name="ce231">
            <text:p>$349.235,52</text:p>
          </table:table-cell>
          <table:table-cell table:style-name="ce227"/>
          <table:table-cell office:value-type="percentage" office:value="0.22392107768475095" table:formula="of:=[.R50]/[.$E$4]" table:style-name="ce247">
            <text:p>%22,39</text:p>
          </table:table-cell>
          <table:table-cell office:value-type="currency" office:value="6399.9904318680728" table:formula="of:=[.N49]*[.E50]" table:style-name="ce229">
            <text:p>₺6.399,99</text:p>
          </table:table-cell>
          <table:table-cell office:value-type="currency" office:value="764.63446019929188" table:formula="of:=[.O50]/[.T50]" table:style-name="ce233">
            <text:p>$765</text:p>
          </table:table-cell>
          <table:table-cell office:value-type="currency" office:value="19409.078363488348" table:formula="of:=[.Q49]+[.O50]" table:style-name="ce229">
            <text:p>₺19.409,08</text:p>
          </table:table-cell>
          <table:table-cell office:value-type="currency" office:value="100764.48495813792" table:formula="of:=[.R49]+[.P50]" table:style-name="ce231">
            <text:p>$100.764,48</text:p>
          </table:table-cell>
          <table:table-cell table:style-name="ce229"/>
          <table:table-cell office:value-type="float" office:value="8.3699999999999992" table:style-name="ce227">
            <text:p>8,37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C301-21</text:p>
          </table:table-cell>
          <table:table-cell office:value-type="date" office:date-value="2021-11-29T00:00:00" table:style-name="ce228">
            <text:p>Kas.21</text:p>
          </table:table-cell>
          <table:table-cell office:value-type="string" table:style-name="ce228">
            <text:p>hurdc</text:p>
          </table:table-cell>
          <table:table-cell office:value-type="float" office:value="43160" table:style-name="ce227">
            <text:p>43160</text:p>
          </table:table-cell>
          <table:table-cell office:value-type="currency" office:value="43160" table:formula="of:=['02-11-GLR'.G48]" table:style-name="ce267">
            <text:p>₺43.160,00</text:p>
          </table:table-cell>
          <table:table-cell table:style-name="ce295"/>
          <table:table-cell table:style-name="ce229"/>
          <table:table-cell office:value-type="percentage" office:value="0.77429959179644703" table:formula="of:=[.L51]/[.$E$4]" table:style-name="ce247">
            <text:p>%77,43</text:p>
          </table:table-cell>
          <table:table-cell office:value-type="currency" office:value="33495.566287126159" table:formula="of:=[.H50]*[.E51]" table:style-name="ce229">
            <text:p>₺33.495,57</text:p>
          </table:table-cell>
          <table:table-cell office:value-type="currency" office:value="2775.1090544429294" table:formula="of:=[.I51]/[.T51]" table:style-name="ce233">
            <text:p>$2.775</text:p>
          </table:table-cell>
          <table:table-cell office:value-type="currency" office:value="102785.9539236378" table:formula="of:=[.K50]+[.I51]" table:style-name="ce229">
            <text:p>₺102.785,95</text:p>
          </table:table-cell>
          <table:table-cell office:value-type="currency" office:value="348434.81630840118" table:formula="of:=[.L50]-[.P51]" table:style-name="ce231">
            <text:p>$348.434,82</text:p>
          </table:table-cell>
          <table:table-cell table:style-name="ce227"/>
          <table:table-cell office:value-type="percentage" office:value="0.22570040820355308" table:formula="of:=[.R51]/[.$E$4]" table:style-name="ce247">
            <text:p>%22,57</text:p>
          </table:table-cell>
          <table:table-cell office:value-type="currency" office:value="9664.4337128738516" table:formula="of:=[.N50]*[.E51]" table:style-name="ce229">
            <text:p>₺9.664,43</text:p>
          </table:table-cell>
          <table:table-cell office:value-type="currency" office:value="800.69873346096529" table:formula="of:=[.O51]/[.T51]" table:style-name="ce233">
            <text:p>$801</text:p>
          </table:table-cell>
          <table:table-cell office:value-type="currency" office:value="29073.5120763622" table:formula="of:=[.Q50]+[.O51]" table:style-name="ce229">
            <text:p>₺29.073,51</text:p>
          </table:table-cell>
          <table:table-cell office:value-type="currency" office:value="101565.18369159888" table:formula="of:=[.R50]+[.P51]" table:style-name="ce231">
            <text:p>$101.565,18</text:p>
          </table:table-cell>
          <table:table-cell table:style-name="ce229"/>
          <table:table-cell office:value-type="float" office:value="12.07" table:style-name="ce227">
            <text:p>12,07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E501-21</text:p>
          </table:table-cell>
          <table:table-cell office:value-type="date" office:date-value="2021-08-05T00:00:00" table:style-name="ce228">
            <text:p>Ağu.21</text:p>
          </table:table-cell>
          <table:table-cell office:value-type="string" table:style-name="ce228">
            <text:p>emre</text:p>
          </table:table-cell>
          <table:table-cell office:value-type="float" office:value="30000" table:style-name="ce227">
            <text:p>30000</text:p>
          </table:table-cell>
          <table:table-cell office:value-type="currency" office:value="30000" table:formula="of:=['02-11-GLR'.G50]" table:style-name="ce267">
            <text:p>₺30.000,00</text:p>
          </table:table-cell>
          <table:table-cell table:style-name="ce295"/>
          <table:table-cell table:style-name="ce229"/>
          <table:table-cell office:value-type="percentage" office:value="0.77251044864778629" table:formula="of:=[.L52]/[.$E$4]" table:style-name="ce247">
            <text:p>%77,25</text:p>
          </table:table-cell>
          <table:table-cell office:value-type="currency" office:value="23228.987753893412" table:formula="of:=[.H51]*[.E52]" table:style-name="ce229">
            <text:p>₺23.228,99</text:p>
          </table:table-cell>
          <table:table-cell office:value-type="currency" office:value="2762.067509380905" table:formula="of:=[.I52]/[.T52]" table:style-name="ce233">
            <text:p>$2.762</text:p>
          </table:table-cell>
          <table:table-cell office:value-type="currency" office:value="126014.94167753121" table:formula="of:=[.K51]+[.I52]" table:style-name="ce229">
            <text:p>₺126.014,94</text:p>
          </table:table-cell>
          <table:table-cell office:value-type="currency" office:value="347629.70189150382" table:formula="of:=[.L51]-[.P52]" table:style-name="ce231">
            <text:p>$347.629,70</text:p>
          </table:table-cell>
          <table:table-cell table:style-name="ce227"/>
          <table:table-cell office:value-type="percentage" office:value="0.22748955135221383" table:formula="of:=[.R52]/[.$E$4]" table:style-name="ce247">
            <text:p>%22,75</text:p>
          </table:table-cell>
          <table:table-cell office:value-type="currency" office:value="6771.0122461065921" table:formula="of:=[.N51]*[.E52]" table:style-name="ce229">
            <text:p>₺6.771,01</text:p>
          </table:table-cell>
          <table:table-cell office:value-type="currency" office:value="805.11441689733556" table:formula="of:=[.O52]/[.T52]" table:style-name="ce233">
            <text:p>$805</text:p>
          </table:table-cell>
          <table:table-cell office:value-type="currency" office:value="35844.524322468795" table:formula="of:=[.Q51]+[.O52]" table:style-name="ce229">
            <text:p>₺35.844,52</text:p>
          </table:table-cell>
          <table:table-cell office:value-type="currency" office:value="102370.29810849622" table:formula="of:=[.R51]+[.P52]" table:style-name="ce231">
            <text:p>$102.370,30</text:p>
          </table:table-cell>
          <table:table-cell table:style-name="ce229"/>
          <table:table-cell office:value-type="float" office:value="8.41" table:style-name="ce227">
            <text:p>8,41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E501-21</text:p>
          </table:table-cell>
          <table:table-cell office:value-type="date" office:date-value="2021-08-15T00:00:00" table:style-name="ce228">
            <text:p>Ağu.21</text:p>
          </table:table-cell>
          <table:table-cell table:style-name="ce233"/>
          <table:table-cell table:style-name="ce227"/>
          <table:table-cell office:value-type="currency" office:value="-15585" table:formula="of:=['02-12-GDR'.F116]" table:style-name="ce267">
            <text:p>-₺15.585,00</text:p>
          </table:table-cell>
          <table:table-cell table:style-name="ce295"/>
          <table:table-cell table:style-name="ce229"/>
          <table:table-cell office:value-type="percentage" office:value="0.77343409711927891" table:formula="of:=[.L53]/[.$E$4]" table:style-name="ce247">
            <text:p>%77,34</text:p>
          </table:table-cell>
          <table:table-cell office:value-type="currency" office:value="-12039.575342175749" table:formula="of:=[.H52]*[.E53]" table:style-name="ce229">
            <text:p>-₺12.039,58</text:p>
          </table:table-cell>
          <table:table-cell office:value-type="currency" office:value="-1411.4390788013775" table:formula="of:=[.I53]/[.T53]" table:style-name="ce233">
            <text:p>-$1.411</text:p>
          </table:table-cell>
          <table:table-cell office:value-type="currency" office:value="113975.36633535546" table:formula="of:=[.K52]+[.I53]" table:style-name="ce229">
            <text:p>₺113.975,37</text:p>
          </table:table-cell>
          <table:table-cell office:value-type="currency" office:value="348045.34370367549" table:formula="of:=[.L52]-[.P53]" table:style-name="ce231">
            <text:p>$348.045,34</text:p>
          </table:table-cell>
          <table:table-cell table:style-name="ce227"/>
          <table:table-cell office:value-type="percentage" office:value="0.22656590288072126" table:formula="of:=[.R53]/[.$E$4]" table:style-name="ce247">
            <text:p>%22,66</text:p>
          </table:table-cell>
          <table:table-cell office:value-type="currency" office:value="-3545.4246578242523" table:formula="of:=[.N52]*[.E53]" table:style-name="ce229">
            <text:p>-₺3.545,42</text:p>
          </table:table-cell>
          <table:table-cell office:value-type="currency" office:value="-415.64181217165918" table:formula="of:=[.O53]/[.T53]" table:style-name="ce233">
            <text:p>-$416</text:p>
          </table:table-cell>
          <table:table-cell office:value-type="currency" office:value="32299.099664644542" table:formula="of:=[.Q52]+[.O53]" table:style-name="ce229">
            <text:p>₺32.299,1</text:p>
          </table:table-cell>
          <table:table-cell office:value-type="currency" office:value="101954.65629632457" table:formula="of:=[.R52]+[.P53]" table:style-name="ce231">
            <text:p>$101.954,66</text:p>
          </table:table-cell>
          <table:table-cell table:style-name="ce229"/>
          <table:table-cell office:value-type="float" office:value="8.5299999999999994" table:style-name="ce227">
            <text:p>8,53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F601-21</text:p>
          </table:table-cell>
          <table:table-cell office:value-type="date" office:date-value="2021-08-15T00:00:00" table:style-name="ce228">
            <text:p>Ağu.21</text:p>
          </table:table-cell>
          <table:table-cell table:style-name="ce233"/>
          <table:table-cell table:style-name="ce227"/>
          <table:table-cell office:value-type="currency" office:value="-12305" table:formula="of:=['02-12-GDR'.F127]" table:style-name="ce267">
            <text:p>-₺12.305,00</text:p>
          </table:table-cell>
          <table:table-cell table:style-name="ce295"/>
          <table:table-cell table:style-name="ce229"/>
          <table:table-cell office:value-type="percentage" office:value="0.7741603947446396" table:formula="of:=[.L54]/[.$E$4]" table:style-name="ce247">
            <text:p>%77,42</text:p>
          </table:table-cell>
          <table:table-cell office:value-type="currency" office:value="-9517.1065650527271" table:formula="of:=[.H53]*[.E54]" table:style-name="ce229">
            <text:p>-₺9.517,11</text:p>
          </table:table-cell>
          <table:table-cell office:value-type="currency" office:value="-1115.72175440243" table:formula="of:=[.I54]/[.T54]" table:style-name="ce233">
            <text:p>-$1.116</text:p>
          </table:table-cell>
          <table:table-cell office:value-type="currency" office:value="104458.25977030273" table:formula="of:=[.K53]+[.I54]" table:style-name="ce229">
            <text:p>₺104.458,26</text:p>
          </table:table-cell>
          <table:table-cell office:value-type="currency" office:value="348372.17763508781" table:formula="of:=[.L53]-[.P54]" table:style-name="ce231">
            <text:p>$348.372,18</text:p>
          </table:table-cell>
          <table:table-cell table:style-name="ce227"/>
          <table:table-cell office:value-type="percentage" office:value="0.22583960525536048" table:formula="of:=[.R54]/[.$E$4]" table:style-name="ce247">
            <text:p>%22,58</text:p>
          </table:table-cell>
          <table:table-cell office:value-type="currency" office:value="-2787.8934349472752" table:formula="of:=[.N53]*[.E54]" table:style-name="ce229">
            <text:p>-₺2.787,89</text:p>
          </table:table-cell>
          <table:table-cell office:value-type="currency" office:value="-326.83393141234177" table:formula="of:=[.O54]/[.T54]" table:style-name="ce233">
            <text:p>-$327</text:p>
          </table:table-cell>
          <table:table-cell office:value-type="currency" office:value="29511.206229697265" table:formula="of:=[.Q53]+[.O54]" table:style-name="ce229">
            <text:p>₺29.511,21</text:p>
          </table:table-cell>
          <table:table-cell office:value-type="currency" office:value="101627.82236491222" table:formula="of:=[.R53]+[.P54]" table:style-name="ce231">
            <text:p>$101.627,82</text:p>
          </table:table-cell>
          <table:table-cell table:style-name="ce229"/>
          <table:table-cell office:value-type="float" office:value="8.5299999999999994" table:style-name="ce227">
            <text:p>8,53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H000-21</text:p>
          </table:table-cell>
          <table:table-cell office:value-type="date" office:date-value="2021-08-15T00:00:00" table:style-name="ce228">
            <text:p>Ağu.21</text:p>
          </table:table-cell>
          <table:table-cell table:style-name="ce233"/>
          <table:table-cell table:style-name="ce227"/>
          <table:table-cell office:value-type="currency" office:value="-4179.3100000000004" table:formula="of:=['02-12-GDR'.F104]" table:style-name="ce267">
            <text:p>-₺4.179,31</text:p>
          </table:table-cell>
          <table:table-cell table:style-name="ce295"/>
          <table:table-cell table:style-name="ce229"/>
          <table:table-cell office:value-type="percentage" office:value="0.77440628603567507" table:formula="of:=[.L55]/[.$E$4]" table:style-name="ce247">
            <text:p>%77,44</text:p>
          </table:table-cell>
          <table:table-cell office:value-type="currency" office:value="-3235.4562793602199" table:formula="of:=[.H54]*[.E55]" table:style-name="ce229">
            <text:p>-₺3.235,46</text:p>
          </table:table-cell>
          <table:table-cell office:value-type="currency" office:value="-379.30319804926381" table:formula="of:=[.I55]/[.T55]" table:style-name="ce233">
            <text:p>-$379</text:p>
          </table:table-cell>
          <table:table-cell office:value-type="currency" office:value="101222.8034909425" table:formula="of:=[.K54]+[.I55]" table:style-name="ce229">
            <text:p>₺101.222,8</text:p>
          </table:table-cell>
          <table:table-cell office:value-type="currency" office:value="348482.8287160538" table:formula="of:=[.L54]-[.P55]" table:style-name="ce231">
            <text:p>$348.482,83</text:p>
          </table:table-cell>
          <table:table-cell table:style-name="ce227"/>
          <table:table-cell office:value-type="percentage" office:value="0.22559371396432498" table:formula="of:=[.R55]/[.$E$4]" table:style-name="ce247">
            <text:p>%22,56</text:p>
          </table:table-cell>
          <table:table-cell office:value-type="currency" office:value="-943.8537206397807" table:formula="of:=[.N54]*[.E55]" table:style-name="ce229">
            <text:p>-₺943,85</text:p>
          </table:table-cell>
          <table:table-cell office:value-type="currency" office:value="-110.65108096597665" table:formula="of:=[.O55]/[.T55]" table:style-name="ce233">
            <text:p>-$111</text:p>
          </table:table-cell>
          <table:table-cell office:value-type="currency" office:value="28567.352509057484" table:formula="of:=[.Q54]+[.O55]" table:style-name="ce229">
            <text:p>₺28.567,35</text:p>
          </table:table-cell>
          <table:table-cell office:value-type="currency" office:value="101517.17128394624" table:formula="of:=[.R54]+[.P55]" table:style-name="ce231">
            <text:p>$101.517,17</text:p>
          </table:table-cell>
          <table:table-cell table:style-name="ce229"/>
          <table:table-cell office:value-type="float" office:value="8.5299999999999994" table:style-name="ce227">
            <text:p>8,53</text:p>
          </table:table-cell>
          <table:table-cell table:number-columns-repeated="16364" table:style-name="ce227"/>
        </table:table-row>
        <table:table-row table:style-name="ro5">
          <table:table-cell table:style-name="ce227"/>
          <table:table-cell table:style-name="ce246"/>
          <table:table-cell office:value-type="string" table:style-name="ce268">
            <text:p><text:s/>Toplam Gelecek 2021</text:p>
          </table:table-cell>
          <table:table-cell office:value-type="float" office:value="132760" table:formula="of:=SUM([.D46:.D55])" table:style-name="ce269">
            <text:p>132760</text:p>
          </table:table-cell>
          <table:table-cell table:style-name="ce227"/>
          <table:table-cell table:style-name="ce225"/>
          <table:table-cell table:number-columns-repeated="16378" table:style-name="ce227"/>
        </table:table-row>
        <table:table-row table:style-name="ro5">
          <table:table-cell table:number-columns-repeated="2" table:style-name="ce227"/>
          <table:table-cell office:value-type="string" table:style-name="ce270">
            <text:p>Toplam Gelen 2021</text:p>
          </table:table-cell>
          <table:table-cell table:style-name="ce227"/>
          <table:table-cell office:value-type="currency" office:value="152260" table:formula="of:=SUM([.E46:.E52])" table:style-name="ce267">
            <text:p>₺152.260,00</text:p>
          </table:table-cell>
          <table:table-cell office:value-type="currency" office:value="16569.625941280268" table:formula="of:=[.J57]+[.P57]" table:style-name="ce297">
            <text:p>$16.569,63</text:p>
          </table:table-cell>
          <table:table-cell table:style-name="ce229"/>
          <table:table-cell table:style-name="ce247"/>
          <table:table-cell office:value-type="currency" office:value="118343.49052925248" table:formula="of:=SUM([.I46:.I52])" table:style-name="ce267">
            <text:p>₺118.343,49</text:p>
          </table:table-cell>
          <table:table-cell office:value-type="currency" office:value="12880.60807060908" table:formula="of:=SUM([.J46:.J52])" table:style-name="ce233">
            <text:p>$12.881</text:p>
          </table:table-cell>
          <table:table-cell table:style-name="ce227"/>
          <table:table-cell table:style-name="ce231"/>
          <table:table-cell table:style-name="ce227"/>
          <table:table-cell table:style-name="ce230"/>
          <table:table-cell office:value-type="currency" office:value="33916.509470747536" table:formula="of:=SUM([.O46:.O52])" table:style-name="ce267">
            <text:p>₺33.916,51</text:p>
          </table:table-cell>
          <table:table-cell office:value-type="currency" office:value="3689.0178706711904" table:formula="of:=SUM([.P46:.P52])" table:style-name="ce233">
            <text:p>$3.689</text:p>
          </table:table-cell>
          <table:table-cell table:number-columns-repeated="16368" table:style-name="ce227"/>
        </table:table-row>
        <table:table-row table:style-name="ro5">
          <table:table-cell table:number-columns-repeated="2" table:style-name="ce227"/>
          <table:table-cell office:value-type="string" table:style-name="ce270">
            <text:p>Toplam Masraf 2021</text:p>
          </table:table-cell>
          <table:table-cell table:style-name="ce271"/>
          <table:table-cell office:value-type="currency" office:value="-32069.31" table:formula="of:=SUM([.E53:.E55])" table:style-name="ce267">
            <text:p>-₺32.069,31</text:p>
          </table:table-cell>
          <table:table-cell office:value-type="currency" office:value="-3759.5908558030492" table:formula="of:=[.J58]+[.P58]" table:style-name="ce297">
            <text:p>-$3.759,59</text:p>
          </table:table-cell>
          <table:table-cell table:style-name="ce227"/>
          <table:table-cell table:style-name="ce230"/>
          <table:table-cell office:value-type="currency" office:value="-24792.138186588698" table:formula="of:=SUM([.I53:.I55])" table:style-name="ce267">
            <text:p>-₺24.792,14</text:p>
          </table:table-cell>
          <table:table-cell office:value-type="currency" office:value="-2906.4640312530714" table:formula="of:=SUM([.J53:.J55])" table:style-name="ce233">
            <text:p>-$2.906</text:p>
          </table:table-cell>
          <table:table-cell table:style-name="ce227"/>
          <table:table-cell table:style-name="ce231"/>
          <table:table-cell table:style-name="ce227"/>
          <table:table-cell table:style-name="ce230"/>
          <table:table-cell office:value-type="currency" office:value="-7277.171813411308" table:formula="of:=SUM([.O53:.O55])" table:style-name="ce267">
            <text:p>-₺7.277,17</text:p>
          </table:table-cell>
          <table:table-cell office:value-type="currency" office:value="-853.12682454997764" table:formula="of:=SUM([.P53:.P55])" table:style-name="ce233">
            <text:p>-$853</text:p>
          </table:table-cell>
          <table:table-cell table:number-columns-repeated="16368" table:style-name="ce227"/>
        </table:table-row>
        <table:table-row table:style-name="ro5">
          <table:table-cell table:number-columns-repeated="2" table:style-name="ce227"/>
          <table:table-cell office:value-type="string" table:style-name="ce270">
            <text:p>BAKIYE 2021</text:p>
          </table:table-cell>
          <table:table-cell table:style-name="ce271"/>
          <table:table-cell office:value-type="currency" office:value="120190.69" table:formula="of:=[.E57]+[.E58]" table:style-name="ce267">
            <text:p>₺120.190,69</text:p>
          </table:table-cell>
          <table:table-cell office:value-type="currency" office:value="12810.03508547722" table:formula="of:=[.J59]+[.P59]" table:style-name="ce297">
            <text:p>$12.810,04</text:p>
          </table:table-cell>
          <table:table-cell table:style-name="ce227"/>
          <table:table-cell table:style-name="ce230"/>
          <table:table-cell office:value-type="currency" office:value="93551.352342663784" table:formula="of:=[.I58]+[.I57]" table:style-name="ce229">
            <text:p>₺93.551,35</text:p>
          </table:table-cell>
          <table:table-cell office:value-type="currency" office:value="9974.1440393560079" table:formula="of:=[.J57]+[.J58]" table:style-name="ce233">
            <text:p>$9.974</text:p>
          </table:table-cell>
          <table:table-cell table:style-name="ce227"/>
          <table:table-cell table:style-name="ce231"/>
          <table:table-cell table:style-name="ce227"/>
          <table:table-cell table:style-name="ce230"/>
          <table:table-cell office:value-type="currency" office:value="26639.337657336229" table:formula="of:=[.O58]+[.O57]" table:style-name="ce229">
            <text:p>₺26.639,34</text:p>
          </table:table-cell>
          <table:table-cell office:value-type="currency" office:value="2835.8910461212126" table:formula="of:=[.P57]+[.P58]" table:style-name="ce233">
            <text:p>$2.836</text:p>
          </table:table-cell>
          <table:table-cell table:number-columns-repeated="16368" table:style-name="ce227"/>
        </table:table-row>
        <table:table-row table:style-name="ro5">
          <table:table-cell office:value-type="float" office:value="2022" table:style-name="ce246">
            <text:p>2022</text:p>
          </table:table-cell>
          <table:table-cell table:number-columns-repeated="2" table:style-name="ce243"/>
          <table:table-cell table:style-name="ce246"/>
          <table:table-cell table:style-name="ce267"/>
          <table:table-cell table:style-name="ce295"/>
          <table:table-cell table:style-name="ce229"/>
          <table:table-cell table:style-name="ce247"/>
          <table:table-cell table:style-name="ce227"/>
          <table:table-cell table:style-name="ce233"/>
          <table:table-cell table:style-name="ce227"/>
          <table:table-cell table:style-name="ce231"/>
          <table:table-cell table:style-name="ce227"/>
          <table:table-cell table:style-name="ce247"/>
          <table:table-cell table:style-name="ce227"/>
          <table:table-cell table:style-name="ce233"/>
          <table:table-cell table:number-columns-repeated="3" table:style-name="ce227"/>
          <table:table-cell table:style-name="ce229"/>
          <table:table-cell table:number-columns-repeated="16364" table:style-name="ce227"/>
        </table:table-row>
        <table:table-row table:style-name="ro5">
          <table:table-cell office:value-type="string" table:style-name="ce227">
            <text:p>SnyF601-22</text:p>
          </table:table-cell>
          <table:table-cell office:value-type="date" office:date-value="2022-03-31T00:00:00" table:style-name="ce228">
            <text:p>Mar.22</text:p>
          </table:table-cell>
          <table:table-cell office:value-type="string" table:style-name="ce228">
            <text:p>merdal</text:p>
          </table:table-cell>
          <table:table-cell office:value-type="float" office:value="36000" table:style-name="ce227">
            <text:p>36000</text:p>
          </table:table-cell>
          <table:table-cell office:value-type="currency" office:value="36000" table:formula="of:=['02-11-GLR'.G61]+['02-11-GLR'.G62]+['02-11-GLR'.G63]" table:style-name="ce267">
            <text:p>₺36.000,00</text:p>
          </table:table-cell>
          <table:table-cell table:style-name="ce295"/>
          <table:table-cell table:style-name="ce229"/>
          <table:table-cell office:value-type="percentage" office:value="0.7733624747507043" table:formula="of:=[.L61]/[.$E$4]" table:style-name="ce247">
            <text:p>%77,34</text:p>
          </table:table-cell>
          <table:table-cell office:value-type="currency" office:value="27878.626297284303" table:formula="of:=[.H55]*[.E61]" table:style-name="ce229">
            <text:p>₺27.878,63</text:p>
          </table:table-cell>
          <table:table-cell office:value-type="currency" office:value="1612.4133196809894" table:formula="of:=[.I61]/[.T61]" table:style-name="ce233">
            <text:p>$1.612</text:p>
          </table:table-cell>
          <table:table-cell office:value-type="currency" office:value="129101.42978822681" table:formula="of:=[.K55]+[.I61]" table:style-name="ce229">
            <text:p>₺129.101,43</text:p>
          </table:table-cell>
          <table:table-cell office:value-type="currency" office:value="348013.11363781692" table:formula="of:=[.L55]-[.P61]" table:style-name="ce231">
            <text:p>$348.013,11</text:p>
          </table:table-cell>
          <table:table-cell table:style-name="ce227"/>
          <table:table-cell office:value-type="percentage" office:value="0.22663752524929584" table:formula="of:=[.R61]/[.$E$4]" table:style-name="ce247">
            <text:p>%22,66</text:p>
          </table:table-cell>
          <table:table-cell office:value-type="currency" office:value="8121.3737027156994" table:formula="of:=[.N55]*[.E61]" table:style-name="ce229">
            <text:p>₺8.121,37</text:p>
          </table:table-cell>
          <table:table-cell office:value-type="currency" office:value="469.71507823688256" table:formula="of:=[.O61]/[.T61]" table:style-name="ce233">
            <text:p>$470</text:p>
          </table:table-cell>
          <table:table-cell office:value-type="currency" office:value="36688.726211773181" table:formula="of:=[.Q55]+[.O61]" table:style-name="ce229">
            <text:p>₺36.688,73</text:p>
          </table:table-cell>
          <table:table-cell office:value-type="currency" office:value="101986.88636218313" table:formula="of:=[.R55]+[.P61]" table:style-name="ce231">
            <text:p>$101.986,89</text:p>
          </table:table-cell>
          <table:table-cell table:style-name="ce229"/>
          <table:table-cell office:value-type="float" office:value="17.29" table:style-name="ce227">
            <text:p>17,29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E502-22</text:p>
          </table:table-cell>
          <table:table-cell office:value-type="date" office:date-value="2022-08-01T00:00:00" table:style-name="ce228">
            <text:p>Ağu.22</text:p>
          </table:table-cell>
          <table:table-cell office:value-type="string" table:style-name="ce228">
            <text:p>cihan</text:p>
          </table:table-cell>
          <table:table-cell office:value-type="float" office:value="45000" table:style-name="ce227">
            <text:p>45000</text:p>
          </table:table-cell>
          <table:table-cell office:value-type="currency" office:value="20000" table:formula="of:=['02-11-GLR'.G65]" table:style-name="ce267">
            <text:p>₺20.000,00</text:p>
          </table:table-cell>
          <table:table-cell table:style-name="ce295"/>
          <table:table-cell table:style-name="ce229"/>
          <table:table-cell office:value-type="percentage" office:value="0.7727802331957927" table:formula="of:=[.L62]/[.$E$4]" table:style-name="ce247">
            <text:p>%77,28</text:p>
          </table:table-cell>
          <table:table-cell office:value-type="currency" office:value="15467.249495014086" table:formula="of:=[.H61]*[.E62]" table:style-name="ce229">
            <text:p>₺15.467,25</text:p>
          </table:table-cell>
          <table:table-cell office:value-type="currency" office:value="894.0606644516813" table:formula="of:=[.I62]/[.T62]" table:style-name="ce233">
            <text:p>$894</text:p>
          </table:table-cell>
          <table:table-cell office:value-type="currency" office:value="144568.6792832409" table:formula="of:=[.K61]+[.I62]" table:style-name="ce229">
            <text:p>₺144.568,68</text:p>
          </table:table-cell>
          <table:table-cell office:value-type="currency" office:value="347751.10493810673" table:formula="of:=[.L61]-[.P62]" table:style-name="ce231">
            <text:p>$347.751,10</text:p>
          </table:table-cell>
          <table:table-cell table:style-name="ce227"/>
          <table:table-cell office:value-type="percentage" office:value="0.22721976680420733" table:formula="of:=[.R62]/[.$E$4]" table:style-name="ce247">
            <text:p>%22,72</text:p>
          </table:table-cell>
          <table:table-cell office:value-type="currency" office:value="4532.7505049859165" table:formula="of:=[.N61]*[.E62]" table:style-name="ce229">
            <text:p>₺4.532,75</text:p>
          </table:table-cell>
          <table:table-cell office:value-type="currency" office:value="262.00869971016857" table:formula="of:=[.O62]/[.T62]" table:style-name="ce233">
            <text:p>$262</text:p>
          </table:table-cell>
          <table:table-cell office:value-type="currency" office:value="41221.476716759098" table:formula="of:=[.Q61]+[.O62]" table:style-name="ce229">
            <text:p>₺41.221,48</text:p>
          </table:table-cell>
          <table:table-cell office:value-type="currency" office:value="102248.8950618933" table:formula="of:=[.R61]+[.P62]" table:style-name="ce231">
            <text:p>$102.248,90</text:p>
          </table:table-cell>
          <table:table-cell table:style-name="ce229"/>
          <table:table-cell office:value-type="float" office:value="17.3" table:style-name="ce227">
            <text:p>17,3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E502-22</text:p>
          </table:table-cell>
          <table:table-cell office:value-type="date" office:date-value="2022-08-05T00:00:00" table:style-name="ce228">
            <text:p>Ağu.22</text:p>
          </table:table-cell>
          <table:table-cell table:style-name="ce228"/>
          <table:table-cell table:style-name="ce227"/>
          <table:table-cell office:value-type="currency" office:value="25000" table:formula="of:=['02-11-GLR'.G66]" table:style-name="ce267">
            <text:p>₺25.000,00</text:p>
          </table:table-cell>
          <table:table-cell table:style-name="ce295"/>
          <table:table-cell table:style-name="ce229"/>
          <table:table-cell office:value-type="percentage" office:value="0.7721051893253108" table:formula="of:=[.L63]/[.$E$4]" table:style-name="ce247">
            <text:p>%77,21</text:p>
          </table:table-cell>
          <table:table-cell office:value-type="currency" office:value="19319.505829894817" table:formula="of:=[.H62]*[.E63]" table:style-name="ce229">
            <text:p>₺19.319,51</text:p>
          </table:table-cell>
          <table:table-cell office:value-type="currency" office:value="1033.1286540050705" table:formula="of:=[.I63]/[.T63]" table:style-name="ce233">
            <text:p>$1.033</text:p>
          </table:table-cell>
          <table:table-cell office:value-type="currency" office:value="163888.18511313573" table:formula="of:=[.K62]+[.I63]" table:style-name="ce229">
            <text:p>₺163.888,19</text:p>
          </table:table-cell>
          <table:table-cell office:value-type="currency" office:value="347447.33519638987" table:formula="of:=[.L62]-[.P63]" table:style-name="ce231">
            <text:p>$347.447,34</text:p>
          </table:table-cell>
          <table:table-cell table:style-name="ce227"/>
          <table:table-cell office:value-type="percentage" office:value="0.22789481067468922" table:formula="of:=[.R63]/[.$E$4]" table:style-name="ce247">
            <text:p>%22,79</text:p>
          </table:table-cell>
          <table:table-cell office:value-type="currency" office:value="5680.494170105183" table:formula="of:=[.N62]*[.E63]" table:style-name="ce229">
            <text:p>₺5.680,49</text:p>
          </table:table-cell>
          <table:table-cell office:value-type="currency" office:value="303.7697417168547" table:formula="of:=[.O63]/[.T63]" table:style-name="ce233">
            <text:p>$304</text:p>
          </table:table-cell>
          <table:table-cell office:value-type="currency" office:value="46901.970886864277" table:formula="of:=[.Q62]+[.O63]" table:style-name="ce229">
            <text:p>₺46.901,97</text:p>
          </table:table-cell>
          <table:table-cell office:value-type="currency" office:value="102552.66480361015" table:formula="of:=[.R62]+[.P63]" table:style-name="ce231">
            <text:p>$102.552,66</text:p>
          </table:table-cell>
          <table:table-cell table:style-name="ce229"/>
          <table:table-cell office:value-type="float" office:value="18.7" table:style-name="ce227">
            <text:p>18,7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H000-22</text:p>
          </table:table-cell>
          <table:table-cell office:value-type="date" office:date-value="2022-08-04T00:00:00" table:style-name="ce228">
            <text:p>Ağu.22</text:p>
          </table:table-cell>
          <table:table-cell table:style-name="ce233"/>
          <table:table-cell table:style-name="ce227"/>
          <table:table-cell office:value-type="currency" office:value="-8594.06" table:formula="of:=['02-12-GDR'.F134]" table:style-name="ce267">
            <text:p>-₺8.594,06</text:p>
          </table:table-cell>
          <table:table-cell table:style-name="ce295"/>
          <table:table-cell table:style-name="ce229"/>
          <table:table-cell office:value-type="percentage" office:value="0.77234698459403017" table:formula="of:=[.L64]/[.$E$4]" table:style-name="ce247">
            <text:p>%77,23</text:p>
          </table:table-cell>
          <table:table-cell office:value-type="currency" office:value="-6635.5183233730804" table:formula="of:=[.H63]*[.E64]" table:style-name="ce229">
            <text:p>-₺6.635,52</text:p>
          </table:table-cell>
          <table:table-cell office:value-type="currency" office:value="-368.63990685406003" table:formula="of:=[.I64]/[.T64]" table:style-name="ce233">
            <text:p>-$369</text:p>
          </table:table-cell>
          <table:table-cell office:value-type="currency" office:value="157252.66678976265" table:formula="of:=[.K63]+[.I64]" table:style-name="ce229">
            <text:p>₺157.252,67</text:p>
          </table:table-cell>
          <table:table-cell office:value-type="currency" office:value="347556.14306731359" table:formula="of:=[.L63]-[.P64]" table:style-name="ce231">
            <text:p>$347.556,14</text:p>
          </table:table-cell>
          <table:table-cell table:style-name="ce227"/>
          <table:table-cell office:value-type="percentage" office:value="0.22765301540596986" table:formula="of:=[.R64]/[.$E$4]" table:style-name="ce247">
            <text:p>%22,77</text:p>
          </table:table-cell>
          <table:table-cell office:value-type="currency" office:value="-1958.5416766269195" table:formula="of:=[.N63]*[.E64]" table:style-name="ce229">
            <text:p>-₺1.958,54</text:p>
          </table:table-cell>
          <table:table-cell office:value-type="currency" office:value="-108.80787092371776" table:formula="of:=[.O64]/[.T64]" table:style-name="ce233">
            <text:p>-$109</text:p>
          </table:table-cell>
          <table:table-cell office:value-type="currency" office:value="44943.429210237358" table:formula="of:=[.Q63]+[.O64]" table:style-name="ce229">
            <text:p>₺44.943,43</text:p>
          </table:table-cell>
          <table:table-cell office:value-type="currency" office:value="102443.85693268644" table:formula="of:=[.R63]+[.P64]" table:style-name="ce231">
            <text:p>$102.443,86</text:p>
          </table:table-cell>
          <table:table-cell table:style-name="ce229"/>
          <table:table-cell office:value-type="float" office:value="18" table:style-name="ce227">
            <text:p>18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G701-22</text:p>
          </table:table-cell>
          <table:table-cell office:value-type="date" office:date-value="2022-08-25T00:00:00" table:style-name="ce228">
            <text:p>Ağu.22</text:p>
          </table:table-cell>
          <table:table-cell office:value-type="string" table:style-name="ce228">
            <text:p>metin</text:p>
          </table:table-cell>
          <table:table-cell office:value-type="float" office:value="40000" table:style-name="ce227">
            <text:p>40000</text:p>
          </table:table-cell>
          <table:table-cell office:value-type="currency" office:value="40000" table:style-name="ce267">
            <text:p>₺40.000,00</text:p>
          </table:table-cell>
          <table:table-cell table:style-name="ce295"/>
          <table:table-cell table:style-name="ce229"/>
          <table:table-cell office:value-type="percentage" office:value="0.77125315629177937" table:formula="of:=[.L65]/[.$E$4]" table:style-name="ce247">
            <text:p>%77,13</text:p>
          </table:table-cell>
          <table:table-cell office:value-type="currency" office:value="30893.879383761207" table:formula="of:=[.H64]*[.E65]" table:style-name="ce229">
            <text:p>₺30.893,88</text:p>
          </table:table-cell>
          <table:table-cell office:value-type="currency" office:value="1669.9394261492544" table:formula="of:=[.I65]/[.T65]" table:style-name="ce233">
            <text:p>$1.670</text:p>
          </table:table-cell>
          <table:table-cell office:value-type="currency" office:value="188146.54617352385" table:formula="of:=[.K64]+[.I65]" table:style-name="ce229">
            <text:p>₺188.146,55</text:p>
          </table:table-cell>
          <table:table-cell office:value-type="currency" office:value="347063.9203313007" table:formula="of:=[.L64]-[.P65]" table:style-name="ce231">
            <text:p>$347.063,92</text:p>
          </table:table-cell>
          <table:table-cell table:style-name="ce227"/>
          <table:table-cell office:value-type="percentage" office:value="0.22874684370822077" table:formula="of:=[.R65]/[.$E$4]" table:style-name="ce247">
            <text:p>%22,87</text:p>
          </table:table-cell>
          <table:table-cell office:value-type="currency" office:value="9106.1206162387934" table:formula="of:=[.N64]*[.E65]" table:style-name="ce229">
            <text:p>₺9.106,12</text:p>
          </table:table-cell>
          <table:table-cell office:value-type="currency" office:value="492.22273601290777" table:formula="of:=[.O65]/[.T65]" table:style-name="ce233">
            <text:p>$492</text:p>
          </table:table-cell>
          <table:table-cell office:value-type="currency" office:value="54049.549826476155" table:formula="of:=[.Q64]+[.O65]" table:style-name="ce229">
            <text:p>₺54.049,55</text:p>
          </table:table-cell>
          <table:table-cell office:value-type="currency" office:value="102936.07966869934" table:formula="of:=[.R64]+[.P65]" table:style-name="ce231">
            <text:p>$102.936,08</text:p>
          </table:table-cell>
          <table:table-cell table:style-name="ce229"/>
          <table:table-cell office:value-type="float" office:value="18.5" table:style-name="ce227">
            <text:p>18,5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G701-22</text:p>
          </table:table-cell>
          <table:table-cell office:value-type="date" office:date-value="2022-09-30T00:00:00" table:style-name="ce228">
            <text:p>Eyl.22</text:p>
          </table:table-cell>
          <table:table-cell office:value-type="string" table:style-name="ce228">
            <text:p>metin</text:p>
          </table:table-cell>
          <table:table-cell office:value-type="float" office:value="1000" table:style-name="ce227">
            <text:p>1000</text:p>
          </table:table-cell>
          <table:table-cell office:value-type="currency" office:value="1000" table:style-name="ce267">
            <text:p>₺1.000,00</text:p>
          </table:table-cell>
          <table:table-cell table:style-name="ce295"/>
          <table:table-cell table:style-name="ce229"/>
          <table:table-cell office:value-type="percentage" office:value="0.7712256791934361" table:formula="of:=[.L66]/[.$E$4]" table:style-name="ce247">
            <text:p>%77,12</text:p>
          </table:table-cell>
          <table:table-cell office:value-type="currency" office:value="771.25315629177942" table:formula="of:=[.H65]*[.E66]" table:style-name="ce229">
            <text:p>₺771,25</text:p>
          </table:table-cell>
          <table:table-cell office:value-type="currency" office:value="41.689359799555646" table:formula="of:=[.I66]/[.T66]" table:style-name="ce233">
            <text:p>$42</text:p>
          </table:table-cell>
          <table:table-cell office:value-type="currency" office:value="188917.79932981564" table:formula="of:=[.K65]+[.I66]" table:style-name="ce229">
            <text:p>₺188.917,8</text:p>
          </table:table-cell>
          <table:table-cell office:value-type="currency" office:value="347051.55563704623" table:formula="of:=[.L65]-[.P66]" table:style-name="ce231">
            <text:p>$347.051,56</text:p>
          </table:table-cell>
          <table:table-cell table:style-name="ce227"/>
          <table:table-cell office:value-type="percentage" office:value="0.2287743208065641" table:formula="of:=[.R66]/[.$E$4]" table:style-name="ce247">
            <text:p>%22,88</text:p>
          </table:table-cell>
          <table:table-cell office:value-type="currency" office:value="228.74684370822075" table:formula="of:=[.N65]*[.E66]" table:style-name="ce229">
            <text:p>₺228,75</text:p>
          </table:table-cell>
          <table:table-cell office:value-type="currency" office:value="12.364694254498419" table:formula="of:=[.O66]/[.T66]" table:style-name="ce233">
            <text:p>$12</text:p>
          </table:table-cell>
          <table:table-cell office:value-type="currency" office:value="54278.296670184376" table:formula="of:=[.Q65]+[.O66]" table:style-name="ce229">
            <text:p>₺54.278,3</text:p>
          </table:table-cell>
          <table:table-cell office:value-type="currency" office:value="102948.44436295384" table:formula="of:=[.R65]+[.P66]" table:style-name="ce231">
            <text:p>$102.948,44</text:p>
          </table:table-cell>
          <table:table-cell table:style-name="ce229"/>
          <table:table-cell office:value-type="float" office:value="18.5" table:style-name="ce227">
            <text:p>18,5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A105-22</text:p>
          </table:table-cell>
          <table:table-cell office:value-type="date" office:date-value="2022-10-10T00:00:00" table:style-name="ce228">
            <text:p>Eki.22</text:p>
          </table:table-cell>
          <table:table-cell office:value-type="string" table:style-name="ce228">
            <text:p>ayhan</text:p>
          </table:table-cell>
          <table:table-cell office:value-type="float" office:value="40000" table:style-name="ce227">
            <text:p>40000</text:p>
          </table:table-cell>
          <table:table-cell office:value-type="currency" office:value="40000" table:formula="of:=['02-11-GLR'.G72]" table:style-name="ce267">
            <text:p>₺40.000,00</text:p>
          </table:table-cell>
          <table:table-cell table:style-name="ce295"/>
          <table:table-cell table:style-name="ce229"/>
          <table:table-cell office:value-type="percentage" office:value="0.77018283328662551" table:formula="of:=[.L67]/[.$E$4]" table:style-name="ce247">
            <text:p>%77,02</text:p>
          </table:table-cell>
          <table:table-cell office:value-type="currency" office:value="30849.027167737444" table:formula="of:=[.H66]*[.E67]" table:style-name="ce229">
            <text:p>₺30.849,03</text:p>
          </table:table-cell>
          <table:table-cell office:value-type="currency" office:value="1582.0013932173049" table:formula="of:=[.I67]/[.T67]" table:style-name="ce233">
            <text:p>$1.582</text:p>
          </table:table-cell>
          <table:table-cell office:value-type="currency" office:value="219766.82649755309" table:formula="of:=[.K66]+[.I67]" table:style-name="ce229">
            <text:p>₺219.766,83</text:p>
          </table:table-cell>
          <table:table-cell office:value-type="currency" office:value="346582.27497898147" table:formula="of:=[.L66]-[.P67]" table:style-name="ce231">
            <text:p>$346.582,27</text:p>
          </table:table-cell>
          <table:table-cell table:style-name="ce227"/>
          <table:table-cell office:value-type="percentage" office:value="0.22981716671337465" table:formula="of:=[.R67]/[.$E$4]" table:style-name="ce247">
            <text:p>%22,98</text:p>
          </table:table-cell>
          <table:table-cell office:value-type="currency" office:value="9150.9728322625633" table:formula="of:=[.N66]*[.E67]" table:style-name="ce229">
            <text:p>₺9.150,97</text:p>
          </table:table-cell>
          <table:table-cell office:value-type="currency" office:value="469.28065806474683" table:formula="of:=[.O67]/[.T67]" table:style-name="ce233">
            <text:p>$469</text:p>
          </table:table-cell>
          <table:table-cell office:value-type="currency" office:value="63429.269502446943" table:formula="of:=[.Q66]+[.O67]" table:style-name="ce229">
            <text:p>₺63.429,27</text:p>
          </table:table-cell>
          <table:table-cell office:value-type="currency" office:value="103417.72502101859" table:formula="of:=[.R66]+[.P67]" table:style-name="ce231">
            <text:p>$103.417,73</text:p>
          </table:table-cell>
          <table:table-cell table:style-name="ce229"/>
          <table:table-cell office:value-type="float" office:value="19.5" table:style-name="ce227">
            <text:p>19,5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G701-22</text:p>
          </table:table-cell>
          <table:table-cell office:value-type="date" office:date-value="2022-10-30T00:00:00" table:style-name="ce228">
            <text:p>Eki.22</text:p>
          </table:table-cell>
          <table:table-cell office:value-type="string" table:style-name="ce228">
            <text:p>metin</text:p>
          </table:table-cell>
          <table:table-cell office:value-type="float" office:value="1000" table:style-name="ce227">
            <text:p>1000</text:p>
          </table:table-cell>
          <table:table-cell office:value-type="currency" office:value="1000" table:style-name="ce267">
            <text:p>₺1.000,00</text:p>
          </table:table-cell>
          <table:table-cell table:style-name="ce295"/>
          <table:table-cell table:style-name="ce229"/>
          <table:table-cell office:value-type="percentage" office:value="0.77015522762095423" table:formula="of:=[.L68]/[.$E$4]" table:style-name="ce247">
            <text:p>%77,02</text:p>
          </table:table-cell>
          <table:table-cell office:value-type="currency" office:value="770.18283328662551" table:formula="of:=[.H67]*[.E68]" table:style-name="ce229">
            <text:p>₺770,18</text:p>
          </table:table-cell>
          <table:table-cell office:value-type="currency" office:value="41.631504501979755" table:formula="of:=[.I68]/[.T68]" table:style-name="ce233">
            <text:p>$42</text:p>
          </table:table-cell>
          <table:table-cell office:value-type="currency" office:value="220537.0093308397" table:formula="of:=[.K67]+[.I68]" table:style-name="ce229">
            <text:p>₺220.537,01</text:p>
          </table:table-cell>
          <table:table-cell office:value-type="currency" office:value="346569.85242942942" table:formula="of:=[.L67]-[.P68]" table:style-name="ce231">
            <text:p>$346.569,85</text:p>
          </table:table-cell>
          <table:table-cell table:style-name="ce227"/>
          <table:table-cell office:value-type="percentage" office:value="0.22984477237904594" table:formula="of:=[.R68]/[.$E$4]" table:style-name="ce247">
            <text:p>%22,98</text:p>
          </table:table-cell>
          <table:table-cell office:value-type="currency" office:value="229.81716671337466" table:formula="of:=[.N67]*[.E68]" table:style-name="ce229">
            <text:p>₺229,82</text:p>
          </table:table-cell>
          <table:table-cell office:value-type="currency" office:value="12.422549552074306" table:formula="of:=[.O68]/[.T68]" table:style-name="ce233">
            <text:p>$12</text:p>
          </table:table-cell>
          <table:table-cell office:value-type="currency" office:value="63659.086669160315" table:formula="of:=[.Q67]+[.O68]" table:style-name="ce229">
            <text:p>₺63.659,09</text:p>
          </table:table-cell>
          <table:table-cell office:value-type="currency" office:value="103430.14757057067" table:formula="of:=[.R67]+[.P68]" table:style-name="ce231">
            <text:p>$103.430,15</text:p>
          </table:table-cell>
          <table:table-cell table:style-name="ce229"/>
          <table:table-cell office:value-type="float" office:value="18.5" table:style-name="ce227">
            <text:p>18,5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C301-22</text:p>
          </table:table-cell>
          <table:table-cell office:value-type="date" office:date-value="2022-11-30T00:00:00" table:style-name="ce228">
            <text:p>Kas.22</text:p>
          </table:table-cell>
          <table:table-cell office:value-type="string" table:style-name="ce228">
            <text:p>hurdc</text:p>
          </table:table-cell>
          <table:table-cell office:value-type="float" office:value="82000" table:style-name="ce227">
            <text:p>82000</text:p>
          </table:table-cell>
          <table:table-cell office:value-type="currency" office:value="82000" table:style-name="ce267">
            <text:p>₺82.000,00</text:p>
          </table:table-cell>
          <table:table-cell table:style-name="ce295"/>
          <table:table-cell table:style-name="ce229"/>
          <table:table-cell office:value-type="percentage" office:value="0.76790346282584299" table:formula="of:=[.L69]/[.$E$4]" table:style-name="ce247">
            <text:p>%76,79</text:p>
          </table:table-cell>
          <table:table-cell office:value-type="currency" office:value="63152.72866491825" table:formula="of:=[.H68]*[.E69]" table:style-name="ce229">
            <text:p>₺63.152,73</text:p>
          </table:table-cell>
          <table:table-cell office:value-type="currency" office:value="3395.3079927375402" table:formula="of:=[.I69]/[.T69]" table:style-name="ce233">
            <text:p>$3.395</text:p>
          </table:table-cell>
          <table:table-cell office:value-type="currency" office:value="283689.73799575795" table:formula="of:=[.K68]+[.I69]" table:style-name="ce229">
            <text:p>₺283.689,74</text:p>
          </table:table-cell>
          <table:table-cell office:value-type="currency" office:value="345556.55827162933" table:formula="of:=[.L68]-[.P69]" table:style-name="ce231">
            <text:p>$345.556,56</text:p>
          </table:table-cell>
          <table:table-cell table:style-name="ce227"/>
          <table:table-cell office:value-type="percentage" office:value="0.23209653717415724" table:formula="of:=[.R69]/[.$E$4]" table:style-name="ce247">
            <text:p>%23,21</text:p>
          </table:table-cell>
          <table:table-cell office:value-type="currency" office:value="18847.271335081768" table:formula="of:=[.N68]*[.E69]" table:style-name="ce229">
            <text:p>₺18.847,27</text:p>
          </table:table-cell>
          <table:table-cell office:value-type="currency" office:value="1013.294157800095" table:formula="of:=[.O69]/[.T69]" table:style-name="ce233">
            <text:p>$1.013</text:p>
          </table:table-cell>
          <table:table-cell office:value-type="currency" office:value="82506.35800424208" table:formula="of:=[.Q68]+[.O69]" table:style-name="ce229">
            <text:p>₺82.506,36</text:p>
          </table:table-cell>
          <table:table-cell office:value-type="currency" office:value="104443.44172837076" table:formula="of:=[.R68]+[.P69]" table:style-name="ce231">
            <text:p>$104.443,44</text:p>
          </table:table-cell>
          <table:table-cell table:style-name="ce229"/>
          <table:table-cell office:value-type="float" office:value="18.600000000000001" table:style-name="ce227">
            <text:p>18,6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B202-22</text:p>
          </table:table-cell>
          <table:table-cell office:value-type="date" office:date-value="2022-11-30T00:00:00" table:style-name="ce228">
            <text:p>Kas.22</text:p>
          </table:table-cell>
          <table:table-cell office:value-type="string" table:style-name="ce228">
            <text:p>salih</text:p>
          </table:table-cell>
          <table:table-cell office:value-type="float" office:value="84000" table:style-name="ce227">
            <text:p>84000</text:p>
          </table:table-cell>
          <table:table-cell office:value-type="currency" office:value="84000" table:style-name="ce267">
            <text:p>₺84.000,00</text:p>
          </table:table-cell>
          <table:table-cell table:style-name="ce295"/>
          <table:table-cell table:style-name="ce229"/>
          <table:table-cell office:value-type="percentage" office:value="0.76557417858180121" table:formula="of:=[.L70]/[.$E$4]" table:style-name="ce247">
            <text:p>%76,56</text:p>
          </table:table-cell>
          <table:table-cell office:value-type="currency" office:value="64503.89087737081" table:formula="of:=[.H69]*[.E70]" table:style-name="ce229">
            <text:p>₺64.503,89</text:p>
          </table:table-cell>
          <table:table-cell office:value-type="currency" office:value="3467.9511224392904" table:formula="of:=[.I70]/[.T70]" table:style-name="ce233">
            <text:p>$3.468</text:p>
          </table:table-cell>
          <table:table-cell office:value-type="currency" office:value="348193.62887312879" table:formula="of:=[.K69]+[.I70]" table:style-name="ce229">
            <text:p>₺348.193,63</text:p>
          </table:table-cell>
          <table:table-cell office:value-type="currency" office:value="344508.38036181056" table:formula="of:=[.L69]-[.P70]" table:style-name="ce231">
            <text:p>$344.508,38</text:p>
          </table:table-cell>
          <table:table-cell table:style-name="ce227"/>
          <table:table-cell office:value-type="percentage" office:value="0.23442582141819895" table:formula="of:=[.R70]/[.$E$4]" table:style-name="ce247">
            <text:p>%23,44</text:p>
          </table:table-cell>
          <table:table-cell office:value-type="currency" office:value="19496.109122629208" table:formula="of:=[.N69]*[.E70]" table:style-name="ce229">
            <text:p>₺19.496,11</text:p>
          </table:table-cell>
          <table:table-cell office:value-type="currency" office:value="1048.1779098187747" table:formula="of:=[.O70]/[.T70]" table:style-name="ce233">
            <text:p>$1.048</text:p>
          </table:table-cell>
          <table:table-cell office:value-type="currency" office:value="102002.46712687128" table:formula="of:=[.Q69]+[.O70]" table:style-name="ce229">
            <text:p>₺102.002,47</text:p>
          </table:table-cell>
          <table:table-cell office:value-type="currency" office:value="105491.61963818953" table:formula="of:=[.R69]+[.P70]" table:style-name="ce231">
            <text:p>$105.491,62</text:p>
          </table:table-cell>
          <table:table-cell table:style-name="ce229"/>
          <table:table-cell office:value-type="float" office:value="18.600000000000001" table:style-name="ce227">
            <text:p>18,6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G701-22</text:p>
          </table:table-cell>
          <table:table-cell office:value-type="date" office:date-value="2022-11-30T00:00:00" table:style-name="ce228">
            <text:p>Kas.22</text:p>
          </table:table-cell>
          <table:table-cell office:value-type="string" table:style-name="ce228">
            <text:p>metin</text:p>
          </table:table-cell>
          <table:table-cell office:value-type="float" office:value="1000" table:style-name="ce227">
            <text:p>1000</text:p>
          </table:table-cell>
          <table:table-cell office:value-type="currency" office:value="1000" table:style-name="ce267">
            <text:p>₺1.000,00</text:p>
          </table:table-cell>
          <table:table-cell table:style-name="ce295"/>
          <table:table-cell table:style-name="ce229"/>
          <table:table-cell office:value-type="percentage" office:value="0.76554759969048392" table:formula="of:=[.L71]/[.$E$4]" table:style-name="ce247">
            <text:p>%76,55</text:p>
          </table:table-cell>
          <table:table-cell office:value-type="currency" office:value="765.57417858180122" table:formula="of:=[.H70]*[.E71]" table:style-name="ce229">
            <text:p>₺765,57</text:p>
          </table:table-cell>
          <table:table-cell office:value-type="currency" office:value="39.05990707050006" table:formula="of:=[.I71]/[.T71]" table:style-name="ce233">
            <text:p>$39</text:p>
          </table:table-cell>
          <table:table-cell office:value-type="currency" office:value="348959.20305171062" table:formula="of:=[.K70]+[.I71]" table:style-name="ce229">
            <text:p>₺348.959,2</text:p>
          </table:table-cell>
          <table:table-cell office:value-type="currency" office:value="344496.41986071778" table:formula="of:=[.L70]-[.P71]" table:style-name="ce231">
            <text:p>$344.496,42</text:p>
          </table:table-cell>
          <table:table-cell table:style-name="ce227"/>
          <table:table-cell office:value-type="percentage" office:value="0.2344524003095162" table:formula="of:=[.R71]/[.$E$4]" table:style-name="ce247">
            <text:p>%23,45</text:p>
          </table:table-cell>
          <table:table-cell office:value-type="currency" office:value="234.42582141819895" table:formula="of:=[.N70]*[.E71]" table:style-name="ce229">
            <text:p>₺234,43</text:p>
          </table:table-cell>
          <table:table-cell office:value-type="currency" office:value="11.960501092765252" table:formula="of:=[.O71]/[.T71]" table:style-name="ce233">
            <text:p>$12</text:p>
          </table:table-cell>
          <table:table-cell office:value-type="currency" office:value="102236.89294828949" table:formula="of:=[.Q70]+[.O71]" table:style-name="ce229">
            <text:p>₺102.236,89</text:p>
          </table:table-cell>
          <table:table-cell office:value-type="currency" office:value="105503.58013928229" table:formula="of:=[.R70]+[.P71]" table:style-name="ce231">
            <text:p>$105.503,58</text:p>
          </table:table-cell>
          <table:table-cell table:style-name="ce229"/>
          <table:table-cell office:value-type="float" office:value="19.600000000000001" table:style-name="ce227">
            <text:p>19,6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G701-22</text:p>
          </table:table-cell>
          <table:table-cell office:value-type="date" office:date-value="2022-12-30T00:00:00" table:style-name="ce228">
            <text:p>Ara.22</text:p>
          </table:table-cell>
          <table:table-cell office:value-type="string" table:style-name="ce228">
            <text:p>metin</text:p>
          </table:table-cell>
          <table:table-cell office:value-type="float" office:value="1000" table:style-name="ce227">
            <text:p>1000</text:p>
          </table:table-cell>
          <table:table-cell office:value-type="currency" office:value="1000" table:style-name="ce267">
            <text:p>₺1.000,00</text:p>
          </table:table-cell>
          <table:table-cell table:style-name="ce295"/>
          <table:table-cell table:style-name="ce229"/>
          <table:table-cell office:value-type="percentage" office:value="0.76551958865102043" table:formula="of:=[.L72]/[.$E$4]" table:style-name="ce247">
            <text:p>%76,55</text:p>
          </table:table-cell>
          <table:table-cell office:value-type="currency" office:value="765.54759969048393" table:formula="of:=[.H71]*[.E72]" table:style-name="ce229">
            <text:p>₺765,55</text:p>
          </table:table-cell>
          <table:table-cell office:value-type="currency" office:value="41.158473101638918" table:formula="of:=[.I72]/[.T72]" table:style-name="ce233">
            <text:p>$41</text:p>
          </table:table-cell>
          <table:table-cell office:value-type="currency" office:value="349724.75065140112" table:formula="of:=[.K71]+[.I72]" table:style-name="ce229">
            <text:p>₺349.724,75</text:p>
          </table:table-cell>
          <table:table-cell office:value-type="currency" office:value="344483.8148929592" table:formula="of:=[.L71]-[.P72]" table:style-name="ce231">
            <text:p>$344.483,81</text:p>
          </table:table-cell>
          <table:table-cell table:style-name="ce227"/>
          <table:table-cell office:value-type="percentage" office:value="0.23448041134897971" table:formula="of:=[.R72]/[.$E$4]" table:style-name="ce247">
            <text:p>%23,45</text:p>
          </table:table-cell>
          <table:table-cell office:value-type="currency" office:value="234.45240030951621" table:formula="of:=[.N71]*[.E72]" table:style-name="ce229">
            <text:p>₺234,45</text:p>
          </table:table-cell>
          <table:table-cell office:value-type="currency" office:value="12.604967758576139" table:formula="of:=[.O72]/[.T72]" table:style-name="ce233">
            <text:p>$13</text:p>
          </table:table-cell>
          <table:table-cell office:value-type="currency" office:value="102471.345348599" table:formula="of:=[.Q71]+[.O72]" table:style-name="ce229">
            <text:p>₺102.471,35</text:p>
          </table:table-cell>
          <table:table-cell office:value-type="currency" office:value="105516.18510704087" table:formula="of:=[.R71]+[.P72]" table:style-name="ce231">
            <text:p>$105.516,19</text:p>
          </table:table-cell>
          <table:table-cell table:style-name="ce229"/>
          <table:table-cell office:value-type="float" office:value="18.600000000000001" table:style-name="ce227">
            <text:p>18,6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G701-22</text:p>
          </table:table-cell>
          <table:table-cell office:value-type="date" office:date-value="2023-01-30T00:00:00" table:style-name="ce228">
            <text:p>Oca.23</text:p>
          </table:table-cell>
          <table:table-cell office:value-type="string" table:style-name="ce228">
            <text:p>metin</text:p>
          </table:table-cell>
          <table:table-cell office:value-type="float" office:value="1000" table:style-name="ce227">
            <text:p>1000</text:p>
          </table:table-cell>
          <table:table-cell office:value-type="currency" office:value="1000" table:style-name="ce267">
            <text:p>₺1.000,00</text:p>
          </table:table-cell>
          <table:table-cell table:style-name="ce295"/>
          <table:table-cell table:style-name="ce227"/>
          <table:table-cell office:value-type="percentage" office:value="0.76549157426495729" table:formula="of:=[.L73]/[.$E$4]" table:style-name="ce247">
            <text:p>%76,55</text:p>
          </table:table-cell>
          <table:table-cell office:value-type="currency" office:value="765.5195886510204" table:formula="of:=[.H72]*[.E73]" table:style-name="ce229">
            <text:p>₺765,52</text:p>
          </table:table-cell>
          <table:table-cell office:value-type="currency" office:value="41.156967131775289" table:formula="of:=[.I73]/[.T73]" table:style-name="ce233">
            <text:p>$41</text:p>
          </table:table-cell>
          <table:table-cell office:value-type="currency" office:value="350490.27024005214" table:formula="of:=[.K72]+[.I73]" table:style-name="ce229">
            <text:p>₺350.490,27</text:p>
          </table:table-cell>
          <table:table-cell office:value-type="currency" office:value="344471.20841923077" table:formula="of:=[.L72]-[.P73]" table:style-name="ce231">
            <text:p>$344.471,21</text:p>
          </table:table-cell>
          <table:table-cell table:style-name="ce227"/>
          <table:table-cell office:value-type="percentage" office:value="0.23450842573504294" table:formula="of:=[.R73]/[.$E$4]" table:style-name="ce247">
            <text:p>%23,45</text:p>
          </table:table-cell>
          <table:table-cell office:value-type="currency" office:value="234.48041134897971" table:formula="of:=[.N72]*[.E73]" table:style-name="ce229">
            <text:p>₺234,48</text:p>
          </table:table-cell>
          <table:table-cell office:value-type="currency" office:value="12.606473728439768" table:formula="of:=[.O73]/[.T73]" table:style-name="ce233">
            <text:p>$13</text:p>
          </table:table-cell>
          <table:table-cell office:value-type="currency" office:value="102705.82575994798" table:formula="of:=[.Q72]+[.O73]" table:style-name="ce229">
            <text:p>₺102.705,83</text:p>
          </table:table-cell>
          <table:table-cell office:value-type="currency" office:value="105528.79158076932" table:formula="of:=[.R72]+[.P73]" table:style-name="ce231">
            <text:p>$105.528,79</text:p>
          </table:table-cell>
          <table:table-cell table:style-name="ce229"/>
          <table:table-cell office:value-type="float" office:value="18.600000000000001" table:style-name="ce227">
            <text:p>18,6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G701-22</text:p>
          </table:table-cell>
          <table:table-cell office:value-type="date" office:date-value="2023-02-28T00:00:00" table:style-name="ce228">
            <text:p>Şub.23</text:p>
          </table:table-cell>
          <table:table-cell office:value-type="string" table:style-name="ce228">
            <text:p>metin</text:p>
          </table:table-cell>
          <table:table-cell office:value-type="float" office:value="1000" table:style-name="ce227">
            <text:p>1000</text:p>
          </table:table-cell>
          <table:table-cell office:value-type="currency" office:value="1000" table:style-name="ce267">
            <text:p>₺1.000,00</text:p>
          </table:table-cell>
          <table:table-cell table:style-name="ce295"/>
          <table:table-cell table:style-name="ce227"/>
          <table:table-cell office:value-type="percentage" office:value="0.76546355653189457" table:formula="of:=[.L74]/[.$E$4]" table:style-name="ce247">
            <text:p>%76,55</text:p>
          </table:table-cell>
          <table:table-cell office:value-type="currency" office:value="765.49157426495731" table:formula="of:=[.H73]*[.E74]" table:style-name="ce229">
            <text:p>₺765,49</text:p>
          </table:table-cell>
          <table:table-cell office:value-type="currency" office:value="41.155460981986948" table:formula="of:=[.I74]/[.T74]" table:style-name="ce233">
            <text:p>$41</text:p>
          </table:table-cell>
          <table:table-cell office:value-type="currency" office:value="351255.76181431708" table:formula="of:=[.K73]+[.I74]" table:style-name="ce229">
            <text:p>₺351.255,76</text:p>
          </table:table-cell>
          <table:table-cell office:value-type="currency" office:value="344458.60043935257" table:formula="of:=[.L73]-[.P74]" table:style-name="ce231">
            <text:p>$344.458,60</text:p>
          </table:table-cell>
          <table:table-cell table:style-name="ce227"/>
          <table:table-cell office:value-type="percentage" office:value="0.23453644346810568" table:formula="of:=[.R74]/[.$E$4]" table:style-name="ce247">
            <text:p>%23,45</text:p>
          </table:table-cell>
          <table:table-cell office:value-type="currency" office:value="234.50842573504295" table:formula="of:=[.N73]*[.E74]" table:style-name="ce229">
            <text:p>₺234,51</text:p>
          </table:table-cell>
          <table:table-cell office:value-type="currency" office:value="12.607979878228115" table:formula="of:=[.O74]/[.T74]" table:style-name="ce233">
            <text:p>$13</text:p>
          </table:table-cell>
          <table:table-cell office:value-type="currency" office:value="102940.33418568302" table:formula="of:=[.Q73]+[.O74]" table:style-name="ce229">
            <text:p>₺102.940,33</text:p>
          </table:table-cell>
          <table:table-cell office:value-type="currency" office:value="105541.39956064755" table:formula="of:=[.R73]+[.P74]" table:style-name="ce231">
            <text:p>$105.541,40</text:p>
          </table:table-cell>
          <table:table-cell table:style-name="ce229"/>
          <table:table-cell office:value-type="float" office:value="18.600000000000001" table:style-name="ce227">
            <text:p>18,6</text:p>
          </table:table-cell>
          <table:table-cell table:number-columns-repeated="16364"/>
        </table:table-row>
        <table:table-row table:style-name="ro5">
          <table:table-cell office:value-type="string" table:style-name="ce227">
            <text:p>SnyG701-22</text:p>
          </table:table-cell>
          <table:table-cell office:value-type="date" office:date-value="2023-03-30T00:00:00" table:style-name="ce228">
            <text:p>Mar.23</text:p>
          </table:table-cell>
          <table:table-cell office:value-type="string" table:style-name="ce228">
            <text:p>metin</text:p>
          </table:table-cell>
          <table:table-cell office:value-type="float" office:value="1000" table:style-name="ce227">
            <text:p>1000</text:p>
          </table:table-cell>
          <table:table-cell office:value-type="currency" office:value="1000" table:style-name="ce267">
            <text:p>₺1.000,00</text:p>
          </table:table-cell>
          <table:table-cell table:style-name="ce295"/>
          <table:table-cell table:style-name="ce227"/>
          <table:table-cell office:value-type="percentage" office:value="0.7654355354514325" table:formula="of:=[.L75]/[.$E$4]" table:style-name="ce247">
            <text:p>%76,54</text:p>
          </table:table-cell>
          <table:table-cell office:value-type="currency" office:value="765.4635565318946" table:formula="of:=[.H74]*[.E75]" table:style-name="ce229">
            <text:p>₺765,46</text:p>
          </table:table-cell>
          <table:table-cell office:value-type="currency" office:value="41.153954652252395" table:formula="of:=[.I75]/[.T75]" table:style-name="ce233">
            <text:p>$41</text:p>
          </table:table-cell>
          <table:table-cell office:value-type="currency" office:value="352021.22537084896" table:formula="of:=[.K74]+[.I75]" table:style-name="ce229">
            <text:p>₺352.021,23</text:p>
          </table:table-cell>
          <table:table-cell office:value-type="currency" office:value="344445.99095314462" table:formula="of:=[.L74]-[.P75]" table:style-name="ce231">
            <text:p>$344.445,99</text:p>
          </table:table-cell>
          <table:table-cell table:style-name="ce227"/>
          <table:table-cell office:value-type="percentage" office:value="0.2345644645485678" table:formula="of:=[.R75]/[.$E$4]" table:style-name="ce247">
            <text:p>%23,46</text:p>
          </table:table-cell>
          <table:table-cell office:value-type="currency" office:value="234.53644346810569" table:formula="of:=[.N74]*[.E75]" table:style-name="ce229">
            <text:p>₺234,54</text:p>
          </table:table-cell>
          <table:table-cell office:value-type="currency" office:value="12.60948620796267" table:formula="of:=[.O75]/[.T75]" table:style-name="ce233">
            <text:p>$13</text:p>
          </table:table-cell>
          <table:table-cell office:value-type="currency" office:value="103174.87062915113" table:formula="of:=[.Q74]+[.O75]" table:style-name="ce229">
            <text:p>₺103.174,87</text:p>
          </table:table-cell>
          <table:table-cell office:value-type="currency" office:value="105554.00904685551" table:formula="of:=[.R74]+[.P75]" table:style-name="ce231">
            <text:p>$105.554,01</text:p>
          </table:table-cell>
          <table:table-cell table:style-name="ce229"/>
          <table:table-cell office:value-type="float" office:value="18.600000000000001" table:style-name="ce227">
            <text:p>18,6</text:p>
          </table:table-cell>
          <table:table-cell table:number-columns-repeated="16364"/>
        </table:table-row>
        <table:table-row table:style-name="ro5">
          <table:table-cell office:value-type="string" table:style-name="ce227">
            <text:p>SnyG701-22</text:p>
          </table:table-cell>
          <table:table-cell office:value-type="date" office:date-value="2023-04-30T00:00:00" table:style-name="ce228">
            <text:p>Nis.23</text:p>
          </table:table-cell>
          <table:table-cell office:value-type="string" table:style-name="ce228">
            <text:p>metin</text:p>
          </table:table-cell>
          <table:table-cell office:value-type="float" office:value="1000" table:style-name="ce227">
            <text:p>1000</text:p>
          </table:table-cell>
          <table:table-cell office:value-type="currency" office:value="1000" table:style-name="ce267">
            <text:p>₺1.000,00</text:p>
          </table:table-cell>
          <table:table-cell table:style-name="ce295"/>
          <table:table-cell table:style-name="ce227"/>
          <table:table-cell office:value-type="percentage" office:value="0.76540751102317095" table:formula="of:=[.L76]/[.$E$4]" table:style-name="ce247">
            <text:p>%76,54</text:p>
          </table:table-cell>
          <table:table-cell office:value-type="currency" office:value="765.43553545143254" table:formula="of:=[.H75]*[.E76]" table:style-name="ce229">
            <text:p>₺765,44</text:p>
          </table:table-cell>
          <table:table-cell office:value-type="currency" office:value="41.152448142550135" table:formula="of:=[.I76]/[.T76]" table:style-name="ce233">
            <text:p>$41</text:p>
          </table:table-cell>
          <table:table-cell office:value-type="currency" office:value="352786.66090630041" table:formula="of:=[.K75]+[.I76]" table:style-name="ce229">
            <text:p>₺352.786,66</text:p>
          </table:table-cell>
          <table:table-cell office:value-type="currency" office:value="344433.37996042694" table:formula="of:=[.L75]-[.P76]" table:style-name="ce231">
            <text:p>$344.433,38</text:p>
          </table:table-cell>
          <table:table-cell table:style-name="ce227"/>
          <table:table-cell office:value-type="percentage" office:value="0.23459248897682927" table:formula="of:=[.R76]/[.$E$4]" table:style-name="ce247">
            <text:p>%23,46</text:p>
          </table:table-cell>
          <table:table-cell office:value-type="currency" office:value="234.5644645485678" table:formula="of:=[.N75]*[.E76]" table:style-name="ce229">
            <text:p>₺234,56</text:p>
          </table:table-cell>
          <table:table-cell office:value-type="currency" office:value="12.610992717664935" table:formula="of:=[.O76]/[.T76]" table:style-name="ce233">
            <text:p>$13</text:p>
          </table:table-cell>
          <table:table-cell office:value-type="currency" office:value="103409.43509369971" table:formula="of:=[.Q75]+[.O76]" table:style-name="ce229">
            <text:p>₺103.409,44</text:p>
          </table:table-cell>
          <table:table-cell office:value-type="currency" office:value="105566.62003957317" table:formula="of:=[.R75]+[.P76]" table:style-name="ce231">
            <text:p>$105.566,62</text:p>
          </table:table-cell>
          <table:table-cell table:style-name="ce229"/>
          <table:table-cell office:value-type="float" office:value="18.600000000000001" table:style-name="ce227">
            <text:p>18,6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G701-18</text:p>
          </table:table-cell>
          <table:table-cell office:value-type="date" office:date-value="2022-07-22T00:00:00" table:style-name="ce228">
            <text:p>Tem.22</text:p>
          </table:table-cell>
          <table:table-cell office:value-type="string" table:style-name="ce228">
            <text:p>cymz</text:p>
          </table:table-cell>
          <table:table-cell table:style-name="ce275"/>
          <table:table-cell office:value-type="currency" office:value="11769" table:style-name="ce267">
            <text:p>₺11.769,00</text:p>
          </table:table-cell>
          <table:table-cell table:style-name="ce295"/>
          <table:table-cell table:style-name="ce229"/>
          <table:table-cell office:value-type="percentage" office:value="0.76506087963550395" table:formula="of:=[.L77]/[.$E$4]" table:style-name="ce247">
            <text:p>%76,51</text:p>
          </table:table-cell>
          <table:table-cell office:value-type="currency" office:value="9008.0809972316983" table:formula="of:=[.H76]*[.E77]" table:style-name="ce229">
            <text:p>₺9.008,08</text:p>
          </table:table-cell>
          <table:table-cell office:value-type="currency" office:value="508.93112978710161" table:formula="of:=[.I77]/[.T77]" table:style-name="ce233">
            <text:p>$509</text:p>
          </table:table-cell>
          <table:table-cell office:value-type="currency" office:value="361794.74190353212" table:formula="of:=[.K76]+[.I77]" table:style-name="ce229">
            <text:p>₺361.794,74</text:p>
          </table:table-cell>
          <table:table-cell office:value-type="currency" office:value="344277.39583597676" table:formula="of:=[.L76]-[.P77]" table:style-name="ce231">
            <text:p>$344.277,40</text:p>
          </table:table-cell>
          <table:table-cell table:style-name="ce227"/>
          <table:table-cell office:value-type="percentage" office:value="0.23493912036449635" table:formula="of:=[.R77]/[.$E$4]" table:style-name="ce247">
            <text:p>%23,49</text:p>
          </table:table-cell>
          <table:table-cell office:value-type="currency" office:value="2760.9190027683039" table:formula="of:=[.N76]*[.E77]" table:style-name="ce229">
            <text:p>₺2.760,92</text:p>
          </table:table-cell>
          <table:table-cell office:value-type="currency" office:value="155.98412445018667" table:formula="of:=[.O77]/[.T77]" table:style-name="ce233">
            <text:p>$156</text:p>
          </table:table-cell>
          <table:table-cell office:value-type="currency" office:value="56810.468829244463" table:formula="of:=[.Q65]+[.O77]" table:style-name="ce229">
            <text:p>₺56.810,47</text:p>
          </table:table-cell>
          <table:table-cell office:value-type="currency" office:value="105722.60416402336" table:formula="of:=[.R76]+[.P77]" table:style-name="ce231">
            <text:p>$105.722,60</text:p>
          </table:table-cell>
          <table:table-cell table:style-name="ce229"/>
          <table:table-cell office:value-type="float" office:value="17.7" table:style-name="ce227">
            <text:p>17,7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SnyG701-18</text:p>
          </table:table-cell>
          <table:table-cell office:value-type="date" office:date-value="2022-07-22T00:00:00" table:style-name="ce228">
            <text:p>Tem.22</text:p>
          </table:table-cell>
          <table:table-cell office:value-type="string" table:style-name="ce228">
            <text:p>cymz</text:p>
          </table:table-cell>
          <table:table-cell office:value-type="float" office:value="3892.36" table:style-name="ce275">
            <text:p>3892,36</text:p>
          </table:table-cell>
          <table:table-cell office:value-type="currency" office:value="3892.36" table:style-name="ce267">
            <text:p>₺3.892,36</text:p>
          </table:table-cell>
          <table:table-cell table:style-name="ce295"/>
          <table:table-cell table:style-name="ce229"/>
          <table:table-cell office:value-type="percentage" office:value="0.76494606888414907" table:formula="of:=[.L78]/[.$E$4]" table:style-name="ce247">
            <text:p>%76,49</text:p>
          </table:table-cell>
          <table:table-cell office:value-type="currency" office:value="2977.8923654580503" table:formula="of:=[.H77]*[.E78]" table:style-name="ce229">
            <text:p>₺2.977,89</text:p>
          </table:table-cell>
          <table:table-cell office:value-type="currency" office:value="168.24250652305369" table:formula="of:=[.I78]/[.T78]" table:style-name="ce233">
            <text:p>$168</text:p>
          </table:table-cell>
          <table:table-cell office:value-type="currency" office:value="364772.63426899019" table:formula="of:=[.K77]+[.I78]" table:style-name="ce229">
            <text:p>₺364.772,63</text:p>
          </table:table-cell>
          <table:table-cell office:value-type="currency" office:value="344225.73099786707" table:formula="of:=[.L77]-[.P78]" table:style-name="ce231">
            <text:p>$344.225,73</text:p>
          </table:table-cell>
          <table:table-cell table:style-name="ce227"/>
          <table:table-cell office:value-type="percentage" office:value="0.23505393111585129" table:formula="of:=[.R78]/[.$E$4]" table:style-name="ce247">
            <text:p>%23,51</text:p>
          </table:table-cell>
          <table:table-cell office:value-type="currency" office:value="914.46763454195104" table:formula="of:=[.N77]*[.E78]" table:style-name="ce229">
            <text:p>₺914,47</text:p>
          </table:table-cell>
          <table:table-cell office:value-type="currency" office:value="51.664838109714751" table:formula="of:=[.O78]/[.T78]" table:style-name="ce233">
            <text:p>$52</text:p>
          </table:table-cell>
          <table:table-cell office:value-type="currency" office:value="55192.764304726326" table:formula="of:=[.Q66]+[.O78]" table:style-name="ce229">
            <text:p>₺55.192,76</text:p>
          </table:table-cell>
          <table:table-cell office:value-type="currency" office:value="105774.26900213308" table:formula="of:=[.R77]+[.P78]" table:style-name="ce231">
            <text:p>$105.774,27</text:p>
          </table:table-cell>
          <table:table-cell table:style-name="ce229"/>
          <table:table-cell office:value-type="float" office:value="17.7" table:style-name="ce227">
            <text:p>17,7</text:p>
          </table:table-cell>
          <table:table-cell table:number-columns-repeated="16364" table:style-name="ce227"/>
        </table:table-row>
        <table:table-row table:style-name="ro5">
          <table:table-cell office:value-type="string" table:style-name="ce227">
            <text:p>Caymaz-doğuş 2000 yılı hesabı</text:p>
          </table:table-cell>
          <table:table-cell office:value-type="date" office:date-value="2022-07-22T00:00:00" table:style-name="ce228">
            <text:p>Tem.22</text:p>
          </table:table-cell>
          <table:table-cell office:value-type="string" table:style-name="ce228">
            <text:p>cymz</text:p>
          </table:table-cell>
          <table:table-cell office:value-type="float" office:value="11181.35" table:style-name="ce275">
            <text:p>11181,35</text:p>
          </table:table-cell>
          <table:table-cell office:value-type="currency" office:value="11181.35" table:style-name="ce267">
            <text:p>₺11.181,35</text:p>
          </table:table-cell>
          <table:table-cell table:style-name="ce295"/>
          <table:table-cell table:style-name="ce229"/>
          <table:table-cell office:value-type="percentage" office:value="0.76461609772624795" table:formula="of:=[.L79]/[.$E$4]" table:style-name="ce287">
            <text:p>76,462%</text:p>
          </table:table-cell>
          <table:table-cell office:value-type="currency" office:value="8553.1297273177806" table:formula="of:=[.H78]*[.E79]" table:style-name="ce229">
            <text:p>₺8.553,13</text:p>
          </table:table-cell>
          <table:table-cell office:value-type="currency" office:value="483.2276682100441" table:formula="of:=[.I79]/[.T79]" table:style-name="ce233">
            <text:p>$483</text:p>
          </table:table-cell>
          <table:table-cell office:value-type="currency" office:value="373325.76399630797" table:formula="of:=[.K78]+[.I79]" table:style-name="ce229">
            <text:p>₺373.325,76</text:p>
          </table:table-cell>
          <table:table-cell office:value-type="currency" office:value="344077.24397681159" table:formula="of:=[.L78]-[.P79]" table:style-name="ce231">
            <text:p>$344.077,24</text:p>
          </table:table-cell>
          <table:table-cell table:style-name="ce227"/>
          <table:table-cell office:value-type="percentage" office:value="0.23538390227375239" table:formula="of:=[.R79]/[.$E$4]" table:style-name="ce287">
            <text:p>23,538%</text:p>
          </table:table-cell>
          <table:table-cell office:value-type="currency" office:value="2628.2202726822238" table:formula="of:=[.N78]*[.E79]" table:style-name="ce229">
            <text:p>₺2.628,22</text:p>
          </table:table-cell>
          <table:table-cell office:value-type="currency" office:value="148.48702105549287" table:formula="of:=[.O79]/[.T79]" table:style-name="ce233">
            <text:p>$148</text:p>
          </table:table-cell>
          <table:table-cell office:value-type="currency" office:value="57820.984577408548" table:formula="of:=[.Q78]+[.O79]" table:style-name="ce229">
            <text:p>₺57.820,98</text:p>
          </table:table-cell>
          <table:table-cell office:value-type="currency" office:value="105922.75602318857" table:formula="of:=[.R78]+[.P79]" table:style-name="ce231">
            <text:p>$105.922,76</text:p>
          </table:table-cell>
          <table:table-cell table:style-name="ce229"/>
          <table:table-cell office:value-type="float" office:value="17.7" table:style-name="ce227">
            <text:p>17,7</text:p>
          </table:table-cell>
          <table:table-cell table:number-columns-repeated="16364" table:style-name="ce227"/>
        </table:table-row>
        <table:table-row table:style-name="ro5">
          <table:table-cell table:style-name="ce227"/>
          <table:table-cell table:style-name="ce246"/>
          <table:table-cell office:value-type="string" table:style-name="ce268">
            <text:p><text:s/>Toplam Gelecek 2022</text:p>
          </table:table-cell>
          <table:table-cell office:value-type="float" office:value="335000" table:formula="of:=SUM([.D61:.D76])" table:style-name="ce269">
            <text:p>335000</text:p>
          </table:table-cell>
          <table:table-cell table:style-name="ce227"/>
          <table:table-cell table:style-name="ce225"/>
          <table:table-cell table:number-columns-repeated="3" table:style-name="ce227"/>
          <table:table-cell table:style-name="ce233"/>
          <table:table-cell table:number-columns-repeated="6" table:style-name="ce227"/>
          <table:table-cell table:style-name="ce248"/>
          <table:table-cell table:style-name="ce231"/>
          <table:table-cell table:style-name="ce229"/>
          <table:table-cell table:number-columns-repeated="16365" table:style-name="ce227"/>
        </table:table-row>
        <table:table-row table:style-name="ro5">
          <table:table-cell table:number-columns-repeated="2" table:style-name="ce227"/>
          <table:table-cell office:value-type="string" table:style-name="ce270">
            <text:p>Toplam Gelen 2022</text:p>
          </table:table-cell>
          <table:table-cell table:style-name="ce227"/>
          <table:table-cell office:value-type="currency" office:value="350073.70999999996" table:formula="of:=SUM([.D61:.D79])" table:style-name="ce267">
            <text:p>₺350.073,71</text:p>
          </table:table-cell>
          <table:table-cell office:value-type="currency" office:value="17723.709170399041" table:formula="of:=[.J81]+[.P81]" table:style-name="ce297">
            <text:p>$17.723,71</text:p>
          </table:table-cell>
          <table:table-cell table:style-name="ce229"/>
          <table:table-cell table:style-name="ce247"/>
          <table:table-cell office:value-type="currency" office:value="278738.47882873844" table:formula="of:=SUM([.I65:.I79])+SUM([.I61:.I63])" table:style-name="ce267">
            <text:p>₺278.738,48</text:p>
          </table:table-cell>
          <table:table-cell office:value-type="currency" office:value="15143.361952583569" table:formula="of:=SUM([.J65:.J79])+SUM([.J61:.J63])" table:style-name="ce233">
            <text:p>$15.143</text:p>
          </table:table-cell>
          <table:table-cell table:style-name="ce227"/>
          <table:table-cell table:style-name="ce231"/>
          <table:table-cell table:style-name="ce227"/>
          <table:table-cell table:style-name="ce230"/>
          <table:table-cell office:value-type="currency" office:value="83104.231171261607" table:formula="of:=SUM([.O65:.O79])+SUM([.O61:.O63])" table:style-name="ce267">
            <text:p>₺83.104,23</text:p>
          </table:table-cell>
          <table:table-cell office:value-type="currency" office:value="2580.3472178154716" table:formula="of:=SUM([.P67:.P73])" table:style-name="ce233">
            <text:p>$2.580</text:p>
          </table:table-cell>
          <table:table-cell table:number-columns-repeated="16368" table:style-name="ce227"/>
        </table:table-row>
        <table:table-row table:style-name="ro5">
          <table:table-cell table:number-columns-repeated="2" table:style-name="ce227"/>
          <table:table-cell office:value-type="string" table:style-name="ce270">
            <text:p>Toplam Masraf 2022</text:p>
          </table:table-cell>
          <table:table-cell table:style-name="ce271"/>
          <table:table-cell office:value-type="currency" office:value="-8594.06" table:formula="of:=[.E64]" table:style-name="ce267">
            <text:p>-₺8.594,06</text:p>
          </table:table-cell>
          <table:table-cell office:value-type="currency" office:value="-477.44777777777779" table:formula="of:=[.J82]+[.P82]" table:style-name="ce297">
            <text:p>-$477,45</text:p>
          </table:table-cell>
          <table:table-cell table:style-name="ce227"/>
          <table:table-cell table:style-name="ce230"/>
          <table:table-cell office:value-type="currency" office:value="-6635.5183233730804" table:formula="of:=[.I64]" table:style-name="ce267">
            <text:p>-₺6.635,52</text:p>
          </table:table-cell>
          <table:table-cell office:value-type="currency" office:value="-368.63990685406003" table:formula="of:=[.J64]" table:style-name="ce233">
            <text:p>-$369</text:p>
          </table:table-cell>
          <table:table-cell table:style-name="ce227"/>
          <table:table-cell table:style-name="ce231"/>
          <table:table-cell table:style-name="ce227"/>
          <table:table-cell table:style-name="ce230"/>
          <table:table-cell office:value-type="currency" office:value="-1958.5416766269195" table:formula="of:=[.O64]" table:style-name="ce267">
            <text:p>-₺1.958,54</text:p>
          </table:table-cell>
          <table:table-cell office:value-type="currency" office:value="-108.80787092371776" table:formula="of:=[.P64]" table:style-name="ce233">
            <text:p>-$109</text:p>
          </table:table-cell>
          <table:table-cell table:number-columns-repeated="16368" table:style-name="ce227"/>
        </table:table-row>
        <table:table-row table:style-name="ro5">
          <table:table-cell table:number-columns-repeated="2" table:style-name="ce227"/>
          <table:table-cell office:value-type="string" table:style-name="ce270">
            <text:p>BAKIYE 2022</text:p>
          </table:table-cell>
          <table:table-cell table:style-name="ce271"/>
          <table:table-cell office:value-type="currency" office:value="341479.64999999997" table:formula="of:=[.E81]+[.E82]" table:style-name="ce267">
            <text:p>₺341.479,65</text:p>
          </table:table-cell>
          <table:table-cell office:value-type="currency" office:value="17246.261392621265" table:formula="of:=[.J83]+[.P83]" table:style-name="ce297">
            <text:p>$17.246,26</text:p>
          </table:table-cell>
          <table:table-cell table:style-name="ce227"/>
          <table:table-cell table:style-name="ce230"/>
          <table:table-cell office:value-type="currency" office:value="272102.96050536534" table:formula="of:=[.I82]+[.I81]" table:style-name="ce229">
            <text:p>₺272.102,96</text:p>
          </table:table-cell>
          <table:table-cell office:value-type="currency" office:value="14774.72204572951" table:formula="of:=[.J81]+[.J82]" table:style-name="ce233">
            <text:p>$14.775</text:p>
          </table:table-cell>
          <table:table-cell table:style-name="ce227"/>
          <table:table-cell table:style-name="ce231"/>
          <table:table-cell table:style-name="ce227"/>
          <table:table-cell table:style-name="ce230"/>
          <table:table-cell office:value-type="currency" office:value="81145.689494634687" table:formula="of:=[.O82]+[.O81]" table:style-name="ce229">
            <text:p>₺81.145,69</text:p>
          </table:table-cell>
          <table:table-cell office:value-type="currency" office:value="2471.5393468917537" table:formula="of:=[.P81]+[.P82]" table:style-name="ce233">
            <text:p>$2.472</text:p>
          </table:table-cell>
          <table:table-cell table:number-columns-repeated="16368" table:style-name="ce227"/>
        </table:table-row>
        <table:table-row table:style-name="ro5">
          <table:table-cell table:number-columns-repeated="2" table:style-name="ce227"/>
          <table:table-cell office:value-type="float" office:value="2018" table:style-name="ce227">
            <text:p>2018</text:p>
          </table:table-cell>
          <table:table-cell table:number-columns-repeated="2" table:style-name="ce227"/>
          <table:table-cell table:style-name="ce225"/>
          <table:table-cell table:number-columns-repeated="3" table:style-name="ce227"/>
          <table:table-cell table:style-name="ce233"/>
          <table:table-cell table:number-columns-repeated="16374" table:style-name="ce227"/>
        </table:table-row>
        <table:table-row table:style-name="ro5">
          <table:table-cell table:style-name="ce246"/>
          <table:table-cell table:style-name="ce243"/>
          <table:table-cell office:value-type="float" office:value="2019" table:style-name="ce227">
            <text:p>2019</text:p>
          </table:table-cell>
          <table:table-cell table:number-columns-repeated="2" table:style-name="ce227"/>
          <table:table-cell table:style-name="ce225"/>
          <table:table-cell table:style-name="ce227"/>
          <table:table-cell table:style-name="ce230"/>
          <table:table-cell table:style-name="ce227"/>
          <table:table-cell table:style-name="ce233"/>
          <table:table-cell table:style-name="ce227"/>
          <table:table-cell table:style-name="ce231"/>
          <table:table-cell table:style-name="ce227"/>
          <table:table-cell table:style-name="ce230"/>
          <table:table-cell table:style-name="ce227"/>
          <table:table-cell table:style-name="ce233"/>
          <table:table-cell table:number-columns-repeated="1009" table:style-name="ce227"/>
          <table:table-cell table:number-columns-repeated="15359"/>
        </table:table-row>
        <table:table-row table:style-name="ro5">
          <table:table-cell table:style-name="ce227"/>
          <table:table-cell table:style-name="ce228"/>
          <table:table-cell office:value-type="float" office:value="2020" table:style-name="ce227">
            <text:p>2020</text:p>
          </table:table-cell>
          <table:table-cell table:style-name="ce275"/>
          <table:table-cell table:style-name="ce267"/>
          <table:table-cell table:style-name="ce295"/>
          <table:table-cell table:style-name="ce229"/>
          <table:table-cell table:style-name="ce247"/>
          <table:table-cell table:style-name="ce229"/>
          <table:table-cell table:style-name="ce233"/>
          <table:table-cell table:style-name="ce229"/>
          <table:table-cell table:style-name="ce231"/>
          <table:table-cell table:style-name="ce227"/>
          <table:table-cell table:style-name="ce247"/>
          <table:table-cell table:style-name="ce229"/>
          <table:table-cell table:style-name="ce233"/>
          <table:table-cell table:style-name="ce229"/>
          <table:table-cell table:style-name="ce231"/>
          <table:table-cell table:style-name="ce229"/>
          <table:table-cell table:number-columns-repeated="1006" table:style-name="ce227"/>
          <table:table-cell table:number-columns-repeated="15359"/>
        </table:table-row>
        <table:table-row table:style-name="ro5">
          <table:table-cell table:style-name="ce227"/>
          <table:table-cell table:style-name="ce228"/>
          <table:table-cell office:value-type="float" office:value="2021" table:style-name="ce227">
            <text:p>2021</text:p>
          </table:table-cell>
          <table:table-cell table:style-name="ce275"/>
          <table:table-cell table:style-name="ce267"/>
          <table:table-cell table:style-name="ce295"/>
          <table:table-cell table:style-name="ce229"/>
          <table:table-cell table:style-name="ce247"/>
          <table:table-cell table:style-name="ce229"/>
          <table:table-cell table:style-name="ce233"/>
          <table:table-cell table:style-name="ce229"/>
          <table:table-cell table:style-name="ce231"/>
          <table:table-cell table:style-name="ce227"/>
          <table:table-cell table:style-name="ce247"/>
          <table:table-cell table:style-name="ce229"/>
          <table:table-cell table:style-name="ce233"/>
          <table:table-cell table:style-name="ce229"/>
          <table:table-cell table:style-name="ce231"/>
          <table:table-cell table:style-name="ce229"/>
          <table:table-cell table:number-columns-repeated="1006" table:style-name="ce227"/>
          <table:table-cell table:number-columns-repeated="15359"/>
        </table:table-row>
        <table:table-row table:style-name="ro5">
          <table:table-cell table:style-name="ce227"/>
          <table:table-cell table:style-name="ce228"/>
          <table:table-cell office:value-type="float" office:value="2022" table:style-name="ce227">
            <text:p>2022</text:p>
          </table:table-cell>
          <table:table-cell table:style-name="ce275"/>
          <table:table-cell table:style-name="ce267"/>
          <table:table-cell table:style-name="ce295"/>
          <table:table-cell table:style-name="ce229"/>
          <table:table-cell table:style-name="ce252"/>
          <table:table-cell table:style-name="ce229"/>
          <table:table-cell table:style-name="ce233"/>
          <table:table-cell table:style-name="ce229"/>
          <table:table-cell table:style-name="ce231"/>
          <table:table-cell table:style-name="ce227"/>
          <table:table-cell table:style-name="ce252"/>
          <table:table-cell table:style-name="ce229"/>
          <table:table-cell table:style-name="ce233"/>
          <table:table-cell table:style-name="ce229"/>
          <table:table-cell table:style-name="ce231"/>
          <table:table-cell table:style-name="ce229"/>
          <table:table-cell table:number-columns-repeated="1006" table:style-name="ce227"/>
          <table:table-cell table:number-columns-repeated="15359"/>
        </table:table-row>
        <table:table-row table:style-name="ro5">
          <table:table-cell table:style-name="ce227"/>
          <table:table-cell table:number-columns-repeated="2" table:style-name="ce270"/>
          <table:table-cell table:style-name="ce271"/>
          <table:table-cell table:style-name="ce267"/>
          <table:table-cell table:style-name="ce295"/>
          <table:table-cell table:style-name="ce229"/>
          <table:table-cell table:style-name="ce247"/>
          <table:table-cell table:style-name="ce267"/>
          <table:table-cell table:style-name="ce233"/>
          <table:table-cell table:style-name="ce227"/>
          <table:table-cell table:style-name="ce231"/>
          <table:table-cell table:style-name="ce227"/>
          <table:table-cell table:style-name="ce247"/>
          <table:table-cell table:style-name="ce267"/>
          <table:table-cell table:style-name="ce233"/>
          <table:table-cell table:style-name="ce248"/>
          <table:table-cell table:style-name="ce231"/>
          <table:table-cell table:style-name="ce229"/>
          <table:table-cell table:number-columns-repeated="1006" table:style-name="ce227"/>
          <table:table-cell table:number-columns-repeated="15359"/>
        </table:table-row>
        <table:table-row table:style-name="ro5">
          <table:table-cell table:style-name="ce227"/>
          <table:table-cell table:style-name="ce246"/>
          <table:table-cell table:style-name="ce268"/>
          <table:table-cell table:style-name="ce269"/>
          <table:table-cell table:style-name="ce227"/>
          <table:table-cell table:style-name="ce225"/>
          <table:table-cell table:number-columns-repeated="3" table:style-name="ce227"/>
          <table:table-cell table:style-name="ce233"/>
          <table:table-cell table:number-columns-repeated="6" table:style-name="ce227"/>
          <table:table-cell table:style-name="ce248"/>
          <table:table-cell table:style-name="ce231"/>
          <table:table-cell table:style-name="ce229"/>
          <table:table-cell table:number-columns-repeated="1006" table:style-name="ce227"/>
          <table:table-cell table:number-columns-repeated="15359"/>
        </table:table-row>
        <table:table-row table:style-name="ro5">
          <table:table-cell table:number-columns-repeated="2" table:style-name="ce227"/>
          <table:table-cell table:style-name="ce270"/>
          <table:table-cell table:style-name="ce227"/>
          <table:table-cell table:style-name="ce271"/>
          <table:table-cell table:style-name="ce298"/>
          <table:table-cell table:style-name="ce229"/>
          <table:table-cell table:style-name="ce247"/>
          <table:table-cell table:style-name="ce229"/>
          <table:table-cell table:style-name="ce233"/>
          <table:table-cell table:style-name="ce227"/>
          <table:table-cell table:style-name="ce231"/>
          <table:table-cell table:style-name="ce227"/>
          <table:table-cell table:style-name="ce230"/>
          <table:table-cell table:style-name="ce229"/>
          <table:table-cell table:style-name="ce233"/>
          <table:table-cell table:number-columns-repeated="5" table:style-name="ce234"/>
          <table:table-cell table:number-columns-repeated="16363"/>
        </table:table-row>
        <table:table-row table:number-rows-repeated="2" table:style-name="ro5">
          <table:table-cell table:number-columns-repeated="2" table:style-name="ce227"/>
          <table:table-cell table:style-name="ce270"/>
          <table:table-cell table:style-name="ce271"/>
          <table:table-cell table:style-name="ce267"/>
          <table:table-cell table:style-name="ce295"/>
          <table:table-cell table:style-name="ce227"/>
          <table:table-cell table:style-name="ce230"/>
          <table:table-cell table:style-name="ce229"/>
          <table:table-cell table:style-name="ce233"/>
          <table:table-cell table:style-name="ce227"/>
          <table:table-cell table:style-name="ce231"/>
          <table:table-cell table:style-name="ce227"/>
          <table:table-cell table:style-name="ce230"/>
          <table:table-cell table:style-name="ce229"/>
          <table:table-cell table:style-name="ce233"/>
          <table:table-cell table:number-columns-repeated="5" table:style-name="ce234"/>
          <table:table-cell table:number-columns-repeated="16363"/>
        </table:table-row>
        <table:table-row table:number-rows-repeated="5" table:style-name="ro5">
          <table:table-cell table:number-columns-repeated="5" table:style-name="ce234"/>
          <table:table-cell table:style-name="ce299"/>
          <table:table-cell table:number-columns-repeated="15" table:style-name="ce234"/>
          <table:table-cell table:number-columns-repeated="16363"/>
        </table:table-row>
        <table:table-row table:style-name="ro5">
          <table:table-cell table:style-name="ce227"/>
          <table:table-cell table:number-columns-repeated="2" table:style-name="ce228"/>
          <table:table-cell table:number-columns-repeated="2" table:style-name="ce227"/>
          <table:table-cell table:style-name="ce225"/>
          <table:table-cell table:style-name="ce229"/>
          <table:table-cell table:style-name="ce246"/>
          <table:table-cell table:number-columns-repeated="2" table:style-name="ce228"/>
          <table:table-cell table:style-name="ce275"/>
          <table:table-cell table:style-name="ce267"/>
          <table:table-cell table:style-name="ce227"/>
          <table:table-cell table:style-name="ce247"/>
          <table:table-cell table:style-name="ce229"/>
          <table:table-cell table:style-name="ce233"/>
          <table:table-cell table:style-name="ce229"/>
          <table:table-cell table:style-name="ce231"/>
          <table:table-cell table:style-name="ce229"/>
          <table:table-cell table:number-columns-repeated="1006" table:style-name="ce227"/>
          <table:table-cell table:number-columns-repeated="15359"/>
        </table:table-row>
        <table:table-row table:style-name="ro5">
          <table:table-cell table:style-name="ce227"/>
          <table:table-cell table:style-name="ce228"/>
          <table:table-cell table:style-name="ce244"/>
          <table:table-cell table:number-columns-repeated="2" table:style-name="ce227"/>
          <table:table-cell table:style-name="ce225"/>
          <table:table-cell table:style-name="ce229"/>
          <table:table-cell table:style-name="ce227"/>
          <table:table-cell table:number-columns-repeated="2" table:style-name="ce276"/>
          <table:table-cell table:number-columns-repeated="2" table:style-name="ce277"/>
          <table:table-cell table:style-name="ce227"/>
          <table:table-cell table:style-name="ce247"/>
          <table:table-cell table:style-name="ce229"/>
          <table:table-cell table:style-name="ce233"/>
          <table:table-cell table:style-name="ce229"/>
          <table:table-cell table:style-name="ce231"/>
          <table:table-cell table:style-name="ce229"/>
          <table:table-cell table:number-columns-repeated="1006" table:style-name="ce227"/>
          <table:table-cell table:number-columns-repeated="15359"/>
        </table:table-row>
        <table:table-row table:style-name="ro5">
          <table:table-cell table:style-name="ce227"/>
          <table:table-cell table:number-columns-repeated="2" table:style-name="ce228"/>
          <table:table-cell table:style-name="ce227"/>
          <table:table-cell table:style-name="ce278"/>
          <table:table-cell table:style-name="ce300"/>
          <table:table-cell table:style-name="ce229"/>
          <table:table-cell table:style-name="ce244"/>
          <table:table-cell table:number-columns-repeated="2" table:style-name="ce276"/>
          <table:table-cell table:number-columns-repeated="2" table:style-name="ce277"/>
          <table:table-cell table:style-name="ce227"/>
          <table:table-cell table:style-name="ce247"/>
          <table:table-cell table:number-columns-repeated="2" table:style-name="ce276"/>
          <table:table-cell table:style-name="ce229"/>
          <table:table-cell table:style-name="ce231"/>
          <table:table-cell table:style-name="ce229"/>
          <table:table-cell table:number-columns-repeated="1006" table:style-name="ce227"/>
          <table:table-cell table:number-columns-repeated="15359"/>
        </table:table-row>
        <table:table-row table:number-rows-repeated="3" table:style-name="ro5">
          <table:table-cell table:style-name="ce227"/>
          <table:table-cell table:number-columns-repeated="2" table:style-name="ce228"/>
          <table:table-cell table:number-columns-repeated="2" table:style-name="ce227"/>
          <table:table-cell table:style-name="ce225"/>
          <table:table-cell table:style-name="ce229"/>
          <table:table-cell table:style-name="ce244"/>
          <table:table-cell table:number-columns-repeated="2" table:style-name="ce276"/>
          <table:table-cell table:number-columns-repeated="2" table:style-name="ce277"/>
          <table:table-cell table:style-name="ce227"/>
          <table:table-cell table:style-name="ce247"/>
          <table:table-cell table:style-name="ce229"/>
          <table:table-cell table:style-name="ce233"/>
          <table:table-cell table:style-name="ce229"/>
          <table:table-cell table:style-name="ce231"/>
          <table:table-cell table:style-name="ce229"/>
          <table:table-cell table:number-columns-repeated="1006" table:style-name="ce227"/>
          <table:table-cell table:number-columns-repeated="15359"/>
        </table:table-row>
        <table:table-row table:style-name="ro5">
          <table:table-cell table:style-name="ce227"/>
          <table:table-cell table:number-columns-repeated="2" table:style-name="ce228"/>
          <table:table-cell table:number-columns-repeated="2" table:style-name="ce227"/>
          <table:table-cell table:style-name="ce225"/>
          <table:table-cell table:style-name="ce229"/>
          <table:table-cell table:style-name="ce279"/>
          <table:table-cell table:number-columns-repeated="2" table:style-name="ce280"/>
          <table:table-cell table:number-columns-repeated="2" table:style-name="ce277"/>
          <table:table-cell table:style-name="ce227"/>
          <table:table-cell table:style-name="ce247"/>
          <table:table-cell table:style-name="ce229"/>
          <table:table-cell table:style-name="ce233"/>
          <table:table-cell table:style-name="ce229"/>
          <table:table-cell table:style-name="ce231"/>
          <table:table-cell table:style-name="ce229"/>
          <table:table-cell table:number-columns-repeated="1006" table:style-name="ce227"/>
          <table:table-cell table:number-columns-repeated="15359"/>
        </table:table-row>
        <table:table-row table:style-name="ro5">
          <table:table-cell table:style-name="ce227"/>
          <table:table-cell table:number-columns-repeated="2" table:style-name="ce228"/>
          <table:table-cell table:number-columns-repeated="2" table:style-name="ce227"/>
          <table:table-cell table:style-name="ce225"/>
          <table:table-cell table:style-name="ce229"/>
          <table:table-cell table:style-name="ce227"/>
          <table:table-cell table:number-columns-repeated="2" table:style-name="ce280"/>
          <table:table-cell table:number-columns-repeated="2" table:style-name="ce277"/>
          <table:table-cell table:style-name="ce227"/>
          <table:table-cell table:style-name="ce247"/>
          <table:table-cell table:style-name="ce229"/>
          <table:table-cell table:style-name="ce233"/>
          <table:table-cell table:style-name="ce229"/>
          <table:table-cell table:style-name="ce231"/>
          <table:table-cell table:style-name="ce229"/>
          <table:table-cell table:number-columns-repeated="1006" table:style-name="ce227"/>
          <table:table-cell table:number-columns-repeated="15359"/>
        </table:table-row>
        <table:table-row table:style-name="ro5">
          <table:table-cell table:style-name="ce227"/>
          <table:table-cell table:number-columns-repeated="2" table:style-name="ce228"/>
          <table:table-cell table:number-columns-repeated="2" table:style-name="ce227"/>
          <table:table-cell table:style-name="ce225"/>
          <table:table-cell table:style-name="ce229"/>
          <table:table-cell table:style-name="ce227"/>
          <table:table-cell table:number-columns-repeated="2" table:style-name="ce276"/>
          <table:table-cell table:number-columns-repeated="2" table:style-name="ce277"/>
          <table:table-cell table:style-name="ce227"/>
          <table:table-cell table:style-name="ce247"/>
          <table:table-cell table:style-name="ce229"/>
          <table:table-cell table:style-name="ce233"/>
          <table:table-cell table:style-name="ce229"/>
          <table:table-cell table:style-name="ce231"/>
          <table:table-cell table:style-name="ce229"/>
          <table:table-cell table:number-columns-repeated="1006" table:style-name="ce227"/>
          <table:table-cell table:number-columns-repeated="15359"/>
        </table:table-row>
        <table:table-row table:style-name="ro5">
          <table:table-cell table:style-name="ce227"/>
          <table:table-cell table:number-columns-repeated="2" table:style-name="ce228"/>
          <table:table-cell table:number-columns-repeated="2" table:style-name="ce227"/>
          <table:table-cell table:style-name="ce225"/>
          <table:table-cell table:style-name="ce229"/>
          <table:table-cell table:style-name="ce246"/>
          <table:table-cell table:number-columns-repeated="2" table:style-name="ce276"/>
          <table:table-cell table:number-columns-repeated="2" table:style-name="ce277"/>
          <table:table-cell table:style-name="ce227"/>
          <table:table-cell table:style-name="ce247"/>
          <table:table-cell table:style-name="ce229"/>
          <table:table-cell table:style-name="ce233"/>
          <table:table-cell table:style-name="ce229"/>
          <table:table-cell table:style-name="ce231"/>
          <table:table-cell table:style-name="ce229"/>
          <table:table-cell table:number-columns-repeated="1006" table:style-name="ce227"/>
          <table:table-cell table:number-columns-repeated="15359"/>
        </table:table-row>
        <table:table-row table:style-name="ro5">
          <table:table-cell table:number-columns-repeated="4" table:style-name="ce246"/>
          <table:table-cell table:style-name="ce267"/>
          <table:table-cell table:style-name="ce295"/>
          <table:table-cell table:style-name="ce229"/>
          <table:table-cell table:style-name="ce247"/>
          <table:table-cell table:number-columns-repeated="3" table:style-name="ce229"/>
          <table:table-cell table:style-name="ce231"/>
          <table:table-cell table:style-name="ce227"/>
          <table:table-cell table:style-name="ce247"/>
          <table:table-cell table:style-name="ce229"/>
          <table:table-cell table:style-name="ce233"/>
          <table:table-cell table:style-name="ce229"/>
          <table:table-cell table:style-name="ce231"/>
          <table:table-cell table:style-name="ce229"/>
          <table:table-cell table:number-columns-repeated="1006" table:style-name="ce227"/>
          <table:table-cell table:number-columns-repeated="1535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2" table:style-name="ce262"/>
          <table:table-cell table:number-columns-repeated="3" table:style-name="ce281"/>
          <table:table-cell table:style-name="ce301"/>
          <table:table-cell table:style-name="ce242"/>
          <table:table-cell table:style-name="ce230"/>
          <table:table-cell table:style-name="ce282"/>
          <table:table-cell table:style-name="ce283"/>
          <table:table-cell table:style-name="ce284"/>
          <table:table-cell table:style-name="ce282"/>
          <table:table-cell table:number-columns-repeated="2" table:style-name="ce283"/>
          <table:table-cell table:style-name="ce284"/>
          <table:table-cell table:style-name="ce250"/>
          <table:table-cell table:style-name="ce246"/>
          <table:table-cell table:number-columns-repeated="1008" table:style-name="ce227"/>
          <table:table-cell table:number-columns-repeated="15359"/>
        </table:table-row>
        <table:table-row table:style-name="ro5">
          <table:table-cell table:style-name="ce285"/>
          <table:table-cell table:style-name="ce262"/>
          <table:table-cell table:number-columns-repeated="3" table:style-name="ce281"/>
          <table:table-cell table:style-name="ce301"/>
          <table:table-cell table:style-name="ce246"/>
          <table:table-cell table:style-name="ce230"/>
          <table:table-cell table:style-name="ce227"/>
          <table:table-cell table:number-columns-repeated="2" table:style-name="ce284"/>
          <table:table-cell table:style-name="ce245"/>
          <table:table-cell table:style-name="ce246"/>
          <table:table-cell table:number-columns-repeated="2" table:style-name="ce284"/>
          <table:table-cell table:style-name="ce250"/>
          <table:table-cell table:style-name="ce246"/>
          <table:table-cell table:number-columns-repeated="16367"/>
        </table:table-row>
        <table:table-row table:style-name="ro5">
          <table:table-cell table:style-name="ce285"/>
          <table:table-cell table:number-columns-repeated="3" table:style-name="ce262"/>
          <table:table-cell table:style-name="ce286"/>
          <table:table-cell table:style-name="ce302"/>
          <table:table-cell table:style-name="ce246"/>
          <table:table-cell table:style-name="ce287"/>
          <table:table-cell table:number-columns-repeated="2" table:style-name="ce227"/>
          <table:table-cell table:style-name="ce276"/>
          <table:table-cell table:style-name="ce245"/>
          <table:table-cell table:style-name="ce246"/>
          <table:table-cell table:style-name="ce287"/>
          <table:table-cell table:style-name="ce246"/>
          <table:table-cell table:style-name="ce250"/>
          <table:table-cell table:style-name="ce246"/>
          <table:table-cell table:number-columns-repeated="16367"/>
        </table:table-row>
        <table:table-row table:style-name="ro5">
          <table:table-cell table:number-columns-repeated="2" table:style-name="ce262"/>
          <table:table-cell table:style-name="ce228"/>
          <table:table-cell table:style-name="ce227"/>
          <table:table-cell table:style-name="ce279"/>
          <table:table-cell table:style-name="ce303"/>
          <table:table-cell table:style-name="ce227"/>
          <table:table-cell table:style-name="ce230"/>
          <table:table-cell table:style-name="ce227"/>
          <table:table-cell table:number-columns-repeated="2" table:style-name="ce276"/>
          <table:table-cell table:style-name="ce231"/>
          <table:table-cell table:style-name="ce227"/>
          <table:table-cell table:style-name="ce230"/>
          <table:table-cell table:style-name="ce227"/>
          <table:table-cell table:style-name="ce233"/>
          <table:table-cell table:number-columns-repeated="1009" table:style-name="ce227"/>
          <table:table-cell table:number-columns-repeated="15359"/>
        </table:table-row>
        <table:table-row table:style-name="ro5">
          <table:table-cell table:number-columns-repeated="2" table:style-name="ce262"/>
          <table:table-cell table:style-name="ce228"/>
          <table:table-cell table:number-columns-repeated="2" table:style-name="ce227"/>
          <table:table-cell table:style-name="ce225"/>
          <table:table-cell table:style-name="ce227"/>
          <table:table-cell table:style-name="ce230"/>
          <table:table-cell table:number-columns-repeated="2" table:style-name="ce227"/>
          <table:table-cell table:style-name="ce288"/>
          <table:table-cell table:style-name="ce231"/>
          <table:table-cell table:style-name="ce227"/>
          <table:table-cell table:style-name="ce230"/>
          <table:table-cell table:style-name="ce227"/>
          <table:table-cell table:style-name="ce233"/>
          <table:table-cell table:number-columns-repeated="1009" table:style-name="ce227"/>
          <table:table-cell table:number-columns-repeated="15359"/>
        </table:table-row>
        <table:table-row table:style-name="ro5">
          <table:table-cell table:number-columns-repeated="2" table:style-name="ce262"/>
          <table:table-cell table:style-name="ce228"/>
          <table:table-cell table:number-columns-repeated="2" table:style-name="ce227"/>
          <table:table-cell table:style-name="ce225"/>
          <table:table-cell table:style-name="ce227"/>
          <table:table-cell table:style-name="ce230"/>
          <table:table-cell table:number-columns-repeated="3" table:style-name="ce227"/>
          <table:table-cell table:style-name="ce231"/>
          <table:table-cell table:style-name="ce227"/>
          <table:table-cell table:style-name="ce230"/>
          <table:table-cell table:style-name="ce227"/>
          <table:table-cell table:style-name="ce233"/>
          <table:table-cell table:number-columns-repeated="1009" table:style-name="ce227"/>
          <table:table-cell table:number-columns-repeated="15359"/>
        </table:table-row>
        <table:table-row table:style-name="ro5">
          <table:table-cell table:number-columns-repeated="4" table:style-name="ce262"/>
          <table:table-cell table:style-name="ce286"/>
          <table:table-cell table:style-name="ce302"/>
          <table:table-cell table:style-name="ce246"/>
          <table:table-cell table:style-name="ce247"/>
          <table:table-cell table:style-name="ce246"/>
          <table:table-cell table:style-name="ce250"/>
          <table:table-cell table:style-name="ce248"/>
          <table:table-cell table:style-name="ce245"/>
          <table:table-cell table:style-name="ce246"/>
          <table:table-cell table:style-name="ce247"/>
          <table:table-cell table:style-name="ce246"/>
          <table:table-cell table:style-name="ce245"/>
          <table:table-cell table:style-name="ce248"/>
          <table:table-cell table:number-columns-repeated="16367"/>
        </table:table-row>
        <table:table-row table:style-name="ro5">
          <table:table-cell table:style-name="ce227"/>
          <table:table-cell table:style-name="ce228"/>
          <table:table-cell table:number-columns-repeated="2" table:style-name="ce262"/>
          <table:table-cell table:style-name="ce286"/>
          <table:table-cell table:style-name="ce302"/>
          <table:table-cell table:style-name="ce246"/>
          <table:table-cell table:style-name="ce247"/>
          <table:table-cell table:style-name="ce246"/>
          <table:table-cell table:style-name="ce262"/>
          <table:table-cell table:style-name="ce246"/>
          <table:table-cell table:style-name="ce245"/>
          <table:table-cell table:style-name="ce246"/>
          <table:table-cell table:style-name="ce247"/>
          <table:table-cell table:style-name="ce246"/>
          <table:table-cell table:number-columns-repeated="2" table:style-name="ce234"/>
          <table:table-cell table:number-columns-repeated="16367"/>
        </table:table-row>
        <table:table-row table:style-name="ro5">
          <table:table-cell table:style-name="ce227"/>
          <table:table-cell table:style-name="ce228"/>
          <table:table-cell table:number-columns-repeated="2" table:style-name="ce262"/>
          <table:table-cell table:style-name="ce286"/>
          <table:table-cell table:style-name="ce302"/>
          <table:table-cell table:style-name="ce246"/>
          <table:table-cell table:style-name="ce247"/>
          <table:table-cell table:style-name="ce227"/>
          <table:table-cell table:style-name="ce250"/>
          <table:table-cell table:style-name="ce273"/>
          <table:table-cell table:style-name="ce245"/>
          <table:table-cell table:style-name="ce246"/>
          <table:table-cell table:style-name="ce247"/>
          <table:table-cell table:style-name="ce227"/>
          <table:table-cell table:style-name="ce250"/>
          <table:table-cell table:style-name="ce273"/>
          <table:table-cell table:number-columns-repeated="16367"/>
        </table:table-row>
        <table:table-row table:number-rows-repeated="1048317" table:style-name="ro5">
          <table:table-cell table:number-columns-repeated="16384"/>
        </table:table-row>
        <table:table-row table:number-rows-repeated="122" table:style-name="ro6">
          <table:table-cell table:style-name="ce227"/>
          <table:table-cell table:number-columns-repeated="2" table:style-name="ce228"/>
          <table:table-cell table:number-columns-repeated="2" table:style-name="ce227"/>
          <table:table-cell table:style-name="ce225"/>
          <table:table-cell table:style-name="ce227"/>
          <table:table-cell table:style-name="ce230"/>
          <table:table-cell table:number-columns-repeated="3" table:style-name="ce227"/>
          <table:table-cell table:style-name="ce231"/>
          <table:table-cell table:style-name="ce227"/>
          <table:table-cell table:style-name="ce230"/>
          <table:table-cell table:style-name="ce227"/>
          <table:table-cell table:style-name="ce233"/>
          <table:table-cell table:number-columns-repeated="16368" table:style-name="ce227"/>
        </table:table-row>
        <table:table-row table:number-rows-repeated="17" table:style-name="ro5">
          <table:table-cell table:number-columns-repeated="16384"/>
        </table:table-row>
      </table:table>
      <table:table table:name="'file:///F:/aaGitMe/tdy/01-23-dgs.ods'#01-Dgs" table:style-name="ta4">
        <table:table-source xlink:href="file:///F:/aaGitMe/tdy/01-23-dgs.ods" table:table-name="01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2--_Tzgmrg" table:style-name="ta4">
        <table:table-source xlink:href="file:///F:/aaGitMe/tdy/01-23-dgs.ods" table:table-name="02--_Tzgmr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3-HAKAN" table:style-name="ta4">
        <table:table-source xlink:href="file:///F:/aaGitMe/tdy/01-23-dgs.ods" table:table-name="01-03-HAKA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1-DGS" table:style-name="ta4">
        <table:table-source xlink:href="file:///F:/aaGitMe/tdy/01-23-dgs.ods" table:table-name="01-01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2-DGS" table:style-name="ta4">
        <table:table-source xlink:href="file:///F:/aaGitMe/tdy/01-23-dgs.ods" table:table-name="01-02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1203-YZD" table:style-name="ta4">
        <table:table-source xlink:href="file:///F:/aaGitMe/tdy/01-23-dgs.ods" table:table-name="1203-YZD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26562.54329979846"/>
          <table:table-cell table:number-columns-repeated="16379"/>
        </table:table-row>
        <table:table-row table:number-rows-repeated="1048567">
          <table:table-cell table:number-columns-repeated="16379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Liberation Sans2" svg:font-family="&quot;Liberation Sans2&quot;"/>
    <style:font-face style:name="Calibri" svg:font-family="Calibri"/>
    <style:font-face style:name="Bitstream Vera Sans" svg:font-family="&quot;Bitstream Vera Sans&quot;"/>
    <style:font-face style:name="Calibri Light" svg:font-family="&quot;Calibri Light&quot;"/>
    <style:font-face style:name="Calibri Light1" svg:font-family="&quot;Calibri Light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date-style style:name="N37">
      <number:month number:textual="true"/>
      <number:text>.</number:text>
      <number:year/>
    </number:date-style>
    <number:currency-style style:name="N38P0" number:language="tr" number:country="TR">
      <number:currency-symbol number:language="tr" number:country="TR">₺</number:currency-symbol>
      <number:number number:decimal-places="2" number:min-decimal-places="0" number:min-integer-digits="1" number:grouping="true" number:decimal-replacement=""/>
    </number:currency-style>
    <number:currency-style style:name="N38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grouping="true" number:decimal-replacement=""/>
      <style:map style:condition="value()&gt;=0" style:apply-style-name="N38P0"/>
    </number:currency-style>
    <number:percentage-style style:name="N39">
      <number:text>%</number:text>
      <number:number number:decimal-places="2" number:min-decimal-places="2" number:min-integer-digits="1"/>
    </number:percentage-style>
    <number:currency-style style:name="N40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number-style style:name="N41" number:language="tr" number:country="TR">
      <number:number number:min-integer-digits="1"/>
    </number:number-style>
    <number:currency-style style:name="N42P0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2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2P0"/>
    </number:currency-style>
    <number:percentage-style style:name="N43">
      <number:number number:decimal-places="4" number:min-decimal-places="4" number:min-integer-digits="1"/>
      <number:text>%</number:text>
    </number:percentage-style>
    <number:date-style style:name="N44">
      <number:day/>
      <number:text>.</number:text>
      <number:month number:textual="true"/>
    </number:date-style>
    <number:date-style style:name="N45">
      <number:day number:style="long"/>
      <number:text>.</number:text>
      <number:month number:style="long"/>
      <number:text>.</number:text>
      <number:year number:style="long"/>
    </number:date-style>
    <number:percentage-style style:name="N46">
      <number:number number:decimal-places="3" number:min-decimal-places="3" number:min-integer-digits="1"/>
      <number:text>%</number:text>
    </number:percentage-style>
    <number:date-style style:name="N47">
      <number:day/>
      <number:text>.</number:text>
      <number:month/>
      <number:text>.</number:text>
      <number:year/>
    </number:date-style>
    <number:date-style style:name="N48">
      <number:day/>
      <number:text>.</number:text>
      <number:month number:style="long"/>
      <number:text>.</number:text>
      <number:year number:style="long"/>
    </number:date-style>
    <number:currency-style style:name="N4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9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9P0"/>
    </number:currency-style>
    <number:currency-style style:name="N50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0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0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1">
      <style:table-cell-properties style:vertical-align="automatic" fo:background-color="transparent"/>
      <style:text-properties style:font-name="Calibri1" style:font-name-asian="Calibri1" style:font-name-complex="Calibri1" fo:font-size="11pt" style:font-size-asian="11pt" style:font-size-complex="11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259842519685in" fo:margin-left="0.393700787401575in" fo:margin-right="0.23622047244094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5354330708661in" fo:margin-bottom="0.31259842519685in" fo:margin-left="0.393700787401575in" fo:margin-right="0.23622047244094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25in" fo:margin-right="0.2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11-03T15:03:19Z</dc:date>
    <meta:print-date>2023-11-03T15:01:37Z</meta:print-date>
    <meta:editing-cycles>322</meta:editing-cycles>
    <meta:editing-duration>PT60625S</meta:editing-duration>
  </office:meta>
</office:document-meta>
</file>